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1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2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85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96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97" style:family="paragraph" style:parent-style-name="Standard">
      <style:text-properties officeooo:rsid="0015f1ff" officeooo:paragraph-rsid="0015f1ff"/>
    </style:style>
    <style:style style:name="P198" style:family="paragraph" style:parent-style-name="Standard">
      <style:text-properties officeooo:rsid="0015f1ff" officeooo:paragraph-rsid="0013268f"/>
    </style:style>
    <style:style style:name="P199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0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2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03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4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09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2" style:family="paragraph" style:parent-style-name="Standard">
      <style:text-properties fo:font-style="normal" officeooo:paragraph-rsid="02be3c45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45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46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4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7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81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82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83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8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88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1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92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5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9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0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1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1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19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48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49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5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02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03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04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05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06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07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09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10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11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12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13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14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15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16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17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18" style:family="paragraph" style:parent-style-name="Standard">
      <style:text-properties officeooo:rsid="0033fbdf" officeooo:paragraph-rsid="0033fbdf"/>
    </style:style>
    <style:style style:name="P519" style:family="paragraph" style:parent-style-name="Standard">
      <style:text-properties officeooo:rsid="0034ed8b" officeooo:paragraph-rsid="0106c767"/>
    </style:style>
    <style:style style:name="P520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21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22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23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24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25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26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27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28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29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30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31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32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33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34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35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36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37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38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39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40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41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42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43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45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49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63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65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66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67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70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71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paragraph-rsid="04e915f4"/>
    </style:style>
    <style:style style:name="P574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75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76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77" style:family="paragraph" style:parent-style-name="Standard">
      <style:text-properties officeooo:rsid="0012a0dc" officeooo:paragraph-rsid="0012a0dc"/>
    </style:style>
    <style:style style:name="P578" style:family="paragraph" style:parent-style-name="Standard">
      <style:text-properties officeooo:paragraph-rsid="003eeb50"/>
    </style:style>
    <style:style style:name="P579" style:family="paragraph" style:parent-style-name="Standard">
      <style:text-properties officeooo:rsid="00205d85" officeooo:paragraph-rsid="005f7223"/>
    </style:style>
    <style:style style:name="P580" style:family="paragraph" style:parent-style-name="Standard">
      <style:text-properties officeooo:rsid="002436f5" officeooo:paragraph-rsid="00ed9297"/>
    </style:style>
    <style:style style:name="P581" style:family="paragraph" style:parent-style-name="Standard">
      <style:text-properties officeooo:rsid="0056d959" officeooo:paragraph-rsid="0056d959"/>
    </style:style>
    <style:style style:name="P582" style:family="paragraph" style:parent-style-name="Standard">
      <style:paragraph-properties fo:line-height="150%"/>
      <style:text-properties officeooo:paragraph-rsid="0013268f"/>
    </style:style>
    <style:style style:name="P583" style:family="paragraph" style:parent-style-name="Standard">
      <style:paragraph-properties fo:line-height="150%"/>
      <style:text-properties officeooo:paragraph-rsid="0040eb9d"/>
    </style:style>
    <style:style style:name="P584" style:family="paragraph" style:parent-style-name="Standard">
      <style:paragraph-properties fo:line-height="150%"/>
      <style:text-properties officeooo:paragraph-rsid="00c6421c"/>
    </style:style>
    <style:style style:name="P585" style:family="paragraph" style:parent-style-name="Standard">
      <style:paragraph-properties fo:line-height="150%"/>
      <style:text-properties officeooo:paragraph-rsid="0106c767"/>
    </style:style>
    <style:style style:name="P586" style:family="paragraph" style:parent-style-name="Standard">
      <style:paragraph-properties fo:line-height="150%"/>
      <style:text-properties officeooo:paragraph-rsid="01d80854"/>
    </style:style>
    <style:style style:name="P587" style:family="paragraph" style:parent-style-name="Standard">
      <style:paragraph-properties fo:line-height="150%"/>
      <style:text-properties officeooo:paragraph-rsid="020068b3"/>
    </style:style>
    <style:style style:name="P588" style:family="paragraph" style:parent-style-name="Standard">
      <style:paragraph-properties fo:line-height="150%"/>
      <style:text-properties officeooo:paragraph-rsid="0265f14b"/>
    </style:style>
    <style:style style:name="P589" style:family="paragraph" style:parent-style-name="Standard">
      <style:paragraph-properties fo:line-height="150%"/>
      <style:text-properties officeooo:paragraph-rsid="00cab904"/>
    </style:style>
    <style:style style:name="P590" style:family="paragraph" style:parent-style-name="Standard">
      <style:paragraph-properties fo:line-height="150%"/>
      <style:text-properties officeooo:paragraph-rsid="0339abb7"/>
    </style:style>
    <style:style style:name="P591" style:family="paragraph" style:parent-style-name="Standard">
      <style:paragraph-properties fo:line-height="150%"/>
      <style:text-properties officeooo:paragraph-rsid="031857c7"/>
    </style:style>
    <style:style style:name="P592" style:family="paragraph" style:parent-style-name="Standard">
      <style:paragraph-properties fo:line-height="150%"/>
      <style:text-properties officeooo:paragraph-rsid="0347bb43"/>
    </style:style>
    <style:style style:name="P593" style:family="paragraph" style:parent-style-name="Standard">
      <style:paragraph-properties fo:line-height="150%"/>
      <style:text-properties officeooo:paragraph-rsid="03af7bf7"/>
    </style:style>
    <style:style style:name="P594" style:family="paragraph" style:parent-style-name="Standard">
      <style:paragraph-properties fo:line-height="150%"/>
      <style:text-properties officeooo:paragraph-rsid="03becfb9"/>
    </style:style>
    <style:style style:name="P595" style:family="paragraph" style:parent-style-name="Standard">
      <style:paragraph-properties fo:line-height="150%"/>
      <style:text-properties officeooo:paragraph-rsid="03e90de3"/>
    </style:style>
    <style:style style:name="P596" style:family="paragraph" style:parent-style-name="Standard">
      <style:paragraph-properties fo:line-height="150%"/>
      <style:text-properties officeooo:paragraph-rsid="03ffa765"/>
    </style:style>
    <style:style style:name="P597" style:family="paragraph" style:parent-style-name="Standard">
      <style:paragraph-properties fo:line-height="150%"/>
      <style:text-properties officeooo:paragraph-rsid="04226783"/>
    </style:style>
    <style:style style:name="P598" style:family="paragraph" style:parent-style-name="Standard">
      <style:paragraph-properties fo:line-height="150%"/>
      <style:text-properties officeooo:paragraph-rsid="04ddd894"/>
    </style:style>
    <style:style style:name="P599" style:family="paragraph" style:parent-style-name="Standard">
      <style:paragraph-properties fo:line-height="150%"/>
      <style:text-properties officeooo:paragraph-rsid="05319739"/>
    </style:style>
    <style:style style:name="P600" style:family="paragraph" style:parent-style-name="Standard">
      <style:paragraph-properties fo:line-height="150%"/>
      <style:text-properties officeooo:paragraph-rsid="057d2115"/>
    </style:style>
    <style:style style:name="P601" style:family="paragraph" style:parent-style-name="Standard">
      <style:paragraph-properties fo:line-height="150%"/>
      <style:text-properties officeooo:paragraph-rsid="058bbc5e"/>
    </style:style>
    <style:style style:name="P602" style:family="paragraph" style:parent-style-name="Standard">
      <style:paragraph-properties fo:line-height="150%"/>
      <style:text-properties officeooo:paragraph-rsid="054d7055"/>
    </style:style>
    <style:style style:name="P603" style:family="paragraph" style:parent-style-name="Standard">
      <style:paragraph-properties fo:line-height="150%"/>
      <style:text-properties officeooo:paragraph-rsid="05cd3bc5"/>
    </style:style>
    <style:style style:name="P604" style:family="paragraph" style:parent-style-name="Standard">
      <style:text-properties officeooo:paragraph-rsid="00883289"/>
    </style:style>
    <style:style style:name="P605" style:family="paragraph" style:parent-style-name="Standard">
      <style:text-properties officeooo:rsid="008872eb" officeooo:paragraph-rsid="008872eb"/>
    </style:style>
    <style:style style:name="P606" style:family="paragraph" style:parent-style-name="Standard">
      <style:text-properties officeooo:paragraph-rsid="00a75993"/>
    </style:style>
    <style:style style:name="P60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0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0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1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7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7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06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07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1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1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13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14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15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1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1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06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07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08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09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10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11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12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13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1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7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7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7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7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9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1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0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03" style:family="paragraph" style:parent-style-name="Standard">
      <style:text-properties style:use-window-font-color="true" officeooo:paragraph-rsid="02be3c45"/>
    </style:style>
    <style:style style:name="P904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0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0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1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16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17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20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21" style:family="paragraph" style:parent-style-name="Standard">
      <style:text-properties style:use-window-font-color="true" officeooo:paragraph-rsid="02ecf51e"/>
    </style:style>
    <style:style style:name="P922" style:family="paragraph" style:parent-style-name="Standard">
      <style:paragraph-properties fo:line-height="150%"/>
      <style:text-properties style:use-window-font-color="true" officeooo:paragraph-rsid="02edc963"/>
    </style:style>
    <style:style style:name="P923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26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2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2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2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30" style:family="paragraph" style:parent-style-name="Standard">
      <style:text-properties officeooo:paragraph-rsid="00ba4170"/>
    </style:style>
    <style:style style:name="P931" style:family="paragraph" style:parent-style-name="Standard">
      <style:text-properties officeooo:paragraph-rsid="00bbbf73"/>
    </style:style>
    <style:style style:name="P932" style:family="paragraph" style:parent-style-name="Standard">
      <style:text-properties officeooo:rsid="00beb82f" officeooo:paragraph-rsid="00beb82f"/>
    </style:style>
    <style:style style:name="P933" style:family="paragraph" style:parent-style-name="Standard">
      <style:text-properties officeooo:paragraph-rsid="00beb82f"/>
    </style:style>
    <style:style style:name="P934" style:family="paragraph" style:parent-style-name="Standard">
      <style:text-properties officeooo:rsid="00c0d7c6" officeooo:paragraph-rsid="00c0d7c6"/>
    </style:style>
    <style:style style:name="P935" style:family="paragraph" style:parent-style-name="Standard">
      <style:text-properties officeooo:rsid="005521a3" officeooo:paragraph-rsid="005521a3"/>
    </style:style>
    <style:style style:name="P936" style:family="paragraph" style:parent-style-name="Standard">
      <style:text-properties officeooo:paragraph-rsid="00d2fc06"/>
    </style:style>
    <style:style style:name="P937" style:family="paragraph" style:parent-style-name="Standard">
      <style:paragraph-properties fo:line-height="150%"/>
      <style:text-properties officeooo:rsid="00d5826a" officeooo:paragraph-rsid="00d5826a"/>
    </style:style>
    <style:style style:name="P938" style:family="paragraph" style:parent-style-name="Standard">
      <style:text-properties officeooo:paragraph-rsid="00d77d7d"/>
    </style:style>
    <style:style style:name="P939" style:family="paragraph" style:parent-style-name="Standard">
      <style:text-properties officeooo:rsid="00d9c9e4" officeooo:paragraph-rsid="00d9c9e4"/>
    </style:style>
    <style:style style:name="P940" style:family="paragraph" style:parent-style-name="Standard">
      <style:text-properties officeooo:paragraph-rsid="00e5f586"/>
    </style:style>
    <style:style style:name="P941" style:family="paragraph" style:parent-style-name="Standard">
      <style:text-properties officeooo:paragraph-rsid="00eb50e0"/>
    </style:style>
    <style:style style:name="P942" style:family="paragraph" style:parent-style-name="Standard">
      <style:paragraph-properties fo:line-height="150%"/>
      <style:text-properties officeooo:rsid="00f2503e" officeooo:paragraph-rsid="00f2503e"/>
    </style:style>
    <style:style style:name="P943" style:family="paragraph" style:parent-style-name="Standard">
      <style:text-properties officeooo:rsid="00f2503e" officeooo:paragraph-rsid="01222be5"/>
    </style:style>
    <style:style style:name="P944" style:family="paragraph" style:parent-style-name="Standard">
      <style:text-properties officeooo:rsid="00d1487d" officeooo:paragraph-rsid="00d2fc06"/>
    </style:style>
    <style:style style:name="P945" style:family="paragraph" style:parent-style-name="Standard">
      <style:text-properties officeooo:paragraph-rsid="00f5260b"/>
    </style:style>
    <style:style style:name="P946" style:family="paragraph" style:parent-style-name="Standard">
      <style:text-properties officeooo:paragraph-rsid="010c486e"/>
    </style:style>
    <style:style style:name="P947" style:family="paragraph" style:parent-style-name="Standard">
      <style:text-properties officeooo:paragraph-rsid="00367935"/>
    </style:style>
    <style:style style:name="P948" style:family="paragraph" style:parent-style-name="Standard">
      <style:text-properties officeooo:paragraph-rsid="011fc384"/>
    </style:style>
    <style:style style:name="P949" style:family="paragraph" style:parent-style-name="Standard">
      <style:text-properties officeooo:paragraph-rsid="0122678f"/>
    </style:style>
    <style:style style:name="P950" style:family="paragraph" style:parent-style-name="Standard">
      <style:text-properties officeooo:paragraph-rsid="012dfde8"/>
    </style:style>
    <style:style style:name="P951" style:family="paragraph" style:parent-style-name="Standard">
      <style:text-properties officeooo:paragraph-rsid="0130fd48"/>
    </style:style>
    <style:style style:name="P952" style:family="paragraph" style:parent-style-name="Standard">
      <style:text-properties officeooo:paragraph-rsid="013282b3"/>
    </style:style>
    <style:style style:name="P953" style:family="paragraph" style:parent-style-name="Standard">
      <style:text-properties officeooo:paragraph-rsid="013f3c54"/>
    </style:style>
    <style:style style:name="P954" style:family="paragraph" style:parent-style-name="Standard">
      <style:text-properties officeooo:paragraph-rsid="0152f194"/>
    </style:style>
    <style:style style:name="P955" style:family="paragraph" style:parent-style-name="Standard">
      <style:text-properties officeooo:paragraph-rsid="0150aafa"/>
    </style:style>
    <style:style style:name="P956" style:family="paragraph" style:parent-style-name="Standard">
      <style:paragraph-properties fo:line-height="100%"/>
      <style:text-properties officeooo:paragraph-rsid="016aa5ac"/>
    </style:style>
    <style:style style:name="P957" style:family="paragraph" style:parent-style-name="Standard">
      <style:paragraph-properties fo:line-height="100%"/>
      <style:text-properties officeooo:paragraph-rsid="016d2800"/>
    </style:style>
    <style:style style:name="P958" style:family="paragraph" style:parent-style-name="Standard">
      <style:paragraph-properties fo:line-height="100%"/>
      <style:text-properties officeooo:paragraph-rsid="0171553b"/>
    </style:style>
    <style:style style:name="P959" style:family="paragraph" style:parent-style-name="Standard">
      <style:paragraph-properties fo:line-height="100%"/>
      <style:text-properties officeooo:paragraph-rsid="0176ee1b"/>
    </style:style>
    <style:style style:name="P960" style:family="paragraph" style:parent-style-name="Standard">
      <style:paragraph-properties fo:line-height="100%"/>
      <style:text-properties officeooo:paragraph-rsid="017941db"/>
    </style:style>
    <style:style style:name="P961" style:family="paragraph" style:parent-style-name="Standard">
      <style:paragraph-properties fo:line-height="100%"/>
      <style:text-properties officeooo:paragraph-rsid="017a7161"/>
    </style:style>
    <style:style style:name="P962" style:family="paragraph" style:parent-style-name="Standard">
      <style:paragraph-properties fo:line-height="100%"/>
      <style:text-properties officeooo:paragraph-rsid="018105ab"/>
    </style:style>
    <style:style style:name="P963" style:family="paragraph" style:parent-style-name="Standard">
      <style:paragraph-properties fo:line-height="100%"/>
      <style:text-properties officeooo:paragraph-rsid="01aaba73"/>
    </style:style>
    <style:style style:name="P964" style:family="paragraph" style:parent-style-name="Standard">
      <style:paragraph-properties fo:line-height="100%"/>
      <style:text-properties officeooo:paragraph-rsid="01abda5f"/>
    </style:style>
    <style:style style:name="P965" style:family="paragraph" style:parent-style-name="Standard">
      <style:paragraph-properties fo:line-height="100%"/>
      <style:text-properties officeooo:paragraph-rsid="01d3aa7e"/>
    </style:style>
    <style:style style:name="P966" style:family="paragraph" style:parent-style-name="Standard">
      <style:paragraph-properties fo:line-height="100%"/>
      <style:text-properties officeooo:paragraph-rsid="01e2b86d"/>
    </style:style>
    <style:style style:name="P967" style:family="paragraph" style:parent-style-name="Standard">
      <style:paragraph-properties fo:line-height="100%"/>
      <style:text-properties officeooo:paragraph-rsid="01e7ea9a"/>
    </style:style>
    <style:style style:name="P968" style:family="paragraph" style:parent-style-name="Standard">
      <style:paragraph-properties fo:line-height="100%"/>
      <style:text-properties officeooo:paragraph-rsid="01f79ca2"/>
    </style:style>
    <style:style style:name="P969" style:family="paragraph" style:parent-style-name="Standard">
      <style:paragraph-properties fo:line-height="100%"/>
      <style:text-properties officeooo:paragraph-rsid="020068b3"/>
    </style:style>
    <style:style style:name="P970" style:family="paragraph" style:parent-style-name="Standard">
      <style:paragraph-properties fo:line-height="100%"/>
      <style:text-properties officeooo:paragraph-rsid="0200b58e"/>
    </style:style>
    <style:style style:name="P971" style:family="paragraph" style:parent-style-name="Standard">
      <style:paragraph-properties fo:line-height="100%"/>
      <style:text-properties officeooo:paragraph-rsid="020131ae"/>
    </style:style>
    <style:style style:name="P972" style:family="paragraph" style:parent-style-name="Standard">
      <style:paragraph-properties fo:line-height="100%"/>
      <style:text-properties officeooo:paragraph-rsid="0212a48a"/>
    </style:style>
    <style:style style:name="P973" style:family="paragraph" style:parent-style-name="Standard">
      <style:paragraph-properties fo:line-height="100%"/>
      <style:text-properties officeooo:paragraph-rsid="01d522fe"/>
    </style:style>
    <style:style style:name="P974" style:family="paragraph" style:parent-style-name="Standard">
      <style:paragraph-properties fo:line-height="100%"/>
      <style:text-properties officeooo:paragraph-rsid="021920c6"/>
    </style:style>
    <style:style style:name="P975" style:family="paragraph" style:parent-style-name="Standard">
      <style:paragraph-properties fo:line-height="100%"/>
      <style:text-properties officeooo:paragraph-rsid="021bfb0f"/>
    </style:style>
    <style:style style:name="P976" style:family="paragraph" style:parent-style-name="Standard">
      <style:paragraph-properties fo:line-height="100%"/>
      <style:text-properties officeooo:paragraph-rsid="021d76dd"/>
    </style:style>
    <style:style style:name="P977" style:family="paragraph" style:parent-style-name="Standard">
      <style:paragraph-properties fo:line-height="100%"/>
      <style:text-properties officeooo:paragraph-rsid="01ec8e18"/>
    </style:style>
    <style:style style:name="P978" style:family="paragraph" style:parent-style-name="Standard">
      <style:paragraph-properties fo:line-height="100%"/>
      <style:text-properties officeooo:paragraph-rsid="0228bd00"/>
    </style:style>
    <style:style style:name="P979" style:family="paragraph" style:parent-style-name="Standard">
      <style:paragraph-properties fo:line-height="100%"/>
      <style:text-properties officeooo:paragraph-rsid="0239e044"/>
    </style:style>
    <style:style style:name="P980" style:family="paragraph" style:parent-style-name="Standard">
      <style:paragraph-properties fo:line-height="100%"/>
      <style:text-properties officeooo:paragraph-rsid="023e217a"/>
    </style:style>
    <style:style style:name="P981" style:family="paragraph" style:parent-style-name="Standard">
      <style:paragraph-properties fo:line-height="100%"/>
      <style:text-properties officeooo:paragraph-rsid="0245c9e7"/>
    </style:style>
    <style:style style:name="P982" style:family="paragraph" style:parent-style-name="Standard">
      <style:paragraph-properties fo:line-height="100%"/>
      <style:text-properties officeooo:paragraph-rsid="0248e2f5"/>
    </style:style>
    <style:style style:name="P983" style:family="paragraph" style:parent-style-name="Standard">
      <style:paragraph-properties fo:line-height="100%"/>
      <style:text-properties officeooo:paragraph-rsid="024d9b01"/>
    </style:style>
    <style:style style:name="P984" style:family="paragraph" style:parent-style-name="Standard">
      <style:paragraph-properties fo:line-height="100%"/>
      <style:text-properties officeooo:paragraph-rsid="02540cb9"/>
    </style:style>
    <style:style style:name="P985" style:family="paragraph" style:parent-style-name="Standard">
      <style:paragraph-properties fo:line-height="100%"/>
      <style:text-properties officeooo:paragraph-rsid="02656310"/>
    </style:style>
    <style:style style:name="P986" style:family="paragraph" style:parent-style-name="Standard">
      <style:paragraph-properties fo:line-height="100%"/>
      <style:text-properties officeooo:paragraph-rsid="0265f14b"/>
    </style:style>
    <style:style style:name="P987" style:family="paragraph" style:parent-style-name="Standard">
      <style:paragraph-properties fo:line-height="100%"/>
      <style:text-properties officeooo:paragraph-rsid="02778926"/>
    </style:style>
    <style:style style:name="P988" style:family="paragraph" style:parent-style-name="Standard">
      <style:paragraph-properties fo:line-height="100%"/>
      <style:text-properties officeooo:paragraph-rsid="0279658f"/>
    </style:style>
    <style:style style:name="P989" style:family="paragraph" style:parent-style-name="Standard">
      <style:paragraph-properties fo:line-height="100%"/>
      <style:text-properties officeooo:paragraph-rsid="027b57d1"/>
    </style:style>
    <style:style style:name="P990" style:family="paragraph" style:parent-style-name="Standard">
      <style:paragraph-properties fo:line-height="100%"/>
      <style:text-properties officeooo:paragraph-rsid="02819040"/>
    </style:style>
    <style:style style:name="P991" style:family="paragraph" style:parent-style-name="Standard">
      <style:paragraph-properties fo:line-height="100%"/>
      <style:text-properties officeooo:paragraph-rsid="028add40"/>
    </style:style>
    <style:style style:name="P992" style:family="paragraph" style:parent-style-name="Standard">
      <style:paragraph-properties fo:line-height="100%"/>
      <style:text-properties officeooo:paragraph-rsid="02939b7b"/>
    </style:style>
    <style:style style:name="P993" style:family="paragraph" style:parent-style-name="Standard">
      <style:paragraph-properties fo:line-height="100%"/>
      <style:text-properties officeooo:paragraph-rsid="0293a523"/>
    </style:style>
    <style:style style:name="P994" style:family="paragraph" style:parent-style-name="Standard">
      <style:paragraph-properties fo:line-height="100%"/>
      <style:text-properties officeooo:paragraph-rsid="0297c923"/>
    </style:style>
    <style:style style:name="P995" style:family="paragraph" style:parent-style-name="Standard">
      <style:paragraph-properties fo:line-height="100%"/>
      <style:text-properties officeooo:paragraph-rsid="029bb505"/>
    </style:style>
    <style:style style:name="P996" style:family="paragraph" style:parent-style-name="Standard">
      <style:paragraph-properties fo:line-height="100%"/>
      <style:text-properties officeooo:paragraph-rsid="02a71f0b"/>
    </style:style>
    <style:style style:name="P997" style:family="paragraph" style:parent-style-name="Standard">
      <style:paragraph-properties fo:line-height="100%"/>
      <style:text-properties officeooo:paragraph-rsid="027c1b85"/>
    </style:style>
    <style:style style:name="P998" style:family="paragraph" style:parent-style-name="Standard">
      <style:paragraph-properties fo:line-height="100%"/>
      <style:text-properties officeooo:paragraph-rsid="0045286d"/>
    </style:style>
    <style:style style:name="P999" style:family="paragraph" style:parent-style-name="Standard">
      <style:paragraph-properties fo:line-height="100%"/>
      <style:text-properties officeooo:paragraph-rsid="02bd01a2"/>
    </style:style>
    <style:style style:name="P1000" style:family="paragraph" style:parent-style-name="Standard">
      <style:paragraph-properties fo:line-height="100%"/>
      <style:text-properties officeooo:paragraph-rsid="02d5eaee"/>
    </style:style>
    <style:style style:name="P1001" style:family="paragraph" style:parent-style-name="Standard">
      <style:paragraph-properties fo:line-height="100%"/>
      <style:text-properties officeooo:paragraph-rsid="02e4f960"/>
    </style:style>
    <style:style style:name="P1002" style:family="paragraph" style:parent-style-name="Standard">
      <style:paragraph-properties fo:line-height="100%"/>
      <style:text-properties officeooo:paragraph-rsid="02eac01d"/>
    </style:style>
    <style:style style:name="P1003" style:family="paragraph" style:parent-style-name="Standard">
      <style:paragraph-properties fo:line-height="100%"/>
      <style:text-properties officeooo:paragraph-rsid="02f17ec6"/>
    </style:style>
    <style:style style:name="P1004" style:family="paragraph" style:parent-style-name="Standard">
      <style:paragraph-properties fo:line-height="100%"/>
      <style:text-properties officeooo:paragraph-rsid="02fda6ef"/>
    </style:style>
    <style:style style:name="P1005" style:family="paragraph" style:parent-style-name="Standard">
      <style:paragraph-properties fo:line-height="100%"/>
      <style:text-properties officeooo:paragraph-rsid="03040c1c"/>
    </style:style>
    <style:style style:name="P1006" style:family="paragraph" style:parent-style-name="Standard">
      <style:paragraph-properties fo:line-height="100%"/>
      <style:text-properties officeooo:paragraph-rsid="03049b98"/>
    </style:style>
    <style:style style:name="P1007" style:family="paragraph" style:parent-style-name="Standard">
      <style:paragraph-properties fo:line-height="100%"/>
      <style:text-properties officeooo:paragraph-rsid="0305aebe"/>
    </style:style>
    <style:style style:name="P1008" style:family="paragraph" style:parent-style-name="Standard">
      <style:paragraph-properties fo:line-height="100%"/>
      <style:text-properties officeooo:paragraph-rsid="03061f93"/>
    </style:style>
    <style:style style:name="P1009" style:family="paragraph" style:parent-style-name="Standard">
      <style:paragraph-properties fo:line-height="100%"/>
      <style:text-properties officeooo:paragraph-rsid="03153caa"/>
    </style:style>
    <style:style style:name="P1010" style:family="paragraph" style:parent-style-name="Standard">
      <style:paragraph-properties fo:line-height="100%"/>
      <style:text-properties officeooo:paragraph-rsid="03343ce6"/>
    </style:style>
    <style:style style:name="P1011" style:family="paragraph" style:parent-style-name="Standard">
      <style:paragraph-properties fo:line-height="100%"/>
      <style:text-properties officeooo:paragraph-rsid="03349842"/>
    </style:style>
    <style:style style:name="P1012" style:family="paragraph" style:parent-style-name="Standard">
      <style:paragraph-properties fo:line-height="100%"/>
      <style:text-properties officeooo:paragraph-rsid="033f17a3"/>
    </style:style>
    <style:style style:name="P1013" style:family="paragraph" style:parent-style-name="Standard">
      <style:paragraph-properties fo:line-height="100%"/>
      <style:text-properties officeooo:paragraph-rsid="034172a0"/>
    </style:style>
    <style:style style:name="P1014" style:family="paragraph" style:parent-style-name="Standard">
      <style:paragraph-properties fo:line-height="100%"/>
      <style:text-properties officeooo:paragraph-rsid="034adc9b"/>
    </style:style>
    <style:style style:name="P1015" style:family="paragraph" style:parent-style-name="Standard">
      <style:paragraph-properties fo:line-height="100%"/>
      <style:text-properties officeooo:paragraph-rsid="034f33b6"/>
    </style:style>
    <style:style style:name="P1016" style:family="paragraph" style:parent-style-name="Standard">
      <style:paragraph-properties fo:line-height="100%"/>
      <style:text-properties officeooo:paragraph-rsid="034f680a"/>
    </style:style>
    <style:style style:name="P1017" style:family="paragraph" style:parent-style-name="Standard">
      <style:paragraph-properties fo:line-height="100%"/>
      <style:text-properties officeooo:paragraph-rsid="035051aa"/>
    </style:style>
    <style:style style:name="P1018" style:family="paragraph" style:parent-style-name="Standard">
      <style:paragraph-properties fo:line-height="100%"/>
      <style:text-properties officeooo:paragraph-rsid="0369854f"/>
    </style:style>
    <style:style style:name="P1019" style:family="paragraph" style:parent-style-name="Standard">
      <style:paragraph-properties fo:line-height="100%"/>
      <style:text-properties officeooo:paragraph-rsid="03963307"/>
    </style:style>
    <style:style style:name="P1020" style:family="paragraph" style:parent-style-name="Standard">
      <style:paragraph-properties fo:line-height="100%"/>
      <style:text-properties officeooo:paragraph-rsid="039c640b"/>
    </style:style>
    <style:style style:name="P1021" style:family="paragraph" style:parent-style-name="Standard">
      <style:paragraph-properties fo:line-height="100%"/>
      <style:text-properties officeooo:paragraph-rsid="039e9821"/>
    </style:style>
    <style:style style:name="P1022" style:family="paragraph" style:parent-style-name="Standard">
      <style:paragraph-properties fo:line-height="100%"/>
      <style:text-properties officeooo:paragraph-rsid="03a073aa"/>
    </style:style>
    <style:style style:name="P1023" style:family="paragraph" style:parent-style-name="Standard">
      <style:paragraph-properties fo:line-height="100%"/>
      <style:text-properties officeooo:paragraph-rsid="03b1fbc9"/>
    </style:style>
    <style:style style:name="P1024" style:family="paragraph" style:parent-style-name="Standard">
      <style:paragraph-properties fo:line-height="100%"/>
      <style:text-properties officeooo:paragraph-rsid="03c51260"/>
    </style:style>
    <style:style style:name="P1025" style:family="paragraph" style:parent-style-name="Standard">
      <style:paragraph-properties fo:line-height="100%"/>
      <style:text-properties officeooo:paragraph-rsid="03eb005c"/>
    </style:style>
    <style:style style:name="P1026" style:family="paragraph" style:parent-style-name="Standard">
      <style:paragraph-properties fo:line-height="100%"/>
      <style:text-properties officeooo:paragraph-rsid="03f0c84b"/>
    </style:style>
    <style:style style:name="P1027" style:family="paragraph" style:parent-style-name="Standard">
      <style:paragraph-properties fo:line-height="100%"/>
      <style:text-properties officeooo:paragraph-rsid="03e90de3"/>
    </style:style>
    <style:style style:name="P1028" style:family="paragraph" style:parent-style-name="Standard">
      <style:paragraph-properties fo:line-height="100%"/>
      <style:text-properties officeooo:paragraph-rsid="03f27278"/>
    </style:style>
    <style:style style:name="P1029" style:family="paragraph" style:parent-style-name="Standard">
      <style:paragraph-properties fo:line-height="100%"/>
      <style:text-properties officeooo:paragraph-rsid="03fd5e01"/>
    </style:style>
    <style:style style:name="P1030" style:family="paragraph" style:parent-style-name="Standard">
      <style:paragraph-properties fo:line-height="100%"/>
      <style:text-properties officeooo:paragraph-rsid="0400a6e4"/>
    </style:style>
    <style:style style:name="P1031" style:family="paragraph" style:parent-style-name="Standard">
      <style:paragraph-properties fo:line-height="100%"/>
      <style:text-properties officeooo:paragraph-rsid="0404aa05"/>
    </style:style>
    <style:style style:name="P1032" style:family="paragraph" style:parent-style-name="Standard">
      <style:paragraph-properties fo:line-height="100%"/>
      <style:text-properties officeooo:paragraph-rsid="04102973"/>
    </style:style>
    <style:style style:name="P1033" style:family="paragraph" style:parent-style-name="Standard">
      <style:paragraph-properties fo:line-height="100%"/>
      <style:text-properties officeooo:paragraph-rsid="041e6a3e"/>
    </style:style>
    <style:style style:name="P1034" style:family="paragraph" style:parent-style-name="Standard">
      <style:paragraph-properties fo:line-height="100%"/>
      <style:text-properties officeooo:paragraph-rsid="03a31e81"/>
    </style:style>
    <style:style style:name="P1035" style:family="paragraph" style:parent-style-name="Standard">
      <style:paragraph-properties fo:line-height="100%"/>
      <style:text-properties officeooo:paragraph-rsid="043fc929"/>
    </style:style>
    <style:style style:name="P1036" style:family="paragraph" style:parent-style-name="Standard">
      <style:paragraph-properties fo:line-height="100%"/>
      <style:text-properties officeooo:paragraph-rsid="043a0ede"/>
    </style:style>
    <style:style style:name="P1037" style:family="paragraph" style:parent-style-name="Standard">
      <style:paragraph-properties fo:line-height="100%"/>
      <style:text-properties officeooo:paragraph-rsid="04518e70"/>
    </style:style>
    <style:style style:name="P1038" style:family="paragraph" style:parent-style-name="Standard">
      <style:paragraph-properties fo:line-height="100%"/>
      <style:text-properties officeooo:paragraph-rsid="04592f7c"/>
    </style:style>
    <style:style style:name="P1039" style:family="paragraph" style:parent-style-name="Standard">
      <style:paragraph-properties fo:line-height="100%"/>
      <style:text-properties officeooo:paragraph-rsid="03becfb9"/>
    </style:style>
    <style:style style:name="P1040" style:family="paragraph" style:parent-style-name="Standard">
      <style:paragraph-properties fo:line-height="100%"/>
      <style:text-properties officeooo:paragraph-rsid="0473548b"/>
    </style:style>
    <style:style style:name="P1041" style:family="paragraph" style:parent-style-name="Standard">
      <style:paragraph-properties fo:line-height="100%"/>
      <style:text-properties officeooo:paragraph-rsid="0411d16e"/>
    </style:style>
    <style:style style:name="P1042" style:family="paragraph" style:parent-style-name="Standard">
      <style:paragraph-properties fo:line-height="100%"/>
      <style:text-properties officeooo:paragraph-rsid="041746e7"/>
    </style:style>
    <style:style style:name="P1043" style:family="paragraph" style:parent-style-name="Standard">
      <style:paragraph-properties fo:line-height="100%"/>
      <style:text-properties officeooo:paragraph-rsid="043c6125"/>
    </style:style>
    <style:style style:name="P1044" style:family="paragraph" style:parent-style-name="Standard">
      <style:paragraph-properties fo:line-height="100%"/>
      <style:text-properties officeooo:paragraph-rsid="04472f62"/>
    </style:style>
    <style:style style:name="P1045" style:family="paragraph" style:parent-style-name="Standard">
      <style:paragraph-properties fo:line-height="100%"/>
      <style:text-properties officeooo:paragraph-rsid="03fc17c3"/>
    </style:style>
    <style:style style:name="P1046" style:family="paragraph" style:parent-style-name="Standard">
      <style:paragraph-properties fo:line-height="100%"/>
      <style:text-properties officeooo:paragraph-rsid="039292f6"/>
    </style:style>
    <style:style style:name="P1047" style:family="paragraph" style:parent-style-name="Standard">
      <style:paragraph-properties fo:line-height="100%"/>
      <style:text-properties officeooo:paragraph-rsid="0486c03e"/>
    </style:style>
    <style:style style:name="P1048" style:family="paragraph" style:parent-style-name="Standard">
      <style:paragraph-properties fo:line-height="100%"/>
      <style:text-properties officeooo:paragraph-rsid="048ffd4a"/>
    </style:style>
    <style:style style:name="P1049" style:family="paragraph" style:parent-style-name="Standard">
      <style:paragraph-properties fo:line-height="100%"/>
      <style:text-properties officeooo:paragraph-rsid="04915c32"/>
    </style:style>
    <style:style style:name="P1050" style:family="paragraph" style:parent-style-name="Standard">
      <style:paragraph-properties fo:line-height="100%"/>
      <style:text-properties officeooo:paragraph-rsid="0496a172"/>
    </style:style>
    <style:style style:name="P1051" style:family="paragraph" style:parent-style-name="Standard">
      <style:paragraph-properties fo:line-height="100%"/>
      <style:text-properties officeooo:paragraph-rsid="04a08898"/>
    </style:style>
    <style:style style:name="P1052" style:family="paragraph" style:parent-style-name="Standard">
      <style:paragraph-properties fo:line-height="100%"/>
      <style:text-properties officeooo:paragraph-rsid="04a6679a"/>
    </style:style>
    <style:style style:name="P1053" style:family="paragraph" style:parent-style-name="Standard">
      <style:paragraph-properties fo:line-height="100%"/>
      <style:text-properties officeooo:paragraph-rsid="04ad05fc"/>
    </style:style>
    <style:style style:name="P1054" style:family="paragraph" style:parent-style-name="Standard">
      <style:paragraph-properties fo:line-height="100%"/>
      <style:text-properties officeooo:paragraph-rsid="04b3c5c0"/>
    </style:style>
    <style:style style:name="P1055" style:family="paragraph" style:parent-style-name="Standard">
      <style:paragraph-properties fo:line-height="100%"/>
      <style:text-properties officeooo:paragraph-rsid="04ba1b39"/>
    </style:style>
    <style:style style:name="P1056" style:family="paragraph" style:parent-style-name="Standard">
      <style:paragraph-properties fo:line-height="100%"/>
      <style:text-properties officeooo:paragraph-rsid="04bc7059"/>
    </style:style>
    <style:style style:name="P1057" style:family="paragraph" style:parent-style-name="Standard">
      <style:paragraph-properties fo:line-height="100%"/>
      <style:text-properties officeooo:paragraph-rsid="02ec4cc6"/>
    </style:style>
    <style:style style:name="P1058" style:family="paragraph" style:parent-style-name="Standard">
      <style:paragraph-properties fo:line-height="100%"/>
      <style:text-properties officeooo:paragraph-rsid="04b80b14"/>
    </style:style>
    <style:style style:name="P1059" style:family="paragraph" style:parent-style-name="Standard">
      <style:paragraph-properties fo:line-height="100%"/>
      <style:text-properties officeooo:paragraph-rsid="04d7b913"/>
    </style:style>
    <style:style style:name="P1060" style:family="paragraph" style:parent-style-name="Standard">
      <style:paragraph-properties fo:line-height="100%"/>
      <style:text-properties officeooo:paragraph-rsid="04ddd894"/>
    </style:style>
    <style:style style:name="P1061" style:family="paragraph" style:parent-style-name="Standard">
      <style:paragraph-properties fo:line-height="100%"/>
      <style:text-properties officeooo:paragraph-rsid="04deac5d"/>
    </style:style>
    <style:style style:name="P1062" style:family="paragraph" style:parent-style-name="Standard">
      <style:paragraph-properties fo:line-height="100%"/>
      <style:text-properties officeooo:paragraph-rsid="04ee3d5e"/>
    </style:style>
    <style:style style:name="P1063" style:family="paragraph" style:parent-style-name="Standard">
      <style:paragraph-properties fo:line-height="100%"/>
      <style:text-properties officeooo:paragraph-rsid="04ee86bb"/>
    </style:style>
    <style:style style:name="P1064" style:family="paragraph" style:parent-style-name="Standard">
      <style:paragraph-properties fo:line-height="100%"/>
      <style:text-properties officeooo:paragraph-rsid="04f29906"/>
    </style:style>
    <style:style style:name="P1065" style:family="paragraph" style:parent-style-name="Standard">
      <style:paragraph-properties fo:line-height="100%"/>
      <style:text-properties officeooo:paragraph-rsid="04faca3a"/>
    </style:style>
    <style:style style:name="P1066" style:family="paragraph" style:parent-style-name="Standard">
      <style:paragraph-properties fo:line-height="100%"/>
      <style:text-properties officeooo:paragraph-rsid="051228a5"/>
    </style:style>
    <style:style style:name="P1067" style:family="paragraph" style:parent-style-name="Standard">
      <style:paragraph-properties fo:line-height="100%"/>
      <style:text-properties officeooo:paragraph-rsid="05149db7"/>
    </style:style>
    <style:style style:name="P1068" style:family="paragraph" style:parent-style-name="Standard">
      <style:paragraph-properties fo:line-height="100%"/>
      <style:text-properties officeooo:paragraph-rsid="051755b6"/>
    </style:style>
    <style:style style:name="P1069" style:family="paragraph" style:parent-style-name="Standard">
      <style:paragraph-properties fo:line-height="100%"/>
      <style:text-properties officeooo:paragraph-rsid="04f1c42d"/>
    </style:style>
    <style:style style:name="P1070" style:family="paragraph" style:parent-style-name="Standard">
      <style:paragraph-properties fo:line-height="100%"/>
      <style:text-properties officeooo:paragraph-rsid="052c470d"/>
    </style:style>
    <style:style style:name="P1071" style:family="paragraph" style:parent-style-name="Standard">
      <style:paragraph-properties fo:line-height="100%"/>
      <style:text-properties officeooo:paragraph-rsid="052e1d4e"/>
    </style:style>
    <style:style style:name="P1072" style:family="paragraph" style:parent-style-name="Standard">
      <style:paragraph-properties fo:line-height="100%"/>
      <style:text-properties officeooo:paragraph-rsid="052fd794"/>
    </style:style>
    <style:style style:name="P1073" style:family="paragraph" style:parent-style-name="Standard">
      <style:paragraph-properties fo:line-height="100%"/>
      <style:text-properties officeooo:paragraph-rsid="053faa40"/>
    </style:style>
    <style:style style:name="P1074" style:family="paragraph" style:parent-style-name="Standard">
      <style:paragraph-properties fo:line-height="100%"/>
      <style:text-properties officeooo:paragraph-rsid="054f83a7"/>
    </style:style>
    <style:style style:name="P1075" style:family="paragraph" style:parent-style-name="Standard">
      <style:paragraph-properties fo:line-height="100%"/>
      <style:text-properties officeooo:paragraph-rsid="0557f31f"/>
    </style:style>
    <style:style style:name="P1076" style:family="paragraph" style:parent-style-name="Standard">
      <style:paragraph-properties fo:line-height="100%"/>
      <style:text-properties officeooo:paragraph-rsid="055a623a"/>
    </style:style>
    <style:style style:name="P1077" style:family="paragraph" style:parent-style-name="Standard">
      <style:paragraph-properties fo:line-height="100%"/>
      <style:text-properties officeooo:paragraph-rsid="0569d9ca"/>
    </style:style>
    <style:style style:name="P1078" style:family="paragraph" style:parent-style-name="Standard">
      <style:paragraph-properties fo:line-height="100%"/>
      <style:text-properties officeooo:paragraph-rsid="056d9742"/>
    </style:style>
    <style:style style:name="P1079" style:family="paragraph" style:parent-style-name="Standard">
      <style:paragraph-properties fo:line-height="100%"/>
      <style:text-properties officeooo:paragraph-rsid="057cbee6"/>
    </style:style>
    <style:style style:name="P1080" style:family="paragraph" style:parent-style-name="Standard">
      <style:paragraph-properties fo:line-height="100%"/>
      <style:text-properties officeooo:paragraph-rsid="0580d52a"/>
    </style:style>
    <style:style style:name="P1081" style:family="paragraph" style:parent-style-name="Standard">
      <style:paragraph-properties fo:line-height="100%"/>
      <style:text-properties officeooo:paragraph-rsid="059e7836"/>
    </style:style>
    <style:style style:name="P1082" style:family="paragraph" style:parent-style-name="Standard">
      <style:paragraph-properties fo:line-height="100%"/>
      <style:text-properties officeooo:paragraph-rsid="05ab1076"/>
    </style:style>
    <style:style style:name="P1083" style:family="paragraph" style:parent-style-name="Standard">
      <style:paragraph-properties fo:line-height="100%"/>
      <style:text-properties officeooo:paragraph-rsid="05b1d6ac"/>
    </style:style>
    <style:style style:name="P1084" style:family="paragraph" style:parent-style-name="Standard">
      <style:paragraph-properties fo:line-height="100%"/>
      <style:text-properties officeooo:paragraph-rsid="05b6653b"/>
    </style:style>
    <style:style style:name="P1085" style:family="paragraph" style:parent-style-name="Standard">
      <style:paragraph-properties fo:line-height="100%"/>
      <style:text-properties officeooo:paragraph-rsid="05bc64d7"/>
    </style:style>
    <style:style style:name="P108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87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88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8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9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091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09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09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097" style:family="paragraph" style:parent-style-name="Standard">
      <style:text-properties fo:color="#c9211e" officeooo:rsid="003eeb50" officeooo:paragraph-rsid="00ac1d69"/>
    </style:style>
    <style:style style:name="P109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099" style:family="paragraph" style:parent-style-name="Standard">
      <style:paragraph-properties fo:line-height="100%"/>
      <style:text-properties officeooo:rsid="016b9044" officeooo:paragraph-rsid="016b9044"/>
    </style:style>
    <style:style style:name="P1100" style:family="paragraph" style:parent-style-name="Standard">
      <style:paragraph-properties fo:line-height="100%"/>
      <style:text-properties officeooo:rsid="01a2dcc2" officeooo:paragraph-rsid="01a2dcc2"/>
    </style:style>
    <style:style style:name="P1101" style:family="paragraph" style:parent-style-name="Standard">
      <style:paragraph-properties fo:line-height="100%"/>
      <style:text-properties officeooo:rsid="01a92b83" officeooo:paragraph-rsid="01abda5f"/>
    </style:style>
    <style:style style:name="P1102" style:family="paragraph" style:parent-style-name="Standard">
      <style:paragraph-properties fo:line-height="100%"/>
      <style:text-properties officeooo:rsid="01b78805" officeooo:paragraph-rsid="01b9977e"/>
    </style:style>
    <style:style style:name="P1103" style:family="paragraph" style:parent-style-name="Standard">
      <style:paragraph-properties fo:line-height="100%"/>
      <style:text-properties officeooo:rsid="01b78805" officeooo:paragraph-rsid="020d39a8"/>
    </style:style>
    <style:style style:name="P1104" style:family="paragraph" style:parent-style-name="Standard">
      <style:paragraph-properties fo:line-height="100%"/>
      <style:text-properties officeooo:rsid="01bcc73c" officeooo:paragraph-rsid="01bcc73c"/>
    </style:style>
    <style:style style:name="P1105" style:family="paragraph" style:parent-style-name="Standard">
      <style:paragraph-properties fo:line-height="100%"/>
      <style:text-properties officeooo:rsid="01cb0c6f" officeooo:paragraph-rsid="01cb0c6f"/>
    </style:style>
    <style:style style:name="P1106" style:family="paragraph" style:parent-style-name="Standard">
      <style:paragraph-properties fo:line-height="100%"/>
      <style:text-properties officeooo:rsid="01cd0839" officeooo:paragraph-rsid="01cd0839"/>
    </style:style>
    <style:style style:name="P1107" style:family="paragraph" style:parent-style-name="Standard">
      <style:paragraph-properties fo:line-height="100%"/>
      <style:text-properties officeooo:rsid="01e4a612" officeooo:paragraph-rsid="01e4a612"/>
    </style:style>
    <style:style style:name="P1108" style:family="paragraph" style:parent-style-name="Standard">
      <style:paragraph-properties fo:line-height="100%"/>
      <style:text-properties officeooo:rsid="022b7ea9" officeooo:paragraph-rsid="022b7ea9"/>
    </style:style>
    <style:style style:name="P1109" style:family="paragraph" style:parent-style-name="Standard">
      <style:paragraph-properties fo:line-height="100%"/>
      <style:text-properties officeooo:rsid="022dff2a" officeooo:paragraph-rsid="022dff2a"/>
    </style:style>
    <style:style style:name="P1110" style:family="paragraph" style:parent-style-name="Standard">
      <style:text-properties officeooo:paragraph-rsid="0275c15d"/>
    </style:style>
    <style:style style:name="P1111" style:family="paragraph" style:parent-style-name="Standard">
      <style:paragraph-properties fo:line-height="100%"/>
      <style:text-properties officeooo:rsid="02819040" officeooo:paragraph-rsid="028fc45c"/>
    </style:style>
    <style:style style:name="P1112" style:family="paragraph" style:parent-style-name="Standard">
      <style:paragraph-properties fo:line-height="100%"/>
      <style:text-properties officeooo:rsid="0285839b" officeooo:paragraph-rsid="0288fb00"/>
    </style:style>
    <style:style style:name="P1113" style:family="paragraph" style:parent-style-name="Standard">
      <style:paragraph-properties fo:line-height="100%"/>
      <style:text-properties officeooo:rsid="0297c923" officeooo:paragraph-rsid="0297c923"/>
    </style:style>
    <style:style style:name="P1114" style:family="paragraph" style:parent-style-name="Standard">
      <style:paragraph-properties fo:line-height="100%"/>
      <style:text-properties officeooo:rsid="029ac75f" officeooo:paragraph-rsid="029ac75f"/>
    </style:style>
    <style:style style:name="P1115" style:family="paragraph" style:parent-style-name="Standard">
      <style:text-properties officeooo:paragraph-rsid="00bfa17d"/>
    </style:style>
    <style:style style:name="P1116" style:family="paragraph" style:parent-style-name="Standard">
      <style:text-properties officeooo:paragraph-rsid="00bd11a0"/>
    </style:style>
    <style:style style:name="P1117" style:family="paragraph" style:parent-style-name="Standard">
      <style:paragraph-properties fo:line-height="100%"/>
      <style:text-properties officeooo:rsid="02540cb9" officeooo:paragraph-rsid="02bd01a2"/>
    </style:style>
    <style:style style:name="P1118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1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2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2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22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23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24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2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2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2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2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2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3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3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32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33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34" style:family="paragraph" style:parent-style-name="Standard">
      <style:paragraph-properties fo:line-height="100%"/>
      <style:text-properties officeooo:rsid="02da5175" officeooo:paragraph-rsid="02da5175"/>
    </style:style>
    <style:style style:name="P1135" style:family="paragraph" style:parent-style-name="Standard">
      <style:paragraph-properties fo:line-height="100%"/>
      <style:text-properties officeooo:rsid="02e4f960" officeooo:paragraph-rsid="02e4f960"/>
    </style:style>
    <style:style style:name="P1136" style:family="paragraph" style:parent-style-name="Standard">
      <style:paragraph-properties fo:line-height="100%"/>
      <style:text-properties officeooo:rsid="02eabaea" officeooo:paragraph-rsid="02eabaea"/>
    </style:style>
    <style:style style:name="P1137" style:family="paragraph" style:parent-style-name="Standard">
      <style:paragraph-properties fo:line-height="100%"/>
      <style:text-properties officeooo:rsid="02eac01d" officeooo:paragraph-rsid="02eac01d"/>
    </style:style>
    <style:style style:name="P1138" style:family="paragraph" style:parent-style-name="Standard">
      <style:paragraph-properties fo:line-height="100%"/>
      <style:text-properties officeooo:rsid="02eb27fd" officeooo:paragraph-rsid="02ec089f"/>
    </style:style>
    <style:style style:name="P1139" style:family="paragraph" style:parent-style-name="Standard">
      <style:text-properties officeooo:paragraph-rsid="02ecf51e"/>
    </style:style>
    <style:style style:name="P1140" style:family="paragraph" style:parent-style-name="Standard">
      <style:text-properties officeooo:paragraph-rsid="02f17ec6"/>
    </style:style>
    <style:style style:name="P1141" style:family="paragraph" style:parent-style-name="Standard">
      <style:paragraph-properties fo:line-height="100%"/>
      <style:text-properties officeooo:rsid="02e59398" officeooo:paragraph-rsid="03049b98"/>
    </style:style>
    <style:style style:name="P1142" style:family="paragraph" style:parent-style-name="Standard">
      <style:paragraph-properties fo:line-height="150%"/>
      <style:text-properties officeooo:rsid="02e59398" officeooo:paragraph-rsid="03049b98"/>
    </style:style>
    <style:style style:name="P1143" style:family="paragraph" style:parent-style-name="Standard">
      <style:paragraph-properties fo:line-height="100%"/>
      <style:text-properties officeooo:rsid="022ee1ec" officeooo:paragraph-rsid="022ee1ec"/>
    </style:style>
    <style:style style:name="P1144" style:family="paragraph" style:parent-style-name="Standard">
      <style:text-properties officeooo:paragraph-rsid="03061f93"/>
    </style:style>
    <style:style style:name="P1145" style:family="paragraph" style:parent-style-name="Standard">
      <style:paragraph-properties fo:line-height="100%"/>
      <style:text-properties officeooo:rsid="0346a444" officeooo:paragraph-rsid="0346a444"/>
    </style:style>
    <style:style style:name="P1146" style:family="paragraph" style:parent-style-name="Standard">
      <style:text-properties officeooo:paragraph-rsid="03733aab"/>
    </style:style>
    <style:style style:name="P1147" style:family="paragraph" style:parent-style-name="Standard">
      <style:paragraph-properties fo:line-height="100%"/>
      <style:text-properties officeooo:rsid="038a2c81" officeooo:paragraph-rsid="039e9821"/>
    </style:style>
    <style:style style:name="P1148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49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5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5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5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53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5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55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56" style:family="paragraph" style:parent-style-name="Standard">
      <style:paragraph-properties fo:line-height="100%"/>
      <style:text-properties fo:color="#ff0000" officeooo:paragraph-rsid="042824b8"/>
    </style:style>
    <style:style style:name="P1157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158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59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60" style:family="paragraph" style:parent-style-name="Standard">
      <style:paragraph-properties fo:line-height="100%"/>
      <style:text-properties officeooo:rsid="03a4e520" officeooo:paragraph-rsid="03a4e520"/>
    </style:style>
    <style:style style:name="P1161" style:family="paragraph" style:parent-style-name="Standard">
      <style:paragraph-properties fo:line-height="100%"/>
      <style:text-properties officeooo:rsid="03a073aa" officeooo:paragraph-rsid="03a073aa"/>
    </style:style>
    <style:style style:name="P1162" style:family="paragraph" style:parent-style-name="Standard">
      <style:text-properties officeooo:paragraph-rsid="00c0d7c6"/>
    </style:style>
    <style:style style:name="P1163" style:family="paragraph" style:parent-style-name="Standard">
      <style:text-properties officeooo:paragraph-rsid="03e93625"/>
    </style:style>
    <style:style style:name="P1164" style:family="paragraph" style:parent-style-name="Standard">
      <style:text-properties officeooo:rsid="0019f535" officeooo:paragraph-rsid="03e93625"/>
    </style:style>
    <style:style style:name="P1165" style:family="paragraph" style:parent-style-name="Standard">
      <style:paragraph-properties fo:line-height="100%"/>
      <style:text-properties officeooo:rsid="045a6b37" officeooo:paragraph-rsid="045a6b37"/>
    </style:style>
    <style:style style:name="P1166" style:family="paragraph" style:parent-style-name="Standard">
      <style:text-properties officeooo:paragraph-rsid="00118c4a"/>
    </style:style>
    <style:style style:name="P1167" style:family="paragraph" style:parent-style-name="Standard">
      <style:paragraph-properties fo:line-height="100%"/>
      <style:text-properties officeooo:rsid="048fe3f8" officeooo:paragraph-rsid="048ffd4a"/>
    </style:style>
    <style:style style:name="P1168" style:family="paragraph" style:parent-style-name="Standard">
      <style:paragraph-properties fo:line-height="100%"/>
      <style:text-properties officeooo:rsid="0494bc64" officeooo:paragraph-rsid="0494bc64"/>
    </style:style>
    <style:style style:name="P1169" style:family="paragraph" style:parent-style-name="Standard">
      <style:paragraph-properties fo:line-height="100%"/>
      <style:text-properties officeooo:rsid="0497dc28" officeooo:paragraph-rsid="0497dc28"/>
    </style:style>
    <style:style style:name="P1170" style:family="paragraph" style:parent-style-name="Standard">
      <style:paragraph-properties fo:line-height="150%"/>
      <style:text-properties officeooo:rsid="049a8a7e" officeooo:paragraph-rsid="049a8a7e"/>
    </style:style>
    <style:style style:name="P1171" style:family="paragraph" style:parent-style-name="Standard">
      <style:paragraph-properties fo:line-height="100%"/>
      <style:text-properties officeooo:rsid="049c223c" officeooo:paragraph-rsid="049c223c"/>
    </style:style>
    <style:style style:name="P1172" style:family="paragraph" style:parent-style-name="Standard">
      <style:paragraph-properties fo:line-height="100%"/>
      <style:text-properties officeooo:rsid="04a08898" officeooo:paragraph-rsid="04a08898"/>
    </style:style>
    <style:style style:name="P1173" style:family="paragraph" style:parent-style-name="Standard">
      <style:paragraph-properties fo:line-height="100%"/>
      <style:text-properties officeooo:rsid="04ad05fc" officeooo:paragraph-rsid="04b3c5c0"/>
    </style:style>
    <style:style style:name="P1174" style:family="paragraph" style:parent-style-name="Standard">
      <style:paragraph-properties fo:line-height="100%"/>
      <style:text-properties officeooo:rsid="04ba1b39" officeooo:paragraph-rsid="04ba1b39"/>
    </style:style>
    <style:style style:name="P117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7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7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7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7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8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18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8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183" style:family="paragraph" style:parent-style-name="Standard">
      <style:paragraph-properties fo:line-height="100%"/>
      <style:text-properties officeooo:rsid="04bc7059" officeooo:paragraph-rsid="04bc7059"/>
    </style:style>
    <style:style style:name="P1184" style:family="paragraph" style:parent-style-name="Standard">
      <style:paragraph-properties fo:line-height="100%"/>
      <style:text-properties officeooo:rsid="04a57ad8" officeooo:paragraph-rsid="04ba1b39"/>
    </style:style>
    <style:style style:name="P1185" style:family="paragraph" style:parent-style-name="Standard">
      <style:paragraph-properties fo:line-height="100%"/>
      <style:text-properties officeooo:rsid="051228a5" officeooo:paragraph-rsid="05270c2d"/>
    </style:style>
    <style:style style:name="P1186" style:family="paragraph" style:parent-style-name="Standard">
      <style:paragraph-properties fo:line-height="100%"/>
      <style:text-properties officeooo:rsid="05149db7" officeooo:paragraph-rsid="05149db7"/>
    </style:style>
    <style:style style:name="P1187" style:family="paragraph" style:parent-style-name="Standard">
      <style:paragraph-properties fo:line-height="100%"/>
      <style:text-properties officeooo:rsid="04f29906" officeooo:paragraph-rsid="051fdc2f"/>
    </style:style>
    <style:style style:name="P1188" style:family="paragraph" style:parent-style-name="Standard">
      <style:paragraph-properties fo:line-height="100%"/>
      <style:text-properties officeooo:rsid="052fd794" officeooo:paragraph-rsid="052fd794"/>
    </style:style>
    <style:style style:name="P1189" style:family="paragraph" style:parent-style-name="Standard">
      <style:paragraph-properties fo:line-height="100%"/>
      <style:text-properties officeooo:rsid="0569d9ca" officeooo:paragraph-rsid="0569d9ca"/>
    </style:style>
    <style:style style:name="P1190" style:family="paragraph" style:parent-style-name="Standard">
      <style:paragraph-properties fo:line-height="100%"/>
      <style:text-properties officeooo:rsid="058ba444" officeooo:paragraph-rsid="058ba444"/>
    </style:style>
    <style:style style:name="P119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19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19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19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19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19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19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19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199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0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0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0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0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04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05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06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07" style:family="paragraph" style:parent-style-name="Table_20_Contents">
      <style:paragraph-properties fo:text-align="center" style:justify-single-word="false"/>
    </style:style>
    <style:style style:name="P120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0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10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11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1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1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1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1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1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1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1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1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2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2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2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2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2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2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2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2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2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2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3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3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3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3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3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3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36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3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3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39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40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41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42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43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44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45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46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47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48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49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50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51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52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5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54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5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56" style:family="paragraph" style:parent-style-name="Standard">
      <style:paragraph-properties fo:line-height="150%" fo:break-before="page"/>
      <style:text-properties officeooo:paragraph-rsid="02d98b08"/>
    </style:style>
    <style:style style:name="P1257" style:family="paragraph" style:parent-style-name="Standard">
      <style:paragraph-properties fo:line-height="150%" fo:break-before="page"/>
      <style:text-properties officeooo:paragraph-rsid="03fd5e01"/>
    </style:style>
    <style:style style:name="P1258" style:family="paragraph" style:parent-style-name="Standard">
      <style:paragraph-properties fo:line-height="100%" fo:break-before="page"/>
      <style:text-properties officeooo:paragraph-rsid="024c0a42"/>
    </style:style>
    <style:style style:name="P1259" style:family="paragraph" style:parent-style-name="Standard">
      <style:paragraph-properties fo:line-height="100%" fo:break-before="page"/>
      <style:text-properties officeooo:paragraph-rsid="05ab1076"/>
    </style:style>
    <style:style style:name="P1260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6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6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63" style:family="paragraph" style:parent-style-name="Standard">
      <style:paragraph-properties fo:break-before="page"/>
      <style:text-properties officeooo:paragraph-rsid="009622c6"/>
    </style:style>
    <style:style style:name="P1264" style:family="paragraph" style:parent-style-name="Standard">
      <style:paragraph-properties fo:break-before="page"/>
      <style:text-properties officeooo:paragraph-rsid="02be3c45"/>
    </style:style>
    <style:style style:name="P1265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67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68" style:family="paragraph" style:parent-style-name="Standard" style:list-style-name="L1">
      <style:text-properties officeooo:paragraph-rsid="0013268f"/>
    </style:style>
    <style:style style:name="P1269" style:family="paragraph" style:parent-style-name="Standard" style:list-style-name="L1">
      <style:text-properties officeooo:rsid="0013268f" officeooo:paragraph-rsid="0013268f"/>
    </style:style>
    <style:style style:name="P1270" style:family="paragraph" style:parent-style-name="Standard" style:list-style-name="L2">
      <style:text-properties style:use-window-font-color="true" officeooo:paragraph-rsid="00118c4a"/>
    </style:style>
    <style:style style:name="P1271" style:family="paragraph" style:parent-style-name="Standard" style:list-style-name="L2">
      <style:text-properties style:use-window-font-color="true" officeooo:rsid="0011b025" officeooo:paragraph-rsid="0011b025"/>
    </style:style>
    <style:style style:name="P1272" style:family="paragraph" style:parent-style-name="Standard" style:list-style-name="L4">
      <style:text-properties style:use-window-font-color="true" officeooo:rsid="00a8a4b1" officeooo:paragraph-rsid="02be3c45"/>
    </style:style>
    <style:style style:name="P1273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7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7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76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277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278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27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28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281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282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283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284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28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28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28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28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8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9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29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29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29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9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29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0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0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0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0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0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0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0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0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0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09" style:family="paragraph" style:parent-style-name="Standard" style:list-style-name="L43">
      <style:text-properties style:use-window-font-color="true" officeooo:paragraph-rsid="02edc963"/>
    </style:style>
    <style:style style:name="P1310" style:family="paragraph" style:parent-style-name="Standard" style:list-style-name="L3">
      <style:text-properties officeooo:rsid="0012a0dc" officeooo:paragraph-rsid="0012a0dc"/>
    </style:style>
    <style:style style:name="P131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1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1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1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1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16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17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18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19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20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21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22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4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25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2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27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28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29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30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3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3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33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34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35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36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37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38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3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40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41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42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43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44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45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46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47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48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49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50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51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1352" style:family="paragraph" style:parent-style-name="Standard">
      <style:paragraph-properties fo:line-height="100%"/>
      <style:text-properties fo:font-style="normal" fo:font-weight="normal" officeooo:rsid="05bc64d7" officeooo:paragraph-rsid="05d797f7" style:font-style-asian="normal" style:font-weight-asian="normal" style:font-style-complex="normal" style:font-weight-complex="normal"/>
    </style:style>
    <style:style style:name="P1353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54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55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6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7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8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59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60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61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62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63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64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65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66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367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368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369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370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371" style:family="paragraph" style:parent-style-name="Standard" style:list-style-name="L7">
      <style:text-properties officeooo:rsid="0033fbdf" officeooo:paragraph-rsid="0033fbdf"/>
    </style:style>
    <style:style style:name="P1372" style:family="paragraph" style:parent-style-name="Standard" style:list-style-name="L11">
      <style:text-properties officeooo:rsid="0033fbdf" officeooo:paragraph-rsid="0106c767"/>
    </style:style>
    <style:style style:name="P1373" style:family="paragraph" style:parent-style-name="Standard" style:list-style-name="L8">
      <style:text-properties officeooo:paragraph-rsid="005b5cd3"/>
    </style:style>
    <style:style style:name="P1374" style:family="paragraph" style:parent-style-name="Standard" style:list-style-name="L9">
      <style:text-properties officeooo:paragraph-rsid="00367935"/>
    </style:style>
    <style:style style:name="P1375" style:family="paragraph" style:parent-style-name="Standard" style:list-style-name="L9">
      <style:text-properties officeooo:rsid="00367935" officeooo:paragraph-rsid="00367935"/>
    </style:style>
    <style:style style:name="P1376" style:family="paragraph" style:parent-style-name="Standard" style:list-style-name="L10">
      <style:text-properties officeooo:rsid="00386ddb" officeooo:paragraph-rsid="00386ddb"/>
    </style:style>
    <style:style style:name="P1377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378" style:family="paragraph" style:parent-style-name="Standard" style:list-style-name="L20">
      <style:text-properties officeooo:paragraph-rsid="00a4ce44"/>
    </style:style>
    <style:style style:name="P1379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380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381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382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383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384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385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386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387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388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389" style:family="paragraph" style:parent-style-name="Standard" style:list-style-name="L25">
      <style:text-properties officeooo:paragraph-rsid="00beb82f"/>
    </style:style>
    <style:style style:name="P1390" style:family="paragraph" style:parent-style-name="Standard" style:list-style-name="L26">
      <style:text-properties officeooo:paragraph-rsid="00d139a0"/>
    </style:style>
    <style:style style:name="P1391" style:family="paragraph" style:parent-style-name="Standard" style:list-style-name="L29">
      <style:text-properties officeooo:paragraph-rsid="00f2503e"/>
    </style:style>
    <style:style style:name="P1392" style:family="paragraph" style:parent-style-name="Standard" style:list-style-name="L30">
      <style:text-properties officeooo:rsid="00f3f4f5" officeooo:paragraph-rsid="00f5260b"/>
    </style:style>
    <style:style style:name="P1393" style:family="paragraph" style:parent-style-name="Standard" style:list-style-name="L30">
      <style:text-properties officeooo:rsid="00f3f4f5" officeooo:paragraph-rsid="00f3f4f5"/>
    </style:style>
    <style:style style:name="P1394" style:family="paragraph" style:parent-style-name="Standard" style:list-style-name="L33">
      <style:paragraph-properties fo:line-height="100%"/>
      <style:text-properties officeooo:paragraph-rsid="01b5c969"/>
    </style:style>
    <style:style style:name="P1395" style:family="paragraph" style:parent-style-name="Standard" style:list-style-name="L58">
      <style:paragraph-properties fo:line-height="100%"/>
      <style:text-properties officeooo:paragraph-rsid="0346a444"/>
    </style:style>
    <style:style style:name="P1396" style:family="paragraph" style:parent-style-name="Standard" style:list-style-name="L63">
      <style:paragraph-properties fo:line-height="100%"/>
      <style:text-properties officeooo:paragraph-rsid="03ec3a95"/>
    </style:style>
    <style:style style:name="P1397" style:family="paragraph" style:parent-style-name="Standard" style:list-style-name="L64">
      <style:paragraph-properties fo:line-height="100%"/>
      <style:text-properties officeooo:paragraph-rsid="03ed0846"/>
    </style:style>
    <style:style style:name="P1398" style:family="paragraph" style:parent-style-name="Standard" style:list-style-name="L68">
      <style:paragraph-properties fo:line-height="100%"/>
      <style:text-properties officeooo:paragraph-rsid="04a57ad8"/>
    </style:style>
    <style:style style:name="P1399" style:family="paragraph" style:parent-style-name="Standard" style:list-style-name="L72">
      <style:paragraph-properties fo:line-height="100%"/>
      <style:text-properties officeooo:paragraph-rsid="04deac5d"/>
    </style:style>
    <style:style style:name="P1400" style:family="paragraph" style:parent-style-name="Standard" style:list-style-name="L83">
      <style:paragraph-properties fo:line-height="100%"/>
      <style:text-properties officeooo:paragraph-rsid="05cd3bc5"/>
    </style:style>
    <style:style style:name="P1401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02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03" style:family="paragraph" style:parent-style-name="Standard" style:list-style-name="L44">
      <style:paragraph-properties fo:line-height="150%"/>
      <style:text-properties officeooo:paragraph-rsid="02df5c92"/>
    </style:style>
    <style:style style:name="P1404" style:family="paragraph" style:parent-style-name="Standard" style:list-style-name="L44">
      <style:paragraph-properties fo:line-height="150%"/>
      <style:text-properties officeooo:paragraph-rsid="02e142ec"/>
    </style:style>
    <style:style style:name="P1405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406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40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408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409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410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411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412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413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414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15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416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417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418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419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420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421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422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423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424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425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426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27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428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2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30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31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32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font-style-asian="normal" style:font-style-complex="normal"/>
    </style:style>
    <style:style style:name="T230" style:family="text">
      <style:text-properties style:use-window-font-color="true" fo:font-style="normal" officeooo:rsid="016860b9" style:font-style-asian="normal" style:font-style-complex="normal"/>
    </style:style>
    <style:style style:name="T231" style:family="text">
      <style:text-properties style:use-window-font-color="true" fo:font-style="normal" officeooo:rsid="0171553b" style:font-style-asian="normal" style:font-style-complex="normal"/>
    </style:style>
    <style:style style:name="T232" style:family="text">
      <style:text-properties style:use-window-font-color="true" fo:font-style="normal" officeooo:rsid="016c9d08" style:font-style-asian="normal" style:font-style-complex="normal"/>
    </style:style>
    <style:style style:name="T233" style:family="text">
      <style:text-properties style:use-window-font-color="true" fo:font-style="normal" officeooo:rsid="016778b3" style:font-style-asian="normal" style:font-style-complex="normal"/>
    </style:style>
    <style:style style:name="T234" style:family="text">
      <style:text-properties style:use-window-font-color="true" fo:font-style="normal" officeooo:rsid="01e2b86d" style:font-style-asian="normal" style:font-style-complex="normal"/>
    </style:style>
    <style:style style:name="T235" style:family="text">
      <style:text-properties style:use-window-font-color="true" fo:font-style="normal" officeooo:rsid="01e504ba" style:font-style-asian="normal" style:font-style-complex="normal"/>
    </style:style>
    <style:style style:name="T23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style:font-style-asian="normal" style:font-style-complex="normal"/>
    </style:style>
    <style:style style:name="T31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7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8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9" style:family="text">
      <style:text-properties style:use-window-font-color="true" fo:font-weight="normal" style:font-weight-asian="normal" style:font-weight-complex="normal"/>
    </style:style>
    <style:style style:name="T320" style:family="text">
      <style:text-properties style:use-window-font-color="true" fo:font-weight="normal" officeooo:rsid="016aa5ac" style:font-weight-asian="normal" style:font-weight-complex="normal"/>
    </style:style>
    <style:style style:name="T321" style:family="text">
      <style:text-properties style:use-window-font-color="true" fo:font-weight="normal" officeooo:rsid="016a5b23" style:font-weight-asian="normal" style:font-weight-complex="normal"/>
    </style:style>
    <style:style style:name="T322" style:family="text">
      <style:text-properties style:use-window-font-color="true" fo:font-weight="normal" officeooo:rsid="0171553b" style:font-weight-asian="normal" style:font-weight-complex="normal"/>
    </style:style>
    <style:style style:name="T323" style:family="text">
      <style:text-properties style:use-window-font-color="true" fo:font-weight="normal" officeooo:rsid="01aaba73" style:font-weight-asian="normal" style:font-weight-complex="normal"/>
    </style:style>
    <style:style style:name="T324" style:family="text">
      <style:text-properties style:use-window-font-color="true" fo:font-weight="normal" officeooo:rsid="01b08253" style:font-weight-asian="normal" style:font-weight-complex="normal"/>
    </style:style>
    <style:style style:name="T325" style:family="text">
      <style:text-properties style:use-window-font-color="true" fo:font-weight="normal" officeooo:rsid="0226d9d6" style:font-weight-asian="normal" style:font-weight-complex="normal"/>
    </style:style>
    <style:style style:name="T326" style:family="text">
      <style:text-properties style:use-window-font-color="true" fo:font-weight="normal" officeooo:rsid="022c7d02" style:font-weight-asian="normal" style:font-weight-complex="normal"/>
    </style:style>
    <style:style style:name="T327" style:family="text">
      <style:text-properties style:use-window-font-color="true" fo:font-weight="normal" officeooo:rsid="023b3a5d" style:font-weight-asian="normal" style:font-weight-complex="normal"/>
    </style:style>
    <style:style style:name="T328" style:family="text">
      <style:text-properties style:use-window-font-color="true" fo:font-weight="normal" officeooo:rsid="023ce39d" style:font-weight-asian="normal" style:font-weight-complex="normal"/>
    </style:style>
    <style:style style:name="T329" style:family="text">
      <style:text-properties style:use-window-font-color="true" officeooo:rsid="016f0506"/>
    </style:style>
    <style:style style:name="T330" style:family="text">
      <style:text-properties style:use-window-font-color="true" fo:font-weight="bold" style:font-weight-asian="bold" style:font-weight-complex="bold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1" style:family="text">
      <style:text-properties style:use-window-font-color="true" officeooo:rsid="02efc49c"/>
    </style:style>
    <style:style style:name="T352" style:family="text">
      <style:text-properties style:use-window-font-color="true" officeooo:rsid="02ce8a1b"/>
    </style:style>
    <style:style style:name="T353" style:family="text">
      <style:text-properties style:use-window-font-color="true" officeooo:rsid="02d1510f"/>
    </style:style>
    <style:style style:name="T354" style:family="text">
      <style:text-properties style:use-window-font-color="true" officeooo:rsid="02f51e47"/>
    </style:style>
    <style:style style:name="T355" style:family="text">
      <style:text-properties style:use-window-font-color="true" officeooo:rsid="0069ae25"/>
    </style:style>
    <style:style style:name="T356" style:family="text">
      <style:text-properties style:use-window-font-color="true" officeooo:rsid="02f8c777"/>
    </style:style>
    <style:style style:name="T35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style:use-window-font-color="true" officeooo:rsid="05d5c10e"/>
    </style:style>
    <style:style style:name="T362" style:family="text">
      <style:text-properties fo:font-weight="normal" style:font-weight-asian="normal" style:font-weight-complex="normal"/>
    </style:style>
    <style:style style:name="T363" style:family="text">
      <style:text-properties fo:font-weight="normal" officeooo:rsid="003c27f0" style:font-weight-asian="normal" style:font-weight-complex="normal"/>
    </style:style>
    <style:style style:name="T364" style:family="text">
      <style:text-properties fo:font-weight="normal" officeooo:rsid="003cb407" style:font-weight-asian="normal" style:font-weight-complex="normal"/>
    </style:style>
    <style:style style:name="T365" style:family="text">
      <style:text-properties fo:font-weight="normal" officeooo:rsid="00205d85" style:font-weight-asian="normal" style:font-weight-complex="normal"/>
    </style:style>
    <style:style style:name="T366" style:family="text">
      <style:text-properties fo:font-weight="normal" officeooo:rsid="00beb82f" style:font-weight-asian="normal" style:font-weight-complex="normal"/>
    </style:style>
    <style:style style:name="T367" style:family="text">
      <style:text-properties fo:font-weight="normal" officeooo:rsid="016860b9" style:font-weight-asian="normal" style:font-weight-complex="normal"/>
    </style:style>
    <style:style style:name="T368" style:family="text">
      <style:text-properties fo:font-weight="normal" officeooo:rsid="0377ec6e" style:font-weight-asian="normal" style:font-weight-complex="normal"/>
    </style:style>
    <style:style style:name="T369" style:family="text">
      <style:text-properties fo:font-weight="normal" officeooo:rsid="03778af6" style:font-weight-asian="normal" style:font-weight-complex="normal"/>
    </style:style>
    <style:style style:name="T370" style:family="text">
      <style:text-properties fo:font-weight="normal" officeooo:rsid="03886cfc" style:font-weight-asian="normal" style:font-weight-complex="normal"/>
    </style:style>
    <style:style style:name="T371" style:family="text">
      <style:text-properties fo:font-weight="normal" officeooo:rsid="038a2c81" style:font-weight-asian="normal" style:font-weight-complex="normal"/>
    </style:style>
    <style:style style:name="T372" style:family="text">
      <style:text-properties fo:font-weight="normal" officeooo:rsid="038bbdf6" style:font-weight-asian="normal" style:font-weight-complex="normal"/>
    </style:style>
    <style:style style:name="T373" style:family="text">
      <style:text-properties fo:font-weight="normal" officeooo:rsid="038d7d5e" style:font-weight-asian="normal" style:font-weight-complex="normal"/>
    </style:style>
    <style:style style:name="T374" style:family="text">
      <style:text-properties fo:font-weight="normal" officeooo:rsid="038e531a" style:font-weight-asian="normal" style:font-weight-complex="normal"/>
    </style:style>
    <style:style style:name="T375" style:family="text">
      <style:text-properties fo:font-weight="normal" officeooo:rsid="03963307" style:font-weight-asian="normal" style:font-weight-complex="normal"/>
    </style:style>
    <style:style style:name="T376" style:family="text">
      <style:text-properties fo:font-weight="normal" officeooo:rsid="039c640b" style:font-weight-asian="normal" style:font-weight-complex="normal"/>
    </style:style>
    <style:style style:name="T377" style:family="text">
      <style:text-properties fo:font-weight="normal" officeooo:rsid="039e438c" style:font-weight-asian="normal" style:font-weight-complex="normal"/>
    </style:style>
    <style:style style:name="T378" style:family="text">
      <style:text-properties fo:font-weight="normal" officeooo:rsid="03a073aa" style:font-weight-asian="normal" style:font-weight-complex="normal"/>
    </style:style>
    <style:style style:name="T379" style:family="text">
      <style:text-properties fo:font-weight="normal" officeooo:rsid="03a15cc8" style:font-weight-asian="normal" style:font-weight-complex="normal"/>
    </style:style>
    <style:style style:name="T380" style:family="text">
      <style:text-properties fo:font-weight="normal" officeooo:rsid="03a31e81" style:font-weight-asian="normal" style:font-weight-complex="normal"/>
    </style:style>
    <style:style style:name="T381" style:family="text">
      <style:text-properties fo:font-weight="normal" officeooo:rsid="03ac69a7" style:font-weight-asian="normal" style:font-weight-complex="normal"/>
    </style:style>
    <style:style style:name="T382" style:family="text">
      <style:text-properties fo:font-weight="normal" officeooo:rsid="03af7bf7" style:font-weight-asian="normal" style:font-weight-complex="normal"/>
    </style:style>
    <style:style style:name="T383" style:family="text">
      <style:text-properties fo:font-weight="normal" officeooo:rsid="03b1fbc9" style:font-weight-asian="normal" style:font-weight-complex="normal"/>
    </style:style>
    <style:style style:name="T384" style:family="text">
      <style:text-properties fo:font-weight="normal" officeooo:rsid="03becfb9" style:font-weight-asian="normal" style:font-weight-complex="normal"/>
    </style:style>
    <style:style style:name="T385" style:family="text">
      <style:text-properties fo:font-weight="normal" officeooo:rsid="03bf675e" style:font-weight-asian="normal" style:font-weight-complex="normal"/>
    </style:style>
    <style:style style:name="T386" style:family="text">
      <style:text-properties fo:font-weight="normal" officeooo:rsid="03bf92cd" style:font-weight-asian="normal" style:font-weight-complex="normal"/>
    </style:style>
    <style:style style:name="T387" style:family="text">
      <style:text-properties fo:font-weight="normal" officeooo:rsid="03c2a4d1" style:font-weight-asian="normal" style:font-weight-complex="normal"/>
    </style:style>
    <style:style style:name="T388" style:family="text">
      <style:text-properties fo:font-weight="normal" officeooo:rsid="03c34d65" style:font-weight-asian="normal" style:font-weight-complex="normal"/>
    </style:style>
    <style:style style:name="T389" style:family="text">
      <style:text-properties fo:font-weight="normal" officeooo:rsid="03c39617" style:font-weight-asian="normal" style:font-weight-complex="normal"/>
    </style:style>
    <style:style style:name="T390" style:family="text">
      <style:text-properties fo:font-weight="normal" officeooo:rsid="03c44ca6" style:font-weight-asian="normal" style:font-weight-complex="normal"/>
    </style:style>
    <style:style style:name="T391" style:family="text">
      <style:text-properties fo:font-weight="normal" officeooo:rsid="03c51260" style:font-weight-asian="normal" style:font-weight-complex="normal"/>
    </style:style>
    <style:style style:name="T392" style:family="text">
      <style:text-properties fo:font-weight="normal" officeooo:rsid="03c51463" style:font-weight-asian="normal" style:font-weight-complex="normal"/>
    </style:style>
    <style:style style:name="T393" style:family="text">
      <style:text-properties fo:font-weight="normal" officeooo:rsid="03c51c71" style:font-weight-asian="normal" style:font-weight-complex="normal"/>
    </style:style>
    <style:style style:name="T394" style:family="text">
      <style:text-properties fo:font-weight="normal" officeooo:rsid="03c6f534" style:font-weight-asian="normal" style:font-weight-complex="normal"/>
    </style:style>
    <style:style style:name="T395" style:family="text">
      <style:text-properties fo:font-weight="normal" officeooo:rsid="03cb2c07" style:font-weight-asian="normal" style:font-weight-complex="normal"/>
    </style:style>
    <style:style style:name="T396" style:family="text">
      <style:text-properties fo:font-weight="normal" officeooo:rsid="03d088e0" style:font-weight-asian="normal" style:font-weight-complex="normal"/>
    </style:style>
    <style:style style:name="T397" style:family="text">
      <style:text-properties fo:font-weight="normal" officeooo:rsid="03d7a2a4" style:font-weight-asian="normal" style:font-weight-complex="normal"/>
    </style:style>
    <style:style style:name="T398" style:family="text">
      <style:text-properties fo:font-weight="normal" officeooo:rsid="03d9bd6c" style:font-weight-asian="normal" style:font-weight-complex="normal"/>
    </style:style>
    <style:style style:name="T399" style:family="text">
      <style:text-properties fo:font-weight="normal" officeooo:rsid="03db91db" style:font-weight-asian="normal" style:font-weight-complex="normal"/>
    </style:style>
    <style:style style:name="T400" style:family="text">
      <style:text-properties fo:font-weight="normal" officeooo:rsid="03e4514e" style:font-weight-asian="normal" style:font-weight-complex="normal"/>
    </style:style>
    <style:style style:name="T401" style:family="text">
      <style:text-properties fo:font-weight="normal" officeooo:rsid="03e90de3" style:font-weight-asian="normal" style:font-weight-complex="normal"/>
    </style:style>
    <style:style style:name="T402" style:family="text">
      <style:text-properties fo:font-weight="normal" officeooo:rsid="03e93625" style:font-weight-asian="normal" style:font-weight-complex="normal"/>
    </style:style>
    <style:style style:name="T403" style:family="text">
      <style:text-properties fo:font-weight="normal" officeooo:rsid="03ea64bf" style:font-weight-asian="normal" style:font-weight-complex="normal"/>
    </style:style>
    <style:style style:name="T404" style:family="text">
      <style:text-properties fo:font-weight="normal" officeooo:rsid="03eb005c" style:font-weight-asian="normal" style:font-weight-complex="normal"/>
    </style:style>
    <style:style style:name="T405" style:family="text">
      <style:text-properties fo:font-weight="normal" officeooo:rsid="03ec3a95" style:font-weight-asian="normal" style:font-weight-complex="normal"/>
    </style:style>
    <style:style style:name="T406" style:family="text">
      <style:text-properties fo:font-weight="normal" officeooo:rsid="03ed0846" style:font-weight-asian="normal" style:font-weight-complex="normal"/>
    </style:style>
    <style:style style:name="T407" style:family="text">
      <style:text-properties fo:font-weight="normal" officeooo:rsid="03ede337" style:font-weight-asian="normal" style:font-weight-complex="normal"/>
    </style:style>
    <style:style style:name="T408" style:family="text">
      <style:text-properties fo:font-weight="normal" officeooo:rsid="03ee7eb1" style:font-weight-asian="normal" style:font-weight-complex="normal"/>
    </style:style>
    <style:style style:name="T409" style:family="text">
      <style:text-properties fo:font-weight="normal" officeooo:rsid="03de8421" style:font-weight-asian="normal" style:font-weight-complex="normal"/>
    </style:style>
    <style:style style:name="T410" style:family="text">
      <style:text-properties fo:font-weight="normal" officeooo:rsid="03f27278" style:font-weight-asian="normal" style:font-weight-complex="normal"/>
    </style:style>
    <style:style style:name="T411" style:family="text">
      <style:text-properties fo:font-weight="normal" officeooo:rsid="03f4b1ba" style:font-weight-asian="normal" style:font-weight-complex="normal"/>
    </style:style>
    <style:style style:name="T412" style:family="text">
      <style:text-properties fo:font-weight="normal" officeooo:rsid="03f501e7" style:font-weight-asian="normal" style:font-weight-complex="normal"/>
    </style:style>
    <style:style style:name="T413" style:family="text">
      <style:text-properties fo:font-weight="normal" officeooo:rsid="03f56006" style:font-weight-asian="normal" style:font-weight-complex="normal"/>
    </style:style>
    <style:style style:name="T414" style:family="text">
      <style:text-properties fo:font-weight="normal" officeooo:rsid="03f8c064" style:font-weight-asian="normal" style:font-weight-complex="normal"/>
    </style:style>
    <style:style style:name="T415" style:family="text">
      <style:text-properties fo:font-weight="normal" officeooo:rsid="03fc17c3" style:font-weight-asian="normal" style:font-weight-complex="normal"/>
    </style:style>
    <style:style style:name="T416" style:family="text">
      <style:text-properties fo:font-weight="normal" officeooo:rsid="03fc65b4" style:font-weight-asian="normal" style:font-weight-complex="normal"/>
    </style:style>
    <style:style style:name="T417" style:family="text">
      <style:text-properties fo:font-weight="normal" officeooo:rsid="03fd5e01" style:font-weight-asian="normal" style:font-weight-complex="normal"/>
    </style:style>
    <style:style style:name="T418" style:family="text">
      <style:text-properties fo:font-weight="normal" officeooo:rsid="040aae1c" style:font-weight-asian="normal" style:font-weight-complex="normal"/>
    </style:style>
    <style:style style:name="T419" style:family="text">
      <style:text-properties fo:font-weight="normal" officeooo:rsid="040ce935" style:font-weight-asian="normal" style:font-weight-complex="normal"/>
    </style:style>
    <style:style style:name="T420" style:family="text">
      <style:text-properties fo:font-weight="normal" officeooo:rsid="042824b8" style:font-weight-asian="normal" style:font-weight-complex="normal"/>
    </style:style>
    <style:style style:name="T421" style:family="text">
      <style:text-properties fo:font-weight="normal" officeooo:rsid="0427ec09" style:font-weight-asian="normal" style:font-weight-complex="normal"/>
    </style:style>
    <style:style style:name="T422" style:family="text">
      <style:text-properties fo:font-weight="normal" officeooo:rsid="0424a315" style:font-weight-asian="normal" style:font-weight-complex="normal"/>
    </style:style>
    <style:style style:name="T423" style:family="text">
      <style:text-properties fo:font-weight="normal" officeooo:rsid="03c13113" style:font-weight-asian="normal" style:font-weight-complex="normal"/>
    </style:style>
    <style:style style:name="T424" style:family="text">
      <style:text-properties fo:font-weight="normal" officeooo:rsid="0428c8e2" style:font-weight-asian="normal" style:font-weight-complex="normal"/>
    </style:style>
    <style:style style:name="T425" style:family="text">
      <style:text-properties fo:font-weight="normal" officeooo:rsid="045e6749" style:font-weight-asian="normal" style:font-weight-complex="normal"/>
    </style:style>
    <style:style style:name="T426" style:family="text">
      <style:text-properties fo:font-weight="normal" officeooo:rsid="04602400" style:font-weight-asian="normal" style:font-weight-complex="normal"/>
    </style:style>
    <style:style style:name="T427" style:family="text">
      <style:text-properties fo:font-weight="normal" officeooo:rsid="04161d3e" style:font-weight-asian="normal" style:font-weight-complex="normal"/>
    </style:style>
    <style:style style:name="T428" style:family="text">
      <style:text-properties fo:font-weight="normal" officeooo:rsid="041746e7" style:font-weight-asian="normal" style:font-weight-complex="normal"/>
    </style:style>
    <style:style style:name="T429" style:family="text">
      <style:text-properties fo:font-weight="normal" officeooo:rsid="041d4261" style:font-weight-asian="normal" style:font-weight-complex="normal"/>
    </style:style>
    <style:style style:name="T430" style:family="text">
      <style:text-properties fo:font-weight="normal" officeooo:rsid="0419037b" style:font-weight-asian="normal" style:font-weight-complex="normal"/>
    </style:style>
    <style:style style:name="T431" style:family="text">
      <style:text-properties fo:font-weight="normal" officeooo:rsid="04226783" style:font-weight-asian="normal" style:font-weight-complex="normal"/>
    </style:style>
    <style:style style:name="T432" style:family="text">
      <style:text-properties fo:font-weight="normal" officeooo:rsid="04329278" style:font-weight-asian="normal" style:font-weight-complex="normal"/>
    </style:style>
    <style:style style:name="T433" style:family="text">
      <style:text-properties fo:font-weight="normal" officeooo:rsid="042d7117" style:font-weight-asian="normal" style:font-weight-complex="normal"/>
    </style:style>
    <style:style style:name="T434" style:family="text">
      <style:text-properties fo:font-weight="normal" officeooo:rsid="04253c68" style:font-weight-asian="normal" style:font-weight-complex="normal"/>
    </style:style>
    <style:style style:name="T435" style:family="text">
      <style:text-properties fo:font-weight="normal" officeooo:rsid="043c6125" style:font-weight-asian="normal" style:font-weight-complex="normal"/>
    </style:style>
    <style:style style:name="T436" style:family="text">
      <style:text-properties fo:font-weight="normal" officeooo:rsid="044401b2" style:font-weight-asian="normal" style:font-weight-complex="normal"/>
    </style:style>
    <style:style style:name="T437" style:family="text">
      <style:text-properties fo:font-weight="normal" officeooo:rsid="043a3360" style:font-weight-asian="normal" style:font-weight-complex="normal"/>
    </style:style>
    <style:style style:name="T438" style:family="text">
      <style:text-properties fo:font-weight="normal" officeooo:rsid="04438193" style:font-weight-asian="normal" style:font-weight-complex="normal"/>
    </style:style>
    <style:style style:name="T439" style:family="text">
      <style:text-properties fo:font-weight="normal" officeooo:rsid="043fc929" style:font-weight-asian="normal" style:font-weight-complex="normal"/>
    </style:style>
    <style:style style:name="T440" style:family="text">
      <style:text-properties fo:font-weight="normal" officeooo:rsid="04496025" style:font-weight-asian="normal" style:font-weight-complex="normal"/>
    </style:style>
    <style:style style:name="T441" style:family="text">
      <style:text-properties fo:font-weight="normal" officeooo:rsid="04592f7c" style:font-weight-asian="normal" style:font-weight-complex="normal"/>
    </style:style>
    <style:style style:name="T442" style:family="text">
      <style:text-properties fo:font-weight="normal" officeooo:rsid="0480ffab" style:font-weight-asian="normal" style:font-weight-complex="normal"/>
    </style:style>
    <style:style style:name="T443" style:family="text">
      <style:text-properties fo:font-weight="normal" officeooo:rsid="04822256" style:font-weight-asian="normal" style:font-weight-complex="normal"/>
    </style:style>
    <style:style style:name="T444" style:family="text">
      <style:text-properties fo:font-weight="normal" officeooo:rsid="048ffd4a" style:font-weight-asian="normal" style:font-weight-complex="normal"/>
    </style:style>
    <style:style style:name="T445" style:family="text">
      <style:text-properties fo:font-weight="normal" officeooo:rsid="048fe3f8" style:font-weight-asian="normal" style:font-weight-complex="normal"/>
    </style:style>
    <style:style style:name="T446" style:family="text">
      <style:text-properties fo:font-weight="normal" officeooo:rsid="0494bc64" style:font-weight-asian="normal" style:font-weight-complex="normal"/>
    </style:style>
    <style:style style:name="T447" style:family="text">
      <style:text-properties fo:font-weight="normal" officeooo:rsid="049a8a7e" style:font-weight-asian="normal" style:font-weight-complex="normal"/>
    </style:style>
    <style:style style:name="T448" style:family="text">
      <style:text-properties fo:font-weight="normal" officeooo:rsid="04a57ad8" style:font-weight-asian="normal" style:font-weight-complex="normal"/>
    </style:style>
    <style:style style:name="T449" style:family="text">
      <style:text-properties fo:font-weight="normal" officeooo:rsid="04b2ffc5" style:font-weight-asian="normal" style:font-weight-complex="normal"/>
    </style:style>
    <style:style style:name="T450" style:family="text">
      <style:text-properties fo:font-weight="normal" officeooo:rsid="04ba1b39" style:font-weight-asian="normal" style:font-weight-complex="normal"/>
    </style:style>
    <style:style style:name="T451" style:family="text">
      <style:text-properties fo:font-weight="normal" officeooo:rsid="04b3c5c0" style:font-weight-asian="normal" style:font-weight-complex="normal"/>
    </style:style>
    <style:style style:name="T452" style:family="text">
      <style:text-properties fo:font-weight="normal" officeooo:rsid="04cce5bf" style:font-weight-asian="normal" style:font-weight-complex="normal"/>
    </style:style>
    <style:style style:name="T453" style:family="text">
      <style:text-properties fo:font-weight="normal" officeooo:rsid="050199cb" style:font-weight-asian="normal" style:font-weight-complex="normal"/>
    </style:style>
    <style:style style:name="T454" style:family="text">
      <style:text-properties fo:font-weight="normal" officeooo:rsid="0502c86e" style:font-weight-asian="normal" style:font-weight-complex="normal"/>
    </style:style>
    <style:style style:name="T455" style:family="text">
      <style:text-properties fo:font-weight="normal" officeooo:rsid="04f1c42d" style:font-weight-asian="normal" style:font-weight-complex="normal"/>
    </style:style>
    <style:style style:name="T456" style:family="text">
      <style:text-properties fo:font-weight="normal" officeooo:rsid="04f0bfd5" style:font-weight-asian="normal" style:font-weight-complex="normal"/>
    </style:style>
    <style:style style:name="T457" style:family="text">
      <style:text-properties fo:font-weight="normal" officeooo:rsid="05319739" style:font-weight-asian="normal" style:font-weight-complex="normal"/>
    </style:style>
    <style:style style:name="T458" style:family="text">
      <style:text-properties fo:font-weight="normal" officeooo:rsid="05604a7a" style:font-weight-asian="normal" style:font-weight-complex="normal"/>
    </style:style>
    <style:style style:name="T459" style:family="text">
      <style:text-properties fo:font-weight="normal" officeooo:rsid="0560f59c" style:font-weight-asian="normal" style:font-weight-complex="normal"/>
    </style:style>
    <style:style style:name="T460" style:family="text">
      <style:text-properties fo:font-weight="normal" officeooo:rsid="0569d9ca" style:font-weight-asian="normal" style:font-weight-complex="normal"/>
    </style:style>
    <style:style style:name="T461" style:family="text">
      <style:text-properties fo:font-weight="normal" officeooo:rsid="056aa2db" style:font-weight-asian="normal" style:font-weight-complex="normal"/>
    </style:style>
    <style:style style:name="T462" style:family="text">
      <style:text-properties fo:font-weight="normal" officeooo:rsid="0573ee33" style:font-weight-asian="normal" style:font-weight-complex="normal"/>
    </style:style>
    <style:style style:name="T463" style:family="text">
      <style:text-properties fo:font-weight="normal" officeooo:rsid="0577776f" style:font-weight-asian="normal" style:font-weight-complex="normal"/>
    </style:style>
    <style:style style:name="T464" style:family="text">
      <style:text-properties fo:font-weight="normal" officeooo:rsid="0580d52a" style:font-weight-asian="normal" style:font-weight-complex="normal"/>
    </style:style>
    <style:style style:name="T465" style:family="text">
      <style:text-properties fo:font-weight="normal" officeooo:rsid="058bbc5e" style:font-weight-asian="normal" style:font-weight-complex="normal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officeooo:rsid="00256ecc" style:font-style-asian="italic" style:font-style-complex="italic"/>
    </style:style>
    <style:style style:name="T468" style:family="text">
      <style:text-properties fo:font-style="italic" officeooo:rsid="006c1d47" style:font-style-asian="italic" style:font-style-complex="italic"/>
    </style:style>
    <style:style style:name="T469" style:family="text">
      <style:text-properties fo:font-style="italic" officeooo:rsid="00e09913" style:font-style-asian="italic" style:font-style-complex="italic"/>
    </style:style>
    <style:style style:name="T470" style:family="text">
      <style:text-properties fo:font-style="italic" officeooo:rsid="005b5cd3" style:font-style-asian="italic" style:font-style-complex="italic"/>
    </style:style>
    <style:style style:name="T471" style:family="text">
      <style:text-properties fo:font-style="italic" officeooo:rsid="0034ed8b" style:font-style-asian="italic" style:font-style-complex="italic"/>
    </style:style>
    <style:style style:name="T472" style:family="text">
      <style:text-properties fo:font-style="italic" officeooo:rsid="00367935" style:font-style-asian="italic" style:font-style-complex="italic"/>
    </style:style>
    <style:style style:name="T473" style:family="text">
      <style:text-properties fo:font-style="italic" officeooo:rsid="003b4e50" style:font-style-asian="italic" style:font-style-complex="italic"/>
    </style:style>
    <style:style style:name="T474" style:family="text">
      <style:text-properties fo:font-style="italic" officeooo:rsid="01758a0f" style:font-style-asian="italic" style:font-style-complex="italic"/>
    </style:style>
    <style:style style:name="T475" style:family="text">
      <style:text-properties fo:font-style="italic" officeooo:rsid="0080477a" style:font-style-asian="italic" style:font-style-complex="italic"/>
    </style:style>
    <style:style style:name="T476" style:family="text">
      <style:text-properties fo:font-style="italic" officeooo:rsid="01113d34" style:font-style-asian="italic" style:font-style-complex="italic"/>
    </style:style>
    <style:style style:name="T477" style:family="text">
      <style:text-properties fo:font-style="italic" officeooo:rsid="018c0d5b" style:font-style-asian="italic" style:font-style-complex="italic"/>
    </style:style>
    <style:style style:name="T478" style:family="text">
      <style:text-properties fo:font-style="italic" officeooo:rsid="01c64853" style:font-style-asian="italic" style:font-style-complex="italic"/>
    </style:style>
    <style:style style:name="T479" style:family="text">
      <style:text-properties fo:font-style="italic" officeooo:rsid="01d9cd4e" style:font-style-asian="italic" style:font-style-complex="italic"/>
    </style:style>
    <style:style style:name="T480" style:family="text">
      <style:text-properties fo:font-style="italic" officeooo:rsid="01dc67de" style:font-style-asian="italic" style:font-style-complex="italic"/>
    </style:style>
    <style:style style:name="T481" style:family="text">
      <style:text-properties fo:font-style="italic" officeooo:rsid="01ec8e18" style:font-style-asian="italic" style:font-style-complex="italic"/>
    </style:style>
    <style:style style:name="T482" style:family="text">
      <style:text-properties fo:font-style="italic" officeooo:rsid="019e70b3" style:font-style-asian="italic" style:font-style-complex="italic"/>
    </style:style>
    <style:style style:name="T483" style:family="text">
      <style:text-properties fo:font-style="italic" officeooo:rsid="02685e01" style:font-style-asian="italic" style:font-style-complex="italic"/>
    </style:style>
    <style:style style:name="T484" style:family="text">
      <style:text-properties fo:font-style="italic" officeooo:rsid="026b5506" style:font-style-asian="italic" style:font-style-complex="italic"/>
    </style:style>
    <style:style style:name="T485" style:family="text">
      <style:text-properties fo:font-style="italic" officeooo:rsid="0288fb00" style:font-style-asian="italic" style:font-style-complex="italic"/>
    </style:style>
    <style:style style:name="T486" style:family="text">
      <style:text-properties fo:font-style="italic" officeooo:rsid="02ccc8f6" style:font-style-asian="italic" style:font-style-complex="italic"/>
    </style:style>
    <style:style style:name="T487" style:family="text">
      <style:text-properties fo:font-style="italic" officeooo:rsid="0069ae25" style:font-style-asian="italic" style:font-style-complex="italic"/>
    </style:style>
    <style:style style:name="T488" style:family="text">
      <style:text-properties fo:font-style="italic" officeooo:rsid="0022c018" style:font-style-asian="italic" style:font-style-complex="italic"/>
    </style:style>
    <style:style style:name="T489" style:family="text">
      <style:text-properties fo:font-style="italic" officeooo:rsid="02efc49c" style:font-style-asian="italic" style:font-style-complex="italic"/>
    </style:style>
    <style:style style:name="T490" style:family="text">
      <style:text-properties fo:font-style="italic" officeooo:rsid="02ec089f" style:font-style-asian="italic" style:font-style-complex="italic"/>
    </style:style>
    <style:style style:name="T491" style:family="text">
      <style:text-properties fo:font-style="italic" officeooo:rsid="032c4fdc" style:font-style-asian="italic" style:font-style-complex="italic"/>
    </style:style>
    <style:style style:name="T492" style:family="text">
      <style:text-properties fo:font-style="italic" officeooo:rsid="0335ea2c" style:font-style-asian="italic" style:font-style-complex="italic"/>
    </style:style>
    <style:style style:name="T493" style:family="text">
      <style:text-properties fo:font-style="italic" officeooo:rsid="0346a444" style:font-style-asian="italic" style:font-style-complex="italic"/>
    </style:style>
    <style:style style:name="T494" style:family="text">
      <style:text-properties fo:font-style="italic" officeooo:rsid="03a24854" style:font-style-asian="italic" style:font-style-complex="italic"/>
    </style:style>
    <style:style style:name="T495" style:family="text">
      <style:text-properties fo:font-style="italic" officeooo:rsid="03804bbd" style:font-style-asian="italic" style:font-style-complex="italic"/>
    </style:style>
    <style:style style:name="T496" style:family="text">
      <style:text-properties fo:font-style="italic" officeooo:rsid="03aaef44" style:font-style-asian="italic" style:font-style-complex="italic"/>
    </style:style>
    <style:style style:name="T497" style:family="text">
      <style:text-properties fo:font-style="italic" officeooo:rsid="04a57ad8" style:font-style-asian="italic" style:font-style-complex="italic"/>
    </style:style>
    <style:style style:name="T498" style:family="text">
      <style:text-properties fo:font-style="italic" officeooo:rsid="04ba1b39" style:font-style-asian="italic" style:font-style-complex="italic"/>
    </style:style>
    <style:style style:name="T499" style:family="text">
      <style:text-properties fo:font-style="italic" officeooo:rsid="04a08898" style:font-style-asian="italic" style:font-style-complex="italic"/>
    </style:style>
    <style:style style:name="T500" style:family="text">
      <style:text-properties fo:font-style="italic" officeooo:rsid="051c4636" style:font-style-asian="italic" style:font-style-complex="italic"/>
    </style:style>
    <style:style style:name="T501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2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25" style:family="text">
      <style:text-properties fo:font-style="italic" style:text-underline-style="none" style:font-style-asian="italic" style:font-style-complex="italic"/>
    </style:style>
    <style:style style:name="T526" style:family="text">
      <style:text-properties fo:font-style="italic" style:text-underline-style="none" officeooo:rsid="00baae4f" style:font-style-asian="italic" style:font-style-complex="italic"/>
    </style:style>
    <style:style style:name="T527" style:family="text">
      <style:text-properties fo:font-style="italic" style:text-underline-style="none" officeooo:rsid="00d708a6" style:font-style-asian="italic" style:font-style-complex="italic"/>
    </style:style>
    <style:style style:name="T528" style:family="text">
      <style:text-properties fo:font-style="italic" style:text-underline-style="none" officeooo:rsid="00beb82f" style:font-style-asian="italic" style:font-style-complex="italic"/>
    </style:style>
    <style:style style:name="T529" style:family="text">
      <style:text-properties fo:font-style="italic" style:text-underline-style="none" officeooo:rsid="00d9c9e4" style:font-style-asian="italic" style:font-style-complex="italic"/>
    </style:style>
    <style:style style:name="T530" style:family="text">
      <style:text-properties fo:font-style="italic" style:text-underline-style="none" officeooo:rsid="00f55bb2" style:font-style-asian="italic" style:font-style-complex="italic"/>
    </style:style>
    <style:style style:name="T531" style:family="text">
      <style:text-properties fo:font-style="italic" style:text-underline-style="none" officeooo:rsid="00f74e17" style:font-style-asian="italic" style:font-style-complex="italic"/>
    </style:style>
    <style:style style:name="T532" style:family="text">
      <style:text-properties fo:font-style="italic" style:text-underline-style="none" officeooo:rsid="00fde6f2" style:font-style-asian="italic" style:font-style-complex="italic"/>
    </style:style>
    <style:style style:name="T533" style:family="text">
      <style:text-properties fo:font-style="italic" style:text-underline-style="none" officeooo:rsid="0130fd48" style:font-style-asian="italic" style:font-style-complex="italic"/>
    </style:style>
    <style:style style:name="T534" style:family="text">
      <style:text-properties fo:font-style="italic" style:text-underline-style="none" officeooo:rsid="013401b3" style:font-style-asian="italic" style:font-style-complex="italic"/>
    </style:style>
    <style:style style:name="T535" style:family="text">
      <style:text-properties fo:font-style="italic" style:text-underline-style="none" officeooo:rsid="013f3c54" style:font-style-asian="italic" style:font-style-complex="italic"/>
    </style:style>
    <style:style style:name="T536" style:family="text">
      <style:text-properties fo:font-style="italic" style:text-underline-style="none" officeooo:rsid="00bfa17d" style:font-style-asian="italic" style:font-style-complex="italic"/>
    </style:style>
    <style:style style:name="T537" style:family="text">
      <style:text-properties fo:font-style="italic" style:text-underline-style="none" officeooo:rsid="02a94de9" style:font-style-asian="italic" style:font-style-complex="italic"/>
    </style:style>
    <style:style style:name="T538" style:family="text">
      <style:text-properties fo:font-style="italic" style:text-underline-style="none" officeooo:rsid="00bbbf73" style:font-style-asian="italic" style:font-style-complex="italic"/>
    </style:style>
    <style:style style:name="T539" style:family="text">
      <style:text-properties fo:font-style="italic" style:text-underline-style="none" officeooo:rsid="00a639f7" style:font-style-asian="italic" style:font-style-complex="italic"/>
    </style:style>
    <style:style style:name="T540" style:family="text">
      <style:text-properties fo:font-style="italic" style:text-underline-style="none" officeooo:rsid="00bd11a0" style:font-style-asian="italic" style:font-style-complex="italic"/>
    </style:style>
    <style:style style:name="T5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0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5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06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07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08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09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10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11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12" style:family="text">
      <style:text-properties officeooo:rsid="00205d85"/>
    </style:style>
    <style:style style:name="T613" style:family="text">
      <style:text-properties officeooo:rsid="0027fcfd"/>
    </style:style>
    <style:style style:name="T614" style:family="text">
      <style:text-properties officeooo:rsid="0029525d"/>
    </style:style>
    <style:style style:name="T615" style:family="text">
      <style:text-properties officeooo:rsid="0034ed8b"/>
    </style:style>
    <style:style style:name="T616" style:family="text">
      <style:text-properties officeooo:rsid="00367935"/>
    </style:style>
    <style:style style:name="T617" style:family="text">
      <style:text-properties officeooo:rsid="00398ddf"/>
    </style:style>
    <style:style style:name="T618" style:family="text">
      <style:text-properties officeooo:rsid="003b4e50"/>
    </style:style>
    <style:style style:name="T6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5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5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55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56" style:family="text">
      <style:text-properties fo:font-style="normal" style:text-underline-style="none" style:font-style-asian="normal" style:font-style-complex="normal"/>
    </style:style>
    <style:style style:name="T657" style:family="text">
      <style:text-properties fo:font-style="normal" style:text-underline-style="none" officeooo:rsid="00a8a4b1" style:font-style-asian="normal" style:font-style-complex="normal"/>
    </style:style>
    <style:style style:name="T658" style:family="text">
      <style:text-properties fo:font-style="normal" style:text-underline-style="none" officeooo:rsid="00ba4170" style:font-style-asian="normal" style:font-style-complex="normal"/>
    </style:style>
    <style:style style:name="T659" style:family="text">
      <style:text-properties fo:font-style="normal" style:text-underline-style="none" officeooo:rsid="00b1e303" style:font-style-asian="normal" style:font-style-complex="normal"/>
    </style:style>
    <style:style style:name="T660" style:family="text">
      <style:text-properties fo:font-style="normal" style:text-underline-style="none" officeooo:rsid="00baae4f" style:font-style-asian="normal" style:font-style-complex="normal"/>
    </style:style>
    <style:style style:name="T661" style:family="text">
      <style:text-properties fo:font-style="normal" style:text-underline-style="none" officeooo:rsid="00bbbf73" style:font-style-asian="normal" style:font-style-complex="normal"/>
    </style:style>
    <style:style style:name="T662" style:family="text">
      <style:text-properties fo:font-style="normal" style:text-underline-style="none" officeooo:rsid="00be4749" style:font-style-asian="normal" style:font-style-complex="normal"/>
    </style:style>
    <style:style style:name="T663" style:family="text">
      <style:text-properties fo:font-style="normal" style:text-underline-style="none" officeooo:rsid="00d139a0" style:font-style-asian="normal" style:font-style-complex="normal"/>
    </style:style>
    <style:style style:name="T664" style:family="text">
      <style:text-properties fo:font-style="normal" style:text-underline-style="none" officeooo:rsid="00d1487d" style:font-style-asian="normal" style:font-style-complex="normal"/>
    </style:style>
    <style:style style:name="T665" style:family="text">
      <style:text-properties fo:font-style="normal" style:text-underline-style="none" officeooo:rsid="00d2fc06" style:font-style-asian="normal" style:font-style-complex="normal"/>
    </style:style>
    <style:style style:name="T666" style:family="text">
      <style:text-properties fo:font-style="normal" style:text-underline-style="none" officeooo:rsid="00d40111" style:font-style-asian="normal" style:font-style-complex="normal"/>
    </style:style>
    <style:style style:name="T667" style:family="text">
      <style:text-properties fo:font-style="normal" style:text-underline-style="none" officeooo:rsid="00d4c5ce" style:font-style-asian="normal" style:font-style-complex="normal"/>
    </style:style>
    <style:style style:name="T668" style:family="text">
      <style:text-properties fo:font-style="normal" style:text-underline-style="none" officeooo:rsid="00d708a6" style:font-style-asian="normal" style:font-style-complex="normal"/>
    </style:style>
    <style:style style:name="T669" style:family="text">
      <style:text-properties fo:font-style="normal" style:text-underline-style="none" officeooo:rsid="00d77d7d" style:font-style-asian="normal" style:font-style-complex="normal"/>
    </style:style>
    <style:style style:name="T670" style:family="text">
      <style:text-properties fo:font-style="normal" style:text-underline-style="none" officeooo:rsid="00d83381" style:font-style-asian="normal" style:font-style-complex="normal"/>
    </style:style>
    <style:style style:name="T671" style:family="text">
      <style:text-properties fo:font-style="normal" style:text-underline-style="none" officeooo:rsid="00d75809" style:font-style-asian="normal" style:font-style-complex="normal"/>
    </style:style>
    <style:style style:name="T672" style:family="text">
      <style:text-properties fo:font-style="normal" style:text-underline-style="none" officeooo:rsid="00dd6c8d" style:font-style-asian="normal" style:font-style-complex="normal"/>
    </style:style>
    <style:style style:name="T673" style:family="text">
      <style:text-properties fo:font-style="normal" style:text-underline-style="none" officeooo:rsid="00dedcd7" style:font-style-asian="normal" style:font-style-complex="normal"/>
    </style:style>
    <style:style style:name="T674" style:family="text">
      <style:text-properties fo:font-style="normal" style:text-underline-style="none" officeooo:rsid="00beb82f" style:font-style-asian="normal" style:font-style-complex="normal"/>
    </style:style>
    <style:style style:name="T675" style:family="text">
      <style:text-properties fo:font-style="normal" style:text-underline-style="none" officeooo:rsid="00e4290b" style:font-style-asian="normal" style:font-style-complex="normal"/>
    </style:style>
    <style:style style:name="T676" style:family="text">
      <style:text-properties fo:font-style="normal" style:text-underline-style="none" officeooo:rsid="00eb50e0" style:font-style-asian="normal" style:font-style-complex="normal"/>
    </style:style>
    <style:style style:name="T677" style:family="text">
      <style:text-properties fo:font-style="normal" style:text-underline-style="none" officeooo:rsid="00d9c9e4" style:font-style-asian="normal" style:font-style-complex="normal"/>
    </style:style>
    <style:style style:name="T678" style:family="text">
      <style:text-properties fo:font-style="normal" style:text-underline-style="none" officeooo:rsid="00ec1e8c" style:font-style-asian="normal" style:font-style-complex="normal"/>
    </style:style>
    <style:style style:name="T679" style:family="text">
      <style:text-properties fo:font-style="normal" style:text-underline-style="none" officeooo:rsid="00f0f7f8" style:font-style-asian="normal" style:font-style-complex="normal"/>
    </style:style>
    <style:style style:name="T680" style:family="text">
      <style:text-properties fo:font-style="normal" style:text-underline-style="none" officeooo:rsid="00f2503e" style:font-style-asian="normal" style:font-style-complex="normal"/>
    </style:style>
    <style:style style:name="T681" style:family="text">
      <style:text-properties fo:font-style="normal" style:text-underline-style="none" officeooo:rsid="00f5260b" style:font-style-asian="normal" style:font-style-complex="normal"/>
    </style:style>
    <style:style style:name="T682" style:family="text">
      <style:text-properties fo:font-style="normal" style:text-underline-style="none" officeooo:rsid="00f55bb2" style:font-style-asian="normal" style:font-style-complex="normal"/>
    </style:style>
    <style:style style:name="T683" style:family="text">
      <style:text-properties fo:font-style="normal" style:text-underline-style="none" officeooo:rsid="00f74e17" style:font-style-asian="normal" style:font-style-complex="normal"/>
    </style:style>
    <style:style style:name="T684" style:family="text">
      <style:text-properties fo:font-style="normal" style:text-underline-style="none" officeooo:rsid="00fbef0d" style:font-style-asian="normal" style:font-style-complex="normal"/>
    </style:style>
    <style:style style:name="T685" style:family="text">
      <style:text-properties fo:font-style="normal" style:text-underline-style="none" officeooo:rsid="00fde6f2" style:font-style-asian="normal" style:font-style-complex="normal"/>
    </style:style>
    <style:style style:name="T686" style:family="text">
      <style:text-properties fo:font-style="normal" style:text-underline-style="none" officeooo:rsid="010185dc" style:font-style-asian="normal" style:font-style-complex="normal"/>
    </style:style>
    <style:style style:name="T687" style:family="text">
      <style:text-properties fo:font-style="normal" style:text-underline-style="none" officeooo:rsid="0103be48" style:font-style-asian="normal" style:font-style-complex="normal"/>
    </style:style>
    <style:style style:name="T688" style:family="text">
      <style:text-properties fo:font-style="normal" style:text-underline-style="none" officeooo:rsid="010c486e" style:font-style-asian="normal" style:font-style-complex="normal"/>
    </style:style>
    <style:style style:name="T689" style:family="text">
      <style:text-properties fo:font-style="normal" style:text-underline-style="none" officeooo:rsid="010db770" style:font-style-asian="normal" style:font-style-complex="normal"/>
    </style:style>
    <style:style style:name="T690" style:family="text">
      <style:text-properties fo:font-style="normal" style:text-underline-style="none" officeooo:rsid="011cabfd" style:font-style-asian="normal" style:font-style-complex="normal"/>
    </style:style>
    <style:style style:name="T691" style:family="text">
      <style:text-properties fo:font-style="normal" style:text-underline-style="none" officeooo:rsid="011d9595" style:font-style-asian="normal" style:font-style-complex="normal"/>
    </style:style>
    <style:style style:name="T692" style:family="text">
      <style:text-properties fo:font-style="normal" style:text-underline-style="none" officeooo:rsid="011fc384" style:font-style-asian="normal" style:font-style-complex="normal"/>
    </style:style>
    <style:style style:name="T693" style:family="text">
      <style:text-properties fo:font-style="normal" style:text-underline-style="none" officeooo:rsid="012dfde8" style:font-style-asian="normal" style:font-style-complex="normal"/>
    </style:style>
    <style:style style:name="T694" style:family="text">
      <style:text-properties fo:font-style="normal" style:text-underline-style="none" officeooo:rsid="0130fd48" style:font-style-asian="normal" style:font-style-complex="normal"/>
    </style:style>
    <style:style style:name="T695" style:family="text">
      <style:text-properties fo:font-style="normal" style:text-underline-style="none" officeooo:rsid="013282b3" style:font-style-asian="normal" style:font-style-complex="normal"/>
    </style:style>
    <style:style style:name="T696" style:family="text">
      <style:text-properties fo:font-style="normal" style:text-underline-style="none" officeooo:rsid="013401b3" style:font-style-asian="normal" style:font-style-complex="normal"/>
    </style:style>
    <style:style style:name="T697" style:family="text">
      <style:text-properties fo:font-style="normal" style:text-underline-style="none" officeooo:rsid="013a8584" style:font-style-asian="normal" style:font-style-complex="normal"/>
    </style:style>
    <style:style style:name="T698" style:family="text">
      <style:text-properties fo:font-style="normal" style:text-underline-style="none" officeooo:rsid="013f3c54" style:font-style-asian="normal" style:font-style-complex="normal"/>
    </style:style>
    <style:style style:name="T699" style:family="text">
      <style:text-properties fo:font-style="normal" style:text-underline-style="none" officeooo:rsid="013e347a" style:font-style-asian="normal" style:font-style-complex="normal"/>
    </style:style>
    <style:style style:name="T700" style:family="text">
      <style:text-properties fo:font-style="normal" style:text-underline-style="none" officeooo:rsid="01408f03" style:font-style-asian="normal" style:font-style-complex="normal"/>
    </style:style>
    <style:style style:name="T701" style:family="text">
      <style:text-properties fo:font-style="normal" style:text-underline-style="none" officeooo:rsid="013cc971" style:font-style-asian="normal" style:font-style-complex="normal"/>
    </style:style>
    <style:style style:name="T702" style:family="text">
      <style:text-properties fo:font-style="normal" style:text-underline-style="none" officeooo:rsid="0150aafa" style:font-style-asian="normal" style:font-style-complex="normal"/>
    </style:style>
    <style:style style:name="T703" style:family="text">
      <style:text-properties fo:font-style="normal" style:text-underline-style="none" officeooo:rsid="0152f194" style:font-style-asian="normal" style:font-style-complex="normal"/>
    </style:style>
    <style:style style:name="T704" style:family="text">
      <style:text-properties fo:font-style="normal" style:text-underline-style="none" officeooo:rsid="0157e2d4" style:font-style-asian="normal" style:font-style-complex="normal"/>
    </style:style>
    <style:style style:name="T705" style:family="text">
      <style:text-properties fo:font-style="normal" style:text-underline-style="none" officeooo:rsid="015c452a" style:font-style-asian="normal" style:font-style-complex="normal"/>
    </style:style>
    <style:style style:name="T706" style:family="text">
      <style:text-properties fo:font-style="normal" style:text-underline-style="none" officeooo:rsid="0176ee1b" style:font-style-asian="normal" style:font-style-complex="normal"/>
    </style:style>
    <style:style style:name="T707" style:family="text">
      <style:text-properties fo:font-style="normal" style:text-underline-style="none" officeooo:rsid="02b807dc" style:font-style-asian="normal" style:font-style-complex="normal"/>
    </style:style>
    <style:style style:name="T708" style:family="text">
      <style:text-properties fo:font-style="normal" style:text-underline-style="none" officeooo:rsid="00bd11a0" style:font-style-asian="normal" style:font-style-complex="normal"/>
    </style:style>
    <style:style style:name="T709" style:family="text">
      <style:text-properties fo:font-style="normal" style:text-underline-style="none" officeooo:rsid="02edc963" style:font-style-asian="normal" style:font-style-complex="normal"/>
    </style:style>
    <style:style style:name="T710" style:family="text">
      <style:text-properties fo:font-style="normal" style:font-style-asian="normal" style:font-style-complex="normal"/>
    </style:style>
    <style:style style:name="T711" style:family="text">
      <style:text-properties fo:font-style="normal" officeooo:rsid="00524926" style:font-style-asian="normal" style:font-style-complex="normal"/>
    </style:style>
    <style:style style:name="T712" style:family="text">
      <style:text-properties fo:font-style="normal" officeooo:rsid="0033fbdf" style:font-style-asian="normal" style:font-style-complex="normal"/>
    </style:style>
    <style:style style:name="T713" style:family="text">
      <style:text-properties fo:font-style="normal" officeooo:rsid="0034ed8b" style:font-style-asian="normal" style:font-style-complex="normal"/>
    </style:style>
    <style:style style:name="T714" style:family="text">
      <style:text-properties fo:font-style="normal" officeooo:rsid="0052a33a" style:font-style-asian="normal" style:font-style-complex="normal"/>
    </style:style>
    <style:style style:name="T715" style:family="text">
      <style:text-properties fo:font-style="normal" officeooo:rsid="0092f82d" style:font-style-asian="normal" style:font-style-complex="normal"/>
    </style:style>
    <style:style style:name="T716" style:family="text">
      <style:text-properties fo:font-style="normal" officeooo:rsid="00c6421c" style:font-style-asian="normal" style:font-style-complex="normal"/>
    </style:style>
    <style:style style:name="T717" style:family="text">
      <style:text-properties fo:font-style="normal" officeooo:rsid="00cc5bce" style:font-style-asian="normal" style:font-style-complex="normal"/>
    </style:style>
    <style:style style:name="T718" style:family="text">
      <style:text-properties fo:font-style="normal" officeooo:rsid="0106c767" style:font-style-asian="normal" style:font-style-complex="normal"/>
    </style:style>
    <style:style style:name="T719" style:family="text">
      <style:text-properties fo:font-style="normal" officeooo:rsid="0164a6ee" style:font-style-asian="normal" style:font-style-complex="normal"/>
    </style:style>
    <style:style style:name="T720" style:family="text">
      <style:text-properties fo:font-style="normal" officeooo:rsid="0168d8d5" style:font-style-asian="normal" style:font-style-complex="normal"/>
    </style:style>
    <style:style style:name="T721" style:family="text">
      <style:text-properties fo:font-style="normal" officeooo:rsid="0179221f" style:font-style-asian="normal" style:font-style-complex="normal"/>
    </style:style>
    <style:style style:name="T722" style:family="text">
      <style:text-properties fo:font-style="normal" officeooo:rsid="017941db" style:font-style-asian="normal" style:font-style-complex="normal"/>
    </style:style>
    <style:style style:name="T723" style:family="text">
      <style:text-properties fo:font-style="normal" officeooo:rsid="017a7161" style:font-style-asian="normal" style:font-style-complex="normal"/>
    </style:style>
    <style:style style:name="T724" style:family="text">
      <style:text-properties fo:font-style="normal" officeooo:rsid="0288fb00" style:font-style-asian="normal" style:font-style-complex="normal"/>
    </style:style>
    <style:style style:name="T725" style:family="text">
      <style:text-properties fo:font-style="normal" officeooo:rsid="02f2e947" style:font-style-asian="normal" style:font-style-complex="normal"/>
    </style:style>
    <style:style style:name="T726" style:family="text">
      <style:text-properties fo:font-style="normal" officeooo:rsid="02edc963" style:font-style-asian="normal" style:font-style-complex="normal"/>
    </style:style>
    <style:style style:name="T727" style:family="text">
      <style:text-properties fo:font-style="normal" officeooo:rsid="03355d74" style:font-style-asian="normal" style:font-style-complex="normal"/>
    </style:style>
    <style:style style:name="T728" style:family="text">
      <style:text-properties fo:font-style="normal" officeooo:rsid="0335ea2c" style:font-style-asian="normal" style:font-style-complex="normal"/>
    </style:style>
    <style:style style:name="T729" style:family="text">
      <style:text-properties fo:font-style="normal" officeooo:rsid="0346a444" style:font-style-asian="normal" style:font-style-complex="normal"/>
    </style:style>
    <style:style style:name="T730" style:family="text">
      <style:text-properties fo:font-style="normal" officeooo:rsid="0347bb43" style:font-style-asian="normal" style:font-style-complex="normal"/>
    </style:style>
    <style:style style:name="T731" style:family="text">
      <style:text-properties fo:font-style="normal" officeooo:rsid="03343ce6" style:font-style-asian="normal" style:font-style-complex="normal"/>
    </style:style>
    <style:style style:name="T732" style:family="text">
      <style:text-properties fo:font-style="normal" officeooo:rsid="034dbe4d" style:font-style-asian="normal" style:font-style-complex="normal"/>
    </style:style>
    <style:style style:name="T733" style:family="text">
      <style:text-properties fo:font-style="normal" officeooo:rsid="034f33b6" style:font-style-asian="normal" style:font-style-complex="normal"/>
    </style:style>
    <style:style style:name="T734" style:family="text">
      <style:text-properties fo:font-style="normal" officeooo:rsid="035051aa" style:font-style-asian="normal" style:font-style-complex="normal"/>
    </style:style>
    <style:style style:name="T735" style:family="text">
      <style:text-properties fo:font-style="normal" officeooo:rsid="035de550" style:font-style-asian="normal" style:font-style-complex="normal"/>
    </style:style>
    <style:style style:name="T736" style:family="text">
      <style:text-properties fo:font-style="normal" officeooo:rsid="0364e15d" style:font-style-asian="normal" style:font-style-complex="normal"/>
    </style:style>
    <style:style style:name="T737" style:family="text">
      <style:text-properties fo:font-style="normal" officeooo:rsid="033e56cf" style:font-style-asian="normal" style:font-style-complex="normal"/>
    </style:style>
    <style:style style:name="T738" style:family="text">
      <style:text-properties fo:font-style="normal" officeooo:rsid="0367f8e1" style:font-style-asian="normal" style:font-style-complex="normal"/>
    </style:style>
    <style:style style:name="T739" style:family="text">
      <style:text-properties fo:font-style="normal" officeooo:rsid="0369854f" style:font-style-asian="normal" style:font-style-complex="normal"/>
    </style:style>
    <style:style style:name="T740" style:family="text">
      <style:text-properties fo:font-style="normal" officeooo:rsid="040ce935" style:font-style-asian="normal" style:font-style-complex="normal"/>
    </style:style>
    <style:style style:name="T741" style:family="text">
      <style:text-properties fo:font-style="normal" officeooo:rsid="040ea9fd" style:font-style-asian="normal" style:font-style-complex="normal"/>
    </style:style>
    <style:style style:name="T742" style:family="text">
      <style:text-properties fo:font-style="normal" officeooo:rsid="041e6a3e" style:font-style-asian="normal" style:font-style-complex="normal"/>
    </style:style>
    <style:style style:name="T743" style:family="text">
      <style:text-properties fo:font-style="normal" officeooo:rsid="04a8203c" style:font-style-asian="normal" style:font-style-complex="normal"/>
    </style:style>
    <style:style style:name="T744" style:family="text">
      <style:text-properties fo:font-style="normal" officeooo:rsid="04b80b14" style:font-style-asian="normal" style:font-style-complex="normal"/>
    </style:style>
    <style:style style:name="T74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4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6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67" style:family="text">
      <style:text-properties officeooo:rsid="004d4d0b"/>
    </style:style>
    <style:style style:name="T868" style:family="text">
      <style:text-properties officeooo:rsid="0013268f"/>
    </style:style>
    <style:style style:name="T869" style:family="text">
      <style:text-properties officeooo:rsid="004f4350"/>
    </style:style>
    <style:style style:name="T870" style:family="text">
      <style:text-properties officeooo:rsid="00501b3c"/>
    </style:style>
    <style:style style:name="T871" style:family="text">
      <style:text-properties officeooo:rsid="00147dd9"/>
    </style:style>
    <style:style style:name="T872" style:family="text">
      <style:text-properties officeooo:rsid="005521a3"/>
    </style:style>
    <style:style style:name="T873" style:family="text">
      <style:text-properties fo:font-weight="bold" style:font-weight-asian="bold" style:font-weight-complex="bold"/>
    </style:style>
    <style:style style:name="T874" style:family="text">
      <style:text-properties fo:font-weight="bold" officeooo:rsid="005f7223" style:font-weight-asian="bold" style:font-weight-complex="bold"/>
    </style:style>
    <style:style style:name="T875" style:family="text">
      <style:text-properties fo:font-weight="bold" officeooo:rsid="01871851" style:font-weight-asian="bold" style:font-weight-complex="bold"/>
    </style:style>
    <style:style style:name="T876" style:family="text">
      <style:text-properties fo:font-weight="bold" officeooo:rsid="02070606" style:font-weight-asian="bold" style:font-weight-complex="bold"/>
    </style:style>
    <style:style style:name="T877" style:family="text">
      <style:text-properties fo:font-weight="bold" officeooo:rsid="0206e857" style:font-weight-asian="bold" style:font-weight-complex="bold"/>
    </style:style>
    <style:style style:name="T878" style:family="text">
      <style:text-properties fo:font-weight="bold" officeooo:rsid="03153caa" style:font-weight-asian="bold" style:font-weight-complex="bold"/>
    </style:style>
    <style:style style:name="T879" style:family="text">
      <style:text-properties fo:font-weight="bold" officeooo:rsid="03429aa5" style:font-weight-asian="bold" style:font-weight-complex="bold"/>
    </style:style>
    <style:style style:name="T880" style:family="text">
      <style:text-properties fo:font-weight="bold" officeooo:rsid="0356cf1b" style:font-weight-asian="bold" style:font-weight-complex="bold"/>
    </style:style>
    <style:style style:name="T881" style:family="text">
      <style:text-properties fo:font-weight="bold" officeooo:rsid="03c34d65" style:font-weight-asian="bold" style:font-weight-complex="bold"/>
    </style:style>
    <style:style style:name="T882" style:family="text">
      <style:text-properties fo:font-weight="bold" officeooo:rsid="03c39617" style:font-weight-asian="bold" style:font-weight-complex="bold"/>
    </style:style>
    <style:style style:name="T883" style:family="text">
      <style:text-properties fo:font-weight="bold" officeooo:rsid="03c44ca6" style:font-weight-asian="bold" style:font-weight-complex="bold"/>
    </style:style>
    <style:style style:name="T884" style:family="text">
      <style:text-properties fo:font-weight="bold" officeooo:rsid="03ea64bf" style:font-weight-asian="bold" style:font-weight-complex="bold"/>
    </style:style>
    <style:style style:name="T885" style:family="text">
      <style:text-properties fo:font-weight="bold" officeooo:rsid="03f8c064" style:font-weight-asian="bold" style:font-weight-complex="bold"/>
    </style:style>
    <style:style style:name="T886" style:family="text">
      <style:text-properties fo:font-weight="bold" officeooo:rsid="0411d16e" style:font-weight-asian="bold" style:font-weight-complex="bold"/>
    </style:style>
    <style:style style:name="T887" style:family="text">
      <style:text-properties fo:font-weight="bold" officeooo:rsid="048fe3f8" style:font-weight-asian="bold" style:font-weight-complex="bold"/>
    </style:style>
    <style:style style:name="T888" style:family="text">
      <style:text-properties fo:font-weight="bold" officeooo:rsid="048ffd4a" style:font-weight-asian="bold" style:font-weight-complex="bold"/>
    </style:style>
    <style:style style:name="T889" style:family="text">
      <style:text-properties fo:font-weight="bold" officeooo:rsid="04a08898" style:font-weight-asian="bold" style:font-weight-complex="bold"/>
    </style:style>
    <style:style style:name="T890" style:family="text">
      <style:text-properties officeooo:rsid="005b5f51"/>
    </style:style>
    <style:style style:name="T891" style:family="text">
      <style:text-properties officeooo:rsid="005d12fa"/>
    </style:style>
    <style:style style:name="T892" style:family="text">
      <style:text-properties officeooo:rsid="005f7223"/>
    </style:style>
    <style:style style:name="T893" style:family="text">
      <style:text-properties style:text-underline-style="none"/>
    </style:style>
    <style:style style:name="T894" style:family="text">
      <style:text-properties style:text-underline-style="none" fo:font-weight="normal" style:font-weight-asian="normal" style:font-weight-complex="normal"/>
    </style:style>
    <style:style style:name="T895" style:family="text">
      <style:text-properties style:text-underline-style="none" fo:font-weight="normal" officeooo:rsid="00721e09" style:font-weight-asian="normal" style:font-weight-complex="normal"/>
    </style:style>
    <style:style style:name="T896" style:family="text">
      <style:text-properties style:text-underline-style="none" fo:font-weight="normal" officeooo:rsid="00722a19" style:font-weight-asian="normal" style:font-weight-complex="normal"/>
    </style:style>
    <style:style style:name="T897" style:family="text">
      <style:text-properties style:text-underline-style="none" fo:font-weight="normal" officeooo:rsid="006a9ead" style:font-weight-asian="normal" style:font-weight-complex="normal"/>
    </style:style>
    <style:style style:name="T898" style:family="text">
      <style:text-properties style:text-underline-style="none" fo:font-weight="normal" officeooo:rsid="00a639f7" style:font-weight-asian="normal" style:font-weight-complex="normal"/>
    </style:style>
    <style:style style:name="T899" style:family="text">
      <style:text-properties style:text-underline-style="none" fo:font-weight="normal" officeooo:rsid="00a69bec" style:font-weight-asian="normal" style:font-weight-complex="normal"/>
    </style:style>
    <style:style style:name="T900" style:family="text">
      <style:text-properties style:text-underline-style="none" fo:font-weight="normal" officeooo:rsid="009e29ef" style:font-weight-asian="normal" style:font-weight-complex="normal"/>
    </style:style>
    <style:style style:name="T901" style:family="text">
      <style:text-properties style:text-underline-style="none" fo:font-weight="normal" officeooo:rsid="00a75993" style:font-weight-asian="normal" style:font-weight-complex="normal"/>
    </style:style>
    <style:style style:name="T902" style:family="text">
      <style:text-properties style:text-underline-style="none" fo:font-weight="normal" officeooo:rsid="00e7b674" style:font-weight-asian="normal" style:font-weight-complex="normal"/>
    </style:style>
    <style:style style:name="T903" style:family="text">
      <style:text-properties style:text-underline-style="none" fo:font-weight="normal" officeooo:rsid="0123bb39" style:font-weight-asian="normal" style:font-weight-complex="normal"/>
    </style:style>
    <style:style style:name="T904" style:family="text">
      <style:text-properties style:text-underline-style="none" fo:font-weight="normal" officeooo:rsid="02e59398" style:font-weight-asian="normal" style:font-weight-complex="normal"/>
    </style:style>
    <style:style style:name="T905" style:family="text">
      <style:text-properties style:text-underline-style="none" fo:font-weight="normal" officeooo:rsid="0043121f" style:font-weight-asian="normal" style:font-weight-complex="normal"/>
    </style:style>
    <style:style style:name="T906" style:family="text">
      <style:text-properties style:text-underline-style="none" fo:font-weight="normal" officeooo:rsid="04329278" style:font-weight-asian="normal" style:font-weight-complex="normal"/>
    </style:style>
    <style:style style:name="T907" style:family="text">
      <style:text-properties style:text-underline-style="none" fo:font-weight="bold" style:font-weight-asian="bold" style:font-weight-complex="bold"/>
    </style:style>
    <style:style style:name="T908" style:family="text">
      <style:text-properties style:text-underline-style="none" fo:font-weight="bold" officeooo:rsid="00a75993" style:font-weight-asian="bold" style:font-weight-complex="bold"/>
    </style:style>
    <style:style style:name="T909" style:family="text">
      <style:text-properties style:text-underline-style="none" fo:font-weight="bold" officeooo:rsid="013013d9" style:font-weight-asian="bold" style:font-weight-complex="bold"/>
    </style:style>
    <style:style style:name="T910" style:family="text">
      <style:text-properties style:text-underline-style="none" fo:font-weight="bold" officeooo:rsid="01408f03" style:font-weight-asian="bold" style:font-weight-complex="bold"/>
    </style:style>
    <style:style style:name="T911" style:family="text">
      <style:text-properties style:text-underline-style="none" officeooo:rsid="00bbbf73"/>
    </style:style>
    <style:style style:name="T912" style:family="text">
      <style:text-properties style:text-underline-style="none" officeooo:rsid="00d40111"/>
    </style:style>
    <style:style style:name="T913" style:family="text">
      <style:text-properties style:text-underline-style="none" officeooo:rsid="00d708a6"/>
    </style:style>
    <style:style style:name="T914" style:family="text">
      <style:text-properties style:text-underline-style="none" officeooo:rsid="00d5826a"/>
    </style:style>
    <style:style style:name="T915" style:family="text">
      <style:text-properties style:text-underline-style="none" officeooo:rsid="00d9c9e4"/>
    </style:style>
    <style:style style:name="T916" style:family="text">
      <style:text-properties style:text-underline-style="none" officeooo:rsid="00ec1e8c"/>
    </style:style>
    <style:style style:name="T917" style:family="text">
      <style:text-properties style:text-underline-style="none" officeooo:rsid="00fde6f2"/>
    </style:style>
    <style:style style:name="T918" style:family="text">
      <style:text-properties style:text-underline-style="none" officeooo:rsid="013013d9"/>
    </style:style>
    <style:style style:name="T919" style:family="text">
      <style:text-properties style:text-underline-style="none" officeooo:rsid="0137af9f"/>
    </style:style>
    <style:style style:name="T920" style:family="text">
      <style:text-properties style:text-underline-style="none" officeooo:rsid="013282b3"/>
    </style:style>
    <style:style style:name="T921" style:family="text">
      <style:text-properties style:text-underline-style="none" officeooo:rsid="01408f03"/>
    </style:style>
    <style:style style:name="T922" style:family="text">
      <style:text-properties style:text-underline-style="none" officeooo:rsid="01416cb6"/>
    </style:style>
    <style:style style:name="T923" style:family="text">
      <style:text-properties style:text-underline-style="none" officeooo:rsid="01435f2a"/>
    </style:style>
    <style:style style:name="T924" style:family="text">
      <style:text-properties style:text-underline-style="none" officeooo:rsid="015f15fe"/>
    </style:style>
    <style:style style:name="T925" style:family="text">
      <style:text-properties officeooo:rsid="00722a19"/>
    </style:style>
    <style:style style:name="T926" style:family="text">
      <style:text-properties officeooo:rsid="0082538a"/>
    </style:style>
    <style:style style:name="T927" style:family="text">
      <style:text-properties officeooo:rsid="008a06de"/>
    </style:style>
    <style:style style:name="T928" style:family="text">
      <style:text-properties officeooo:rsid="00937b11"/>
    </style:style>
    <style:style style:name="T929" style:family="text">
      <style:text-properties officeooo:rsid="0093b191"/>
    </style:style>
    <style:style style:name="T930" style:family="text">
      <style:text-properties officeooo:rsid="00b502cc"/>
    </style:style>
    <style:style style:name="T931" style:family="text">
      <style:text-properties officeooo:rsid="00ba4170"/>
    </style:style>
    <style:style style:name="T932" style:family="text">
      <style:text-properties officeooo:rsid="00bbbf73"/>
    </style:style>
    <style:style style:name="T933" style:family="text">
      <style:text-properties officeooo:rsid="00bd3f9d"/>
    </style:style>
    <style:style style:name="T934" style:family="text">
      <style:text-properties officeooo:rsid="00beb82f"/>
    </style:style>
    <style:style style:name="T935" style:family="text">
      <style:text-properties officeooo:rsid="00c2a166"/>
    </style:style>
    <style:style style:name="T936" style:family="text">
      <style:text-properties officeooo:rsid="00c7406f"/>
    </style:style>
    <style:style style:name="T937" style:family="text">
      <style:text-properties officeooo:rsid="00c93592"/>
    </style:style>
    <style:style style:name="T938" style:family="text">
      <style:text-properties officeooo:rsid="00d83381"/>
    </style:style>
    <style:style style:name="T939" style:family="text">
      <style:text-properties officeooo:rsid="00e09913"/>
    </style:style>
    <style:style style:name="T940" style:family="text">
      <style:text-properties officeooo:rsid="00ed9297"/>
    </style:style>
    <style:style style:name="T941" style:family="text">
      <style:text-properties officeooo:rsid="00ef4875"/>
    </style:style>
    <style:style style:name="T942" style:family="text">
      <style:text-properties officeooo:rsid="00f0f7f8"/>
    </style:style>
    <style:style style:name="T943" style:family="text">
      <style:text-properties officeooo:rsid="00f5260b"/>
    </style:style>
    <style:style style:name="T944" style:family="text">
      <style:text-properties officeooo:rsid="010185dc"/>
    </style:style>
    <style:style style:name="T945" style:family="text">
      <style:text-properties officeooo:rsid="01095847"/>
    </style:style>
    <style:style style:name="T946" style:family="text">
      <style:text-properties officeooo:rsid="010f422a"/>
    </style:style>
    <style:style style:name="T947" style:family="text">
      <style:text-properties officeooo:rsid="01113d34"/>
    </style:style>
    <style:style style:name="T948" style:family="text">
      <style:text-properties officeooo:rsid="011bd541"/>
    </style:style>
    <style:style style:name="T949" style:family="text">
      <style:text-properties style:text-line-through-style="none" style:text-line-through-type="none"/>
    </style:style>
    <style:style style:name="T95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5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52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53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54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55" style:family="text">
      <style:text-properties style:text-line-through-style="none" style:text-line-through-type="none" fo:font-style="italic" style:font-style-asian="italic" style:font-style-complex="italic"/>
    </style:style>
    <style:style style:name="T95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57" style:family="text">
      <style:text-properties style:text-line-through-style="none" style:text-line-through-type="none" style:text-underline-style="none"/>
    </style:style>
    <style:style style:name="T95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5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6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6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62" style:family="text">
      <style:text-properties style:text-line-through-style="none" style:text-line-through-type="none" officeooo:rsid="03d52c7f"/>
    </style:style>
    <style:style style:name="T963" style:family="text">
      <style:text-properties style:text-line-through-style="none" style:text-line-through-type="none" officeooo:rsid="03ef2dc7"/>
    </style:style>
    <style:style style:name="T964" style:family="text">
      <style:text-properties style:text-line-through-style="none" style:text-line-through-type="none" officeooo:rsid="03ec3a95"/>
    </style:style>
    <style:style style:name="T965" style:family="text">
      <style:text-properties style:text-line-through-style="none" style:text-line-through-type="none" officeooo:rsid="03f0c84b"/>
    </style:style>
    <style:style style:name="T96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6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6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6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7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7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7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7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7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7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76" style:family="text">
      <style:text-properties style:text-line-through-style="none" style:text-line-through-type="none" officeooo:rsid="044cd909"/>
    </style:style>
    <style:style style:name="T977" style:family="text">
      <style:text-properties style:text-line-through-style="none" style:text-line-through-type="none" officeooo:rsid="0557f31f"/>
    </style:style>
    <style:style style:name="T978" style:family="text">
      <style:text-properties style:text-line-through-style="none" style:text-line-through-type="none" officeooo:rsid="05a9b5b8"/>
    </style:style>
    <style:style style:name="T979" style:family="text">
      <style:text-properties style:text-line-through-style="none" style:text-line-through-type="none" officeooo:rsid="05bb08e9"/>
    </style:style>
    <style:style style:name="T980" style:family="text">
      <style:text-properties officeooo:rsid="0152f194"/>
    </style:style>
    <style:style style:name="T981" style:family="text">
      <style:text-properties officeooo:rsid="016860b9"/>
    </style:style>
    <style:style style:name="T982" style:family="text">
      <style:text-properties officeooo:rsid="01758a0f"/>
    </style:style>
    <style:style style:name="T983" style:family="text">
      <style:text-properties officeooo:rsid="01871851"/>
    </style:style>
    <style:style style:name="T984" style:family="text">
      <style:text-properties officeooo:rsid="0188ed42"/>
    </style:style>
    <style:style style:name="T985" style:family="text">
      <style:text-properties officeooo:rsid="018c0d5b"/>
    </style:style>
    <style:style style:name="T986" style:family="text">
      <style:text-properties officeooo:rsid="019479eb"/>
    </style:style>
    <style:style style:name="T987" style:family="text">
      <style:text-properties officeooo:rsid="0198a2ea"/>
    </style:style>
    <style:style style:name="T988" style:family="text">
      <style:text-properties officeooo:rsid="01c64853"/>
    </style:style>
    <style:style style:name="T989" style:family="text">
      <style:text-properties officeooo:rsid="01d80854"/>
    </style:style>
    <style:style style:name="T990" style:family="text">
      <style:text-properties officeooo:rsid="01d90cf6"/>
    </style:style>
    <style:style style:name="T991" style:family="text">
      <style:text-properties officeooo:rsid="01d9cd4e"/>
    </style:style>
    <style:style style:name="T992" style:family="text">
      <style:text-properties officeooo:rsid="01dc67de"/>
    </style:style>
    <style:style style:name="T993" style:family="text">
      <style:text-properties officeooo:rsid="01df8731"/>
    </style:style>
    <style:style style:name="T994" style:family="text">
      <style:text-properties officeooo:rsid="01e917c9"/>
    </style:style>
    <style:style style:name="T995" style:family="text">
      <style:text-properties officeooo:rsid="01e5182b"/>
    </style:style>
    <style:style style:name="T996" style:family="text">
      <style:text-properties officeooo:rsid="01e966ec"/>
    </style:style>
    <style:style style:name="T997" style:family="text">
      <style:text-properties officeooo:rsid="01eb88a9"/>
    </style:style>
    <style:style style:name="T998" style:family="text">
      <style:text-properties officeooo:rsid="01ec8e18"/>
    </style:style>
    <style:style style:name="T999" style:family="text">
      <style:text-properties officeooo:rsid="01f79ca2"/>
    </style:style>
    <style:style style:name="T1000" style:family="text">
      <style:text-properties officeooo:rsid="01f9794d"/>
    </style:style>
    <style:style style:name="T1001" style:family="text">
      <style:text-properties officeooo:rsid="01fb1d79"/>
    </style:style>
    <style:style style:name="T1002" style:family="text">
      <style:text-properties officeooo:rsid="01fde08a"/>
    </style:style>
    <style:style style:name="T1003" style:family="text">
      <style:text-properties officeooo:rsid="0200b58e"/>
    </style:style>
    <style:style style:name="T1004" style:family="text">
      <style:text-properties officeooo:rsid="01c48a9e"/>
    </style:style>
    <style:style style:name="T1005" style:family="text">
      <style:text-properties officeooo:rsid="020294d1"/>
    </style:style>
    <style:style style:name="T1006" style:family="text">
      <style:text-properties officeooo:rsid="019e70b3"/>
    </style:style>
    <style:style style:name="T1007" style:family="text">
      <style:text-properties officeooo:rsid="020131ae"/>
    </style:style>
    <style:style style:name="T1008" style:family="text">
      <style:text-properties officeooo:rsid="01b08253"/>
    </style:style>
    <style:style style:name="T1009" style:family="text">
      <style:text-properties officeooo:rsid="01ffec25"/>
    </style:style>
    <style:style style:name="T1010" style:family="text">
      <style:text-properties officeooo:rsid="0212a48a"/>
    </style:style>
    <style:style style:name="T1011" style:family="text">
      <style:text-properties officeooo:rsid="021d76dd"/>
    </style:style>
    <style:style style:name="T1012" style:family="text">
      <style:text-properties officeooo:rsid="022053cd"/>
    </style:style>
    <style:style style:name="T1013" style:family="text">
      <style:text-properties officeooo:rsid="01e2b86d"/>
    </style:style>
    <style:style style:name="T1014" style:family="text">
      <style:text-properties officeooo:rsid="022dff2a"/>
    </style:style>
    <style:style style:name="T1015" style:family="text">
      <style:text-properties officeooo:rsid="02540cb9"/>
    </style:style>
    <style:style style:name="T1016" style:family="text">
      <style:text-properties officeooo:rsid="025798af"/>
    </style:style>
    <style:style style:name="T1017" style:family="text">
      <style:text-properties officeooo:rsid="0259f4ad"/>
    </style:style>
    <style:style style:name="T1018" style:family="text">
      <style:text-properties officeooo:rsid="025b11c7"/>
    </style:style>
    <style:style style:name="T1019" style:family="text">
      <style:text-properties officeooo:rsid="02685e01"/>
    </style:style>
    <style:style style:name="T1020" style:family="text">
      <style:text-properties officeooo:rsid="024d9b01"/>
    </style:style>
    <style:style style:name="T1021" style:family="text">
      <style:text-properties officeooo:rsid="026b5506"/>
    </style:style>
    <style:style style:name="T1022" style:family="text">
      <style:text-properties officeooo:rsid="02727518"/>
    </style:style>
    <style:style style:name="T1023" style:family="text">
      <style:text-properties officeooo:rsid="02743cef"/>
    </style:style>
    <style:style style:name="T102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2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26" style:family="text">
      <style:text-properties officeooo:rsid="02abf8f2"/>
    </style:style>
    <style:style style:name="T1027" style:family="text">
      <style:text-properties officeooo:rsid="02ac7db0"/>
    </style:style>
    <style:style style:name="T1028" style:family="text">
      <style:text-properties officeooo:rsid="02b14a1d"/>
    </style:style>
    <style:style style:name="T1029" style:family="text">
      <style:text-properties officeooo:rsid="02b245f2"/>
    </style:style>
    <style:style style:name="T1030" style:family="text">
      <style:text-properties officeooo:rsid="004826c4"/>
    </style:style>
    <style:style style:name="T1031" style:family="text">
      <style:text-properties officeooo:rsid="02b807dc"/>
    </style:style>
    <style:style style:name="T1032" style:family="text">
      <style:text-properties officeooo:rsid="0063f3c5"/>
    </style:style>
    <style:style style:name="T1033" style:family="text">
      <style:text-properties officeooo:rsid="00c0d7c6"/>
    </style:style>
    <style:style style:name="T1034" style:family="text">
      <style:text-properties officeooo:rsid="02bfe198"/>
    </style:style>
    <style:style style:name="T1035" style:family="text">
      <style:text-properties officeooo:rsid="02ccc8f6"/>
    </style:style>
    <style:style style:name="T1036" style:family="text">
      <style:text-properties officeooo:rsid="02e142ec"/>
    </style:style>
    <style:style style:name="T1037" style:family="text">
      <style:text-properties officeooo:rsid="02ec089f"/>
    </style:style>
    <style:style style:name="T1038" style:family="text">
      <style:text-properties officeooo:rsid="008d7148"/>
    </style:style>
    <style:style style:name="T1039" style:family="text">
      <style:text-properties officeooo:rsid="0069ae25"/>
    </style:style>
    <style:style style:name="T1040" style:family="text">
      <style:text-properties officeooo:rsid="02edc963"/>
    </style:style>
    <style:style style:name="T1041" style:family="text">
      <style:text-properties officeooo:rsid="03049b98"/>
    </style:style>
    <style:style style:name="T1042" style:family="text">
      <style:text-properties officeooo:rsid="0304fd19"/>
    </style:style>
    <style:style style:name="T1043" style:family="text">
      <style:text-properties officeooo:rsid="030f0c9b"/>
    </style:style>
    <style:style style:name="T1044" style:family="text">
      <style:text-properties style:text-underline-style="solid" style:text-underline-width="auto" style:text-underline-color="font-color"/>
    </style:style>
    <style:style style:name="T1045" style:family="text">
      <style:text-properties style:text-underline-style="solid" style:text-underline-width="auto" style:text-underline-color="font-color" officeooo:rsid="030f0c9b"/>
    </style:style>
    <style:style style:name="T104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47" style:family="text">
      <style:text-properties officeooo:rsid="0329fac1"/>
    </style:style>
    <style:style style:name="T1048" style:family="text">
      <style:text-properties officeooo:rsid="032c4fdc"/>
    </style:style>
    <style:style style:name="T1049" style:family="text">
      <style:text-properties officeooo:rsid="032e6032"/>
    </style:style>
    <style:style style:name="T1050" style:family="text">
      <style:text-properties officeooo:rsid="033f17a3"/>
    </style:style>
    <style:style style:name="T1051" style:family="text">
      <style:text-properties officeooo:rsid="03182d82"/>
    </style:style>
    <style:style style:name="T1052" style:family="text">
      <style:text-properties officeooo:rsid="03153caa"/>
    </style:style>
    <style:style style:name="T1053" style:family="text">
      <style:text-properties officeooo:rsid="03429aa5"/>
    </style:style>
    <style:style style:name="T1054" style:family="text">
      <style:text-properties officeooo:rsid="0346a444"/>
    </style:style>
    <style:style style:name="T1055" style:family="text">
      <style:text-properties officeooo:rsid="034adc9b"/>
    </style:style>
    <style:style style:name="T1056" style:family="text">
      <style:text-properties officeooo:rsid="034c7df6"/>
    </style:style>
    <style:style style:name="T1057" style:family="text">
      <style:text-properties officeooo:rsid="034f33b6"/>
    </style:style>
    <style:style style:name="T1058" style:family="text">
      <style:text-properties officeooo:rsid="034f5b13"/>
    </style:style>
    <style:style style:name="T1059" style:family="text">
      <style:text-properties officeooo:rsid="034f680a"/>
    </style:style>
    <style:style style:name="T1060" style:family="text">
      <style:text-properties officeooo:rsid="031fc4b1"/>
    </style:style>
    <style:style style:name="T1061" style:family="text">
      <style:text-properties officeooo:rsid="0354d22d"/>
    </style:style>
    <style:style style:name="T1062" style:family="text">
      <style:text-properties officeooo:rsid="0356cf1b"/>
    </style:style>
    <style:style style:name="T1063" style:family="text">
      <style:text-properties officeooo:rsid="035fe67f"/>
    </style:style>
    <style:style style:name="T1064" style:family="text">
      <style:text-properties officeooo:rsid="035ffaa8"/>
    </style:style>
    <style:style style:name="T1065" style:family="text">
      <style:text-properties officeooo:rsid="036197c0"/>
    </style:style>
    <style:style style:name="T1066" style:family="text">
      <style:text-properties officeooo:rsid="037541ab"/>
    </style:style>
    <style:style style:name="T1067" style:family="text">
      <style:text-properties officeooo:rsid="037607bd"/>
    </style:style>
    <style:style style:name="T1068" style:family="text">
      <style:text-properties officeooo:rsid="03804bbd"/>
    </style:style>
    <style:style style:name="T1069" style:family="text">
      <style:text-properties officeooo:rsid="03886cfc"/>
    </style:style>
    <style:style style:name="T1070" style:family="text">
      <style:text-properties officeooo:rsid="03a24854"/>
    </style:style>
    <style:style style:name="T1071" style:family="text">
      <style:text-properties officeooo:rsid="03a27e76"/>
    </style:style>
    <style:style style:name="T1072" style:family="text">
      <style:text-properties officeooo:rsid="03a4e520"/>
    </style:style>
    <style:style style:name="T1073" style:family="text">
      <style:text-properties officeooo:rsid="03778af6"/>
    </style:style>
    <style:style style:name="T1074" style:family="text">
      <style:text-properties officeooo:rsid="03aaef44"/>
    </style:style>
    <style:style style:name="T107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76" style:family="text">
      <style:text-properties officeooo:rsid="03bf675e"/>
    </style:style>
    <style:style style:name="T1077" style:family="text">
      <style:text-properties officeooo:rsid="03c34d65"/>
    </style:style>
    <style:style style:name="T1078" style:family="text">
      <style:text-properties officeooo:rsid="03d26e6d"/>
    </style:style>
    <style:style style:name="T1079" style:family="text">
      <style:text-properties fo:color="#008000"/>
    </style:style>
    <style:style style:name="T1080" style:family="text">
      <style:text-properties fo:color="#008000" fo:font-style="italic" style:font-style-asian="italic" style:font-style-complex="italic"/>
    </style:style>
    <style:style style:name="T108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082" style:family="text">
      <style:text-properties fo:color="#008000" officeooo:rsid="03153caa" fo:background-color="transparent" loext:char-shading-value="0"/>
    </style:style>
    <style:style style:name="T1083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84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85" style:family="text">
      <style:text-properties fo:color="#008000" officeooo:rsid="03429aa5"/>
    </style:style>
    <style:style style:name="T1086" style:family="text">
      <style:text-properties fo:color="#008000" officeooo:rsid="03886cfc"/>
    </style:style>
    <style:style style:name="T1087" style:family="text">
      <style:text-properties fo:color="#008000" officeooo:rsid="05d5c10e"/>
    </style:style>
    <style:style style:name="T1088" style:family="text">
      <style:text-properties officeooo:rsid="03e2358d"/>
    </style:style>
    <style:style style:name="T1089" style:family="text">
      <style:text-properties officeooo:rsid="03e6bad7"/>
    </style:style>
    <style:style style:name="T1090" style:family="text">
      <style:text-properties officeooo:rsid="03e718ea"/>
    </style:style>
    <style:style style:name="T1091" style:family="text">
      <style:text-properties officeooo:rsid="03e90de3"/>
    </style:style>
    <style:style style:name="T1092" style:family="text">
      <style:text-properties officeooo:rsid="0015f1ff"/>
    </style:style>
    <style:style style:name="T1093" style:family="text">
      <style:text-properties officeooo:rsid="03e93625"/>
    </style:style>
    <style:style style:name="T1094" style:family="text">
      <style:text-properties officeooo:rsid="0019f535"/>
    </style:style>
    <style:style style:name="T1095" style:family="text">
      <style:text-properties officeooo:rsid="03ec3a95"/>
    </style:style>
    <style:style style:name="T1096" style:family="text">
      <style:text-properties officeooo:rsid="03ed0846"/>
    </style:style>
    <style:style style:name="T1097" style:family="text">
      <style:text-properties officeooo:rsid="03ee7eb1"/>
    </style:style>
    <style:style style:name="T1098" style:family="text">
      <style:text-properties officeooo:rsid="03f0c84b"/>
    </style:style>
    <style:style style:name="T1099" style:family="text">
      <style:text-properties officeooo:rsid="03f27278"/>
    </style:style>
    <style:style style:name="T1100" style:family="text">
      <style:text-properties officeooo:rsid="03f7049e"/>
    </style:style>
    <style:style style:name="T1101" style:family="text">
      <style:text-properties officeooo:rsid="04045fb5"/>
    </style:style>
    <style:style style:name="T1102" style:family="text">
      <style:text-properties officeooo:rsid="0411d16e"/>
    </style:style>
    <style:style style:name="T1103" style:family="text">
      <style:text-properties officeooo:rsid="0437fd59"/>
    </style:style>
    <style:style style:name="T1104" style:family="text">
      <style:text-properties officeooo:rsid="043c6125"/>
    </style:style>
    <style:style style:name="T1105" style:family="text">
      <style:text-properties officeooo:rsid="045019c0"/>
    </style:style>
    <style:style style:name="T1106" style:family="text">
      <style:text-properties officeooo:rsid="0455d30c"/>
    </style:style>
    <style:style style:name="T1107" style:family="text">
      <style:text-properties officeooo:rsid="046a1124"/>
    </style:style>
    <style:style style:name="T1108" style:family="text">
      <style:text-properties officeooo:rsid="046a9d46"/>
    </style:style>
    <style:style style:name="T1109" style:family="text">
      <style:text-properties officeooo:rsid="046fb62d"/>
    </style:style>
    <style:style style:name="T1110" style:family="text">
      <style:text-properties officeooo:rsid="04719231"/>
    </style:style>
    <style:style style:name="T1111" style:family="text">
      <style:text-properties officeooo:rsid="040ce935"/>
    </style:style>
    <style:style style:name="T1112" style:family="text">
      <style:text-properties officeooo:rsid="048bee3c"/>
    </style:style>
    <style:style style:name="T1113" style:family="text">
      <style:text-properties officeooo:rsid="048df38c"/>
    </style:style>
    <style:style style:name="T1114" style:family="text">
      <style:text-properties officeooo:rsid="048ffd4a"/>
    </style:style>
    <style:style style:name="T1115" style:family="text">
      <style:text-properties officeooo:rsid="04915c32"/>
    </style:style>
    <style:style style:name="T1116" style:family="text">
      <style:text-properties officeooo:rsid="04a08898"/>
    </style:style>
    <style:style style:name="T1117" style:family="text">
      <style:text-properties officeooo:rsid="04a3c98b"/>
    </style:style>
    <style:style style:name="T1118" style:family="text">
      <style:text-properties officeooo:rsid="04a57ad8"/>
    </style:style>
    <style:style style:name="T1119" style:family="text">
      <style:text-properties officeooo:rsid="04a6595a"/>
    </style:style>
    <style:style style:name="T1120" style:family="text">
      <style:text-properties officeooo:rsid="04a6679a"/>
    </style:style>
    <style:style style:name="T1121" style:family="text">
      <style:text-properties officeooo:rsid="04bb11b5"/>
    </style:style>
    <style:style style:name="T1122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23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24" style:family="text">
      <style:text-properties officeooo:rsid="04bc7059"/>
    </style:style>
    <style:style style:name="T1125" style:family="text">
      <style:text-properties officeooo:rsid="04c36d3f"/>
    </style:style>
    <style:style style:name="T1126" style:family="text">
      <style:text-properties officeooo:rsid="04c627f1"/>
    </style:style>
    <style:style style:name="T1127" style:family="text">
      <style:text-properties officeooo:rsid="04cce5bf"/>
    </style:style>
    <style:style style:name="T1128" style:family="text">
      <style:text-properties officeooo:rsid="04cfcb47"/>
    </style:style>
    <style:style style:name="T1129" style:family="text">
      <style:text-properties officeooo:rsid="04e24210"/>
    </style:style>
    <style:style style:name="T1130" style:family="text">
      <style:text-properties officeooo:rsid="04ec533d"/>
    </style:style>
    <style:style style:name="T1131" style:family="text">
      <style:text-properties officeooo:rsid="04ed871b"/>
    </style:style>
    <style:style style:name="T1132" style:family="text">
      <style:text-properties officeooo:rsid="0508fe4c"/>
    </style:style>
    <style:style style:name="T1133" style:family="text">
      <style:text-properties officeooo:rsid="05115d8e"/>
    </style:style>
    <style:style style:name="T1134" style:family="text">
      <style:text-properties officeooo:rsid="051c4636"/>
    </style:style>
    <style:style style:name="T1135" style:family="text">
      <style:text-properties officeooo:rsid="0524ab2e"/>
    </style:style>
    <style:style style:name="T1136" style:family="text">
      <style:text-properties officeooo:rsid="05250d74"/>
    </style:style>
    <style:style style:name="T1137" style:family="text">
      <style:text-properties officeooo:rsid="052672fc"/>
    </style:style>
    <style:style style:name="T1138" style:family="text">
      <style:text-properties officeooo:rsid="0540f4db"/>
    </style:style>
    <style:style style:name="T1139" style:family="text">
      <style:text-properties officeooo:rsid="057b1a47"/>
    </style:style>
    <style:style style:name="T1140" style:family="text">
      <style:text-properties officeooo:rsid="057cbee6"/>
    </style:style>
    <style:style style:name="T1141" style:family="text">
      <style:text-properties officeooo:rsid="057e9023"/>
    </style:style>
    <style:style style:name="T1142" style:family="text">
      <style:text-properties officeooo:rsid="0585d555"/>
    </style:style>
    <style:style style:name="T1143" style:family="text">
      <style:text-properties officeooo:rsid="058a5955"/>
    </style:style>
    <style:style style:name="T1144" style:family="text">
      <style:text-properties officeooo:rsid="058bbc5e"/>
    </style:style>
    <style:style style:name="T1145" style:family="text">
      <style:text-properties officeooo:rsid="059df9ef"/>
    </style:style>
    <style:style style:name="T1146" style:family="text">
      <style:text-properties officeooo:rsid="05bc64d7"/>
    </style:style>
    <style:style style:name="T1147" style:family="text">
      <style:text-properties officeooo:rsid="05c413ac"/>
    </style:style>
    <style:style style:name="T1148" style:family="text">
      <style:text-properties officeooo:rsid="05ce73f5"/>
    </style:style>
    <style:style style:name="T1149" style:family="text">
      <style:text-properties officeooo:rsid="05d0a1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5"><text:span text:style-name="T872">А</text:span>нглийско<text:span text:style-name="T872">е</text:span> предложени<text:span text:style-name="T872">е</text:span></text:p>
      <text:p text:style-name="P1166"/>
      <text:p text:style-name="P582"><text:span text:style-name="T868">Слова </text:span><text:span text:style-name="T869">в предложении </text:span><text:span text:style-name="T868">делятся на </text:span><text:span text:style-name="T945">две</text:span><text:span text:style-name="T868"> смысловые группы:</text:span></text:p>
      <text:list xml:id="list311056223" text:style-name="L1">
        <text:list-item>
          <text:p text:style-name="P1268"><text:span text:style-name="T868">главные члены предложения — подлежащее и сказуемое </text:span><text:span text:style-name="T1066">(</text:span><text:span text:style-name="T1093">основа</text:span><text:span text:style-name="T1066"> предложения)</text:span><text:span text:style-name="T868">;</text:span></text:p>
        </text:list-item>
        <text:list-item>
          <text:p text:style-name="P1269">второстепенные члены предложения — определение, дополнение и обстоятельтсво.</text:p>
        </text:list-item>
      </text:list>
      <text:p text:style-name="P198"/>
      <text:p text:style-name="P1162">Подлежащее — эт<text:span text:style-name="T982">о</text:span> автор действия (существительное).</text:p>
      <text:p text:style-name="P934">Сказуемое — это действие совершенное автором (глагол).</text:p>
      <text:p text:style-name="P197"/>
      <text:p text:style-name="P1163"><text:span text:style-name="T1092">Дополнение — это то, на </text:span><text:span text:style-name="T1091">кого </text:span><text:span text:style-name="T1093">или на что</text:span><text:span text:style-name="T1092"> направлено действие. </text:span><text:span text:style-name="T1093">В</text:span><text:span text:style-name="T1092">ыражено существительным, </text:span>перед которым может <text:span text:style-name="T1093">быть</text:span> предлог или глаголом <text:span text:style-name="T1093">с</text:span> частиц<text:span text:style-name="T1093">ей</text:span> <text:span text:style-name="T466">to</text:span><text:span text:style-name="T625">. </text:span>Обычно стоит <text:span text:style-name="T1078">во второй половине предложения, после </text:span><text:span text:style-name="T1093">сказуемого</text:span><text:span text:style-name="T1078">.</text:span></text:p>
      <text:p text:style-name="P197"/>
      <text:p text:style-name="P1164">Обстоятельство — это слово или группа слов, отвечающая на вопросы: как? когда? </text:p>
      <text:p text:style-name="P1163"><text:span text:style-name="T1094">каким образом? </text:span><text:span text:style-name="T1093">О</text:span><text:span text:style-name="T1094">бозначает: время, место, способ или причину действия.</text:span></text:p>
      <text:p text:style-name="P197"/>
      <text:p text:style-name="P578"><text:span text:style-name="T871">В английском </text:span><text:span text:style-name="T872">языке</text:span><text:span text:style-name="T871"> не бывает предложений без подлежащего и сказуемого.</text:span></text:p>
      <text:p text:style-name="P935">Исключение составляют разговорные фразы: <text:span text:style-name="T466">nice to meet you</text:span><text:span text:style-name="T485">, come here, have fun </text:span><text:span text:style-name="T724">и пр</text:span><text:span text:style-name="T710">.</text:span></text:p>
      <text:p text:style-name="P1"/>
      <text:p text:style-name="P199"><text:span text:style-name="T935">Порядок слов в у</text:span>тведрдительны<text:span text:style-name="T935">х</text:span> и отрицательны<text:span text:style-name="T935">х</text:span> предложения<text:span text:style-name="T935">х</text:span>:</text:p>
      <text:list xml:id="list1874427710" text:style-name="L2">
        <text:list-item>
          <text:p text:style-name="P1270"><text:span text:style-name="T14">подлежащее</text:span><text:span text:style-name="T1">;</text:span></text:p>
        </text:list-item>
        <text:list-item>
          <text:p text:style-name="P1270"><text:span text:style-name="T24">сказуемое</text:span><text:span text:style-name="T2">;</text:span></text:p>
        </text:list-item>
        <text:list-item>
          <text:p text:style-name="P1271"><text:span text:style-name="T1079">дополнение</text:span>;</text:p>
        </text:list-item>
        <text:list-item>
          <text:p text:style-name="P1271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79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79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79">you money</text:span> — Я дам тебе деньги.</text:p>
      <text:p text:style-name="P16"/>
      <text:p text:style-name="P210"><text:span text:style-name="T935">Порядок слов в в</text:span>опросительны<text:span text:style-name="T935">х</text:span> предложения<text:span text:style-name="T935">х</text:span>:</text:p>
      <text:list xml:id="list2935907326" text:style-name="L3">
        <text:list-item>
          <text:p text:style-name="P1310"><text:span text:style-name="T38">вопросительное слово</text:span>;</text:p>
        </text:list-item>
        <text:list-item>
          <text:p text:style-name="P131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10"><text:span text:style-name="T13">подлежащее</text:span>;</text:p>
        </text:list-item>
        <text:list-item>
          <text:p text:style-name="P131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10"><text:span text:style-name="T8">дополнение</text:span>;</text:p>
        </text:list-item>
        <text:list-item>
          <text:p text:style-name="P1310"><text:span text:style-name="T10">обстоятельство</text:span>.</text:p>
        </text:list-item>
      </text:list>
      <text:p text:style-name="P577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12">—</text:span> Что ты здесь делаешь?</text:p>
      <text:p text:style-name="P579"><text:span text:style-name="T4">Do</text:span><text:span text:style-name="T466"> </text:span><text:span text:style-name="T15">you</text:span><text:span text:style-name="T466"> </text:span><text:span text:style-name="T26">want</text:span><text:span text:style-name="T9"> </text:span><text:span text:style-name="T1080">to live</text:span><text:span text:style-name="T9"> </text:span><text:span text:style-name="T11">in Spain</text:span><text:span text:style-name="T466">? — Ты хочешь жить в Испании?</text:span></text:p>
      <text:p text:style-name="P1088"/>
      <text:p text:style-name="P1088">Местоимение <text:span text:style-name="T466">I</text:span> всегда пишется с большой буквы.</text:p>
      <text:p text:style-name="P1091">В английском языке всего 2 падежа: именительный и объектный. <text:s/></text:p>
      <text:p text:style-name="P1097"><text:span text:style-name="T364">В предложениях, которые используют глаголы: </text:span><text:span text:style-name="T542">like, have, enjoy, need</text:span><text:span text:style-name="T363">, </text:span><text:span text:style-name="T364">подлежащие </text:span></text:p>
      <text:p text:style-name="P1097"><text:span text:style-name="T364">не переводятся на русский в именительном падеже</text:span><text:span text:style-name="T365">:</text:span></text:p>
      <text:p text:style-name="P1087">I like my job — Мне нравится моя работа (а не «Я нравится моя работа»).</text:p>
      <text:p text:style-name="P104"/>
      <text:p text:style-name="P394">Английское предложение, в большинстве случаем, удобнее переводить с конца.</text:p>
      <text:p text:style-name="P393"/>
      <text:p text:style-name="P135">I have something in my eye → in my eye (в моем глазу), something (что-то), I have (есть).</text:p>
      <text:p text:style-name="P1047"><text:span text:style-name="T140">There </text:span><text:span text:style-name="T141">was a cup on the table → on the table (на столе), was (была), a cup (чашка).</text:span></text:p>
      <text:p text:style-name="P1264"><text:span text:style-name="T1122">Глагол и </text:span><text:span text:style-name="T1123">времена</text:span></text:p>
      <text:p text:style-name="P501"/>
      <text:p text:style-name="P903"><text:span text:style-name="T1032">С</text:span><text:span text:style-name="T613">казуемое </text:span><text:span text:style-name="T1032">п</text:span><text:span text:style-name="T613">очти всегда делится на </text:span><text:span text:style-name="T945">две</text:span><text:span text:style-name="T613"> части: </text:span><text:span text:style-name="T926">на </text:span><text:span text:style-name="T613">вспомогательный </text:span><text:span text:style-name="T1033">глагол </text:span><text:span text:style-name="T613">и смысловой.</text:span></text:p>
      <text:p text:style-name="P903"><text:span text:style-name="T613">Вспомогательный глагол не переводится. Он </text:span><text:span text:style-name="T614">сообщает</text:span><text:span text:style-name="T613"> о том, в каком времени нужно переводить смысловой. Смысловой глогол передает суть действия.</text:span></text:p>
      <text:p text:style-name="P903"/>
      <text:p text:style-name="P902">Смысловой глагол имеет несколько форм:</text:p>
      <text:list xml:id="list1297032745" text:style-name="L4">
        <text:list-item>
          <text:p text:style-name="P1272">начальная форма (инфинитив) — форма глагола, как в словаре;</text:p>
        </text:list-item>
        <text:list-item>
          <text:p text:style-name="P1272">с окончанием <text:span text:style-name="T466">-s (-es)</text:span> — в утверждениях <text:span text:style-name="T710">Present Simple</text:span> после <text:span text:style-name="T466">he/she/it</text:span>;</text:p>
        </text:list-item>
        <text:list-item>
          <text:p text:style-name="P1272">с окончанием <text:span text:style-name="T466">-ing</text:span> (причастие) — в основном для образования <text:span text:style-name="T710">Present Continuous</text:span>;</text:p>
        </text:list-item>
        <text:list-item>
          <text:p text:style-name="P1272">2я форма <text:span text:style-name="T939">(с окончанием </text:span><text:span text:style-name="T469">-ed</text:span><text:span text:style-name="T939">)</text:span> — для образования <text:span text:style-name="T710">Past Simple</text:span>;</text:p>
        </text:list-item>
        <text:list-item>
          <text:p text:style-name="P1273">3я форма (прошедшее причастие) — для времен группы Perfect и пассивного залога.</text:p>
        </text:list-item>
      </text:list>
      <text:p text:style-name="P104"/>
      <text:p text:style-name="P353">Самыми распорстраненными являются 2 формы — инфинитив и глагол с окончанием -ing.</text:p>
      <text:p text:style-name="P353">Они входят в состав разных времен и используются в связке с модальными глаголами.</text:p>
      <text:p text:style-name="P355"/>
      <text:p text:style-name="P354">Инфинитив используется в след. ситуациях:</text:p>
      <text:list xml:id="list2914704625" text:style-name="L5">
        <text:list-item>
          <text:p text:style-name="P1311">после модальных глаголов;</text:p>
        </text:list-item>
        <text:list-item>
          <text:p text:style-name="P1311">после вспомогательных глаголов в Present <text:span text:style-name="T1047">Simple и </text:span>Past Simple;</text:p>
        </text:list-item>
        <text:list-item>
          <text:p text:style-name="P1311">в конструкциях going to, have to, used to, would like to.</text:p>
        </text:list-item>
      </text:list>
      <text:p text:style-name="P353"/>
      <text:p text:style-name="P354">Глагол с окончанием -ing используется:</text:p>
      <text:list xml:id="list2093582367" text:style-name="L6">
        <text:list-item>
          <text:p text:style-name="P1312">во временах группы Continuous;</text:p>
        </text:list-item>
        <text:list-item>
          <text:p text:style-name="P1313">в форме герундия.</text:p>
        </text:list-item>
      </text:list>
      <text:p text:style-name="P105"/>
      <text:p text:style-name="P356">Глагол с окончанием -ing грамматически является существительным.</text:p>
      <text:p text:style-name="P105"/>
      <text:p text:style-name="P5"><text:span text:style-name="T941">Настоящее.</text:span> Present</text:p>
      <text:p text:style-name="P350"/>
      <text:p text:style-name="P350">Present Simple (я делаю это сейчас):</text:p>
      <text:p text:style-name="P107">I live in Spain — Я живу в испании (факт).</text:p>
      <text:p text:style-name="P351"/>
      <text:p text:style-name="P350">Present Continuous (я делаю это прямо сейчас):</text:p>
      <text:p text:style-name="P31">I am reading a book — Я читаю книгу (именно сейчас).</text:p>
      <text:p text:style-name="P352"/>
      <text:p text:style-name="P350">Present Perfect (я сделал это ранее, но именно сейчас это важно):</text:p>
      <text:p text:style-name="P106">I have lost the keys — Я потерял ключи (результат).</text:p>
      <text:p text:style-name="P106"/>
      <text:p text:style-name="P350">Present Perfect <text:span text:style-name="T940">Continuous (я делаю это уже какое-то время):</text:span></text:p>
      <text:p text:style-name="P580"><text:span text:style-name="T467">I have been reading for 2 hours — </text:span><text:span text:style-name="T515">Я читаю уже 2 часа</text:span></text:p>
      <text:p text:style-name="P178"/>
      <text:p text:style-name="P26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91"/>
      <text:p text:style-name="P6">Present Simple</text:p>
      <text:p text:style-name="P518"/>
      <text:p text:style-name="P200">Используется чтобы:</text:p>
      <text:list xml:id="list1898640130" text:style-name="L7">
        <text:list-item>
          <text:p text:style-name="P1371">сообщить факты настоящего, описать текущую реальность;</text:p>
        </text:list-item>
        <text:list-item>
          <text:p text:style-name="P1371">говорить о событиях, которые происходят с какой-то регулярностью.</text:p>
        </text:list-item>
      </text:list>
      <text:p text:style-name="P234"><text:soft-page-break/>В утверждениях глагол используется в 2х вариантах:</text:p>
      <text:list xml:id="list2142176100" text:style-name="L8">
        <text:list-item>
          <text:p text:style-name="P1373">без изменений, если подлежащее в первом лице или множеств<text:span text:style-name="T926">ен.</text:span> числе <text:span text:style-name="T466">(</text:span><text:span text:style-name="T470">I</text:span><text:span text:style-name="T466">, </text:span><text:span text:style-name="T470">you</text:span><text:span text:style-name="T466">, </text:span><text:span text:style-name="T470">we,</text:span><text:span text:style-name="T466"> </text:span><text:span text:style-name="T470">they</text:span><text:span text:style-name="T466">)</text:span>;</text:p>
        </text:list-item>
        <text:list-item>
          <text:p text:style-name="P1373"><text:span text:style-name="T615">с окончанием </text:span><text:span text:style-name="T471">-s </text:span><text:span text:style-name="T472">(-es)</text:span><text:span text:style-name="T615">, если подлежащ</text:span><text:span text:style-name="T890">ее</text:span><text:span text:style-name="T615"> в третьем лице, единств</text:span><text:span text:style-name="T891">ен</text:span><text:span text:style-name="T926">ном</text:span><text:span text:style-name="T615"> числе </text:span><text:span text:style-name="T471">(</text:span><text:span text:style-name="T470">he</text:span><text:span text:style-name="T471">, </text:span><text:span text:style-name="T470">she</text:span><text:span text:style-name="T471">, </text:span><text:span text:style-name="T470">it</text:span><text:span text:style-name="T471">)</text:span></text:p>
        </text:list-item>
      </text:list>
      <text:p text:style-name="P1118"/>
      <text:p text:style-name="P947"><text:span text:style-name="T950">I </text:span><text:span text:style-name="T29">live</text:span><text:span text:style-name="T950"> in New York — Я живу в Нью Йорке.</text:span></text:p>
      <text:p text:style-name="P949"><text:span text:style-name="T950">Peter </text:span><text:span text:style-name="T29">work</text:span><text:span text:style-name="T30">s</text:span><text:span text:style-name="T950"> in New York — Питер работает в Нью Йорке;</text:span></text:p>
      <text:p text:style-name="P202"/>
      <text:p text:style-name="P201">Окончание <text:span text:style-name="T466">-es</text:span> ставится, если глагол заканчивается: на гласную букву, </text:p>
      <text:p text:style-name="P203">на шипящий звук <text:span text:style-name="T466">(sh, ch)</text:span> <text:span text:style-name="T870">или</text:span> на букву <text:span text:style-name="T466">s/x</text:span>:</text:p>
      <text:list xml:id="list1464490622" text:style-name="L9">
        <text:list-item>
          <text:p text:style-name="P1375"><text:span text:style-name="T617">go — </text:span>goes;</text:p>
        </text:list-item>
        <text:list-item>
          <text:p text:style-name="P1375"><text:span text:style-name="T617">teach — </text:span>teaches;</text:p>
        </text:list-item>
        <text:list-item>
          <text:p text:style-name="P1374"><text:span text:style-name="T617">mix — </text:span><text:span text:style-name="T616">mixes.</text:span></text:p>
        </text:list-item>
      </text:list>
      <text:p text:style-name="P518"/>
      <text:p text:style-name="P205">Если глагол заканчивается на букву y, перед которой согласная, то вместо y </text:p>
      <text:p text:style-name="P204">пишется <text:span text:style-name="T466">i</text:span> <text:span text:style-name="T618">(помимо добавления </text:span><text:span text:style-name="T473">-es</text:span><text:span text:style-name="T618">)</text:span>:</text:p>
      <text:list xml:id="list3592882331" text:style-name="L10">
        <text:list-item>
          <text:p text:style-name="P1376">fly — flies; </text:p>
        </text:list-item>
        <text:list-item>
          <text:p text:style-name="P1376">cry — cries.</text:p>
        </text:list-item>
      </text:list>
      <text:p text:style-name="P518"/>
      <text:p text:style-name="P585"><text:span text:style-name="T711">П</text:span><text:span text:style-name="T712">еред сказуемым часто </text:span><text:span text:style-name="T714">стоят</text:span><text:span text:style-name="T712"> маячки времени </text:span><text:span text:style-name="T718">(</text:span><text:span text:style-name="T712">наречия частности</text:span><text:span text:style-name="T718">)</text:span><text:span text:style-name="T713">:</text:span></text:p>
      <text:list xml:id="list3193384538" text:style-name="L11">
        <text:list-item>
          <text:p text:style-name="P1372">always - <text:span text:style-name="T615">всегда</text:span>;</text:p>
        </text:list-item>
        <text:list-item>
          <text:p text:style-name="P1372">usually - <text:span text:style-name="T615">обычно</text:span>;</text:p>
        </text:list-item>
        <text:list-item>
          <text:p text:style-name="P1372">often - <text:span text:style-name="T615">часто</text:span>;</text:p>
        </text:list-item>
        <text:list-item>
          <text:p text:style-name="P1372">sometimes - <text:span text:style-name="T615">иногда</text:span>;</text:p>
        </text:list-item>
        <text:list-item>
          <text:p text:style-name="P1372">never — <text:span text:style-name="T615">никогда</text:span>.</text:p>
        </text:list-item>
      </text:list>
      <text:p text:style-name="P20"/>
      <text:p text:style-name="P519"><text:span text:style-name="T466">I </text:span><text:span text:style-name="T541">always</text:span><text:span text:style-name="T466"> wash my hands before eating — Я всегда мою руки перед едой.</text:span></text:p>
      <text:p text:style-name="P518"/>
      <text:p text:style-name="P2">Отрицания в Present Simple</text:p>
      <text:p text:style-name="P2"/>
      <text:p text:style-name="P583"><text:span text:style-name="T622">Использу</text:span><text:span text:style-name="T623">ю</text:span><text:span text:style-name="T622">тся чтобы сказать о том, что что-либо:</text:span></text:p>
      <text:list xml:id="list2448401216" text:style-name="L12">
        <text:list-item>
          <text:p text:style-name="P1377">не является фактом настоящего <text:span text:style-name="T891">или истиной</text:span>;</text:p>
        </text:list-item>
        <text:list-item>
          <text:p text:style-name="P1377">не происходит с какой-то регулярностью.</text:p>
        </text:list-item>
      </text:list>
      <text:p text:style-name="P576"/>
      <text:p text:style-name="P575">За отрицание отвечает частица <text:span text:style-name="T466">not</text:span>, которая идет в паре со вспомогательным глаголом <text:span text:style-name="T466">do</text:span>.</text:p>
      <text:p text:style-name="P575">Если подлежащее <text:span text:style-name="T466">he/she/it</text:span>, то испольузется <text:span text:style-name="T466">does</text:span>. <text:span text:style-name="T867">Смысловой глагол без изменений.</text:span></text:p>
      <text:p text:style-name="P574"/>
      <text:p text:style-name="P168">People <text:span text:style-name="T3">do </text:span><text:span text:style-name="T43">not</text:span> <text:span text:style-name="T23">live</text:span> in space — Люди не живут в космосе.</text:p>
      <text:p text:style-name="P168">Water <text:span text:style-name="T3">does </text:span><text:span text:style-name="T43">not</text:span> <text:span text:style-name="T23">boil</text:span> at 50 degrees Celsius — Вода не кипит при 50 грудусах.</text:p>
      <text:p text:style-name="P168"/>
      <text:p text:style-name="P998"><text:span text:style-name="T620">Практически всегда </text:span><text:span text:style-name="T517">do/</text:span><text:span text:style-name="T518">does</text:span><text:span text:style-name="T517"> not</text:span><text:span text:style-name="T620"> использу</text:span><text:span text:style-name="T621">е</text:span><text:span text:style-name="T620">тся в сокращении: </text:span></text:p>
      <text:p text:style-name="P169">We don`t drink whisky — Мы не пьем виски. <text:span text:style-name="T1030">He doesn`t drink tea — Он не пьет чай.</text:span></text:p>
      <text:p text:style-name="P288"/>
      <text:p text:style-name="P288">Вопросы в Present Simple</text:p>
      <text:p text:style-name="P169"/>
      <text:p text:style-name="P248">Используюся чтобы:</text:p>
      <text:list xml:id="list1939122275" text:style-name="L13">
        <text:list-item>
          <text:p text:style-name="P1353">узнать о фактах настоящего;</text:p>
        </text:list-item>
        <text:list-item>
          <text:p text:style-name="P1353">о событиях, которые происходят с какой-то регулярностью.</text:p>
        </text:list-item>
      </text:list>
      <text:p text:style-name="P247"/>
      <text:p text:style-name="P247"><text:soft-page-break/>Вопрос задается с помощью вспомогательного глагола <text:span text:style-name="T466">do/</text:span><text:span text:style-name="T474">does</text:span>, который ставится перед подлежащим. Смысловой глагол без изменений (в начальной форме).</text:p>
      <text:p text:style-name="P1133"/>
      <text:p text:style-name="P581"><text:span text:style-name="T5">Do</text:span><text:span text:style-name="T619"> you </text:span><text:span text:style-name="T28">like</text:span><text:span text:style-name="T619"> action movies? </text:span><text:span text:style-name="T503">— </text:span><text:span text:style-name="T619">Тебе нравятся экшен фильмы? </text:span></text:p>
      <text:p text:style-name="P72"><text:span text:style-name="T894">What books </text:span><text:span text:style-name="T6">do</text:span><text:span text:style-name="T894"> you </text:span><text:span text:style-name="T32">read</text:span><text:span text:style-name="T894">? </text:span><text:span text:style-name="T905">—</text:span><text:span text:style-name="T894"> Какие книги тебе нравятся?</text:span></text:p>
      <text:p text:style-name="P176"/>
      <text:p text:style-name="P282">Present Continuous</text:p>
      <text:p text:style-name="P249"/>
      <text:p text:style-name="P249">Указывает на событие, происходящее именно сейчас и которое еще не закончилось.</text:p>
      <text:p text:style-name="P253">Состоит из связки вспомогательного глагола <text:span text:style-name="T466">be</text:span> и смыслового с окончанием <text:span text:style-name="T466">-ing</text:span>:</text:p>
      <text:p text:style-name="P250"/>
      <text:p text:style-name="P170">She <text:span text:style-name="T873">is</text:span> driv<text:span text:style-name="T873">ing</text:span> to work. <text:span text:style-name="T925">—</text:span> Она (сейчас) едет на работу.</text:p>
      <text:p text:style-name="P172">You <text:span text:style-name="T873">are</text:span> do<text:span text:style-name="T873">ing</text:span> great! <text:span text:style-name="T925">—</text:span> У тебя отлично получается!</text:p>
      <text:p text:style-name="P249"/>
      <text:p text:style-name="P604"><text:span text:style-name="T626">Если глагол заканчивается на </text:span><text:span text:style-name="T509">-e</text:span><text:span text:style-name="T626">, то при добавлении </text:span><text:span text:style-name="T509">-ing</text:span><text:span text:style-name="T626"> она выпадает: </text:span><text:span text:style-name="T509">make → making.</text:span></text:p>
      <text:p text:style-name="P252">Если глагол заканчивается на <text:span text:style-name="T466">-ie</text:span>, то при добавлении <text:span text:style-name="T466">-ing</text:span> оно меняется на <text:span text:style-name="T466">-y</text:span>: <text:span text:style-name="T466">lie → lying. </text:span></text:p>
      <text:p text:style-name="P171"/>
      <text:p text:style-name="P252">Если глагол из 1 слога, с одной гласной буквой, после которой солгасная, то при </text:p>
      <text:p text:style-name="P604"><text:span text:style-name="T626">добавлении </text:span><text:span text:style-name="T509">-ing</text:span><text:span text:style-name="T626"> согласная удваивается: </text:span><text:span text:style-name="T509">hit → hitting, sit → sitting.</text:span></text:p>
      <text:p text:style-name="P251"/>
      <text:p text:style-name="P605"><text:span text:style-name="T626">В </text:span><text:span text:style-name="T619">окончании </text:span><text:span text:style-name="T502">-ing</text:span><text:span text:style-name="T619"> буква </text:span><text:span text:style-name="T502">g</text:span><text:span text:style-name="T619"> не произносится. Сочетание </text:span><text:span text:style-name="T502">ng</text:span><text:span text:style-name="T619"> образет необычный звук, которого нет в русском языке — носовой </text:span><text:span text:style-name="T502">n</text:span><text:span text:style-name="T619"> (при произнесении пускается воздух через нос).</text:span></text:p>
      <text:p text:style-name="P253"/>
      <text:p text:style-name="P254"><text:span text:style-name="T930">Слова-м</text:span>аячки Present Continuous:</text:p>
      <text:list xml:id="list1165768728" text:style-name="L14">
        <text:list-item>
          <text:p text:style-name="P1354">look — смотри;</text:p>
        </text:list-item>
        <text:list-item>
          <text:p text:style-name="P1354">now — сейчас (обычно стоит в конце);</text:p>
        </text:list-item>
        <text:list-item>
          <text:p text:style-name="P1354">at the moment — в этот момент (обычно в конце).</text:p>
        </text:list-item>
      </text:list>
      <text:p text:style-name="P251"/>
      <text:p text:style-name="P172">I am working right <text:span text:style-name="T873">now</text:span>. — Прямо сейчас я работаю.</text:p>
      <text:p text:style-name="P172"><text:span text:style-name="T873">Look</text:span> out of the window! It`s raining. — Посмотри в окно. Идет дождь.</text:p>
      <text:p text:style-name="P255"/>
      <text:p text:style-name="P281">Отрицания в Present Continuous</text:p>
      <text:p text:style-name="P281"/>
      <text:p text:style-name="P256">Используется чтобы сказать, что что-то не происходит именно сейчас.</text:p>
      <text:p text:style-name="P256">Для этого к глаголу <text:span text:style-name="T466">be</text:span> добавляется частица <text:span text:style-name="T466">not</text:span>.</text:p>
      <text:p text:style-name="P256"/>
      <text:p text:style-name="P173">I`m not listening to you. <text:span text:style-name="T927">—</text:span> Я не слушаю тебя.</text:p>
      <text:p text:style-name="P173">He isn`t cleaning the carpet. <text:span text:style-name="T927">—</text:span> Он не чистит ковер.</text:p>
      <text:p text:style-name="P173"/>
      <text:p text:style-name="P285">Вопросы в Present Continuous</text:p>
      <text:p text:style-name="P174"/>
      <text:p text:style-name="P1266">Здесь использ<text:span text:style-name="T929">уются</text:span> теже правила, что при составлении вопросов в </text:p>
      <text:p text:style-name="P1267">Present Simple с глаголом <text:span text:style-name="T466">be</text:span>:</text:p>
      <text:p text:style-name="P174">Am I listening? <text:span text:style-name="T927">—</text:span> Я слушаю?</text:p>
      <text:p text:style-name="P174">Are you playing? Yes, I am. <text:span text:style-name="T927">—</text:span> Ты играешь? Да.</text:p>
      <text:p text:style-name="P174">Where is he going? <text:span text:style-name="T927">—</text:span> Куда он идет?</text:p>
      <text:p text:style-name="P175">What book is she reading? <text:span text:style-name="T927">— </text:span>Какую книгу она читает? <text:span text:style-name="T928">(сейчас)</text:span></text:p>
      <text:p text:style-name="P175"/>
      <text:p text:style-name="P296"/>
      <text:p text:style-name="P1263"><text:span text:style-name="T652">Глаголы, которые не использ</text:span><text:span text:style-name="T655">уются</text:span><text:span text:style-name="T652"> в </text:span><text:span text:style-name="T653">Continuous</text:span></text:p>
      <text:p text:style-name="P283"/>
      <text:p text:style-name="P257">Это глаголы, обозначающие состояние, которое не меняется под дейсвтием момента.</text:p>
      <text:p text:style-name="P1144"><text:span text:style-name="T631">Как правило это </text:span><text:span text:style-name="T632">описание</text:span><text:span text:style-name="T631"> чувств или мыслей. </text:span></text:p>
      <text:p text:style-name="P258"/>
      <text:p text:style-name="P1146"><text:span text:style-name="T632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48">(могут </text:span><text:span text:style-name="T649">встречаться </text:span><text:span text:style-name="T648">с </text:span><text:span text:style-name="T522">-ing </text:span><text:span text:style-name="T648">в форме герундия)</text:span><text:span text:style-name="T632">:</text:span></text:p>
      <text:p text:style-name="P259"/>
      <text:p text:style-name="P260">Глаголы восприятия:</text:p>
      <text:list xml:id="list2701850502" text:style-name="L15">
        <text:list-item>
          <text:p text:style-name="P1355">see — видеть;</text:p>
        </text:list-item>
        <text:list-item>
          <text:p text:style-name="P1355">hear — слышать;</text:p>
        </text:list-item>
        <text:list-item>
          <text:p text:style-name="P1355">feel — чувствовать;</text:p>
        </text:list-item>
        <text:list-item>
          <text:p text:style-name="P1355">taste — чувствовать вкус (пробовать);</text:p>
        </text:list-item>
        <text:list-item>
          <text:p text:style-name="P1355">smell — чувствовать запах (нюхать).</text:p>
        </text:list-item>
      </text:list>
      <text:p text:style-name="P259"/>
      <text:p text:style-name="P260">Глаголы для выражения мнения:</text:p>
      <text:list xml:id="list3161413994" text:style-name="L16">
        <text:list-item>
          <text:p text:style-name="P1356">belive — верить;</text:p>
        </text:list-item>
        <text:list-item>
          <text:p text:style-name="P1356">doubt — сомневаться;</text:p>
        </text:list-item>
        <text:list-item>
          <text:p text:style-name="P1356">think — думать.</text:p>
        </text:list-item>
      </text:list>
      <text:p text:style-name="P261"/>
      <text:p text:style-name="P260">Глаголы, показывающие состояние мыслей:</text:p>
      <text:list xml:id="list2582056839" text:style-name="L17">
        <text:list-item>
          <text:p text:style-name="P1357">forget — забывать;</text:p>
        </text:list-item>
        <text:list-item>
          <text:p text:style-name="P1357">imagine — представлять;</text:p>
        </text:list-item>
        <text:list-item>
          <text:p text:style-name="P1357">know — знать;</text:p>
        </text:list-item>
        <text:list-item>
          <text:p text:style-name="P1357">understand — понимать.</text:p>
        </text:list-item>
      </text:list>
      <text:p text:style-name="P259"/>
      <text:p text:style-name="P262">Глаголы, указывающие на эмоции и желания:</text:p>
      <text:list xml:id="list3358072098" text:style-name="L18">
        <text:list-item>
          <text:p text:style-name="P1358">love — любить;</text:p>
        </text:list-item>
        <text:list-item>
          <text:p text:style-name="P1358">like — нравиться;</text:p>
        </text:list-item>
        <text:list-item>
          <text:p text:style-name="P1358">hate — ненавидеть;</text:p>
        </text:list-item>
        <text:list-item>
          <text:p text:style-name="P1358">hope — надеяться;</text:p>
        </text:list-item>
        <text:list-item>
          <text:p text:style-name="P1358">want — хотеть;</text:p>
        </text:list-item>
        <text:list-item>
          <text:p text:style-name="P1358">wish — желать.</text:p>
        </text:list-item>
      </text:list>
      <text:p text:style-name="P263"/>
      <text:p text:style-name="P262">Другие глаголы:</text:p>
      <text:list xml:id="list631835097" text:style-name="L19">
        <text:list-item>
          <text:p text:style-name="P1359">look — выглядеть;</text:p>
        </text:list-item>
        <text:list-item>
          <text:p text:style-name="P1359">have — иметь.</text:p>
        </text:list-item>
      </text:list>
      <text:p text:style-name="P263"/>
      <text:p text:style-name="P179">I think Amy is a strange girl. - Я думаю, Эмми странная девушка.</text:p>
      <text:p text:style-name="P179">Do you know this man? - Вы знаете этого мужчину?</text:p>
      <text:p text:style-name="P179">You look great! - Ты выглядишь отлично!</text:p>
      <text:p text:style-name="P286"/>
      <text:p text:style-name="P286">Present Perfect</text:p>
      <text:p text:style-name="P264"/>
      <text:p text:style-name="P606"><text:span text:style-name="T639">У</text:span><text:span text:style-name="T635">казывает на дейсвтие совершенное когда-то в прошлом, но подчеркивает, что результат важен сейчас </text:span><text:span text:style-name="T636">(т. е. к какому результату в итоге это привело)</text:span><text:span text:style-name="T635">.</text:span></text:p>
      <text:p text:style-name="P265"/>
      <text:p text:style-name="P1139"><text:span text:style-name="T635">С</text:span><text:span text:style-name="T638">остоит и</text:span><text:span text:style-name="T640">з </text:span><text:span text:style-name="T641">2х частей:</text:span><text:span text:style-name="T638"> вспомогат</text:span><text:span text:style-name="T641">ельного</text:span><text:span text:style-name="T638"> глагола </text:span><text:span text:style-name="T519">have</text:span><text:span text:style-name="T638"> и смыслового глагола </text:span></text:p>
      <text:p text:style-name="P1139"><text:span text:style-name="T638">в 3й форме (</text:span><text:span text:style-name="T647">передает значение</text:span><text:span text:style-name="T642"> «сделанный»</text:span><text:span text:style-name="T638">).</text:span></text:p>
      <text:p text:style-name="P606"><text:soft-page-break/><text:span text:style-name="T635">На русский язык Present Perfect переводится в прошлом </text:span><text:span text:style-name="T637">(иногда настоящ</text:span><text:span text:style-name="T639">и</text:span><text:span text:style-name="T637">м, </text:span><text:span text:style-name="T639">для удобства</text:span><text:span text:style-name="T637">)</text:span><text:span text:style-name="T635">, </text:span></text:p>
      <text:p text:style-name="P266">а в английском принадлежит к катергории настоящих времен.</text:p>
      <text:p text:style-name="P266"/>
      <text:p text:style-name="P21"><text:span text:style-name="T899">I </text:span><text:span text:style-name="T907">have</text:span><text:span text:style-name="T894"> already </text:span><text:span text:style-name="T907">seen</text:span><text:span text:style-name="T894"> this movie. </text:span><text:span text:style-name="T900">—</text:span><text:span text:style-name="T894"> Я уже видел этот фильм (просмотрел, т. е. опыт).</text:span></text:p>
      <text:p text:style-name="P21"><text:span text:style-name="T894">You </text:span><text:span text:style-name="T907">have</text:span><text:span text:style-name="T894"> </text:span><text:span text:style-name="T907">broken</text:span><text:span text:style-name="T894"> the vase. </text:span><text:span text:style-name="T900">— </text:span><text:span text:style-name="T894">Ты разбил вазу. (есть очевидный результат, кот. случился ранее) </text:span></text:p>
      <text:p text:style-name="P22"><text:span text:style-name="T901">It`s the fitst time I </text:span><text:span text:style-name="T908">have</text:span><text:span text:style-name="T901"> </text:span><text:span text:style-name="T908">driven</text:span><text:span text:style-name="T901"> a car — Это впервые, когда я веду машину. (в настоящем)</text:span></text:p>
      <text:p text:style-name="P273"/>
      <text:p text:style-name="P274">Как проявляется результат:</text:p>
      <text:list xml:id="list1355339548" text:style-name="L20">
        <text:list-item>
          <text:p text:style-name="P1379"><text:span text:style-name="T657">это </text:span><text:span text:style-name="T656">очевидные изменения;</text:span></text:p>
        </text:list-item>
        <text:list-item>
          <text:p text:style-name="P1378"><text:span text:style-name="T636">полученный </text:span><text:span text:style-name="T640">ранее</text:span><text:span text:style-name="T636"> опыт или впечатления;</text:span></text:p>
        </text:list-item>
        <text:list-item>
          <text:p text:style-name="P1360">недавно произошедшие события или новая информация.</text:p>
        </text:list-item>
      </text:list>
      <text:p text:style-name="P267"/>
      <text:p text:style-name="P267">Также Present Perfect используют, если что-то произошло впервые:</text:p>
      <text:p text:style-name="P177">It`s the first time something has happend. - Этой первый раз, когда что-то произошло.</text:p>
      <text:p text:style-name="P177">(вместо first можно указать любое порядковое число: second, third)</text:p>
      <text:p text:style-name="P267"/>
      <text:p text:style-name="P267">Present Perferct — яркий пример того, что нельзя переводить английские </text:p>
      <text:p text:style-name="P222"><text:span text:style-name="T898">предложения слово в слово: </text:span><text:span text:style-name="T525">I have done. </text:span><text:span text:style-name="T520">—</text:span><text:span text:style-name="T525"> Я сделал (</text:span><text:span text:style-name="T539">досл. </text:span><text:span text:style-name="T525">Я имею сделанным).</text:span></text:p>
      <text:p text:style-name="P347"/>
      <text:p text:style-name="P348">Есть 2 варианта образования 3й формы глагола:</text:p>
      <text:list xml:id="list9035229" text:style-name="L21">
        <text:list-item>
          <text:p text:style-name="P1361">если глагол правильный, то добавляем к его начальной форме окончание <text:span text:style-name="T466">-ed</text:span>;</text:p>
        </text:list-item>
        <text:list-item>
          <text:p text:style-name="P1361">если неправильный, то находим в таблице неправильных глаголов.</text:p>
        </text:list-item>
      </text:list>
      <text:p text:style-name="P297"/>
      <text:p text:style-name="P930"><text:span text:style-name="T658">Н</text:span><text:span text:style-name="T659">еправильны</text:span><text:span text:style-name="T658">й</text:span><text:span text:style-name="T659"> глагол </text:span><text:span text:style-name="T658">это </text:span><text:span text:style-name="T659">тот, который во 2й или 3й форме </text:span><text:span text:style-name="T673">записывается</text:span><text:span text:style-name="T659"> </text:span><text:span text:style-name="T673">по особенному</text:span><text:span text:style-name="T659">. </text:span></text:p>
      <text:p text:style-name="P298">Самые популярные неправильные глаголы нужно заучить (см. таблицу ниже).</text:p>
      <text:p text:style-name="P297"/>
      <text:p text:style-name="P300">Слова-маячки Present Perfect:</text:p>
      <text:list xml:id="list2934935786" text:style-name="L22">
        <text:list-item>
          <text:p text:style-name="P1362">just — только что;</text:p>
        </text:list-item>
        <text:list-item>
          <text:p text:style-name="P1362">already — уже;</text:p>
        </text:list-item>
        <text:list-item>
          <text:p text:style-name="P1362">yet — еще не;</text:p>
        </text:list-item>
      </text:list>
      <text:p text:style-name="P302"/>
      <text:p text:style-name="P931"><text:span text:style-name="T526">Just</text:span><text:span text:style-name="T660"> и </text:span><text:span text:style-name="T526">already</text:span><text:span text:style-name="T660"> используются в утверждениях. </text:span><text:span text:style-name="T526">Yet</text:span><text:span text:style-name="T660"> — в вопросах и отрицаниях</text:span><text:span text:style-name="T661">. </text:span></text:p>
      <text:p text:style-name="P1116"><text:span text:style-name="T661">(</text:span><text:span text:style-name="T540">already</text:span><text:span text:style-name="T708"> также </text:span><text:span text:style-name="T707">иногда можно встретить</text:span><text:span text:style-name="T708"> в вопросах).</text:span></text:p>
      <text:p text:style-name="P304"/>
      <text:p text:style-name="P303">Место <text:span text:style-name="T466">just</text:span>, <text:span text:style-name="T466">already</text:span> в предложении — между <text:span text:style-name="T466">have</text:span> и 3й формой глагола. </text:p>
      <text:p text:style-name="P303">Слово <text:span text:style-name="T466">yet</text:span> стоит <text:span text:style-name="T1031">всегда </text:span>в конце предложения.</text:p>
      <text:p text:style-name="P301"/>
      <text:p text:style-name="P180">I have <text:span text:style-name="T873">just</text:span> eaten a sandwich. <text:span text:style-name="T931">—</text:span> Я только что съел бутерброд.</text:p>
      <text:p text:style-name="P180">We have n<text:span text:style-name="T934">o</text:span>t finished <text:span text:style-name="T873">yet</text:span>. <text:span text:style-name="T931">—</text:span> Мы еще не закончили.</text:p>
      <text:p text:style-name="P299"/>
      <text:p text:style-name="P305">Другие указатели времени:</text:p>
      <text:list xml:id="list906245318" text:style-name="L23">
        <text:list-item>
          <text:p text:style-name="P1363">ever — когда либо;</text:p>
        </text:list-item>
        <text:list-item>
          <text:p text:style-name="P1363">never — никогда;</text:p>
        </text:list-item>
        <text:list-item>
          <text:p text:style-name="P1363">recently — в последнее время;</text:p>
        </text:list-item>
        <text:list-item>
          <text:p text:style-name="P1363">these days — в последние дни;</text:p>
        </text:list-item>
        <text:list-item>
          <text:p text:style-name="P1363">словосочетание с this (this mornig, this week).</text:p>
        </text:list-item>
      </text:list>
      <text:p text:style-name="P304"/>
      <text:p text:style-name="P304">Место <text:span text:style-name="T466">ever</text:span>, <text:span text:style-name="T466">never</text:span> — перед 3й формой глагола, <text:span text:style-name="T933">а</text:span> <text:span text:style-name="T466">recently</text:span>, <text:span text:style-name="T466">these days</text:span> и </text:p>
      <text:p text:style-name="P304">словосочетания с <text:span text:style-name="T466">this</text:span> — в конце предложения.</text:p>
      <text:p text:style-name="P304"/>
      <text:p text:style-name="P181"><text:soft-page-break/>I <text:span text:style-name="T934">ha</text:span>ve <text:span text:style-name="T873">never</text:span> been to New York. <text:span text:style-name="T932">— </text:span>Я никогда не был в Нью Йорке.</text:p>
      <text:p text:style-name="P181">I <text:span text:style-name="T934">ha</text:span>ve worked a lot <text:span text:style-name="T873">these days</text:span>. <text:span text:style-name="T932">—</text:span> Я много работал в эти дни.</text:p>
      <text:p text:style-name="P306"/>
      <text:p text:style-name="P294">Отрицания в Present Perfect</text:p>
      <text:p text:style-name="P307"/>
      <text:p text:style-name="P308">Используются, когда хотят сказать:</text:p>
      <text:list xml:id="list2805461" text:style-name="L24">
        <text:list-item>
          <text:p text:style-name="P1364">об отсутствии ожидаемого результата;</text:p>
        </text:list-item>
        <text:list-item>
          <text:p text:style-name="P1364">о том, чего автор никогда не делал или не испытывал.</text:p>
        </text:list-item>
      </text:list>
      <text:p text:style-name="P307"/>
      <text:p text:style-name="P307">Для этого ставится частица <text:span text:style-name="T466">not</text:span> после вспомогательного глагола <text:span text:style-name="T466">have</text:span>.</text:p>
      <text:p text:style-name="P307"/>
      <text:p text:style-name="P307">Также отрицательным считается предложение со словом <text:span text:style-name="T466">never</text:span>, которое передает отрицательный контекст.</text:p>
      <text:p text:style-name="P307"/>
      <text:p text:style-name="P932"><text:span text:style-name="T662">В </text:span><text:span text:style-name="T656">отрицаниях почти всегда используется сокращенная форма глагола — </text:span><text:span text:style-name="T525">haven`t</text:span><text:span text:style-name="T656">.</text:span></text:p>
      <text:p text:style-name="P933"><text:span text:style-name="T674">Сокращени</text:span><text:span text:style-name="T706">е</text:span><text:span text:style-name="T674"> </text:span><text:span text:style-name="T528">`ve not</text:span><text:span text:style-name="T674"> не используется.</text:span></text:p>
      <text:p text:style-name="P182">I have<text:span text:style-name="T362">n</text:span><text:span text:style-name="T366">`</text:span><text:span text:style-name="T362">t</text:span> expected that. <text:span text:style-name="T932">—</text:span> Я этого не ожидал.</text:p>
      <text:p text:style-name="P182">I<text:span text:style-name="T934">`</text:span>ve <text:span text:style-name="T362">never</text:span> seen this movie before. <text:span text:style-name="T932">— </text:span>Я до этого не видел этот фильм. </text:p>
      <text:p text:style-name="P293"/>
      <text:p text:style-name="P293">Вопросы в Present Perfect</text:p>
      <text:p text:style-name="P183"/>
      <text:p text:style-name="P310">Используются, если хоят узнать:</text:p>
      <text:list xml:id="list1498993418" text:style-name="L25">
        <text:list-item>
          <text:p text:style-name="P1365">сделано ли дело к этом моменту, каким образом оно сделано;</text:p>
        </text:list-item>
        <text:list-item>
          <text:p text:style-name="P1389"><text:span text:style-name="T674">имеет ли человек определенный опыт </text:span><text:span text:style-name="T672">или совершил ли он </text:span><text:span text:style-name="T675">нужное</text:span><text:span text:style-name="T672"> действие</text:span><text:span text:style-name="T674">;</text:span></text:p>
        </text:list-item>
      </text:list>
      <text:p text:style-name="P309"/>
      <text:p text:style-name="P933">Для этого используется уже знакомая схема. Глагол <text:span text:style-name="T466">have</text:span> ставится перед по<text:span text:style-name="T938">д</text:span>л<text:span text:style-name="T938">е</text:span>ж<text:span text:style-name="T938">а</text:span>щим.</text:p>
      <text:p text:style-name="P933"/>
      <text:p text:style-name="P184">Why have you done it? <text:span text:style-name="T932">—</text:span> Зачем ты это сделал?</text:p>
      <text:p text:style-name="P1115"><text:span text:style-name="T536">Ha</text:span><text:span text:style-name="T537">s</text:span><text:span text:style-name="T536"> </text:span><text:span text:style-name="T537">he</text:span><text:span text:style-name="T536"> ever been to Rome? </text:span><text:span text:style-name="T538">—</text:span><text:span text:style-name="T536"> </text:span><text:span text:style-name="T537">Он</text:span><text:span text:style-name="T536"> бывал в Риме?</text:span></text:p>
      <text:p text:style-name="P184"/>
      <text:p text:style-name="P284">Present Perfect Continuous</text:p>
      <text:p text:style-name="P311"/>
      <text:p text:style-name="P313">Для того, чтобы использовать, нужно чтобы совпало сразу несколько условий:</text:p>
      <text:list xml:id="list3257178140" text:style-name="L26">
        <text:list-item>
          <text:p text:style-name="P1390"><text:span text:style-name="T663">действие не закончено либо закончено не</text:span><text:span text:style-name="T667">давно</text:span><text:span text:style-name="T663">;</text:span></text:p>
        </text:list-item>
        <text:list-item>
          <text:p text:style-name="P1390"><text:span text:style-name="T663">известн</text:span><text:span text:style-name="T667">а его продолжительность </text:span><text:span text:style-name="T681">(обычно из контекста предложения)</text:span><text:span text:style-name="T667">.</text:span></text:p>
        </text:list-item>
      </text:list>
      <text:p text:style-name="P312"/>
      <text:p text:style-name="P317">Схема состоит из 3х частей: вспомогательного глагола <text:span text:style-name="T466">have</text:span>, слова <text:span text:style-name="T466">been</text:span> <text:span text:style-name="T1035">(особая форма </text:span></text:p>
      <text:p text:style-name="P317"><text:span text:style-name="T1035">глагола </text:span><text:span text:style-name="T486">be</text:span><text:span text:style-name="T1035">) </text:span>и смыслового глагола с окончанием <text:span text:style-name="T466">-ing</text:span>. </text:p>
      <text:p text:style-name="P315"/>
      <text:p text:style-name="P944"><text:span text:style-name="T656">На русский </text:span><text:span text:style-name="T665">язык </text:span><text:span text:style-name="T644">Present Perfect Continuous</text:span><text:span text:style-name="T654"> </text:span><text:span text:style-name="T656">переводится настоящим временем</text:span></text:p>
      <text:p text:style-name="P936"><text:span text:style-name="T664">(редко в прошлом). </text:span><text:span text:style-name="T665">При этом все 3 части </text:span><text:span text:style-name="T666">переводятся</text:span><text:span text:style-name="T665"> одним словом.</text:span></text:p>
      <text:p text:style-name="P314"/>
      <text:p text:style-name="P23"><text:span text:style-name="T893">I </text:span><text:span text:style-name="T907">have been learning</text:span><text:span text:style-name="T893"> English for 2 years. </text:span><text:span text:style-name="T911">—</text:span><text:span text:style-name="T893"> Я </text:span><text:span text:style-name="T907">учу</text:span><text:span text:style-name="T893"> английский уже 2 года (и еще не закончил).</text:span></text:p>
      <text:p text:style-name="P23"><text:span text:style-name="T893">We </text:span><text:span text:style-name="T907">have been cleaning</text:span><text:span text:style-name="T893"> the flat the whole morning. </text:span><text:span text:style-name="T911">— </text:span><text:span text:style-name="T893">Мы </text:span><text:span text:style-name="T907">убирали</text:span><text:span text:style-name="T893"> </text:span><text:span text:style-name="T912">квартиру все утро.</text:span></text:p>
      <text:p text:style-name="P316"/>
      <text:p text:style-name="P318">Формы глагола <text:span text:style-name="T466">have</text:span> <text:span text:style-name="T466">verb-ing</text:span> (подобно <text:span text:style-name="T466">am/is/are verb-ing</text:span>, как в Continuous) не существует.</text:p>
      <text:p text:style-name="P318">Если у смыслового глагола окончание<text:span text:style-name="T466"> -ing</text:span>, то <text:span text:style-name="T466">have</text:span> применяется только с <text:span text:style-name="T466">been</text:span>.</text:p>
      <text:p text:style-name="P318"/>
      <text:p text:style-name="P937"><text:span text:style-name="T667">С</text:span><text:span text:style-name="T656">лова-маячки Present Perfect Continuous:</text:span></text:p>
      <text:list xml:id="list463992471" text:style-name="L27">
        <text:list-item>
          <text:p text:style-name="P1366">for — в течении;</text:p>
        </text:list-item>
        <text:list-item>
          <text:p text:style-name="P1366"><text:soft-page-break/>since — с какого-то времени;</text:p>
        </text:list-item>
        <text:list-item>
          <text:p text:style-name="P1366">how long — как долго.</text:p>
        </text:list-item>
      </text:list>
      <text:p text:style-name="P320"/>
      <text:p text:style-name="P319">Дополнительно могут использоваться указатели периода:</text:p>
      <text:list xml:id="list4198623866" text:style-name="L28">
        <text:list-item>
          <text:p text:style-name="P1367">all — весь (день/год);</text:p>
        </text:list-item>
        <text:list-item>
          <text:p text:style-name="P1367">the whole — целый (день/вечер); </text:p>
        </text:list-item>
      </text:list>
      <text:p text:style-name="P314"/>
      <text:p text:style-name="P24"><text:span text:style-name="T893">He</text:span><text:span text:style-name="T913">`</text:span><text:span text:style-name="T894">s been playing</text:span><text:span text:style-name="T893"> for an hour. — Он </text:span><text:span text:style-name="T894">играет</text:span><text:span text:style-name="T893"> уже час </text:span><text:span text:style-name="T913">(в течении часа).</text:span></text:p>
      <text:p text:style-name="P25"><text:span text:style-name="T913">W</text:span><text:span text:style-name="T893">e`</text:span><text:span text:style-name="T894">ve been staying</text:span><text:span text:style-name="T893"> in this hotel since Tuesday. </text:span><text:span text:style-name="T914">— </text:span><text:span text:style-name="T893">Мы </text:span><text:span text:style-name="T894">находимся</text:span><text:span text:style-name="T893"> в этом отеле со вторника.</text:span></text:p>
      <text:p text:style-name="P321"/>
      <text:p text:style-name="P940"><text:span text:style-name="T668">В утверждениях глагол </text:span><text:span text:style-name="T527">have</text:span><text:span text:style-name="T668"> </text:span><text:span text:style-name="T669">часто</text:span><text:span text:style-name="T668"> сокращают до </text:span><text:span text:style-name="T527">`ve</text:span><text:span text:style-name="T668">, а </text:span><text:span text:style-name="T527">has</text:span><text:span text:style-name="T668"> — до </text:span><text:span text:style-name="T527">`s</text:span><text:span text:style-name="T668"> (лего перепутать с </text:span><text:span text:style-name="T527">is</text:span><text:span text:style-name="T668">, посему здесь вспомогательный глагол можно понять только по контексту).</text:span></text:p>
      <text:p text:style-name="P322"/>
      <text:p text:style-name="P939"><text:span text:style-name="T668">Е</text:span><text:span text:style-name="T656">сли используется глагол </text:span><text:span text:style-name="T525">be</text:span><text:span text:style-name="T656"> или глаголы состояния, которые не стоят в Continuous</text:span><text:span text:style-name="T678">,</text:span><text:span text:style-name="T656"> </text:span></text:p>
      <text:p text:style-name="P323">то предложение будет в Present Perfect. </text:p>
      <text:p text:style-name="P323"/>
      <text:p text:style-name="P28"><text:span text:style-name="T894">I </text:span><text:span text:style-name="T907">have known </text:span><text:span text:style-name="T894">(</text:span><text:span text:style-name="T902">а </text:span><text:span text:style-name="T894">не have been knowing)</text:span><text:span text:style-name="T893"> Alice for 3 years. </text:span><text:span text:style-name="T668">—</text:span><text:span text:style-name="T893"> Я </text:span><text:span text:style-name="T907">знаю</text:span><text:span text:style-name="T893"> Алису уже 3 года </text:span></text:p>
      <text:p text:style-name="P29"><text:span text:style-name="T893">I </text:span><text:span text:style-name="T907">haven`t seen</text:span><text:span text:style-name="T893"> Mary for years. </text:span><text:span text:style-name="T913">— </text:span><text:span text:style-name="T893">Я н</text:span><text:span text:style-name="T907">е видел</text:span><text:span text:style-name="T893"> Мэри много лет. </text:span></text:p>
      <text:p text:style-name="P323"/>
      <text:p text:style-name="P941"><text:span text:style-name="T677">Present Perfect Continuous можно упрощать до Present Perfect с пом</text:span><text:span text:style-name="T676">.</text:span><text:span text:style-name="T677"> глаголов </text:span><text:span text:style-name="T529">live</text:span><text:span text:style-name="T677"> </text:span><text:span text:style-name="T676">и</text:span><text:span text:style-name="T677"> </text:span><text:span text:style-name="T529">work</text:span><text:span text:style-name="T677">:</text:span></text:p>
      <text:p text:style-name="P27"><text:span text:style-name="T915">I</text:span><text:span text:style-name="T893">`ve </text:span><text:span text:style-name="T907">been working</text:span><text:span text:style-name="T893"> here for 2 years → I`ve </text:span><text:span text:style-name="T907">worked</text:span><text:span text:style-name="T893"> here for 2 years. </text:span><text:span text:style-name="T916">(смысл одинаковый)</text:span></text:p>
      <text:p text:style-name="P322"/>
      <text:p text:style-name="P3"><text:span text:style-name="T668">О</text:span><text:span text:style-name="T656">трицания в Present Perfect Continuous</text:span></text:p>
      <text:p text:style-name="P324"/>
      <text:p text:style-name="P938"><text:span text:style-name="T669">Использу</text:span><text:span text:style-name="T670">ю</text:span><text:span text:style-name="T669">тся, чтобы сказать, что что-то не происходит в течении указанного времени.</text:span></text:p>
      <text:p text:style-name="P325">Для этого добавляется частица <text:span text:style-name="T466">not</text:span> после вспомогательного глагола <text:span text:style-name="T466">have</text:span>.</text:p>
      <text:p text:style-name="P325"/>
      <text:p text:style-name="P26"><text:span text:style-name="T893">I </text:span><text:span text:style-name="T894">have not been waiting</text:span><text:span text:style-name="T893"> long. </text:span><text:span text:style-name="T914">—</text:span><text:span text:style-name="T893"> Я </text:span><text:span text:style-name="T894">не жду</text:span><text:span text:style-name="T893"> долго.</text:span></text:p>
      <text:p text:style-name="P314"/>
      <text:p text:style-name="P4"><text:span text:style-name="T656">Вопросы </text:span><text:span text:style-name="T671">в Present Perfect Continuous</text:span><text:span text:style-name="T656"> </text:span></text:p>
      <text:p text:style-name="P314"/>
      <text:p text:style-name="P326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26"/>
      <text:p text:style-name="P103"><text:span text:style-name="T893">Have you been waiting long? </text:span><text:span text:style-name="T914">— </text:span><text:span text:style-name="T893">Вы давно ждете? </text:span></text:p>
      <text:p text:style-name="P103"><text:span text:style-name="T893">How long have you been waiting? </text:span><text:span text:style-name="T914">—</text:span><text:span text:style-name="T893"> Как долго вы ждете?</text:span></text:p>
      <text:p text:style-name="P289"/>
      <text:p text:style-name="P289"><text:span text:style-name="T941">Прошедшее. </text:span>Past</text:p>
      <text:p text:style-name="P327"/>
      <text:p text:style-name="P339">Past Perfect и Past Perfect Continuous относительно редки и <text:span text:style-name="T948">в</text:span> рамках начального курса </text:p>
      <text:p text:style-name="P339">не проходятся. <text:span text:style-name="T942">В художественной литературе почти всегда используется Past Simple.</text:span></text:p>
      <text:p text:style-name="P327"/>
      <text:p text:style-name="P287">Past Simple</text:p>
      <text:p text:style-name="P328"/>
      <text:p text:style-name="P330">Используется, чтобы:</text:p>
      <text:list xml:id="list4078558079" text:style-name="L29">
        <text:list-item>
          <text:p text:style-name="P1391"><text:span text:style-name="T679">сообщить факты </text:span><text:span text:style-name="T680">прошлого,</text:span><text:span text:style-name="T679"> рассказать историю, </text:span><text:span text:style-name="T687">биографию</text:span><text:span text:style-name="T679">; </text:span></text:p>
        </text:list-item>
        <text:list-item>
          <text:p text:style-name="P1368">описать действие из прошлого, результат которого не важен в настоящем.</text:p>
        </text:list-item>
      </text:list>
      <text:p text:style-name="P329"/>
      <text:p text:style-name="P945"><text:span text:style-name="T681">Для этого использются глаголы во 2й форме. </text:span><text:span text:style-name="T682">Вторая форма правильного глагола образуется добавлением окончания </text:span><text:span text:style-name="T530">-ed</text:span><text:span text:style-name="T682">. </text:span><text:span text:style-name="T690">Ф</text:span><text:span text:style-name="T682">орма </text:span><text:span text:style-name="T690">неправильного глагола </text:span><text:span text:style-name="T682">находится в таблице.</text:span></text:p>
      <text:p text:style-name="P329"/>
      <text:p text:style-name="P30"><text:soft-page-break/><text:span text:style-name="T893">Mozart </text:span><text:span text:style-name="T907">lived</text:span><text:span text:style-name="T893"> from 1756 to 1791 — Моцарт </text:span><text:span text:style-name="T907">жил</text:span><text:span text:style-name="T893"> с 1756 по 1791 год (факт прошлого). </text:span></text:p>
      <text:p text:style-name="P30"><text:span text:style-name="T893">I </text:span><text:span text:style-name="T907">visited</text:span><text:span text:style-name="T893"> my parents yesterday — Вчера я </text:span><text:span text:style-name="T907">навещал</text:span><text:span text:style-name="T893"> родителей (действие из прошлого).</text:span></text:p>
      <text:p text:style-name="P608"/>
      <text:p text:style-name="P609">Если глагол заканчивается на глухой звук, то <text:span text:style-name="T466">-ed</text:span> читается как <text:span text:style-name="T466">t</text:span>, а если на звконкий </text:p>
      <text:p text:style-name="P609">согласный или на гласный звук — то как <text:span text:style-name="T466">d</text:span>: <text:span text:style-name="T466">worked [воркт], played [плэйд]</text:span>.</text:p>
      <text:p text:style-name="P943"/>
      <text:p text:style-name="P607">Если глагол заканчивается на <text:span text:style-name="T466">d </text:span>или <text:span text:style-name="T466">t</text:span>, то <text:span text:style-name="T466">-ed</text:span> читается как <text:span text:style-name="T466">id</text:span>: <text:span text:style-name="T466">recorded [рикодид]</text:span>. </text:p>
      <text:p text:style-name="P610">Если глагол заканчивается на <text:span text:style-name="T466">-e</text:span>, то её не надо писать 2 раза: <text:span text:style-name="T466">chase</text:span> → <text:span text:style-name="T466">chased</text:span>.</text:p>
      <text:p text:style-name="P943"/>
      <text:p text:style-name="P942">Слова-маячки Past Simple:</text:p>
      <text:list xml:id="list3422020365" text:style-name="L30">
        <text:list-item>
          <text:p text:style-name="P1392">ago — <text:span text:style-name="T943">тому назад</text:span>;</text:p>
        </text:list-item>
        <text:list-item>
          <text:p text:style-name="P1393">last — <text:span text:style-name="T943">прошлый</text:span>;</text:p>
        </text:list-item>
        <text:list-item>
          <text:p text:style-name="P1369">yesterday — вчера;</text:p>
        </text:list-item>
      </text:list>
      <text:p text:style-name="P349"/>
      <text:p text:style-name="P946"><text:span text:style-name="T688">Past Simple часто путают с Present Perfect, потому что на русский они переводятся </text:span><text:span text:style-name="T689">почти</text:span><text:span text:style-name="T688"> одинаково. Главное отличие в том, что Present Perfect всегда будет сообщать доп</text:span><text:span text:style-name="T689">олнительную</text:span><text:span text:style-name="T688"> информацию, указывающ</text:span><text:span text:style-name="T689">ую </text:span><text:span text:style-name="T688">на настоящее время </text:span><text:span text:style-name="T689">(</text:span><text:span text:style-name="T690">чтобы сообщить</text:span><text:span text:style-name="T689"> результат).</text:span></text:p>
      <text:p text:style-name="P336"/>
      <text:p text:style-name="P337">Past Simple используется когда известен момент в прошлом. Если мы знаешь, </text:p>
      <text:p text:style-name="P337">когда произошло событие, то Present Perfect использовать нельзя.</text:p>
      <text:p text:style-name="P337"/>
      <text:p text:style-name="P189">Tom has lost his key — Том потерал ключ (у него сейчас нет ключа, </text:p>
      <text:p text:style-name="P189">потому что он его потерян).</text:p>
      <text:p text:style-name="P189"/>
      <text:p text:style-name="P189">Tom lost his key last weak — Том потерял ключ на прошлой неделе </text:p>
      <text:p text:style-name="P189">(не важно, есть у него ключ или нет).</text:p>
      <text:p text:style-name="P333"/>
      <text:p text:style-name="P334">В английском, если вопрос задается в настоящем, то и ответ должен быть в настоящем. </text:p>
      <text:p text:style-name="P334">Если вопрос в прошлом, то ответ также должен быть в прошлом.</text:p>
      <text:p text:style-name="P334"/>
      <text:p text:style-name="P334">Но если вопрос был в Present Perfect, а в ответе дается информация, когда именно это случилось, тогда необходимо отвечать в Past Simple.</text:p>
      <text:p text:style-name="P334"/>
      <text:p text:style-name="P187">Have you already started to learn English? Yes, I started to learn it 3 month ago — </text:p>
      <text:p text:style-name="P187">Ты уже начал учить английский? Да, 3 месяца назад (информация о времени).</text:p>
      <text:p text:style-name="P186"/>
      <text:p text:style-name="P335">Если вопрос содержит слово <text:span text:style-name="T466">when</text:span>, то он автоматически привязывает нас к моменту </text:p>
      <text:p text:style-name="P335">в прошлом. <text:span text:style-name="T947">Поэтому Present Perfect в вопросах с </text:span><text:span text:style-name="T476">when</text:span><text:span text:style-name="T947"> не используется.</text:span></text:p>
      <text:p text:style-name="P335"/>
      <text:p text:style-name="P188">Have you met him before? <text:span text:style-name="T946">—</text:span> Вы раньше с ним встречались?</text:p>
      <text:p text:style-name="P188">When did you meet him? <text:span text:style-name="T946">—</text:span> Когда вы встречались с ним?</text:p>
      <text:p text:style-name="P333"/>
      <text:p text:style-name="P290">Отрицания и вопросы в Past Simple</text:p>
      <text:p text:style-name="P332"/>
      <text:p text:style-name="P948"><text:span text:style-name="T682">Отрицание представляет связку </text:span><text:span text:style-name="T530">did</text:span><text:span text:style-name="T682"> с частицей </text:span><text:span text:style-name="T530">not</text:span><text:span text:style-name="T682">, </text:span><text:span text:style-name="T692">которая ставится перед смысловым глаголом в начальной форме. </text:span><text:span text:style-name="T683">Обычно </text:span><text:span text:style-name="T692">эта связка</text:span><text:span text:style-name="T683"> сокращается до </text:span><text:span text:style-name="T531">didn`t</text:span><text:span text:style-name="T683">.</text:span></text:p>
      <text:p text:style-name="P342"/>
      <text:p text:style-name="P948"><text:span text:style-name="T691">В вопросах </text:span><text:span text:style-name="T682">вспомогательный глагол </text:span><text:span text:style-name="T530">did</text:span><text:span text:style-name="T682"> используется </text:span><text:span text:style-name="T692">по тем же грамматическим </text:span></text:p>
      <text:p text:style-name="P948"><text:span text:style-name="T692">правилам</text:span><text:span text:style-name="T682">, </text:span><text:span text:style-name="T683">как</text:span><text:span text:style-name="T682"> </text:span><text:span text:style-name="T530">do</text:span><text:span text:style-name="T682"> для Present Simple. </text:span></text:p>
      <text:p text:style-name="P331"/>
      <text:p text:style-name="P185"><text:span text:style-name="T873">Did</text:span> you <text:span text:style-name="T873">go</text:span> to Los Angeles last week? - Ты <text:span text:style-name="T873">ездил</text:span> в Лос Анжелес на прошлой неделе?</text:p>
      <text:p text:style-name="P185">I <text:span text:style-name="T873">didn`t go</text:span> to Los Angeles, I <text:span text:style-name="T873">went</text:span> to Bostom — Я <text:span text:style-name="T873">не ездил</text:span> в Лос Анжелес, я <text:span text:style-name="T873">ездил</text:span> в Бостон.</text:p>
      <text:p text:style-name="P1098"><text:soft-page-break/></text:p>
      <text:p text:style-name="P295">Past Continuous</text:p>
      <text:p text:style-name="P338"/>
      <text:p text:style-name="P951"><text:span text:style-name="T694">О</text:span><text:span text:style-name="T693">значает процесс или незаконченное действие, которое привязано к точному моменту </text:span></text:p>
      <text:p text:style-name="P951"><text:span text:style-name="T693">в </text:span><text:span text:style-name="T746">прошлом</text:span><text:span text:style-name="T693"> (т. е. действие происходило и не было закончено).</text:span></text:p>
      <text:p text:style-name="P340"/>
      <text:p text:style-name="P950"><text:span text:style-name="T693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97">обсуждаемая ситуация</text:span><text:span text:style-name="T693">).</text:span></text:p>
      <text:p text:style-name="P340"/>
      <text:p text:style-name="P952"><text:span text:style-name="T694">Состоит из 2х частей: вспомогательного глагола </text:span><text:span text:style-name="T533">be</text:span><text:span text:style-name="T694"> (</text:span><text:span text:style-name="T695">формы как в Past Simple</text:span><text:span text:style-name="T694">) и смыслового глагола с окончанием </text:span><text:span text:style-name="T533">-ing</text:span><text:span text:style-name="T694">. </text:span><text:span text:style-name="T693">На русский переводится глаголом в прошедшем времени.</text:span></text:p>
      <text:p text:style-name="P341"/>
      <text:p text:style-name="P190">Last Sunday at 5 I <text:span text:style-name="T873">was having</text:span> dinner with my friends — В прошлое воскресенье в 5 </text:p>
      <text:p text:style-name="P190">я <text:span text:style-name="T873">ужинал</text:span> со своими друзьями (привязка к точному моменту в прошлом).</text:p>
      <text:p text:style-name="P32"><text:span text:style-name="T918">My parents </text:span><text:span text:style-name="T909">were watching</text:span><text:span text:style-name="T918"> TV when I came home yesterday — Мои родители </text:span><text:span text:style-name="T909">смотрели</text:span><text:span text:style-name="T918"> телевизор, когда я пришел вчера домой (незаконченное действие </text:span><text:span text:style-name="T919">в тот момент</text:span><text:span text:style-name="T918">).</text:span></text:p>
      <text:p text:style-name="P191"/>
      <text:p text:style-name="P952"><text:span text:style-name="T695">В отрицаниях и вопросах </text:span><text:span text:style-name="T696">глагол </text:span><text:span text:style-name="T534">be</text:span><text:span text:style-name="T695"> ведет себя точно так же, как и </text:span><text:span text:style-name="T696">для</text:span><text:span text:style-name="T695"> Past Simple:</text:span></text:p>
      <text:p text:style-name="P33"><text:span text:style-name="T920">W</text:span><text:span text:style-name="T893">e weren`t reading — Мы не читали (именно тогда). Was I running? — Я бежал?</text:span></text:p>
      <text:p text:style-name="P193"/>
      <text:p text:style-name="P345">В одном предложении часто используются Past Continuous и Past Simple одновременно.</text:p>
      <text:p text:style-name="P955"><text:span text:style-name="T698">Действие, длящееся какое-то время (</text:span><text:span text:style-name="T699">Past Continuous</text:span><text:span text:style-name="T698">) может прерываться более коротким действием (</text:span><text:span text:style-name="T699">Past Simple</text:span><text:span text:style-name="T704">)</text:span><text:span text:style-name="T698"> </text:span><text:span text:style-name="T702">либо другим Past Continuous </text:span><text:span text:style-name="T705">(смотреть по контексту)</text:span><text:span text:style-name="T702">.</text:span></text:p>
      <text:p text:style-name="P343"/>
      <text:p text:style-name="P953"><text:span text:style-name="T698">В этом случае предложение может содержать слово </text:span><text:span text:style-name="T535">while</text:span><text:span text:style-name="T698"> </text:span><text:span text:style-name="T700">(в то время, как)</text:span><text:span text:style-name="T698"> в той части, которая относится к <text:s/></text:span><text:span text:style-name="T699">Past Continuous, </text:span><text:span text:style-name="T698">либо </text:span><text:span text:style-name="T535">when</text:span><text:span text:style-name="T698">, там, где используется Past Simple.</text:span></text:p>
      <text:p text:style-name="P343"/>
      <text:p text:style-name="P34"><text:span text:style-name="T910">While</text:span><text:span text:style-name="T921"> I was working in the garden, I </text:span><text:span text:style-name="T922">kicked</text:span><text:span text:style-name="T921"> my leg — Пока я работал в саду, я </text:span><text:span text:style-name="T923">пнул</text:span><text:span text:style-name="T921"> ногу.</text:span></text:p>
      <text:p text:style-name="P35"><text:span text:style-name="T893">I was working in the garden </text:span><text:span text:style-name="T907">when</text:span><text:span text:style-name="T893"> I kicked my leg — </text:span><text:span text:style-name="T922">Я работал в саду, когда </text:span><text:span text:style-name="T923">пнул</text:span><text:span text:style-name="T922"> ногу</text:span><text:span text:style-name="T893">.</text:span></text:p>
      <text:p text:style-name="P194"/>
      <text:p text:style-name="P36"><text:span text:style-name="T907">While</text:span><text:span text:style-name="T893"> Tom was reading, Amely was watching a documentary on TV — Пока </text:span><text:span text:style-name="T924">Т</text:span><text:span text:style-name="T893">ом читал, </text:span></text:p>
      <text:p text:style-name="P195">Эмили смотрела документальный фильм по телевизору.</text:p>
      <text:p text:style-name="P346"/>
      <text:p text:style-name="P954"><text:span text:style-name="T703">Если действия происходят не одновременно, а следуют одно за другим</text:span><text:span text:style-name="T701">, то в этом </text:span></text:p>
      <text:p text:style-name="P344">случае нужно использовать <text:span text:style-name="T980">только</text:span> Past Simple.</text:p>
      <text:p text:style-name="P344"/>
      <text:p text:style-name="P192">I saw Jane in the street yesterday. I stopped and said hello — Я увидел Джейн вчера на улице. </text:p>
      <text:p text:style-name="P192">Я остановился и поздоровался (сказал «привет»).</text:p>
      <text:p text:style-name="P292"/>
      <text:p text:style-name="P292">Будущие. Future</text:p>
      <text:p text:style-name="P207"/>
      <text:p text:style-name="P212">В английском языке о будущем можно говорить не только с помощью формы Future, но и </text:p>
      <text:p text:style-name="P961"><text:span text:style-name="T719">с помощью </text:span><text:span text:style-name="T723">формы</text:span><text:span text:style-name="T719"> </text:span><text:span text:style-name="T721">Present</text:span><text:span text:style-name="T719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1"/>
      <text:p text:style-name="P960"><text:span text:style-name="T720">Другие варианты Future (кроме </text:span><text:span text:style-name="T722">Future </text:span><text:span text:style-name="T720">Simple) используются редко, </text:span><text:span text:style-name="T722">т. к.</text:span><text:span text:style-name="T720"> они громоздкие и довольно неудобные. В современном английском можно обойтись без них.</text:span></text:p>
      <text:p text:style-name="P211"/>
      <text:p text:style-name="P958"><text:span text:style-name="T230">На будущ</text:span><text:span text:style-name="T231">и</text:span><text:span text:style-name="T230">е могут также указы</text:span><text:span text:style-name="T231">вать</text:span><text:span text:style-name="T230"> модальные глаголы </text:span><text:span text:style-name="T232">и оборот </text:span><text:span text:style-name="T144">be going to</text:span><text:span text:style-name="T233">, </text:span><text:span text:style-name="T232">который </text:span></text:p>
      <text:p text:style-name="P958"><text:span text:style-name="T232">в основном</text:span><text:span text:style-name="T233"> встречается </text:span><text:span text:style-name="T232">в разговорной речи и нередко используется вместо Future Simple.</text:span></text:p>
      <text:p text:style-name="P211"/>
      <text:p text:style-name="P502"/>
      <text:p text:style-name="P1252">Present Continuous в значении будущего</text:p>
      <text:p text:style-name="P213"/>
      <text:p text:style-name="P213">Используется, чтобы сказать о личных планах. В предложении обычно указывается дата </text:p>
      <text:p text:style-name="P213">или время, связанные с будущим. Переводить можно как будущим так и настоящим.</text:p>
      <text:p text:style-name="P213"/>
      <text:p text:style-name="P805">What are you doing on Satureday? <text:span text:style-name="T367">—</text:span> Что ты делаешь в субботу? (какие у тебя планы?)</text:p>
      <text:p text:style-name="P814">I am flying to London tomorrow — <text:span text:style-name="T981">Завтра я лечу в Лондон (личный план)</text:span></text:p>
      <text:p text:style-name="P814"/>
      <text:p text:style-name="P709">Present Simple в значении будущего</text:p>
      <text:p text:style-name="P815"/>
      <text:p text:style-name="P214"><text:span text:style-name="T320">Используется, чтобы сказать о том, что </text:span><text:span text:style-name="T322">что-то </text:span><text:span text:style-name="T320">должно произойти по рассписанию, либо </text:span></text:p>
      <text:p text:style-name="P214"><text:span text:style-name="T320">о собственном графике. </text:span><text:span text:style-name="T321">Переводить можно как будущим так и настоящим.</text:span></text:p>
      <text:p text:style-name="P720"/>
      <text:p text:style-name="P720">Ключевое отличие от Present Continuous в том, что расписание не зависит от говорящего, </text:p>
      <text:p text:style-name="P956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816">My airplane flies at 6 o`clock tomorrow — Мой самолет летит завтра в 6 (рассписание)</text:p>
      <text:p text:style-name="P1099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818"/>
      <text:p text:style-name="P710">Оборот <text:span text:style-name="T466">be going to</text:span></text:p>
      <text:p text:style-name="P721"/>
      <text:p text:style-name="P957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721"/>
      <text:p text:style-name="P216"><text:span text:style-name="T319">Чтобы использовать, нужно поставить глагол </text:span><text:span text:style-name="T102">be</text:span><text:span text:style-name="T319"> в форму </text:span><text:span text:style-name="T102">am/is/are</text:span><text:span text:style-name="T319">, а смысловой глагол оставить в начальной форме, после </text:span><text:span text:style-name="T102">going to</text:span><text:span text:style-name="T319">.</text:span></text:p>
      <text:p text:style-name="P721"/>
      <text:p text:style-name="P817">I`m going to meet my friends tomorrow — Я собираюсь встретиться с друзьями завтра.</text:p>
      <text:p text:style-name="P1086"><text:span text:style-name="T41">I`m going to go</text:span><text:span text:style-name="T329"> out after I finish my work — Я собираюсь погулять после, как закончу работу.</text:span></text:p>
      <text:p text:style-name="P721"/>
      <text:p text:style-name="P959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819"/>
      <text:p text:style-name="P217"><text:span text:style-name="T319">Также его используют, когда очевидно, что вот-вот случится какое-то действие. В этом случае </text:span><text:span text:style-name="T102">be goin to </text:span><text:span text:style-name="T319">передает оттенок неизбежности происходящего и применяется по отношению </text:span></text:p>
      <text:p text:style-name="P722">к постороннему человеку или объетку.</text:p>
      <text:p text:style-name="P722"/>
      <text:p text:style-name="P820">Look! He`s going to fall — Смотри! Он сейчас упадет.</text:p>
      <text:p text:style-name="P820">The sky is dark. It`s going to rain — Небо темное. Сейчас пойдет дождь.</text:p>
      <text:p text:style-name="P712"/>
      <text:p text:style-name="P711">Future Simple</text:p>
      <text:p text:style-name="P723"/>
      <text:p text:style-name="P962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726"/>
      <text:p text:style-name="P962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962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730"/>
      <text:p text:style-name="P725">Схема состоит из 2х частей: вспомогательного глагола <text:span text:style-name="T466">will </text:span><text:span text:style-name="T985">(заменяет </text:span><text:span text:style-name="T477">do/did</text:span><text:span text:style-name="T985">)</text:span> </text:p>
      <text:p text:style-name="P725">и смыслового глагола в начальной форме. </text:p>
      <text:p text:style-name="P822"/>
      <text:p text:style-name="P725"><text:span text:style-name="T46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6">not</text:span>.</text:p>
      <text:p text:style-name="P724"><text:soft-page-break/>В речи и на письме <text:span text:style-name="T466">will</text:span> обычно сокращается до <text:span text:style-name="T466">`ll</text:span>, а отрицание <text:span text:style-name="T466">will</text:span> <text:span text:style-name="T466">not</text:span> д<text:span text:style-name="T984">о</text:span> <text:span text:style-name="T466">won`t</text:span>.</text:p>
      <text:p text:style-name="P724"/>
      <text:p text:style-name="P821">We <text:span text:style-name="T873">will</text:span> proobably <text:span text:style-name="T873">meet</text:span> soon — Мы, возможно, скоро <text:span text:style-name="T873">встретимся</text:span>.</text:p>
      <text:p text:style-name="P821">I hope everything <text:span text:style-name="T873">will be</text:span> fine — Надеюсь, все <text:span text:style-name="T873">будет </text:span>хорошо.</text:p>
      <text:p text:style-name="P821"><text:span text:style-name="T873">Will</text:span> you <text:span text:style-name="T873">be</text:span> at home toworrow? No, I won`t — <text:span text:style-name="T983">Ты </text:span><text:span text:style-name="T875">будешь</text:span><text:span text:style-name="T983"> завтра дома? Нет</text:span>.</text:p>
      <text:p text:style-name="P724"/>
      <text:p text:style-name="P729">Чтобы правильно подобрать нужную форму, нужно отталкиваться от контекста:</text:p>
      <text:list xml:id="list4265087243" text:style-name="L31">
        <text:list-item>
          <text:p text:style-name="P1274">I will do — я сделаю (считаю/верю, что сделаю это);</text:p>
        </text:list-item>
        <text:list-item>
          <text:p text:style-name="P1275">I am doing — я сделаю (потому что уже спланировал это);</text:p>
        </text:list-item>
        <text:list-item>
          <text:p text:style-name="P1275">I am going to do — я собираюсь сделать (ключевое слово «собираюсь»).</text:p>
        </text:list-item>
      </text:list>
      <text:p text:style-name="P727"/>
      <text:p text:style-name="P728">Нередко, вместо will используется модальный глагол might:</text:p>
      <text:p text:style-name="P824">I might do it — Наверное, я сделаю это.</text:p>
      <text:p text:style-name="P823"/>
      <text:p text:style-name="P925">Модальные глаголы</text:p>
      <text:p text:style-name="P825"/>
      <text:p text:style-name="P733">Это особенные глаголы, которые одновременно:</text:p>
      <text:list xml:id="list3581298535" text:style-name="L32">
        <text:list-item>
          <text:p text:style-name="P1276">передают смысл (используются как смысловые глаголы);</text:p>
        </text:list-item>
        <text:list-item>
          <text:p text:style-name="P1276">передают время (привязывают дейсвтие к какому-то времени);</text:p>
        </text:list-item>
        <text:list-item>
          <text:p text:style-name="P1276">используются по тем же правилами, что и вспомогательные глаголы.</text:p>
        </text:list-item>
      </text:list>
      <text:p text:style-name="P731"/>
      <text:p text:style-name="P731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31">а в отрицаниях используются вместе с частицей <text:span text:style-name="T466">not</text:span>.</text:p>
      <text:p text:style-name="P731"/>
      <text:p text:style-name="P971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732"/>
      <text:p text:style-name="P739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39"/>
      <text:p text:style-name="P740"><text:span text:style-name="T1006">После модального глагола почти всегда </text:span><text:span text:style-name="T1008">идет</text:span><text:span text:style-name="T1006"> смысловой глагол в начальной форме, </text:span><text:span text:style-name="T1009">но </text:span><text:span text:style-name="T1006">без частицы </text:span><text:span text:style-name="T482">to. </text:span><text:span text:style-name="T1007">Также смысловой глагол в начальной форме идет после модальных кострукций.</text:span></text:p>
      <text:p text:style-name="P739"/>
      <text:p text:style-name="P1100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999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741"/>
      <text:p text:style-name="P999"><text:span text:style-name="T317">Глаголы </text:span><text:span text:style-name="T147">w</text:span><text:span text:style-name="T148">ill</text:span><text:span text:style-name="T318"> и </text:span><text:span text:style-name="T147">s</text:span><text:span text:style-name="T148">hall</text:span></text:p>
      <text:p text:style-name="P742"/>
      <text:p text:style-name="P1101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101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743"/>
      <text:p text:style-name="P826">You luggage is heavy. I`ll help you — У вас тяжелый багаж. Я помогу вам.</text:p>
      <text:p text:style-name="P826">Will you help me? — Ты мне поможешь?</text:p>
      <text:p text:style-name="P743"/>
      <text:p text:style-name="P964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735">«отказывается» (не смотря на мои ожидание, действие не происходит).</text:p>
      <text:p text:style-name="P734"/>
      <text:p text:style-name="P827"/>
      <text:p text:style-name="P1260">What`s wrong? My Car won`t start — Что случилось? Моя машина не заводится. </text:p>
      <text:p text:style-name="P827">(отказывается заводиться)</text:p>
      <text:p text:style-name="P734"/>
      <text:p text:style-name="P963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736"/>
      <text:p text:style-name="P963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736"/>
      <text:p text:style-name="P828">Shall I close the door? - Я закрою дверь? (вы не против, если я закрою дверь?)</text:p>
      <text:p text:style-name="P37"><text:span text:style-name="T323">S</text:span><text:span text:style-name="T319">hall we dance? - Потанцуем? (вы не против потанцевать?)</text:span></text:p>
      <text:p text:style-name="P734"/>
      <text:p text:style-name="P713"><text:span text:style-name="T991">Глаголы </text:span><text:span text:style-name="T479">c</text:span><text:span text:style-name="T466">an</text:span> и <text:span text:style-name="T479">c</text:span><text:span text:style-name="T466">ould</text:span></text:p>
      <text:p text:style-name="P736"/>
      <text:p text:style-name="P969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587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626231848" text:style-name="L33">
        <text:list-item>
          <text:p text:style-name="P1394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277">разрешение или запрет что-то cделать;</text:p>
        </text:list-item>
        <text:list-item>
          <text:p text:style-name="P1277">просьба или предложение о помощи;</text:p>
        </text:list-item>
        <text:list-item>
          <text:p text:style-name="P1277">неуверенность в совершении действия (в вопросах).</text:p>
        </text:list-item>
      </text:list>
      <text:p text:style-name="P738"/>
      <text:p text:style-name="P38"><text:span text:style-name="T324">H</text:span><text:span text:style-name="T319">e can understand my English — Он может понимать мой английский.</text:span></text:p>
      <text:p text:style-name="P829">You can`t smoke here — Ты не можешь сдесь курить.</text:p>
      <text:p text:style-name="P829">Can I help you? - Я могу вам помочь?</text:p>
      <text:p text:style-name="P744"/>
      <text:p text:style-name="P1102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103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780"/>
      <text:p text:style-name="P972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972"><text:span text:style-name="T122">твоим/</text:span><text:span text:style-name="T123">вашим телефоном?</text:span></text:p>
      <text:p text:style-name="P737"/>
      <text:p text:style-name="P1104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745">Его следует использовать, когда мы говорим о том, что что-то умели или могли в прошлом.</text:p>
      <text:p text:style-name="P779">Также <text:span text:style-name="T466">could</text:span> <text:span text:style-name="T1010">применяется</text:span> в качестве официальной формы обращения.</text:p>
      <text:p text:style-name="P745"/>
      <text:p text:style-name="P830">I could read at the age of 4 — Я мог читать в 4 года.</text:p>
      <text:p text:style-name="P830">This story could be true — Эта история могла бы быть правдой.</text:p>
      <text:p text:style-name="P718"/>
      <text:p text:style-name="P718"><text:span text:style-name="T989">К</text:span>онструкция <text:span text:style-name="T466">be able to</text:span></text:p>
      <text:p text:style-name="P746"/>
      <text:p text:style-name="P747">Дублирует по значению модальные глаголы <text:span text:style-name="T466">can/could</text:span>. Говорит о возможности </text:p>
      <text:p text:style-name="P747">соверишить действие. <text:span text:style-name="T1004">В настоящем времени </text:span><text:span text:style-name="T988">заменяется модальным глаголом </text:span><text:span text:style-name="T478">can</text:span><text:span text:style-name="T1004">.</text:span></text:p>
      <text:p text:style-name="P747"/>
      <text:p text:style-name="P748">В этой конструкции глагол <text:span text:style-name="T466">be</text:span> передает время:</text:p>
      <text:list xml:id="list236921884" text:style-name="L34">
        <text:list-item>
          <text:p text:style-name="P1278">am/is/are able to — могу/может/могут (есть возможность);</text:p>
        </text:list-item>
        <text:list-item>
          <text:p text:style-name="P1278">was/were able to — смог/смогли;</text:p>
        </text:list-item>
        <text:list-item>
          <text:p text:style-name="P1278">will be able to — смогу/сможет/смогут.</text:p>
        </text:list-item>
      </text:list>
      <text:p text:style-name="P749"/>
      <text:p text:style-name="P965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965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750"/>
      <text:p text:style-name="P831"><text:soft-page-break/>Stacey talked rather quickly, but I was able to understand her — Стэйси говорила довольно быстро, но я смог понять её.</text:p>
      <text:p text:style-name="P831"/>
      <text:p text:style-name="P831">If I learn French, I will be able to understand it — Если я буду учить французский, </text:p>
      <text:p text:style-name="P831">я смогу понимать его.</text:p>
      <text:p text:style-name="P831"/>
      <text:p text:style-name="P714"><text:span text:style-name="T991">Глаголы </text:span><text:span text:style-name="T479">m</text:span><text:span text:style-name="T466">ight</text:span> и <text:span text:style-name="T479">m</text:span><text:span text:style-name="T466">ay</text:span></text:p>
      <text:p text:style-name="P831"/>
      <text:p text:style-name="P970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993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776"/>
      <text:p text:style-name="P751">Он указывает на вероятность того, что ситуация может происходить сейчас или произойти </text:p>
      <text:p text:style-name="P751">в ближайшем будущем. Является синонимом фразе <text:span text:style-name="T466">it is possible that</text:span> (возможно, что).</text:p>
      <text:p text:style-name="P849"/>
      <text:p text:style-name="P1105"><text:span text:style-name="T102">Look at the sky. It might rain — Посмотри на небо. Возможно </text:span><text:span text:style-name="T112">пойдет дождь.</text:span></text:p>
      <text:p text:style-name="P1106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831"/>
      <text:p text:style-name="P1007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777"/>
      <text:p text:style-name="P1007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832"/>
      <text:p text:style-name="P832">May I help you, sir? Я могу вам помочь, сэр? (имею ли я возможность вам помочь?)</text:p>
      <text:p text:style-name="P778"/>
      <text:p text:style-name="P715"><text:span text:style-name="T992">Глагол </text:span><text:span text:style-name="T480">m</text:span><text:span text:style-name="T466">ust</text:span></text:p>
      <text:p text:style-name="P752"/>
      <text:p text:style-name="P973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753"/>
      <text:p text:style-name="P586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1593655379" text:style-name="L35">
        <text:list-item>
          <text:p text:style-name="P1279">необходимость, обязанность, долг;</text:p>
        </text:list-item>
        <text:list-item>
          <text:p text:style-name="P1280">настойчивый совет, приказ, запрет (в отрицаниях);</text:p>
        </text:list-item>
      </text:list>
      <text:p text:style-name="P850"/>
      <text:p text:style-name="P850">I must go — Я должен идти. </text:p>
      <text:p text:style-name="P835">He must not be at home now — <text:s/><text:span text:style-name="T1003">О</text:span>н не должен сейчас быть дома.</text:p>
      <text:p text:style-name="P999"><text:span text:style-name="T137">Must we hurry? — Нам нужно торопиться? </text:span><text:span text:style-name="T138">(должны ли мы торопиться?)</text:span></text:p>
      <text:p text:style-name="P835"/>
      <text:p text:style-name="P999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833">You musn`t park here — Здесь нельзя парковаться.</text:p>
      <text:p text:style-name="P753"/>
      <text:p text:style-name="P754">Когда <text:span text:style-name="T46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54"/>
      <text:p text:style-name="P834">She has worked so hard these days. She must<text:span text:style-name="T873"> </text:span>be very tired — </text:p>
      <text:p text:style-name="P834">Она так много работала в эти дни. Она, наверное, очень <text:span text:style-name="T990">уставшая.</text:span></text:p>
      <text:p text:style-name="P836"/>
      <text:p text:style-name="P716">Конструкция <text:span text:style-name="T466">have to</text:span></text:p>
      <text:p text:style-name="P755"/>
      <text:p text:style-name="P757">Дублирует по значению модальный глагол <text:span text:style-name="T466">must</text:span>. Говорит об обязанностях, </text:p>
      <text:p text:style-name="P757">которые человек вынежден выполнять <text:span text:style-name="T1005">не по свое воле</text:span>. </text:p>
      <text:p text:style-name="P756"/>
      <text:p text:style-name="P756"><text:soft-page-break/>В настоящем времени <text:span text:style-name="T466">have to</text:span> и <text:span text:style-name="T466">must</text:span> взаимозаменяемы и часто разницы между ними нет.</text:p>
      <text:p text:style-name="P756">Однако <text:span text:style-name="T466">must</text:span> означает необходимость, которая исходит от самого человека, </text:p>
      <text:p text:style-name="P756">а <text:span text:style-name="T466">have to</text:span> говорит о необходимости, исходящей извне.</text:p>
      <text:p text:style-name="P756"/>
      <text:p text:style-name="P837">I must do it — Я должен это сделать (это мой долг).</text:p>
      <text:p text:style-name="P837">I have to do it — Я должен это сделать (того требуют обстоятельства).</text:p>
      <text:p text:style-name="P756"/>
      <text:p text:style-name="P966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758">времени используется редко и ее предпочитают заменять на форму настоящего.</text:p>
      <text:p text:style-name="P758"/>
      <text:p text:style-name="P758">Отрицательная и вопросительная форма образуется с помощью вспомогательных </text:p>
      <text:p text:style-name="P966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839"/>
      <text:p text:style-name="P838"><text:span text:style-name="T1013">I </text:span><text:span text:style-name="T319">had to go — Я должен был идти.</text:span></text:p>
      <text:p text:style-name="P837">He doesn`t have to go — Он не должен идти.</text:p>
      <text:p text:style-name="P851">Will they have to go? — Они должны будут идти?</text:p>
      <text:p text:style-name="P759"/>
      <text:p text:style-name="P1107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107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802"/>
      <text:p text:style-name="P837">You mustn`t tell anyone — Ты не должен рассказывать никому.</text:p>
      <text:p text:style-name="P837">You don`t have to tell me everything — Можешь не рассказывать мне всего.</text:p>
      <text:p text:style-name="P758"/>
      <text:p text:style-name="P974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974"><text:span text:style-name="T179">после </text:span><text:span text:style-name="T116">have</text:span><text:span text:style-name="T179">, то этот глагол будет ознать «иметь». </text:span></text:p>
      <text:p text:style-name="P758"/>
      <text:p text:style-name="P7"><text:span text:style-name="T234">Г</text:span><text:span text:style-name="T235">лагол </text:span><text:span text:style-name="T145">should</text:span></text:p>
      <text:p text:style-name="P760"/>
      <text:p text:style-name="P975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975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763"/>
      <text:p text:style-name="P59">You should be more attentive — Вам следует быть более внимательным.</text:p>
      <text:p text:style-name="P761"/>
      <text:p text:style-name="P976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976"><text:span text:style-name="T196">выразить мненеие, например </text:span><text:span text:style-name="T124">I think, I don`t think</text:span><text:span text:style-name="T196">.</text:span></text:p>
      <text:p text:style-name="P762"/>
      <text:p text:style-name="P840">I think you should leave — Думаю, вам пора уйти.</text:p>
      <text:p text:style-name="P841"/>
      <text:p text:style-name="P967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761"/>
      <text:p text:style-name="P840">Why should I go there? - Скакой стати мне туда идти?</text:p>
      <text:p text:style-name="P840">You shouldn`t go there — Не нужно туда идти <text:span text:style-name="T1011">(это плохая идея)</text:span>.</text:p>
      <text:p text:style-name="P761"/>
      <text:p text:style-name="P8"><text:span text:style-name="T229">Глагол </text:span><text:span text:style-name="T143">would</text:span></text:p>
      <text:p text:style-name="P764"/>
      <text:p text:style-name="P766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95">Грамматически использ</text:span><text:span text:style-name="T996">уется</text:span><text:span text:style-name="T995"> по тем же правилами, что и другие модальные глаголы.</text:span></text:p>
      <text:p text:style-name="P765"/>
      <text:p text:style-name="P769"><text:soft-page-break/>При переводе <text:span text:style-name="T466">would</text:span>, <text:span text:style-name="T996">по сути, </text:span>выпадает, а идущий после него смысловой глагол, используется с частицей<text:span text:style-name="T481"> </text:span><text:span text:style-name="T466">to</text:span>. <text:span text:style-name="T481">Would</text:span><text:span text:style-name="T998"> часто сокращается до </text:span><text:span text:style-name="T481">`d</text:span><text:span text:style-name="T998"> и произносится как одна буква (поэтому поначалу расслышать </text:span><text:span text:style-name="T481">would</text:span><text:span text:style-name="T998"> в предложении довольно сложно).</text:span></text:p>
      <text:p text:style-name="P765"/>
      <text:p text:style-name="P767"><text:span text:style-name="T994">В</text:span>стречается в вариантах, <text:span text:style-name="T1012">когда</text:span>:</text:p>
      <text:list xml:id="list725070333" text:style-name="L36">
        <text:list-item>
          <text:p text:style-name="P1281">соответствует русской частице «бы» (когда представляют ситуацию);</text:p>
        </text:list-item>
        <text:list-item>
          <text:p text:style-name="P1281">сообщает о привычках прошлого (в этом случае может заменяться на <text:span text:style-name="T466">used to</text:span>).</text:p>
        </text:list-item>
      </text:list>
      <text:p text:style-name="P768"/>
      <text:p text:style-name="P842">I would like to live in New Your — Я бы хотел жить в Нью Йорке <text:span text:style-name="T994">(представил)</text:span>.</text:p>
      <text:p text:style-name="P843">I wouldn`t watch this film with my child — Я бы не смотрела этот фильм с моим ребенком.</text:p>
      <text:p text:style-name="P844">Would you like to go <text:span text:style-name="T997">to the party with us? </text:span>—<text:span text:style-name="T997"> Ты бы хотел пойти с нами на вечеринку?</text:span></text:p>
      <text:p text:style-name="P770"/>
      <text:p text:style-name="P1008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008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008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771"/>
      <text:p text:style-name="P977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771"/>
      <text:p text:style-name="P845">What would you like, coffee or tea? I`d like some cofee — Чтобы вы хотели, </text:p>
      <text:p text:style-name="P845">кофе или чай? Я бы хотел кофе.</text:p>
      <text:p text:style-name="P771"/>
      <text:p text:style-name="P717">Конструкция <text:span text:style-name="T466">used to</text:span></text:p>
      <text:p text:style-name="P771"/>
      <text:p text:style-name="P772">Используется, когда говорят о регулярных вещах, происходящих в прошлом. </text:p>
      <text:p text:style-name="P968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772"/>
      <text:p text:style-name="P772">На русский <text:span text:style-name="T466">would/used to</text:span> можно перевести как «имел привычку делать» <text:span text:style-name="T1000">или</text:span> «раньше».</text:p>
      <text:p text:style-name="P773"><text:span text:style-name="T1000">Также </text:span><text:span text:style-name="T466">would/used to</text:span> <text:span text:style-name="T1000">подразумевает, что сейчас человек уже не делает того, что делал раньше.</text:span></text:p>
      <text:p text:style-name="P773"/>
      <text:p text:style-name="P774">Как правило <text:span text:style-name="T466">would</text:span> используется в ситуациях, когда указан период во время которого </text:p>
      <text:p text:style-name="P774">человек так не поступал. </text:p>
      <text:p text:style-name="P774"/>
      <text:p text:style-name="P775">После <text:span text:style-name="T466">used to</text:span> стоит глагол в начальной форме. В настоящем времени эта констуркция </text:p>
      <text:p text:style-name="P775">не используется <text:span text:style-name="T1001">(для этого есть Present Simple) </text:span>и<text:span text:style-name="T999"> </text:span>часто <text:span text:style-name="T999">выпадает при переводе.</text:span></text:p>
      <text:p text:style-name="P775"/>
      <text:p text:style-name="P846">I used to live in Bristol — Раньше я жил <text:span text:style-name="T1002">в Бристоле (а сейчас нет).</text:span></text:p>
      <text:p text:style-name="P847">I didn`t use to drink tea — Раньше я не пил чай (а теперь пью).</text:p>
      <text:p text:style-name="P848">Did you use to play tennis? — Ты раньше играл в теннис?</text:p>
      <text:p text:style-name="P719"/>
      <text:p text:style-name="P926">Повелительно наклонение. Imperative</text:p>
      <text:p text:style-name="P781"/>
      <text:p text:style-name="P782">Это способ озвучить распоряжение, приказ, <text:span text:style-name="T1014">просьбу</text:span> или призыв к действию.</text:p>
      <text:p text:style-name="P782">В речи очень часто используются предложения в форме повелительного наклонения.</text:p>
      <text:p text:style-name="P782"/>
      <text:p text:style-name="P978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783">в начальной форме (форма повелительного наклонения только одна).</text:p>
      <text:p text:style-name="P782"/>
      <text:p text:style-name="P60"><text:span text:style-name="T325">C</text:span><text:span text:style-name="T319">ome here — Подойдите сюда ( призыв к действию).</text:span></text:p>
      <text:p text:style-name="P852">Put your gun down! — Опусти оружие! (приказ).</text:p>
      <text:p text:style-name="P852">Help! — Помогите! (настойчивая просьба).</text:p>
      <text:p text:style-name="P784"/>
      <text:p text:style-name="P1108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109"><text:soft-page-break/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853">Have a cake, please — Угощайтесь тортом, пожалуйста.</text:p>
      <text:p text:style-name="P785"/>
      <text:p text:style-name="P1143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785">В этом случае он обычно выпадает при переводе.</text:p>
      <text:p text:style-name="P786"/>
      <text:p text:style-name="P61"><text:span text:style-name="T326">H</text:span><text:span text:style-name="T319">ave a nice time — Приятно провести время.</text:span></text:p>
      <text:p text:style-name="P854">Have fun — Повеселитесь.</text:p>
      <text:p text:style-name="P854"/>
      <text:p text:style-name="P218"><text:span text:style-name="T319">Если нужно призвать человека или группу людей совершить что-то вместе, то нужно использовать </text:span><text:span text:style-name="T102">let`s (let us)</text:span><text:span text:style-name="T319"> перед глаголом. Это еще один способ говорить вежливее </text:span></text:p>
      <text:p text:style-name="P787">в повелительном наклонении.</text:p>
      <text:p text:style-name="P787"/>
      <text:p text:style-name="P854">Let`s do it — Давай сделаем это (досл. Позволь нам сделать это).</text:p>
      <text:p text:style-name="P854">Let`s not watch this movie — Давай не будем смотреть этот фильм.</text:p>
      <text:p text:style-name="P787"/>
      <text:p text:style-name="P218"><text:span text:style-name="T319">Если нужно попросить человека не делать что-либо, то нужно начать с </text:span><text:span text:style-name="T102">don`t</text:span><text:span text:style-name="T319">.</text:span></text:p>
      <text:p text:style-name="P854"/>
      <text:p text:style-name="P855">Don`t come here — Не подходи сюда. </text:p>
      <text:p text:style-name="P855">Don`t do it — Не делай этого.</text:p>
      <text:p text:style-name="P855"/>
      <text:p text:style-name="P927">Пассивный<text:span text:style-name="T1022"> </text:span>залог. <text:span text:style-name="T1023">Passive Voice</text:span></text:p>
      <text:p text:style-name="P788"/>
      <text:p text:style-name="P219"><text:span text:style-name="T319">В английском языке, как и в русском, </text:span><text:span text:style-name="T327">есть 2</text:span><text:span text:style-name="T319"> вида залога: активный и пассивный.</text:span></text:p>
      <text:p text:style-name="P979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789">а пассивный — страдательным (надо мной совершают действие.)</text:p>
      <text:p text:style-name="P790"/>
      <text:p text:style-name="P791">Порядок слов у предложения в пассивном залоге: </text:p>
      <text:list xml:id="list2756808271" text:style-name="L37">
        <text:list-item>
          <text:p text:style-name="P1282">подлежащее;</text:p>
        </text:list-item>
        <text:list-item>
          <text:p text:style-name="P1282">сказуемое в пассивном залоге (что сделано?);</text:p>
        </text:list-item>
        <text:list-item>
          <text:p text:style-name="P1282">дополнение;</text:p>
        </text:list-item>
        <text:list-item>
          <text:p text:style-name="P1282">обстоятельство.</text:p>
        </text:list-item>
      </text:list>
      <text:p text:style-name="P792"/>
      <text:p text:style-name="P980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980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793"/>
      <text:p text:style-name="P62"><text:span text:style-name="T330">I finished my work</text:span><text:span text:style-name="T319"> yesterday — </text:span><text:span text:style-name="T330">Я закончил работу</text:span><text:span text:style-name="T319"> вчера (активный залог).</text:span></text:p>
      <text:p text:style-name="P62"><text:span text:style-name="T330">The work was finished</text:span><text:span text:style-name="T319"> yesterday — </text:span><text:span text:style-name="T330">Работа была закончена</text:span><text:span text:style-name="T319"> вчера (пассивный залог).</text:span></text:p>
      <text:p text:style-name="P803"/>
      <text:p text:style-name="P985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20"><text:span text:style-name="T319">или намеренно скрыт. </text:span><text:span text:style-name="T328">Пассивный залог часто применяется в деловой речи.</text:span></text:p>
      <text:p text:style-name="P856"/>
      <text:p text:style-name="P857">This house is quite old. It was buil in 1990 — Дом старый. Он был простроен в 1990 году.</text:p>
      <text:p text:style-name="P857">(кто построил дом — неизвестно; известен только дом, и что с ним сделали — построили).</text:p>
      <text:p text:style-name="P858"/>
      <text:p text:style-name="P981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</text:span></text:p>
      <text:p text:style-name="P981"><text:span text:style-name="T208">с использованием предлога </text:span><text:span text:style-name="T133">by</text:span><text:span text:style-name="T208"> (кем).</text:span></text:p>
      <text:p text:style-name="P794"/>
      <text:p text:style-name="P857">Ann Karenina was written by Leo Tolstoy — Анна Каренина была написана Львом Толстым.</text:p>
      <text:p text:style-name="P982"><text:span text:style-name="T129">(</text:span><text:span text:style-name="T130">над книгой совершили действие — ее написали</text:span><text:span text:style-name="T129">)</text:span></text:p>
      <text:p text:style-name="P859"/>
      <text:p text:style-name="P795"/>
      <text:p text:style-name="P1258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795">не как «я», а как «мне/мной/меня».</text:p>
      <text:p text:style-name="P796"/>
      <text:p text:style-name="P860">I am ignored all the time — Меня игнорируют все время.</text:p>
      <text:p text:style-name="P860">I was born in 1990 — Я родился в 1990 году (Меня родили в 1990 году).</text:p>
      <text:p text:style-name="P860"/>
      <text:p text:style-name="P986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588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1220009882" text:style-name="L38">
        <text:list-item>
          <text:p text:style-name="P1283">be born — родился (в Past Simple);</text:p>
        </text:list-item>
        <text:list-item>
          <text:p text:style-name="P1283">be gone — умер (в Present Simple).</text:p>
        </text:list-item>
      </text:list>
      <text:p text:style-name="P797"/>
      <text:p text:style-name="P798">Present Simple Passive:</text:p>
      <text:p text:style-name="P861">Children are taught at school — Детей учат в школе.</text:p>
      <text:p text:style-name="P798"/>
      <text:p text:style-name="P798">Past Simple Passive:</text:p>
      <text:p text:style-name="P861">I was taught to ride a bike by my dadschool — Меня научил ездить на велосипеде папа.</text:p>
      <text:p text:style-name="P798"/>
      <text:p text:style-name="P798">Future Simple Passive:</text:p>
      <text:p text:style-name="P861">I will be taught English at university — Меня будут учить английскому в универе.</text:p>
      <text:p text:style-name="P861"/>
      <text:p text:style-name="P799">Present Perfect Passive <text:span text:style-name="T1019">требует дополнительно</text:span><text:span text:style-name="T1021">го</text:span><text:span text:style-name="T1019"> слов</text:span><text:span text:style-name="T1021">а</text:span><text:span text:style-name="T1019"> </text:span><text:span text:style-name="T483">been, </text:span><text:span text:style-name="T1021">после</text:span><text:span text:style-name="T484"> have</text:span><text:span text:style-name="T1019">. </text:span></text:p>
      <text:p text:style-name="P800"><text:span text:style-name="T1061">Е</text:span>сли его не указать, то предложение будет в форме активного залога (Present Perfect).</text:p>
      <text:p text:style-name="P862"/>
      <text:p text:style-name="P862">I have been taught an important lesson — Мне преподали важный урок.</text:p>
      <text:p text:style-name="P863">I have <text:span text:style-name="T1020">taught an important lesson — </text:span>Я преподал важный урок.</text:p>
      <text:p text:style-name="P801"/>
      <text:p text:style-name="P798">Предложение в Present Perfect Passive можно перепутать с Present Perfect Continuous.</text:p>
      <text:p text:style-name="P798">Здесь главное в том, что в Passive смысловой глагол стоит в 3й форме, </text:p>
      <text:p text:style-name="P221"><text:span text:style-name="T319">а в Continuous — с окончанием </text:span><text:span text:style-name="T102">ing</text:span><text:span text:style-name="T319">.</text:span></text:p>
      <text:p text:style-name="P798"/>
      <text:p text:style-name="P983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83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865"/>
      <text:p text:style-name="P984"><text:span text:style-name="T237">Т</text:span><text:span text:style-name="T238">акже можно легко перепутать ситуации, когда be используется с прилагательным </text:span><text:span text:style-name="T239">и</text:span><text:span text:style-name="T238"> когда </text:span></text:p>
      <text:p text:style-name="P984"><text:span text:style-name="T239">с</text:span><text:span text:style-name="T238"> пассивн</text:span><text:span text:style-name="T239">ым</text:span><text:span text:style-name="T238"> залог</text:span><text:span text:style-name="T239">ом</text:span><text:span text:style-name="T238">. Здесь важно отлич</text:span><text:span text:style-name="T239">а</text:span><text:span text:style-name="T238">ть прилагательное от глагола.</text:span></text:p>
      <text:p text:style-name="P866"/>
      <text:p text:style-name="P520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117"><text:span text:style-name="T70">I </text:span><text:span text:style-name="T67">am ignored all the time — Меня игнорируют все время (ignored — глагол в 3й форме).</text:span></text:p>
      <text:p text:style-name="P873"/>
      <text:p text:style-name="P928">Вопросительные предложения</text:p>
      <text:p text:style-name="P611"/>
      <text:p text:style-name="P613">Чтобы задать вопрос, нужно придерживаться обратного порядка слов, когда </text:p>
      <text:p text:style-name="P613">вспомогательный глагол стоит перед подлежащим (см. выше).</text:p>
      <text:p text:style-name="P613"/>
      <text:p text:style-name="P613">В вопросе может не быть вопросительного слова, смыслового глагола, дополнения, </text:p>
      <text:p text:style-name="P613">но в нем всегда есть вспомогательный глагол и подлежащее.</text:p>
      <text:p text:style-name="P613"/>
      <text:p text:style-name="P1056">В английском есть 5 типов вопросов: <text:span text:style-name="T1121">общий, разделительный, </text:span><text:span text:style-name="T1124">специальный, </text:span></text:p>
      <text:p text:style-name="P1183">вопрос к подлежащему и вопрос с альтернативой.</text:p>
      <text:p text:style-name="P615"/>
      <text:p text:style-name="P614"/>
      <text:p text:style-name="P1261">Общий вопрос</text:p>
      <text:p text:style-name="P614"/>
      <text:p text:style-name="P61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14"/>
      <text:p text:style-name="P1110"><text:span text:style-name="T240">Чтобы коротко ответить на </text:span><text:span text:style-name="T241">такой </text:span><text:span text:style-name="T240">вопрос, недостаточно просто написать </text:span><text:span text:style-name="T73">yes/no</text:span><text:span text:style-name="T240">. Нужно также добавить корешок — местоимение со вспомогательным глаголом. </text:span><text:span text:style-name="T242">Корешок</text:span><text:span text:style-name="T240"> будет указыват</text:span><text:span text:style-name="T242">ь</text:span><text:span text:style-name="T240"> на мысль, которая была сказана в предыдушем предложении:</text:span></text:p>
      <text:p text:style-name="P901"/>
      <text:p text:style-name="P899"><text:span text:style-name="T873">Do you play</text:span> the piano? <text:span text:style-name="T612">—</text:span> Yes, <text:span text:style-name="T874">I do</text:span><text:span text:style-name="T892">.</text:span></text:p>
      <text:p text:style-name="P900"><text:span text:style-name="T874">Does Rita play</text:span><text:span text:style-name="T892"> football? </text:span><text:span text:style-name="T612">— </text:span><text:span text:style-name="T892">No, </text:span><text:span text:style-name="T874">she doesn`t</text:span><text:span text:style-name="T892">.</text:span> </text:p>
      <text:p text:style-name="P612"/>
      <text:p text:style-name="P703">Разделительный вопрос</text:p>
      <text:p text:style-name="P614"/>
      <text:p text:style-name="P990"><text:span text:style-name="T243">Вопрос, который часто используется в разговорной речи, когда собеседник пытается </text:span><text:span text:style-name="T249">начать или поддержать беседу. Также с помощью таких вопросов можно </text:span><text:span text:style-name="T243">выяснить какую-то информацию на основе имеющихся фактов.</text:span></text:p>
      <text:p text:style-name="P616"/>
      <text:p text:style-name="P987"><text:span text:style-name="T243">С</text:span><text:span text:style-name="T244">остоит из 2х частей, разделенных запятой: утверждения и противоположного корешка. </text:span></text:p>
      <text:p text:style-name="P617">Корешок можно переводить словами: «правда?» «да?», «не так ли?», «верно?»</text:p>
      <text:p text:style-name="P63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17"/>
      <text:p text:style-name="P987"><text:span text:style-name="T244">В </text:span><text:span text:style-name="T245">корешке </text:span><text:span text:style-name="T24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18"/>
      <text:p text:style-name="P620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20"/>
      <text:p text:style-name="P988"><text:span text:style-name="T246">Если в гланой части используется </text:span><text:span text:style-name="T74">I am</text:span><text:span text:style-name="T246">, то в корешке нужно говорить </text:span><text:span text:style-name="T74">aren`t I</text:span><text:span text:style-name="T246">, а не </text:span><text:span text:style-name="T74">amn`t I</text:span><text:span text:style-name="T246">.</text:span></text:p>
      <text:p text:style-name="P64"><text:span text:style-name="T48">I </text:span><text:span text:style-name="T45">am a famous artist, aren`t I? - Я знаменитая художница, да?</text:span></text:p>
      <text:p text:style-name="P620"/>
      <text:p text:style-name="P62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21"/>
      <text:p text:style-name="P989"><text:span text:style-name="T247">П</text:span><text:span text:style-name="T248">осему на такие вопросы лучше отвечать так, чтобы ответ отражал реальное </text:span></text:p>
      <text:p text:style-name="P622">положение дел, а не форму вопроса.</text:p>
      <text:p text:style-name="P622"/>
      <text:p text:style-name="P40"><text:span text:style-name="T50">T</text:span><text:span text:style-name="T45">hat isn`t your car, is it? Yes, it is — Это не твоя машина, да? Нет, моя</text:span></text:p>
      <text:p text:style-name="P997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619"/>
      <text:p text:style-name="P705">Специальный вопрос</text:p>
      <text:p text:style-name="P623"/>
      <text:p text:style-name="P624">Самый популярный тип вопроса. Используется для получения доп. информации, </text:p>
      <text:p text:style-name="P1111"><text:span text:style-name="T236">поэтому всегда начинается с вопросительного слова </text:span><text:span text:style-name="T251">или связки</text:span><text:span text:style-name="T236">.</text:span></text:p>
      <text:p text:style-name="P625"/>
      <text:p text:style-name="P626">Вопросительные слова:</text:p>
      <text:list xml:id="list1330492699" text:style-name="L39">
        <text:list-item>
          <text:p text:style-name="P1401"><text:span text:style-name="T236">who [ху] — </text:span><text:span text:style-name="T250">кто</text:span><text:span text:style-name="T236">;</text:span></text:p>
        </text:list-item>
        <text:list-item>
          <text:p text:style-name="P1401"><text:span text:style-name="T236">whom [хум] — </text:span><text:span text:style-name="T250">кого</text:span><text:span text:style-name="T236">;</text:span></text:p>
        </text:list-item>
        <text:list-item>
          <text:p text:style-name="P1401"><text:span text:style-name="T236">whose [хуз] — </text:span><text:span text:style-name="T250">чей</text:span><text:span text:style-name="T236">;</text:span></text:p>
        </text:list-item>
        <text:list-item>
          <text:p text:style-name="P1401"><text:span text:style-name="T236">what — </text:span><text:span text:style-name="T250">что, какой</text:span><text:span text:style-name="T236">;</text:span></text:p>
        </text:list-item>
        <text:list-item>
          <text:p text:style-name="P1401"><text:soft-page-break/><text:span text:style-name="T236">which — </text:span><text:span text:style-name="T250">который</text:span><text:span text:style-name="T236">;</text:span></text:p>
        </text:list-item>
        <text:list-item>
          <text:p text:style-name="P1401"><text:span text:style-name="T236">where [</text:span><text:span text:style-name="T250">вэа</text:span><text:span text:style-name="T236">] — </text:span><text:span text:style-name="T250">где, куда</text:span><text:span text:style-name="T236">;</text:span></text:p>
        </text:list-item>
        <text:list-item>
          <text:p text:style-name="P1401"><text:span text:style-name="T236">when — </text:span><text:span text:style-name="T250">когда</text:span><text:span text:style-name="T236">;</text:span></text:p>
        </text:list-item>
        <text:list-item>
          <text:p text:style-name="P1401"><text:span text:style-name="T236">why [</text:span><text:span text:style-name="T250">вай</text:span><text:span text:style-name="T236">] — </text:span><text:span text:style-name="T250">зачем, почему</text:span><text:span text:style-name="T236">;</text:span></text:p>
        </text:list-item>
        <text:list-item>
          <text:p text:style-name="P1285">how [хау] — как;</text:p>
        </text:list-item>
        <text:list-item>
          <text:p text:style-name="P1401"><text:span text:style-name="T236">how often [хау офэн] — </text:span><text:span text:style-name="T250">как часто</text:span><text:span text:style-name="T236">;</text:span></text:p>
        </text:list-item>
        <text:list-item>
          <text:p text:style-name="P1401"><text:span text:style-name="T236">how many — </text:span><text:span text:style-name="T250">сколько (исчисляемые существительные)</text:span><text:span text:style-name="T236">;</text:span></text:p>
        </text:list-item>
        <text:list-item>
          <text:p text:style-name="P1401"><text:span text:style-name="T236">how much — </text:span><text:span text:style-name="T250">сколько (неисчесляемые существительные)</text:span><text:span text:style-name="T236">;</text:span></text:p>
        </text:list-item>
        <text:list-item>
          <text:p text:style-name="P1401"><text:span text:style-name="T236">how long [хау лон] — </text:span><text:span text:style-name="T250">как долго</text:span><text:span text:style-name="T236">;</text:span></text:p>
        </text:list-item>
        <text:list-item>
          <text:p text:style-name="P1401"><text:span text:style-name="T236">how long ago — </text:span><text:span text:style-name="T250">как давно</text:span><text:span text:style-name="T236">;</text:span></text:p>
        </text:list-item>
        <text:list-item>
          <text:p text:style-name="P1401"><text:span text:style-name="T236">how old — </text:span><text:span text:style-name="T250">сколько лет</text:span><text:span text:style-name="T236">.</text:span></text:p>
        </text:list-item>
      </text:list>
      <text:p text:style-name="P618"/>
      <text:p text:style-name="P1112"><text:span text:style-name="T75">W</text:span><text:span text:style-name="T67">hat</text:span><text:span text:style-name="T236"> и </text:span><text:span text:style-name="T67">which</text:span><text:span text:style-name="T236"> могут использоваться отдельно или с уточняющим словом, обычно, существительным, и тогда переводятся как «какой» и «какой из» </text:span><text:span text:style-name="T251">соотв</text:span><text:span text:style-name="T236">. </text:span></text:p>
      <text:p text:style-name="P627"/>
      <text:p text:style-name="P867">What do you like? — Что ты любишь?</text:p>
      <text:p text:style-name="P867">What car have you got? — Какая у тебя машина?</text:p>
      <text:p text:style-name="P867">Which car is yours? — Какая из машин твоя? </text:p>
      <text:p text:style-name="P867"/>
      <text:p text:style-name="P65"><text:span text:style-name="T51">Which</text:span><text:span text:style-name="T251"> подразумевает выбор из нескольких вариантов.</text:span></text:p>
      <text:p text:style-name="P991"><text:span text:style-name="T252">Слово </text:span><text:span text:style-name="T76">how</text:span><text:span text:style-name="T252"> чаще присутствует в </text:span><text:span text:style-name="T254">связке</text:span><text:span text:style-name="T252"> с прилагательным или наречием, но может употребляться и самостоятельно.</text:span></text:p>
      <text:p text:style-name="P628"/>
      <text:p text:style-name="P868">How old are you? — Сколько тебе лет?</text:p>
      <text:p text:style-name="P868">How are you? — Как ты?</text:p>
      <text:p text:style-name="P629"/>
      <text:p text:style-name="P66"><text:span text:style-name="T236">Вопрос с </text:span><text:span text:style-name="T45">how much</text:span><text:span text:style-name="T236"> задают, когда спрашивают о веществах, жидкостях или абстрактных понятиях </text:span><text:span text:style-name="T253">(что нельзя количественно посчитать)</text:span><text:span text:style-name="T236">. А с </text:span><text:span text:style-name="T45">how many</text:span><text:span text:style-name="T236">, когда спрашивают </text:span></text:p>
      <text:p text:style-name="P629">о нескольких предметах. </text:p>
      <text:p text:style-name="P628"/>
      <text:p text:style-name="P868">How much money have you got? — Сколько у тебя денег? (<text:span text:style-name="T1026">много, </text:span>абстракция).</text:p>
      <text:p text:style-name="P868">How many friends have you got? — Сколько у тебя друзей? (<text:span text:style-name="T1027">10, </text:span>количество).</text:p>
      <text:p text:style-name="P868"/>
      <text:p text:style-name="P704">Вопрос к подлежащему</text:p>
      <text:p text:style-name="P630"/>
      <text:p text:style-name="P992"><text:span text:style-name="T255">Задается, когда хотят узнать кто или что совершает действие. Начинается со слова </text:span><text:span text:style-name="T77">who</text:span><text:span text:style-name="T255"> </text:span></text:p>
      <text:p text:style-name="P992"><text:span text:style-name="T255">или </text:span><text:span text:style-name="T77">what</text:span><text:span text:style-name="T255">, которое заменяют собой подлежащее. При этом порядок слов остается таким же, что и в утрверждении. В</text:span><text:span text:style-name="T256">спомогательный глагол часто отсутсвует в таком вопросе.</text:span></text:p>
      <text:p text:style-name="P631"/>
      <text:p text:style-name="P869">Who is in the Room? — Кто в комнате?</text:p>
      <text:p text:style-name="P870">What was that? — Что это было?</text:p>
      <text:p text:style-name="P870"/>
      <text:p text:style-name="P999"><text:span text:style-name="T78">W</text:span><text:span text:style-name="T67">ho/what</text:span><text:span text:style-name="T236"> </text:span><text:span text:style-name="T257">условно </text:span><text:span text:style-name="T236">являются 3м лицом единственного числа — т. е. </text:span><text:span text:style-name="T67">he/she/it</text:span><text:span text:style-name="T236">.</text:span></text:p>
      <text:p text:style-name="P632"/>
      <text:p text:style-name="P993"><text:span text:style-name="T236">Если подлежащее предполагается во множественном числе, то </text:span><text:span text:style-name="T256">в форму множественного числа нужно поставить глагол.</text:span></text:p>
      <text:p text:style-name="P632"/>
      <text:p text:style-name="P67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632"/>
      <text:p text:style-name="P633"/>
      <text:p text:style-name="P1262">Вопрос с альтернативой</text:p>
      <text:p text:style-name="P633"/>
      <text:p text:style-name="P1113"><text:span text:style-name="T23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6"> (в подлежащем, сказуемоем, дополнении или даже в слове </text:span><text:span text:style-name="T67">not</text:span><text:span text:style-name="T236">).</text:span></text:p>
      <text:p text:style-name="P904"/>
      <text:p text:style-name="P994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994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994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994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636"/>
      <text:p text:style-name="P504"><text:span text:style-name="T66">В</text:span><text:span text:style-name="T44">опросы с предлогами</text:span></text:p>
      <text:p text:style-name="P634"/>
      <text:p text:style-name="P637">По началу вызывают много трудностей, т. к. в русском языке предлог и вопросительное </text:p>
      <text:p text:style-name="P637">слово стоят рядом, а в английском они находятся в разных местах. </text:p>
      <text:p text:style-name="P638"/>
      <text:p text:style-name="P638">В английском вопросе предлог стоит в самом конце, но при переводе </text:p>
      <text:p text:style-name="P638">относится к началу предложения.</text:p>
      <text:p text:style-name="P638"/>
      <text:p text:style-name="P1114"><text:span text:style-name="T40">W</text:span><text:span text:style-name="T39">ho</text:span><text:span text:style-name="T236"> do you meet </text:span><text:span text:style-name="T1024">with</text:span><text:span text:style-name="T236">? — </text:span><text:span text:style-name="T1024">С</text:span><text:span text:style-name="T236"> </text:span><text:span text:style-name="T39">кем</text:span><text:span text:style-name="T236"> ты встречаешься?</text:span></text:p>
      <text:p text:style-name="P1114"><text:span text:style-name="T40">W</text:span><text:span text:style-name="T39">hat</text:span><text:span text:style-name="T236"> are you looking </text:span><text:span text:style-name="T1024">at</text:span><text:span text:style-name="T236">? — </text:span><text:span text:style-name="T1024">На</text:span><text:span text:style-name="T236"> </text:span><text:span text:style-name="T39">что</text:span><text:span text:style-name="T236"> ты смотришь?</text:span></text:p>
      <text:p text:style-name="P639"/>
      <text:p text:style-name="P995"><text:span text:style-name="T259">Ч</text:span><text:span text:style-name="T258">асто логика использования предлогов в русском и английском не совпадают. </text:span></text:p>
      <text:p text:style-name="P640">Поэтому лучше запомнить некоторые устойчивые сочетания предлогов с глаголами, </text:p>
      <text:p text:style-name="P641">которые встречаются достаточно часто:</text:p>
      <text:list xml:id="list1027731756" text:style-name="L40">
        <text:list-item>
          <text:p text:style-name="P1402"><text:span text:style-name="T236">what … like — на что похож (здесь </text:span><text:span text:style-name="T67">like</text:span><text:span text:style-name="T236"> не глагол, а предлог);</text:span></text:p>
        </text:list-item>
        <text:list-item>
          <text:p text:style-name="P1286">look at — стмотреть на;</text:p>
        </text:list-item>
        <text:list-item>
          <text:p text:style-name="P1286">look for — искать;</text:p>
        </text:list-item>
        <text:list-item>
          <text:p text:style-name="P1286">listen to — слушать;</text:p>
        </text:list-item>
        <text:list-item>
          <text:p text:style-name="P1286">wait for — ждать;</text:p>
        </text:list-item>
        <text:list-item>
          <text:p text:style-name="P1286">stay at — останавливаться (например, в отеле).</text:p>
        </text:list-item>
      </text:list>
      <text:p text:style-name="P1114"/>
      <text:p text:style-name="P871">What does he look like? — Как он выглядит?</text:p>
      <text:p text:style-name="P871">What are you looking at? — На что ты смотришь?</text:p>
      <text:p text:style-name="P639"/>
      <text:p text:style-name="P996"><text:span text:style-name="T258">П</text:span><text:span text:style-name="T261">римеры </text:span><text:span text:style-name="T260">5</text:span><text:span text:style-name="T261"> типов вопросов во всех временах, а также с модальными глаголами </text:span></text:p>
      <text:p text:style-name="P643">можно найти на стр. 146.</text:p>
      <text:p text:style-name="P642"/>
      <text:p text:style-name="P929">Отрицательные предложения</text:p>
      <text:p text:style-name="P635"/>
      <text:p text:style-name="P645">Чтобы придать мысли отрицательное значение, используются 2 способа:</text:p>
      <text:list xml:id="list1329948794" text:style-name="L41">
        <text:list-item>
          <text:p text:style-name="P1287">отрицательная частица <text:span text:style-name="T466">not</text:span>;</text:p>
        </text:list-item>
        <text:list-item>
          <text:p text:style-name="P1287">слово <text:span text:style-name="T466">never</text:span> (и другие слова, придающие отрицательное значение).</text:p>
        </text:list-item>
      </text:list>
      <text:p text:style-name="P644"/>
      <text:p text:style-name="P646">Частица <text:span text:style-name="T466">not</text:span> стоит всегда в связке либо со вспомогательным глаголом, либо с модальным.</text:p>
      <text:p text:style-name="P646">Она является частью сказуемого. Переводится как «не».</text:p>
      <text:p text:style-name="P646"/>
      <text:p text:style-name="P872">I not like horror movies (неправильно, остуствует вспомогательный глагол)</text:p>
      <text:p text:style-name="P872">I do n<text:span text:style-name="T1028">o</text:span>t like horror movies (правильно <text:span text:style-name="T1029">для простых предложений</text:span>)</text:p>
      <text:p text:style-name="P646"/>
      <text:p text:style-name="P647"><text:soft-page-break/>В сложных предложениях, где несколько глаголов, используются другие правила.</text:p>
      <text:p text:style-name="P649"><text:span text:style-name="T1034">C</text:span>казуемым обычно является самый первый глагол. Если отрицатульную мысль сообщить </text:p>
      <text:p text:style-name="P649">в дополнении, то not будет стоять самостоятельно.</text:p>
      <text:p text:style-name="P648"/>
      <text:p text:style-name="P650">It`s quite impolite not to call me back — Очень не вежливо не перезванивать мне.</text:p>
      <text:p text:style-name="P650">(здесь сказуемым является первый глагол — is)</text:p>
      <text:p text:style-name="P650"/>
      <text:p text:style-name="P1176"><text:span text:style-name="T316">С</text:span><text:span text:style-name="T315">амые важные глаголы</text:span></text:p>
      <text:p text:style-name="P651"/>
      <text:p text:style-name="P652">Это <text:span text:style-name="T466">be</text:span>, <text:span text:style-name="T466">do</text:span>, <text:span text:style-name="T466">have</text:span> и <text:span text:style-name="T466">get</text:span>. Они могут быть как смысловыми, так и вспомогательными <text:span text:style-name="T1037">(кроме </text:span><text:span text:style-name="T490">get</text:span><text:span text:style-name="T1037">)</text:span>.</text:p>
      <text:p text:style-name="P652">Они могут входить в устойчивые сочетания, где меняют свое значение.</text:p>
      <text:p text:style-name="P652"/>
      <text:p text:style-name="P696">Глагол <text:span text:style-name="T466">be</text:span></text:p>
      <text:p text:style-name="P652"/>
      <text:p text:style-name="P596"><text:span text:style-name="T332">Э</text:span><text:span text:style-name="T333">то начальная форма глагола</text:span><text:span text:style-name="T334"> «быть». </text:span><text:span text:style-name="T339">В </text:span><text:span text:style-name="T332">Present Simple </text:span><text:span text:style-name="T346">be</text:span><text:span text:style-name="T332"> </text:span><text:span text:style-name="T331">изменяется</text:span><text:span text:style-name="T332"> на</text:span><text:span text:style-name="T334">: </text:span></text:p>
      <text:list xml:id="list486420211" text:style-name="L42">
        <text:list-item>
          <text:p text:style-name="P1305"><text:span text:style-name="T624">a</text:span><text:span text:style-name="T619">m — если подлежащее в первом лице (</text:span><text:span text:style-name="T502">I</text:span><text:span text:style-name="T619">);</text:span></text:p>
        </text:list-item>
        <text:list-item>
          <text:p text:style-name="P1306">is — если подлежащее в третьем лице, единственном числе (<text:span text:style-name="T466">he/she/it</text:span>);</text:p>
        </text:list-item>
        <text:list-item>
          <text:p text:style-name="P1306">are — если подлежащее во множественном числе (<text:span text:style-name="T466">you/we/they</text:span>).</text:p>
        </text:list-item>
      </text:list>
      <text:p text:style-name="P906"/>
      <text:p text:style-name="P1092"><text:span text:style-name="T351">Г</text:span><text:span text:style-name="T352">лагол </text:span><text:span text:style-name="T146">be</text:span><text:span text:style-name="T352"> в форме </text:span><text:span text:style-name="T146">am/is/are</text:span><text:span text:style-name="T352"> является смысловым, но при переводе на русский выпадает. </text:span></text:p>
      <text:p text:style-name="P909"/>
      <text:p text:style-name="P923"><text:span text:style-name="T725">Одновременно с этим формы </text:span><text:span text:style-name="T1040">am/is/are</text:span><text:span text:style-name="T726"> </text:span><text:span text:style-name="T725">привязывают предложение к настоящему времени. </text:span><text:span text:style-name="T966">(привязывает ко времени во всех формах)</text:span></text:p>
      <text:p text:style-name="P924"/>
      <text:p text:style-name="P909">После <text:span text:style-name="T466">be</text:span> обычно указывается характеристика (какой) или место (где).</text:p>
      <text:p text:style-name="P906"/>
      <text:p text:style-name="P905"><text:span text:style-name="T468">This dress is blue — </text:span><text:span text:style-name="T489">Это платье синие.</text:span></text:p>
      <text:p text:style-name="P1003"><text:span text:style-name="T340">I</text:span><text:span text:style-name="T341"> </text:span><text:span text:style-name="T340">am</text:span><text:span text:style-name="T341"> in </text:span><text:span text:style-name="T340">my</text:span><text:span text:style-name="T341"> office now — </text:span><text:span text:style-name="T340">Я</text:span><text:span text:style-name="T342"> у себя в офисе сейчас.</text:span></text:p>
      <text:p text:style-name="P907"/>
      <text:p text:style-name="P1140"><text:span text:style-name="T336">В русском языке предложение может </text:span><text:span text:style-name="T335">не иметь</text:span><text:span text:style-name="T336"> сказуемого. </text:span><text:span text:style-name="T335">Там где в русском сказуемое отсутсвует, в английском будет стоять глагол </text:span><text:span text:style-name="T340">be</text:span><text:span text:style-name="T335"> в форме </text:span><text:span text:style-name="T345">am/is/are</text:span><text:span text:style-name="T332"> </text:span><text:span text:style-name="T335">(т. к. для английского не характерно, когда в предложении нет сказуемого)</text:span><text:span text:style-name="T332">. </text:span></text:p>
      <text:p text:style-name="P906"/>
      <text:p text:style-name="P916"><text:span text:style-name="T521">I </text:span><text:span text:style-name="T504">am a doctor — Я (</text:span><text:span text:style-name="T505">есть</text:span><text:span text:style-name="T504">) доктор.</text:span></text:p>
      <text:p text:style-name="P917"><text:span text:style-name="T894">We are happy </text:span><text:span text:style-name="T897">— </text:span><text:span text:style-name="T894">Мы (есть) счастливы.</text:span></text:p>
      <text:p text:style-name="P911"/>
      <text:p text:style-name="P1149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149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912"/>
      <text:p text:style-name="P921"><text:span text:style-name="T506">I </text:span><text:span text:style-name="T523">am interested</text:span><text:span text:style-name="T506"> in art — Я</text:span><text:span text:style-name="T507"> </text:span><text:span text:style-name="T524">интересуюсь</text:span><text:span text:style-name="T516"> </text:span><text:span text:style-name="T507">искусством </text:span><text:span text:style-name="T516">(есть заинтересованный)</text:span><text:span text:style-name="T507">.</text:span></text:p>
      <text:p text:style-name="P921"><text:span text:style-name="T507">My hands </text:span><text:span text:style-name="T524">are cold</text:span><text:span text:style-name="T507"> — Мои руки</text:span><text:span text:style-name="T508"> </text:span><text:span text:style-name="T524">замерзли </text:span><text:span text:style-name="T516">(есть замерзшие)</text:span><text:span text:style-name="T508">.</text:span></text:p>
      <text:p text:style-name="P874"/>
      <text:p text:style-name="P678">В вопросительных предложениях глагол <text:span text:style-name="T466">be</text:span> меняется местами с подлежащим, </text:p>
      <text:p text:style-name="P678">а в отрицательных, используется с частицей <text:span text:style-name="T466">not</text:span>:</text:p>
      <text:p text:style-name="P678"/>
      <text:p text:style-name="P806"><text:span text:style-name="T895">I </text:span><text:span text:style-name="T894">am not a student — Я не студент.</text:span></text:p>
      <text:p text:style-name="P875">We are not English speakers — Они не англоговорящие люди.</text:p>
      <text:p text:style-name="P806"><text:span text:style-name="T895">I</text:span><text:span text:style-name="T894">s it dark? — Сейчас темно?</text:span></text:p>
      <text:p text:style-name="P875">Are they hungry? — Они голодны?</text:p>
      <text:p text:style-name="P875"/>
      <text:p text:style-name="P679">Если перед <text:span text:style-name="T475">am/is/are</text:span> нет вопросительного слова, то это общий вопрос. </text:p>
      <text:p text:style-name="P679">В корешке ответа вместо <text:span text:style-name="T466">do/does</text:span> используется <text:span text:style-name="T466">am/is/are</text:span>:</text:p>
      <text:p text:style-name="P679"><text:soft-page-break/></text:p>
      <text:p text:style-name="P807"><text:span text:style-name="T894">Am I in danger? Yes, you are. </text:span><text:span text:style-name="T896">—</text:span><text:span text:style-name="T894"> Я в опасности? Да.</text:span></text:p>
      <text:p text:style-name="P807"><text:span text:style-name="T894">Is John married? - No, he isn`t. </text:span><text:span text:style-name="T896">— </text:span><text:span text:style-name="T894">Джон женат? </text:span><text:span text:style-name="T896">— </text:span><text:span text:style-name="T894">Нет.</text:span></text:p>
      <text:p text:style-name="P876"><text:span text:style-name="T710">Специальный вопрос начинается с вопросительного слова </text:span><text:span text:style-name="T715">или связки</text:span><text:span text:style-name="T710">:</text:span> </text:p>
      <text:p text:style-name="P876">Where is Jill?<text:span text:style-name="T925"> </text:span>She is at school. <text:span text:style-name="T925">— </text:span>Где Джил? Она в школе.</text:p>
      <text:p text:style-name="P876"/>
      <text:p text:style-name="P921"><text:span text:style-name="T627">Очень часто </text:span><text:span text:style-name="T510">am/is/are</text:span><text:span text:style-name="T627"> сокращаются: </text:span><text:span text:style-name="T510">I am → I`m, he is → he`s, <text:s/></text:span></text:p>
      <text:p text:style-name="P921"><text:span text:style-name="T510">you are → you`re, John is → John`s, </text:span><text:span text:style-name="T512">t</text:span><text:span text:style-name="T510">hey are → </text:span><text:span text:style-name="T512">t</text:span><text:span text:style-name="T510">hey`re</text:span><text:span text:style-name="T511">. </text:span></text:p>
      <text:p text:style-name="P877"/>
      <text:p text:style-name="P921"><text:span text:style-name="T628">С</text:span><text:span text:style-name="T629">окращать можно как по </text:span><text:span text:style-name="T630">вспом.</text:span><text:span text:style-name="T629"> глаголу, так и по частице </text:span><text:span text:style-name="T513">not</text:span><text:span text:style-name="T629">: </text:span><text:span text:style-name="T513">he is not → he`s not</text:span><text:span text:style-name="T514"> или</text:span><text:span text:style-name="T513"> he isn`t.</text:span></text:p>
      <text:p text:style-name="P908"><text:span text:style-name="T1038">П</text:span>ри этом <text:span text:style-name="T466">am</text:span> сокращается только по <text:span text:style-name="T466">am</text:span> → <text:span text:style-name="T466">I`m not (I amn`t не существует).</text:span></text:p>
      <text:p text:style-name="P708"/>
      <text:p text:style-name="P922"><text:span text:style-name="T684">Глагол be</text:span><text:span text:style-name="T686"> </text:span><text:span text:style-name="T684">в Past Simple имеет 2 формы: </text:span></text:p>
      <text:list xml:id="list1831432880" text:style-name="L43">
        <text:list-item>
          <text:p text:style-name="P1309"><text:span text:style-name="T684">was — </text:span><text:span text:style-name="T685">если подлежащее в первом лице или множественном числе (</text:span><text:span text:style-name="T532">I, you, we, they</text:span><text:span text:style-name="T685">);</text:span></text:p>
        </text:list-item>
        <text:list-item>
          <text:p text:style-name="P1309"><text:span text:style-name="T685">were <text:s/>— если подлежащее в третьем лице, единственно</text:span><text:span text:style-name="T709">го</text:span><text:span text:style-name="T685"> числ</text:span><text:span text:style-name="T709">а </text:span><text:span text:style-name="T685">(</text:span><text:span text:style-name="T532">he, she, it</text:span><text:span text:style-name="T685">).</text:span></text:p>
        </text:list-item>
      </text:list>
      <text:p text:style-name="P706"/>
      <text:p text:style-name="P808"><text:span text:style-name="T917">I </text:span><text:span text:style-name="T894">was</text:span><text:span text:style-name="T893"> satisfied with my work — Я </text:span><text:span text:style-name="T894">был</text:span><text:span text:style-name="T893"> доволен своей работой.</text:span></text:p>
      <text:p text:style-name="P808"><text:span text:style-name="T894">Was</text:span><text:span text:style-name="T893"> the weather good? No, it </text:span><text:span text:style-name="T894">wasn`t</text:span><text:span text:style-name="T893"> — </text:span><text:span text:style-name="T894">Погода была хорош</text:span><text:span text:style-name="T903">ая</text:span><text:span text:style-name="T894">? Нет.</text:span></text:p>
      <text:p text:style-name="P653"/>
      <text:p text:style-name="P695">В Future Simple принимает только одну форму — <text:span text:style-name="T466">will be</text:span> (буду).</text:p>
      <text:p text:style-name="P1030"><text:span text:style-name="T95">I will be happy to eat — Я буду </text:span><text:span text:style-name="T96">рад </text:span><text:span text:style-name="T95">поесть.</text:span></text:p>
      <text:p text:style-name="P653"/>
      <text:p text:style-name="P698">Глагол <text:span text:style-name="T466">do</text:span></text:p>
      <text:p text:style-name="P654"/>
      <text:p text:style-name="P920"><text:span text:style-name="T750">Переводится как </text:span><text:span text:style-name="T749">«делать». В </text:span><text:span text:style-name="T751">одном предложении </text:span><text:span text:style-name="T749">может встречаться несколько раз, </text:span></text:p>
      <text:p text:style-name="P1093"><text:span text:style-name="T355">в качестве вспомогательного </text:span><text:span text:style-name="T356">глагола </text:span><text:span text:style-name="T355">и смыслового.</text:span><text:span text:style-name="T1039"> </text:span><text:span text:style-name="T353">Вспомогательным глаголом </text:span><text:span text:style-name="T354">он </text:span><text:span text:style-name="T353">может быть только в отрицаниях и вопросах, времен группы Simple.</text:span></text:p>
      <text:p text:style-name="P1095"/>
      <text:p text:style-name="P910"><text:span text:style-name="T487">What do you do? </text:span><text:span text:style-name="T488">— </text:span><text:span text:style-name="T487">Что ты делаешь?</text:span></text:p>
      <text:p text:style-name="P1094"><text:span text:style-name="T353">D</text:span><text:span text:style-name="T41">o you like pets? </text:span><text:span text:style-name="T353">—</text:span><text:span text:style-name="T41"> No, I don`t.</text:span></text:p>
      <text:p text:style-name="P1096"/>
      <text:p text:style-name="P215"><text:span text:style-name="T347">В</text:span><text:span text:style-name="T348"> </text:span><text:span text:style-name="T349">прошедшем времени</text:span><text:span text:style-name="T350"> преорбазуется в </text:span><text:span text:style-name="T344">did</text:span><text:span text:style-name="T350"> — «</text:span><text:span text:style-name="T348">делал» (2я форма </text:span><text:span text:style-name="T343">do</text:span><text:span text:style-name="T348">)</text:span><text:span text:style-name="T350">.</text:span></text:p>
      <text:p text:style-name="P707">Если в предложении появляется <text:span text:style-name="T466">was/were</text:span>, <text:span text:style-name="T956">то </text:span><text:span text:style-name="T951">did</text:span><text:span text:style-name="T956"> уже не нужно использовать.</text:span></text:p>
      <text:p text:style-name="P700"/>
      <text:p text:style-name="P699">Глагол <text:span text:style-name="T466">have</text:span></text:p>
      <text:p text:style-name="P680"/>
      <text:p text:style-name="P1004"><text:span text:style-name="T276">Переводится как «иметь». </text:span><text:span text:style-name="T278">Д</text:span><text:span text:style-name="T276">ля времен группы Perfect </text:span><text:span text:style-name="T278">выступает в роли вспомогательного глагола</text:span><text:span text:style-name="T276">. </text:span><text:span text:style-name="T262">Также </text:span><text:span text:style-name="T276">может быть</text:span><text:span text:style-name="T262"> частью устойчивых словосотечаний. В </text:span><text:span text:style-name="T279">прошедшем </text:span></text:p>
      <text:p text:style-name="P1004"><text:span text:style-name="T279">времени</text:span><text:span text:style-name="T262"> преобразуется в </text:span><text:span text:style-name="T82">had</text:span><text:span text:style-name="T262"> </text:span><text:span text:style-name="T344">—</text:span><text:span text:style-name="T262"> «</text:span><text:span text:style-name="T279">имел</text:span><text:span text:style-name="T262">».</text:span></text:p>
      <text:p text:style-name="P682"/>
      <text:p text:style-name="P1000"><text:span text:style-name="T262">В некоторых ситуациях его можно не переводить (когда он смысловой). </text:span><text:span text:style-name="T263">Но при этом в предложении он обязан быть. </text:span><text:span text:style-name="T276">Это </text:span><text:span text:style-name="T263">из-за особенностей английской грамматики, которая требует, обязательного наличия подлежащего и сказуемого.</text:span></text:p>
      <text:p text:style-name="P655"/>
      <text:p text:style-name="P878">I have a lot of friends — У меня (есть) много друзей.</text:p>
      <text:p text:style-name="P879">We heave a big house — У нас (есть) большой дом.</text:p>
      <text:p text:style-name="P681"/>
      <text:p text:style-name="P1005"><text:span text:style-name="T280">Когда </text:span><text:span text:style-name="T85">have</text:span><text:span text:style-name="T280"> является смысловым глаголом, он </text:span><text:span text:style-name="T266">работает по тем же правилам что и </text:span><text:span text:style-name="T267">другие</text:span><text:span text:style-name="T266"> </text:span><text:span text:style-name="T280">смысловые </text:span><text:span text:style-name="T266">глаголы, т. е. требует вспомогательного </text:span><text:span text:style-name="T83">do</text:span><text:span text:style-name="T266"> для отрицаний и вопросов. </text:span></text:p>
      <text:p text:style-name="P1005"><text:span text:style-name="T278">В утверждениях </text:span><text:span text:style-name="T85">have</text:span><text:span text:style-name="T280"> </text:span><text:span text:style-name="T278">не пишется с окончанием </text:span><text:span text:style-name="T84">-s</text:span><text:span text:style-name="T278">, а преобразуется в </text:span><text:span text:style-name="T84">has</text:span><text:span text:style-name="T278">.</text:span></text:p>
      <text:p text:style-name="P655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8"><text:span text:style-name="T45">Do you have many friends? </text:span><text:span text:style-name="T55">—</text:span><text:span text:style-name="T45"> У тебя много друзей?</text:span></text:p>
      <text:p text:style-name="P888"/>
      <text:p text:style-name="P223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9">He hasn`t lost his keys — Он не потерял свои ключи <text:span text:style-name="T1041">(has в отрицании)</text:span>.</text:p>
      <text:p text:style-name="P889"/>
      <text:p text:style-name="P656">Have в значении «иметь» не употребляется во временах группы Continuous.</text:p>
      <text:p text:style-name="P656"/>
      <text:p text:style-name="P880">I am having many friends now → Неправильно</text:p>
      <text:p text:style-name="P880">I have many friends → Правильно</text:p>
      <text:p text:style-name="P655"/>
      <text:p text:style-name="P1134"><text:span text:style-name="T236">В разговорной речи очесть часто используется оборот </text:span><text:span text:style-name="T67">have got</text:span><text:span text:style-name="T236">. </text:span><text:span text:style-name="T264">Он обозначает тоже самое, что и </text:span><text:span text:style-name="T86">have</text:span><text:span text:style-name="T264"> </text:span><text:span text:style-name="T236">(иметь/владеть/</text:span><text:span text:style-name="T314">есть</text:span><text:span text:style-name="T236">)</text:span><text:span text:style-name="T264">, но используется только в настоящем времени.</text:span></text:p>
      <text:p text:style-name="P663"/>
      <text:p text:style-name="P1134"><text:span text:style-name="T264">Г</text:span><text:span text:style-name="T236">рамматически, </text:span><text:span text:style-name="T67">have got</text:span><text:span text:style-name="T236"> — это Present Perfect, т. е. </text:span><text:span text:style-name="T67">have</text:span><text:span text:style-name="T236"> здесь вспомогательный глагол, </text:span></text:p>
      <text:p text:style-name="P1031"><text:span text:style-name="T277">а основное значение «</text:span><text:span text:style-name="T313">есть</text:span><text:span text:style-name="T277">» передает </text:span><text:span text:style-name="T87">got</text:span><text:span text:style-name="T277"> </text:span><text:span text:style-name="T265">(3я форма get)</text:span><text:span text:style-name="T277">. </text:span></text:p>
      <text:p text:style-name="P657"/>
      <text:p text:style-name="P881">Have you got a Mercedes? / Do you have a Mercedes? — У тебя есть мерседес?</text:p>
      <text:p text:style-name="P881">I haven`t got a Mercedes / I don`t have a Mercedes — У меня нет мерседеса.</text:p>
      <text:p text:style-name="P658"/>
      <text:p text:style-name="P1006"><text:span text:style-name="T268">Глагол </text:span><text:span text:style-name="T88">have</text:span><text:span text:style-name="T269"> может входить в состав устойчивых выражений и словосочетаний. </text:span></text:p>
      <text:p text:style-name="P660">В этом случае он может переводится по другому. Также здесь отменяется правило, </text:p>
      <text:p text:style-name="P659">по которому <text:span text:style-name="T466">have</text:span> нельзя употребять в Continuous:</text:p>
      <text:p text:style-name="P659"/>
      <text:list xml:id="list1168862796" text:style-name="L44">
        <text:list-item>
          <text:p text:style-name="P1288"><text:span text:style-name="T1062">в</text:span>ыражения, связанные с приемом пищи:</text:p>
        </text:list-item>
      </text:list>
      <text:list xml:id="list2556361680" text:style-name="L45">
        <text:list-item>
          <text:list>
            <text:list-item>
              <text:p text:style-name="P1289">have a coffee/tea/<text:span text:style-name="T1036">drink</text:span> — пить кофе/чай/<text:span text:style-name="T1036">напиток</text:span>;</text:p>
            </text:list-item>
            <text:list-item>
              <text:p text:style-name="P1289">have a meal — принимать пищу;</text:p>
            </text:list-item>
            <text:list-item>
              <text:p text:style-name="P1289">have a breakfast/luch/dinner — завтракать/обедать/ужинать.</text:p>
            </text:list-item>
          </text:list>
        </text:list-item>
      </text:list>
      <text:p text:style-name="P661"/>
      <text:list xml:id="list164418853953888" text:continue-list="list1168862796" text:style-name="L44">
        <text:list-item>
          <text:p text:style-name="P1403"><text:span text:style-name="T305">в</text:span><text:span text:style-name="T269">ыражения, связанные с времяпровождением:</text:span></text:p>
        </text:list-item>
      </text:list>
      <text:list xml:id="list1757146761" text:style-name="L46">
        <text:list-item>
          <text:list>
            <text:list-item>
              <text:p text:style-name="P1290">have a date — ходить на свидание;</text:p>
            </text:list-item>
            <text:list-item>
              <text:p text:style-name="P1290">have a good time — хорошо проводить время;</text:p>
            </text:list-item>
            <text:list-item>
              <text:p text:style-name="P1290">have a meeting / an appointment — назначать встречу;</text:p>
            </text:list-item>
            <text:list-item>
              <text:p text:style-name="P1290">have a nice day — удачного дня (пожелание);</text:p>
            </text:list-item>
            <text:list-item>
              <text:p text:style-name="P1290">have fun — веселиться.</text:p>
            </text:list-item>
          </text:list>
        </text:list-item>
      </text:list>
      <text:p text:style-name="P659"/>
      <text:list xml:id="list164418707936633" text:continue-list="list164418853953888" text:style-name="L44">
        <text:list-item>
          <text:p text:style-name="P1403"><text:span text:style-name="T305">в</text:span><text:span text:style-name="T269">ыражения, связанные </text:span><text:span text:style-name="T306">с внешностью:</text:span></text:p>
        </text:list-item>
      </text:list>
      <text:list xml:id="list2241021646" text:style-name="L47">
        <text:list-item>
          <text:list>
            <text:list-item>
              <text:p text:style-name="P1291">have a bath/shower/shave — принимать ванну/душ, побриться;</text:p>
            </text:list-item>
            <text:list-item>
              <text:p text:style-name="P1291">have a haircat — постричься.</text:p>
            </text:list-item>
          </text:list>
        </text:list-item>
      </text:list>
      <text:p text:style-name="P662"/>
      <text:list xml:id="list164419487839809" text:continue-list="list164418707936633" text:style-name="L44">
        <text:list-item>
          <text:p text:style-name="P1404"><text:span text:style-name="T305">в</text:span><text:span text:style-name="T306">ыражения, связанные с общением:</text:span></text:p>
        </text:list-item>
      </text:list>
      <text:list xml:id="list800682621" text:style-name="L48">
        <text:list-item>
          <text:list>
            <text:list-item>
              <text:p text:style-name="P1292">have a guess — угадывать, догадываться;</text:p>
            </text:list-item>
            <text:list-item>
              <text:p text:style-name="P1292">have a chat — болтать;</text:p>
            </text:list-item>
            <text:list-item>
              <text:p text:style-name="P1292">have a talk/discussion — беседовать/обсуждать;</text:p>
            </text:list-item>
            <text:list-item>
              <text:p text:style-name="P1292">have a call — позвонить.</text:p>
            </text:list-item>
          </text:list>
        </text:list-item>
      </text:list>
      <text:p text:style-name="P662"/>
      <text:list xml:id="list164418737739277" text:continue-list="list164419487839809" text:style-name="L44">
        <text:list-item>
          <text:p text:style-name="P1404"><text:span text:style-name="T305">в</text:span><text:span text:style-name="T306">ыражения связанные со здоровьем:</text:span></text:p>
        </text:list-item>
      </text:list>
      <text:list xml:id="list1693195523" text:style-name="L49">
        <text:list-item>
          <text:list>
            <text:list-item>
              <text:p text:style-name="P1293">have a baby — родить;</text:p>
            </text:list-item>
            <text:list-item>
              <text:p text:style-name="P1293">have a cold — простудиться;</text:p>
            </text:list-item>
            <text:list-item>
              <text:p text:style-name="P1293"><text:soft-page-break/>have a cough — кашлять;</text:p>
            </text:list-item>
            <text:list-item>
              <text:p text:style-name="P1293">have a headache — болит голова.</text:p>
            </text:list-item>
          </text:list>
        </text:list-item>
      </text:list>
      <text:p text:style-name="P662"/>
      <text:list xml:id="list164418467783745" text:continue-list="list164418737739277" text:style-name="L44">
        <text:list-item>
          <text:p text:style-name="P1404"><text:span text:style-name="T305">в</text:span><text:span text:style-name="T306">ыражения, связанные с отдыхом:</text:span></text:p>
          <text:list>
            <text:list-item>
              <text:p text:style-name="P1294">have a day off — взять выходной;</text:p>
            </text:list-item>
            <text:list-item>
              <text:p text:style-name="P1294">have a dream — видеть сон;</text:p>
            </text:list-item>
            <text:list-item>
              <text:p text:style-name="P1294">have a nightmare — видеть кошмар;</text:p>
            </text:list-item>
            <text:list-item>
              <text:p text:style-name="P1294">have a rest — отдыхать;</text:p>
            </text:list-item>
            <text:list-item>
              <text:p text:style-name="P1294">have a sleep — спать.</text:p>
            </text:list-item>
          </text:list>
        </text:list-item>
      </text:list>
      <text:p text:style-name="P662"/>
      <text:list xml:id="list164418752747656" text:continue-numbering="true" text:style-name="L44">
        <text:list-item>
          <text:p text:style-name="P1404"><text:span text:style-name="T305">в</text:span><text:span text:style-name="T306">ыражения, свяханые с физической активностью:</text:span></text:p>
        </text:list-item>
      </text:list>
      <text:list xml:id="list4049522025" text:style-name="L50">
        <text:list-item>
          <text:list>
            <text:list-item>
              <text:p text:style-name="P1295">have a good journey — добраться без проблем (пожелание);</text:p>
            </text:list-item>
            <text:list-item>
              <text:p text:style-name="P1295">have a good flight — хорошо долететь (пожелание);</text:p>
            </text:list-item>
            <text:list-item>
              <text:p text:style-name="P1295">have a lift — подвести (на машине);</text:p>
            </text:list-item>
            <text:list-item>
              <text:p text:style-name="P1296">have a ride — проехаться;</text:p>
            </text:list-item>
            <text:list-item>
              <text:p text:style-name="P1296">have a walk — пройтись (прогуляться);</text:p>
            </text:list-item>
            <text:list-item>
              <text:p text:style-name="P1296">have a swim — поплавать;</text:p>
            </text:list-item>
            <text:list-item>
              <text:p text:style-name="P1296">have a hug — обняться;</text:p>
            </text:list-item>
            <text:list-item>
              <text:p text:style-name="P1296">have a kiss — поцеловаться.</text:p>
            </text:list-item>
          </text:list>
        </text:list-item>
      </text:list>
      <text:p text:style-name="P662"/>
      <text:p text:style-name="P701">Глагол <text:span text:style-name="T466">get</text:span></text:p>
      <text:p text:style-name="P664"/>
      <text:p text:style-name="P1001"><text:span text:style-name="T271">Один и самых запутанных глаголов, который может переводится по разному,</text:span><text:span text:style-name="T270"> в записимости </text:span></text:p>
      <text:p text:style-name="P665">от слов, идущих после него. Поэтому его нужно переводить в связке с соседними словами.</text:p>
      <text:p text:style-name="P666"/>
      <text:p text:style-name="P1001"><text:span text:style-name="T271">Если после </text:span><text:span text:style-name="T89">get</text:span><text:span text:style-name="T271"> идет существительное, то он передает значение </text:span><text:span text:style-name="T270">«</text:span><text:span text:style-name="T271">получать, покупать</text:span><text:span text:style-name="T270">».</text:span></text:p>
      <text:p text:style-name="P665"/>
      <text:p text:style-name="P70"><text:span text:style-name="T56">I </text:span><text:span text:style-name="T45">got a new car — Я купил новую машину.</text:span></text:p>
      <text:p text:style-name="P882">I got an A today — Я получил пятерку сегодня. (A — <text:span text:style-name="T1041">это </text:span>оценка)</text:p>
      <text:p text:style-name="P1135"><text:span text:style-name="T270">Е</text:span><text:span text:style-name="T236">сли </text:span><text:span text:style-name="T67">get</text:span><text:span text:style-name="T236"> используется со средством передвижения, то он приобретает значение </text:span></text:p>
      <text:p text:style-name="P667">«сесть в транспорт». В этом случае он может использоваться с предлогом <text:span text:style-name="T466">on</text:span>.</text:p>
      <text:p text:style-name="P667"/>
      <text:p text:style-name="P882">I got on a bus at 5 o`clock — Я сел в автобус в 5 часов.</text:p>
      <text:p text:style-name="P882">I got a taxi — Я взял такси.</text:p>
      <text:p text:style-name="P665"/>
      <text:p text:style-name="P1135"><text:span text:style-name="T270">Е</text:span><text:span text:style-name="T236">сли после get идет прилагательное, то это означает «прийти к этому состоянию», </text:span></text:p>
      <text:p text:style-name="P667">например: <text:span text:style-name="T466">get hungry (проголодаться), get better (стать лучше), get cold (замерзнуть)</text:span> и т. д.</text:p>
      <text:p text:style-name="P667"/>
      <text:p text:style-name="P882">He got dressed quickly and left — Он оделся быстро и ушел.</text:p>
      <text:p text:style-name="P667"/>
      <text:p text:style-name="P667">Если <text:span text:style-name="T466">get</text:span> используется с частицей <text:span text:style-name="T466">to</text:span>, то это означает «прибывать в такое-то место».</text:p>
      <text:p text:style-name="P667"/>
      <text:p text:style-name="P882">I got to work late — Я приехал на работу поздно.</text:p>
      <text:p text:style-name="P882">I got to the airport by train — Я приехал в аэропорт на поезде.</text:p>
      <text:p text:style-name="P665"/>
      <text:p text:style-name="P665">В пассивном залоге может заменять глагол <text:span text:style-name="T466">be</text:span>. </text:p>
      <text:p text:style-name="P665"/>
      <text:p text:style-name="P665">Если <text:span text:style-name="T466">be</text:span> означает «быть в состоянии / обладать качеством», то <text:span text:style-name="T466">get</text:span> означает </text:p>
      <text:p text:style-name="P666">«входить в состояние / приобретать качество».</text:p>
      <text:p text:style-name="P666"/>
      <text:p text:style-name="P666">В отличии от <text:span text:style-name="T466">be, do, have</text:span>, этот глагол не может быть вспомогательным.</text:p>
      <text:p text:style-name="P668"><text:soft-page-break/>Почти для любого предложения с <text:span text:style-name="T466">get</text:span> можно найти замену с другим глаголом.</text:p>
      <text:p text:style-name="P666"/>
      <text:p text:style-name="P1141"><text:span text:style-name="T236">После </text:span><text:span text:style-name="T67">get</text:span><text:span text:style-name="T236"> могут стоять разные предлоги, в зависимости от которых он может сильно</text:span></text:p>
      <text:p text:style-name="P1142"><text:span text:style-name="T236">меняться. Такие измененя не всегда поддаются логике</text:span><text:span text:style-name="T272">:</text:span></text:p>
      <text:list xml:id="list842465717" text:style-name="L51">
        <text:list-item>
          <text:p text:style-name="P1297">get along — ладить друг с другом;</text:p>
        </text:list-item>
        <text:list-item>
          <text:p text:style-name="P1297">get away — убираться прочь (грубо);</text:p>
        </text:list-item>
        <text:list-item>
          <text:p text:style-name="P1297">get back — вернуться;</text:p>
        </text:list-item>
        <text:list-item>
          <text:p text:style-name="P1297">get in — попасть внутрь;</text:p>
        </text:list-item>
        <text:list-item>
          <text:p text:style-name="P1297">get on — справиться с ситуацией.</text:p>
        </text:list-item>
      </text:list>
      <text:p text:style-name="P669"/>
      <text:p text:style-name="P809"><text:span text:style-name="T904">W</text:span><text:span text:style-name="T894">e get along well — Мы хорошо ладим.</text:span></text:p>
      <text:p text:style-name="P883">I`ll get away from work as soon as I can — Я свалю с этой работы, как только смогу.</text:p>
      <text:p text:style-name="P883">Get in the car quickly! — Быстро садись в машину!</text:p>
      <text:p text:style-name="P884">How are you getting on with your new job? — Как дела на новой работе?</text:p>
      <text:p text:style-name="P1090"/>
      <text:p text:style-name="P109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89">Такие сочетания нельзя переводить по отдельности, а только в связке.</text:p>
      <text:p text:style-name="P666"/>
      <text:p text:style-name="P1089">Один и тот же фразовый глагол может иметь несколько значений.</text:p>
      <text:p text:style-name="P666"/>
      <text:p text:style-name="P697">Глаголы, в которых все путаются</text:p>
      <text:p text:style-name="P670"/>
      <text:p text:style-name="P671"><text:span text:style-name="T603">Tell и say</text:span> можно перевести как «сказать». Только первый означатает «рассказать», </text:p>
      <text:p text:style-name="P671">а второй - «сказать/говорить». </text:p>
      <text:p text:style-name="P671"/>
      <text:p text:style-name="P671">После <text:span text:style-name="T466">tell</text:span> нужно обязательно указать, кому адресована фраза, либо что именно </text:p>
      <text:p text:style-name="P671">говорится. После <text:span text:style-name="T466">tell</text:span> не нужен предлог.</text:p>
      <text:p text:style-name="P671"/>
      <text:p text:style-name="P885">Tell me the truth — Скажи мне правду.</text:p>
      <text:p text:style-name="P885">Tell Michael that I will be late — Скажи Майклу, что я опоздаю.</text:p>
      <text:p text:style-name="P671"/>
      <text:p text:style-name="P671">После <text:span text:style-name="T466">say</text:span> можно ничего не указывать, либо указать того, кто сказал фразу.</text:p>
      <text:p text:style-name="P671">Если мы говорим, кому адресована фраза, то после <text:span text:style-name="T466">say</text:span> нужен предлог <text:span text:style-name="T466">to</text:span>.</text:p>
      <text:p text:style-name="P671"/>
      <text:p text:style-name="P885">«You deserve more than this», I said to myself — Ты заслуживаешь большего, я сказал себе.</text:p>
      <text:p text:style-name="P671"/>
      <text:p text:style-name="P1136"><text:span text:style-name="T150">See, l</text:span><text:span text:style-name="T149">ook, watch</text:span><text:span text:style-name="T236"> передают значение «видеть», но с разными смысловыми оттенками.</text:span></text:p>
      <text:p text:style-name="P671"/>
      <text:p text:style-name="P672">Глагол <text:span text:style-name="T466">see</text:span> означает «видеть», как физическую возможность. Обычно <text:span text:style-name="T1042">он </text:span>не употребляется </text:p>
      <text:p text:style-name="P672">во временах Continuous.</text:p>
      <text:p text:style-name="P671"/>
      <text:p text:style-name="P885">I see a bird in the tree — Я вижу птицу на дереве.</text:p>
      <text:p text:style-name="P671"/>
      <text:p text:style-name="P671"><text:span text:style-name="T466">Look</text:span> означает «смотреть на что-либо». Если мы хотим узнать на какой объет смотрим — используется предлог <text:span text:style-name="T466">at</text:span>. В отличии от <text:span text:style-name="T466">see</text:span>, можно использовать в Continuous.</text:p>
      <text:p text:style-name="P671"/>
      <text:p text:style-name="P885">Don`t worry, I`m not looking — Не волнуйся, я не смотрю.</text:p>
      <text:p text:style-name="P885">I`m looking at the dog — Я смотрю на собаку.</text:p>
      <text:p text:style-name="P671"/>
      <text:p text:style-name="P1002"><text:span text:style-name="T67">Watch</text:span><text:span text:style-name="T236"> означает «</text:span><text:span text:style-name="T274">следить (взором)</text:span><text:span text:style-name="T236">» или «наблюдать» </text:span><text:span text:style-name="T273">за объектом</text:span><text:span text:style-name="T236">.</text:span></text:p>
      <text:p text:style-name="P673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1"><text:span text:style-name="T59">I </text:span><text:span text:style-name="T45">like watching birds — Мне нравится наблюдать за птицами.</text:span></text:p>
      <text:p text:style-name="P673"/>
      <text:p text:style-name="P1002"><text:span text:style-name="T149">Hear, listen</text:span><text:span text:style-name="T236"> можно перевести как «слышать» и «слушать». Первый означает физическую возможность, а второй — осознанное действие.</text:span></text:p>
      <text:p text:style-name="P673"/>
      <text:p text:style-name="P886">Can you hear some noise? — Ты слышишь шум?</text:p>
      <text:p text:style-name="P886">I think I heard something — Кажется, я что-то слышал.</text:p>
      <text:p text:style-name="P673"/>
      <text:p text:style-name="P1137"><text:span text:style-name="T274">Когда мы говорим о том, что именно слушаем, то</text:span><text:span text:style-name="T236"> </text:span><text:span text:style-name="T274">п</text:span><text:span text:style-name="T236">осле </text:span><text:span text:style-name="T67">listen</text:span><text:span text:style-name="T236"> </text:span><text:span text:style-name="T274">ставится предлог </text:span><text:span text:style-name="T90">to</text:span><text:span text:style-name="T274">.</text:span></text:p>
      <text:p text:style-name="P674">При переводе на русский предлог выпадает.</text:p>
      <text:p text:style-name="P674"/>
      <text:p text:style-name="P886">Listen to me, please — Пожалуйста, послушай меня.</text:p>
      <text:p text:style-name="P886">What music do you listen to? - Какую музыку ты слушает?</text:p>
      <text:p text:style-name="P674"/>
      <text:p text:style-name="P1138"><text:span text:style-name="T149">Do, make</text:span><text:span text:style-name="T236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74"/>
      <text:p text:style-name="P675">Устойчивые выражения с do:</text:p>
      <text:list xml:id="list1115954958" text:style-name="L52">
        <text:list-item>
          <text:p text:style-name="P1298">do an exam/test — сдавать экзамен/тест;</text:p>
        </text:list-item>
        <text:list-item>
          <text:p text:style-name="P1298">do a course — пройти курс;</text:p>
        </text:list-item>
        <text:list-item>
          <text:p text:style-name="P1298">do work/homework/housework — делать работу / домашнюю работу / работу по дому;</text:p>
        </text:list-item>
        <text:list-item>
          <text:p text:style-name="P1298">do a favour — оказывать услугу;</text:p>
        </text:list-item>
        <text:list-item>
          <text:p text:style-name="P1298">do business — заниматься бизнесом;</text:p>
        </text:list-item>
        <text:list-item>
          <text:p text:style-name="P1298">do right/wrong — поступать правильно/неправильно;</text:p>
        </text:list-item>
        <text:list-item>
          <text:p text:style-name="P1300">do the shopping — делать покупки;</text:p>
        </text:list-item>
        <text:list-item>
          <text:p text:style-name="P1298">do the wassing up — мыть посуду;</text:p>
        </text:list-item>
      </text:list>
      <text:p text:style-name="P674"/>
      <text:p text:style-name="P675">Устойчивые выражения с make:</text:p>
      <text:list xml:id="list1808305385" text:style-name="L53">
        <text:list-item>
          <text:p text:style-name="P1299">make a noise — шуметь;</text:p>
        </text:list-item>
        <text:list-item>
          <text:p text:style-name="P1299">make a bed — застилать постель;</text:p>
        </text:list-item>
        <text:list-item>
          <text:p text:style-name="P1299">make a cake/tea/dinner — приготовить торт/чай/ужин;</text:p>
        </text:list-item>
        <text:list-item>
          <text:p text:style-name="P1405"><text:span text:style-name="T236">make a choice — сделать </text:span><text:span text:style-name="T275">выбор;</text:span></text:p>
        </text:list-item>
        <text:list-item>
          <text:p text:style-name="P1301">make a scision — принять решение;</text:p>
        </text:list-item>
        <text:list-item>
          <text:p text:style-name="P1301">make a promise — обещать, дать обещание;</text:p>
        </text:list-item>
        <text:list-item>
          <text:p text:style-name="P1301">make a friends — подружиться.</text:p>
        </text:list-item>
      </text:list>
      <text:p text:style-name="P676"/>
      <text:p text:style-name="P887">Could you do me a favour — Не мог бы ты оказать мне услугу? </text:p>
      <text:p text:style-name="P887">I belive she`ll make the right choice — Я верю, что она сделает правильный выбор.</text:p>
      <text:p text:style-name="P676"/>
      <text:p text:style-name="P1057"><text:span text:style-name="T359">Про и</text:span><text:span text:style-name="T360">нфинитив и герундий</text:span></text:p>
      <text:p text:style-name="P677"/>
      <text:p text:style-name="P684">Когда в английском предложении идет несколько глаголов <text:span text:style-name="T1044">подря</text:span><text:span text:style-name="T1045">д</text:span>, то первый является сказуемым<text:span text:style-name="T1043">, а следующий, свободный от времени, стоит в форме инфинитива </text:span></text:p>
      <text:p text:style-name="P1010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683"/>
      <text:p text:style-name="P896">What do you want <text:span text:style-name="T873">to do</text:span>? — Что ты хочешь <text:span text:style-name="T873">делать</text:span>?</text:p>
      <text:p text:style-name="P896">I like <text:span text:style-name="T873">playing</text:span> cards — Я люблю <text:span text:style-name="T873">играть</text:span> в карты.</text:p>
      <text:p text:style-name="P897">Please don`t make me <text:span text:style-name="T873">worry</text:span> — Пожалуйста, не заставляй меня <text:span text:style-name="T873">волноваться</text:span>.</text:p>
      <text:p text:style-name="P898">I don`t mind <text:span text:style-name="T873">doing</text:span> it on my own — Я не против <text:span text:style-name="T873">сделать</text:span> это в одиночку.</text:p>
      <text:p text:style-name="P685"/>
      <text:p text:style-name="P1011"><text:soft-page-break/><text:span text:style-name="T281">И</text:span><text:span text:style-name="T282">нфинитив и герундий дополняют по смыслу </text:span><text:span text:style-name="T298">сказуемое</text:span><text:span text:style-name="T282">. </text:span><text:span text:style-name="T283">Они являются взаимозаменяемы </text:span></text:p>
      <text:p text:style-name="P1011"><text:span text:style-name="T291">и</text:span><text:span text:style-name="T283"> </text:span><text:span text:style-name="T291">в</text:span><text:span text:style-name="T283"> основном </text:span><text:span text:style-name="T291">и</text:span><text:span text:style-name="T283">спользуют</text:span><text:span text:style-name="T291">ся</text:span><text:span text:style-name="T283"> по наитию </text:span><text:span text:style-name="T298">либо</text:span><text:span text:style-name="T283"> в зависимости от диалекта.</text:span></text:p>
      <text:p text:style-name="P686"/>
      <text:p text:style-name="P687">На русский инфинитив и герундий переводятся несколькими способами:</text:p>
      <text:list xml:id="list1702081901" text:style-name="L54">
        <text:list-item>
          <text:p text:style-name="P1302">начальной формой глагола (делать);</text:p>
        </text:list-item>
        <text:list-item>
          <text:p text:style-name="P1302">причастием (делая);</text:p>
        </text:list-item>
        <text:list-item>
          <text:p text:style-name="P1302">придаточным предложением (чтобы сделать).</text:p>
        </text:list-item>
      </text:list>
      <text:p text:style-name="P686"/>
      <text:p text:style-name="P702">Инфинитив </text:p>
      <text:p text:style-name="P693"/>
      <text:p text:style-name="P1017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891"><text:span text:style-name="T65">I don`t want </text:span><text:span text:style-name="T1060">to interface</text:span><text:span text:style-name="T65"> — Я не хочу </text:span><text:span text:style-name="T1060">вмешиваться</text:span><text:span text:style-name="T65">.</text:span></text:p>
      <text:p text:style-name="P694"/>
      <text:p text:style-name="P590"><text:span text:style-name="T291">Г</text:span><text:span text:style-name="T284">лаголы, после которых инфинитив всегда </text:span><text:span text:style-name="T292">с частицей </text:span><text:span text:style-name="T91">to</text:span><text:span text:style-name="T284">:</text:span></text:p>
      <text:list xml:id="list4206569069" text:style-name="L55">
        <text:list-item>
          <text:p text:style-name="P1303">want — хотеть;</text:p>
        </text:list-item>
        <text:list-item>
          <text:p text:style-name="P1303">need — нуждаться;</text:p>
        </text:list-item>
        <text:list-item>
          <text:p text:style-name="P1303">plan — планировать;</text:p>
        </text:list-item>
        <text:list-item>
          <text:p text:style-name="P1303">decide — принимать решение;</text:p>
        </text:list-item>
        <text:list-item>
          <text:p text:style-name="P1303">offer — предлагать;</text:p>
        </text:list-item>
        <text:list-item>
          <text:p text:style-name="P1303">hope — надеяться;</text:p>
        </text:list-item>
        <text:list-item>
          <text:p text:style-name="P1303">promise — обещать;</text:p>
        </text:list-item>
        <text:list-item>
          <text:p text:style-name="P1303">try — пытаться;</text:p>
        </text:list-item>
        <text:list-item>
          <text:p text:style-name="P1303">forget — забывать;</text:p>
        </text:list-item>
        <text:list-item>
          <text:p text:style-name="P1303">learn — изучать;</text:p>
        </text:list-item>
        <text:list-item>
          <text:p text:style-name="P1303">would like — хотел бы.</text:p>
        </text:list-item>
      </text:list>
      <text:p text:style-name="P890"/>
      <text:p text:style-name="P890">We promise <text:span text:style-name="T873">to get</text:span> the money — Мы обещали <text:span text:style-name="T873">достать</text:span> денег.</text:p>
      <text:p text:style-name="P890">Don`t forget <text:span text:style-name="T873">to write</text:span> importang things — Не забывай <text:span text:style-name="T873">записывать</text:span> самое главное.</text:p>
      <text:p text:style-name="P688"/>
      <text:p text:style-name="P1009"><text:span text:style-name="T285">Между смысловым глаголом и идущим за ним инфинитивом часто </text:span><text:span text:style-name="T302">стоит</text:span><text:span text:style-name="T285"> дополнение.</text:span></text:p>
      <text:p text:style-name="P591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4217525399" text:style-name="L56">
        <text:list-item>
          <text:p text:style-name="P1304">ask — спрашивать;</text:p>
        </text:list-item>
        <text:list-item>
          <text:p text:style-name="P1304">tell — говорить;</text:p>
        </text:list-item>
        <text:list-item>
          <text:p text:style-name="P1304">advice — советовать;</text:p>
        </text:list-item>
        <text:list-item>
          <text:p text:style-name="P1304">expect — ожидать;</text:p>
        </text:list-item>
        <text:list-item>
          <text:p text:style-name="P1304">pesuade — убеждать;</text:p>
        </text:list-item>
        <text:list-item>
          <text:p text:style-name="P1304">teach — обучать.</text:p>
        </text:list-item>
      </text:list>
      <text:p text:style-name="P691"/>
      <text:p text:style-name="P895"><text:span text:style-name="T1051">I </text:span><text:span text:style-name="T34">asked</text:span><text:span text:style-name="T1052"> </text:span><text:span text:style-name="T1082">Mike</text:span><text:span text:style-name="T1052"> </text:span><text:span text:style-name="T878">to come</text:span><text:span text:style-name="T1052"> in — Я просила Майка войти.</text:span></text:p>
      <text:p text:style-name="P73"><text:span text:style-name="T32">Tell</text:span><text:span text:style-name="T45"> </text:span><text:span text:style-name="T1083">them</text:span><text:span text:style-name="T45"> </text:span><text:span text:style-name="T63">to leave</text:span><text:span text:style-name="T45"> us alone — Попроси их оставить нас в покое.</text:span></text:p>
      <text:p text:style-name="P688"/>
      <text:p text:style-name="P1012"><text:span text:style-name="T285">Если после смыслового глагола </text:span><text:span text:style-name="T301">указано</text:span><text:span text:style-name="T286"> </text:span><text:span text:style-name="T285">дополне</text:span><text:span text:style-name="T286">ние, </text:span><text:span text:style-name="T287">то такие предложения удобней переводить с использованием придаточного предложения.</text:span></text:p>
      <text:p text:style-name="P692"/>
      <text:p text:style-name="P77"><text:span text:style-name="T60">I </text:span><text:span text:style-name="T33">promise</text:span><text:span text:style-name="T60"> </text:span><text:span text:style-name="T1084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892"/>
      <text:p text:style-name="P77"><text:span text:style-name="T236">(</text:span><text:span text:style-name="T294">п</text:span><text:span text:style-name="T287">ридаточно</text:span><text:span text:style-name="T288">е</text:span><text:span text:style-name="T287"> предложения — </text:span><text:span text:style-name="T236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7">чтобы не пропустить концерт</text:span><text:span text:style-name="T236">. </text:span><text:span text:style-name="Emphasis"><text:span text:style-name="T45">Изобразить чувство, </text:span></text:span><text:span text:style-name="Emphasis"><text:span text:style-name="T357">которое я испытывал</text:span></text:span><text:span text:style-name="Emphasis"><text:span text:style-name="T45">, очень трудно</text:span></text:span><text:span text:style-name="T236">)</text:span><text:span text:style-name="T287">.</text:span></text:p>
      <text:p text:style-name="P892"/>
      <text:p text:style-name="P1012"><text:soft-page-break/><text:span text:style-name="T287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689"/>
      <text:p text:style-name="P78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9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893"/>
      <text:p text:style-name="P232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90"/>
      <text:p text:style-name="P894">I <text:span text:style-name="T23">went out</text:span> <text:span text:style-name="T873">for food</text:span> — Я <text:span text:style-name="T23">вышел</text:span><text:span text:style-name="T1050"> </text:span><text:span text:style-name="T873">за едой</text:span>.</text:p>
      <text:p text:style-name="P226"/>
      <text:p text:style-name="P226">Ес<text:span text:style-name="T1050">ть</text:span> глаголы, после которых инфинитив используется без частицы <text:span text:style-name="T466">to</text:span> («голый» инфитив). Таких глаголов немного. Самыми распространенные: <text:span text:style-name="T466">let </text:span>(позволять) и <text:span text:style-name="T466">make</text:span>.</text:p>
      <text:p text:style-name="P224"/>
      <text:p text:style-name="P75"><text:span text:style-name="T23">Let</text:span> <text:span text:style-name="T1079">Peter</text:span> <text:span text:style-name="T873">explain</text:span> himself — Позволь Питеру объясниться.</text:p>
      <text:p text:style-name="P76"><text:span text:style-name="T23">Let</text:span> <text:span text:style-name="T1079">us</text:span> (let`s) <text:span text:style-name="T873">watch</text:span> this movie — Давай<text:span text:style-name="T1047"> </text:span>посмотрим этот фильм.</text:p>
      <text:p text:style-name="P225"/>
      <text:p text:style-name="P227">Если после <text:span text:style-name="T466">make</text:span> стоит еще один глагол, то в этом случае <text:span text:style-name="T466">make</text:span> переводится не как «делать», </text:p>
      <text:p text:style-name="P227">а как «заставлять». После <text:span text:style-name="T466">make</text:span> нужно также указать дополнение.</text:p>
      <text:p text:style-name="P227"/>
      <text:p text:style-name="P196">I <text:span text:style-name="T3">can`t</text:span> <text:span text:style-name="T23">make</text:span> <text:span text:style-name="T1079">John</text:span> <text:span text:style-name="T873">work</text:span> — Я не могу заставить Джона работать.</text:p>
      <text:p text:style-name="P228"/>
      <text:p text:style-name="P230"><text:span text:style-name="T1048">Если инфинитив стоит после связки </text:span><text:span text:style-name="T494">it</text:span><text:span text:style-name="T1070"> + </text:span><text:span text:style-name="T491">be </text:span><text:span text:style-name="T1048">+ прилагательно</text:span><text:span text:style-name="T1049">е</text:span><text:span text:style-name="T1048">, то </text:span><text:span text:style-name="T1070">он </text:span><text:span text:style-name="T1048">используется </text:span></text:p>
      <text:p text:style-name="P230"><text:span text:style-name="T1048">с частицей </text:span><text:span text:style-name="T491">to</text:span><text:span text:style-name="T1048">. </text:span><text:span text:style-name="T1070">Такая связка выражает отношение к делу.</text:span></text:p>
      <text:p text:style-name="P229"/>
      <text:p text:style-name="P74">It <text:span text:style-name="T358">is difficult</text:span> to understand him — Его<text:span text:style-name="T1070"> </text:span>сложно понять.</text:p>
      <text:p text:style-name="P82">It was difficult to find a good job — Было трудно найти хорошую работу.</text:p>
      <text:p text:style-name="P45"><text:span text:style-name="T1070">It is nice to live here — Здесь </text:span><text:span text:style-name="T1071">приятно жить.</text:span></text:p>
      <text:p text:style-name="P229"/>
      <text:p text:style-name="P1154">По правилам английского языка после <text:span text:style-name="T466">be</text:span> всегда используется прилалагательное, при этом на русский, <text:span text:style-name="T466">be</text:span> + прилагательное будет переводиться наречием (где, куда, зачем, как).</text:p>
      <text:p text:style-name="P231"/>
      <text:p text:style-name="P1017"><text:span text:style-name="T865">Г</text:span><text:span text:style-name="T866">ерундий</text:span><text:span text:style-name="T731"> </text:span></text:p>
      <text:p text:style-name="P235"/>
      <text:p text:style-name="P1017"><text:span text:style-name="T734">Э</text:span><text:span text:style-name="T727">то нечно среднее между глаголом и существительным, </text:span><text:span text:style-name="T732">потому что м</text:span><text:span text:style-name="T727">ожет переводит</text:span><text:span text:style-name="T732">ь</text:span><text:span text:style-name="T727">ся </text:span></text:p>
      <text:p text:style-name="P1017"><text:span text:style-name="T732">и так и этак </text:span><text:span text:style-name="T735">(в зависимости от места)</text:span><text:span text:style-name="T727">.</text:span><text:span text:style-name="T733"> </text:span><text:span text:style-name="T728">Выглядит как глагол c окончанием </text:span><text:span text:style-name="T492">-ing</text:span><text:span text:style-name="T728">.</text:span></text:p>
      <text:p text:style-name="P238"/>
      <text:p text:style-name="P1018"><text:span text:style-name="T736">Герундий используется после предлогов </text:span><text:span text:style-name="T739">и</text:span><text:span text:style-name="T736"> некоторых глаголов. </text:span><text:span text:style-name="T738">Т</text:span><text:span text:style-name="T739">акже</text:span><text:span text:style-name="T736"> е</text:span><text:span text:style-name="T737">сли после </text:span></text:p>
      <text:p text:style-name="P239">первого глагола идет предлог, то второй всегда пишется в форме герундия.</text:p>
      <text:p text:style-name="P240"/>
      <text:p text:style-name="P237">Если герундий стоит в конце предложения, то он переводится глаголом.</text:p>
      <text:p text:style-name="P913"/>
      <text:p text:style-name="P810"><text:span text:style-name="T959">I </text:span><text:span text:style-name="T31">ran</text:span><text:span text:style-name="T958"> for a long time </text:span><text:span text:style-name="T1025">without</text:span><text:span text:style-name="T958"> </text:span><text:span text:style-name="T961">stopping</text:span><text:span text:style-name="T958"> — Я долго бежал, не останавливаясь.</text:span></text:p>
      <text:p text:style-name="P810"><text:span text:style-name="T959">D</text:span><text:span text:style-name="T958">on`t stop. </text:span><text:span text:style-name="T31">Keep</text:span><text:span text:style-name="T958"> </text:span><text:span text:style-name="T1025">on</text:span><text:span text:style-name="T958"> </text:span><text:span text:style-name="T961">running</text:span><text:span text:style-name="T958">! </text:span><text:span text:style-name="T960">— </text:span><text:span text:style-name="T958">Не останавливайся. Продолжай бежать!</text:span></text:p>
      <text:p text:style-name="P811"><text:span text:style-name="T1025">Before</text:span><text:span text:style-name="T958"> </text:span><text:span text:style-name="T961">going</text:span><text:span text:style-name="T958"> </text:span><text:span text:style-name="T961">out</text:span><text:span text:style-name="T958">, I phoned Jerry — Перед выходом я позвонил Джерри.</text:span></text:p>
      <text:p text:style-name="P913"/>
      <text:p text:style-name="P1013"><text:span text:style-name="T337">Глаголы, после которых </text:span><text:span text:style-name="T338">принято использовать</text:span><text:span text:style-name="T337"> герундий:</text:span></text:p>
      <text:p text:style-name="P914"/>
      <text:list xml:id="list3398809759" text:style-name="L57">
        <text:list-item>
          <text:p text:style-name="P1307">обозначающие начало, продолжительность или конец процесса:</text:p>
          <text:list>
            <text:list-item>
              <text:p text:style-name="P1308">stop — прекращать;</text:p>
            </text:list-item>
            <text:list-item>
              <text:p text:style-name="P1308">finish — заканчивать;</text:p>
            </text:list-item>
            <text:list-item>
              <text:p text:style-name="P1308">give up — прекращать;</text:p>
            </text:list-item>
            <text:list-item>
              <text:p text:style-name="P1308"><text:soft-page-break/>carry on / go on / keep on — продолжать;</text:p>
            </text:list-item>
          </text:list>
          <text:p text:style-name="P1308"/>
        </text:list-item>
        <text:list-item>
          <text:p text:style-name="P1307">обозначающие отношение к чему-то:</text:p>
          <text:list>
            <text:list-item>
              <text:p text:style-name="P1308">dislike — нелюбить;</text:p>
            </text:list-item>
            <text:list-item>
              <text:p text:style-name="P1308">enjoy — нравиться;</text:p>
            </text:list-item>
          </text:list>
        </text:list-item>
        <text:list-item>
          <text:p text:style-name="P1307">глаголы чувственного восприятия:</text:p>
          <text:list>
            <text:list-item>
              <text:p text:style-name="P1308">see — видеть;</text:p>
            </text:list-item>
            <text:list-item>
              <text:p text:style-name="P1308">watch — смотреть;</text:p>
            </text:list-item>
            <text:list-item>
              <text:p text:style-name="P1308">hear — слышать;</text:p>
            </text:list-item>
            <text:list-item>
              <text:p text:style-name="P1308">listen to — слушать.</text:p>
            </text:list-item>
          </text:list>
        </text:list-item>
      </text:list>
      <text:p text:style-name="P915"/>
      <text:list xml:id="list164417859376331" text:continue-numbering="true" text:style-name="L57">
        <text:list-item>
          <text:p text:style-name="P1307">другие глаголы и словосочетания:</text:p>
          <text:list>
            <text:list-item>
              <text:p text:style-name="P1308">suggest — предлагать;</text:p>
            </text:list-item>
            <text:list-item>
              <text:p text:style-name="P1308">mind — иметь ввиду, возражать;</text:p>
            </text:list-item>
            <text:list-item>
              <text:p text:style-name="P1308">avoid — избегать;</text:p>
            </text:list-item>
            <text:list-item>
              <text:p text:style-name="P1308">practice — практиковаться;</text:p>
            </text:list-item>
            <text:list-item>
              <text:p text:style-name="P1308">can`t help — не мочь не делать;</text:p>
            </text:list-item>
            <text:list-item>
              <text:p text:style-name="P1308">can`t stand — не выносить, ненавидеть;</text:p>
            </text:list-item>
            <text:list-item>
              <text:p text:style-name="P1308">look forward to — ждать с нетерпением.</text:p>
            </text:list-item>
          </text:list>
        </text:list-item>
      </text:list>
      <text:p text:style-name="P914"/>
      <text:p text:style-name="P812">I enjoy <text:span text:style-name="T873">reading</text:span> very much — Я очень люблю читать.</text:p>
      <text:p text:style-name="P812">I can`t help <text:span text:style-name="T873">feeling</text:span> responsible — Я не могу не чувствовать ответственности.</text:p>
      <text:p text:style-name="P812">I look forward to <text:span text:style-name="T873">meeting</text:span> John — Я жд<text:span text:style-name="T1063">у</text:span> с нетерпением встечи с Джоном.</text:p>
      <text:p text:style-name="P233"/>
      <text:p text:style-name="P233">Сочетание сказуемого и герундия можно расш<text:span text:style-name="T1064">и</text:span>рить, добавив между ними дополнение.</text:p>
      <text:p text:style-name="P233"/>
      <text:p text:style-name="P44"><text:span text:style-name="T1053">I </text:span><text:span text:style-name="T35">saw</text:span><text:span text:style-name="T1053"> </text:span><text:span text:style-name="T1085">John</text:span><text:span text:style-name="T1053"> </text:span><text:span text:style-name="T879">working</text:span><text:span text:style-name="T1053"> in the garden — Я видел, как Джон работает в саду.</text:span></text:p>
      <text:p text:style-name="P80">He <text:span text:style-name="T3">can`t</text:span> <text:span text:style-name="T23">stand</text:span> <text:span text:style-name="T1079">his father</text:span> <text:span text:style-name="T873">drinking</text:span> — Он не может вынести того, что его отец пьет.</text:p>
      <text:p text:style-name="P224"/>
      <text:p text:style-name="P236">Когда нужно сказать про дейсвтие, которое регулярно совершается, то для этого используется</text:p>
      <text:p text:style-name="P592"><text:span text:style-name="T729">связка </text:span><text:span text:style-name="T493">go</text:span><text:span text:style-name="T729"> + герундий. Глагол </text:span><text:span text:style-name="T493">go</text:span><text:span text:style-name="T729"> в этом случае переводится как «занимаюсь этим делом»:</text:span></text:p>
      <text:list xml:id="list3670546612" text:style-name="L58">
        <text:list-item>
          <text:p text:style-name="P1395"><text:span text:style-name="T729">go swimming — занима</text:span><text:span text:style-name="T730">ться</text:span><text:span text:style-name="T729"> плаваньем;</text:span></text:p>
        </text:list-item>
        <text:list-item>
          <text:p text:style-name="P1370">go running — бегать;</text:p>
        </text:list-item>
        <text:list-item>
          <text:p text:style-name="P1370">go fishing — рыбачить;</text:p>
        </text:list-item>
        <text:list-item>
          <text:p text:style-name="P1395">go skiing — кататься на лыжах;</text:p>
        </text:list-item>
        <text:list-item>
          <text:p text:style-name="P1406">go shopping — ходить по магазинам.</text:p>
        </text:list-item>
      </text:list>
      <text:p text:style-name="P1145"/>
      <text:p text:style-name="P1014"><text:span text:style-name="T1054">А связка </text:span><text:span text:style-name="T493">like</text:span><text:span text:style-name="T1054"> + герундий означает «</text:span><text:span text:style-name="T1055">люблю</text:span><text:span text:style-name="T1054"> заниматься этим </text:span><text:span text:style-name="T1055">делом</text:span><text:span text:style-name="T1054">».</text:span></text:p>
      <text:p text:style-name="P1145"/>
      <text:p text:style-name="P81">Would you like to <text:span text:style-name="T873">go skiing</text:span> this weekend? — Ты хочешь <text:span text:style-name="T873">покататься на лыжах</text:span> на выходных?</text:p>
      <text:p text:style-name="P81">I would rather <text:span text:style-name="T873">go shopp</text:span><text:span text:style-name="T880">i</text:span><text:span text:style-name="T873">ng</text:span> — Нет, я лучше <text:span text:style-name="T873">пойду по магазинам</text:span>.</text:p>
      <text:p text:style-name="P81">I <text:span text:style-name="T873">like shopping</text:span> with my girlfriends! — Я <text:span text:style-name="T873">люблю ходить по магазинам</text:span> с подру<text:span text:style-name="T1065">ж</text:span>ками!</text:p>
      <text:p text:style-name="P1145"/>
      <text:p text:style-name="P1016"><text:span text:style-name="T1057">Если герундий стоит в начале предложения, то он </text:span><text:span text:style-name="T1059">переводится не как глагол, а</text:span><text:span text:style-name="T1058"> как сущестительное </text:span><text:span text:style-name="T1059">(т. е. в этом случае он является подлежащим)</text:span><text:span text:style-name="T1057">.</text:span></text:p>
      <text:p text:style-name="P1015"/>
      <text:p text:style-name="P108">Swimming is very good for your health — Плаванье хорошо для здоровья</text:p>
      <text:p text:style-name="P108"><text:span text:style-name="T1056">L</text:span>earning English is not easy — Изучение английского — это нелегко.</text:p>
      <text:p text:style-name="P1015"/>
      <text:p text:style-name="P521">Глаголы, после который можно использовать как инфинитив так и герундий:</text:p>
      <text:p text:style-name="P521"><text:soft-page-break/></text:p>
      <text:list xml:id="list972435115" text:style-name="L59">
        <text:list-item>
          <text:p text:style-name="P1380">обозначающие процесс:</text:p>
          <text:list>
            <text:list-item>
              <text:p text:style-name="P1381">start, begin — начинать;</text:p>
            </text:list-item>
            <text:list-item>
              <text:p text:style-name="P1381">continue — продолжать;</text:p>
            </text:list-item>
          </text:list>
        </text:list-item>
      </text:list>
      <text:p text:style-name="P521"/>
      <text:list xml:id="list164419387507533" text:continue-numbering="true" text:style-name="L59">
        <text:list-item>
          <text:p text:style-name="P1380">обозначающие отношение к чему-то:</text:p>
          <text:list>
            <text:list-item>
              <text:p text:style-name="P1382">love — любить;</text:p>
            </text:list-item>
            <text:list-item>
              <text:p text:style-name="P1382">like — нравиться;</text:p>
            </text:list-item>
            <text:list-item>
              <text:p text:style-name="P1382">hate — ненавидеть;</text:p>
            </text:list-item>
            <text:list-item>
              <text:p text:style-name="P1382">prefer — предпочитать;</text:p>
            </text:list-item>
          </text:list>
        </text:list-item>
      </text:list>
      <text:p text:style-name="P522"/>
      <text:p text:style-name="P109">I started to leart English at school / I started learning English at school.</text:p>
      <text:p text:style-name="P109">I love to play the piano / I love playing the piano.</text:p>
      <text:p text:style-name="P523"/>
      <text:p text:style-name="P1177">Формальное подлежащее. <text:span text:style-name="T1067">Dummy subject</text:span></text:p>
      <text:p text:style-name="P524"/>
      <text:p text:style-name="P525">В английском предложении обязательно должно присутствовать подлежащее и сказуемое.</text:p>
      <text:p text:style-name="P526">Это его грамматическая основа. В русском предложении подлежащее может отсутствовать.</text:p>
      <text:p text:style-name="P525">Из-за этого могут возн<text:span text:style-name="T1067">и</text:span>кать некоторые трудности при переводе.</text:p>
      <text:p text:style-name="P525"/>
      <text:p text:style-name="P527">Когда в русском предложении подлежащее отсутствует, в английском используется формальное подлежащее. Их всего 2: <text:span text:style-name="T466">there</text:span> и <text:span text:style-name="T466">it</text:span>, <text:span text:style-name="T1068">но </text:span><text:span text:style-name="T1072">еще </text:span><text:span text:style-name="T1068">могут</text:span><text:span text:style-name="T1072"> </text:span><text:span text:style-name="T1068">встретиться: </text:span><text:span text:style-name="T495">t</text:span><text:span text:style-name="T466">hey</text:span>, <text:span text:style-name="T466">this</text:span>, <text:span text:style-name="T466">that</text:span>.</text:p>
      <text:p text:style-name="P1046"><text:span text:style-name="T370">Т</text:span><text:span text:style-name="T371">акие предложения удобнее переводить с конца </text:span><text:span text:style-name="T442">(как и </text:span><text:span text:style-name="T443">все, в английском</text:span><text:span text:style-name="T442">)</text:span><text:span text:style-name="T371">. </text:span></text:p>
      <text:p text:style-name="P528"/>
      <text:p text:style-name="P1022"><text:span text:style-name="T378">П</text:span><text:span text:style-name="T376">одлежащее </text:span><text:span text:style-name="T543">there</text:span><text:span text:style-name="T376"> </text:span><text:span text:style-name="T378">всегда идет</text:span><text:span text:style-name="T376"> в связке с глаголом </text:span><text:span text:style-name="T543">be</text:span><text:span text:style-name="T376">. Оно необходимо, чтобы сказать </text:span></text:p>
      <text:p text:style-name="P1022"><text:span text:style-name="T376">о местоположении существительного, которое идет после </text:span><text:span text:style-name="T543">be</text:span><text:span text:style-name="T376"> </text:span><text:span text:style-name="T378">(как указатель)</text:span><text:span text:style-name="T376">.</text:span></text:p>
      <text:p text:style-name="P531"/>
      <text:p text:style-name="P110"><text:span text:style-name="T21">There</text:span><text:span text:style-name="T1069"> </text:span><text:span text:style-name="T37">is</text:span><text:span text:style-name="T1069"> </text:span><text:span text:style-name="T1086">a new restaurant</text:span><text:span text:style-name="T1069"> </text:span><text:span text:style-name="T12">in King Street</text:span><text:span text:style-name="T1069"> — На Кинг-стрит есть новый ресторан.</text:span></text:p>
      <text:p text:style-name="P111"><text:span text:style-name="T13">There</text:span> <text:span text:style-name="T23">was</text:span> <text:span text:style-name="T1079">a fight</text:span> <text:span text:style-name="T10">in the street today</text:span> — На улице сегодня была драка.</text:p>
      <text:p text:style-name="P532"/>
      <text:p text:style-name="P1020"><text:span text:style-name="T376">Иногда с помощью </text:span><text:span text:style-name="T543">there</text:span><text:span text:style-name="T376"> + </text:span><text:span text:style-name="T543">be</text:span><text:span text:style-name="T376"> говорят о существительном, которое не может совершать действий, но с которым связана дополнительная информация.</text:span></text:p>
      <text:p text:style-name="P532"/>
      <text:p text:style-name="P83"><text:span text:style-name="T370">T</text:span><text:span text:style-name="T376">here is something I want to tell you — Есть, кое-что, что я должен сказать тебе.</text:span></text:p>
      <text:p text:style-name="P533"/>
      <text:p text:style-name="P1021"><text:span text:style-name="T371">Связка </text:span><text:span text:style-name="T544">there</text:span><text:span text:style-name="T371"> + </text:span><text:span text:style-name="T544">be</text:span><text:span text:style-name="T371"> переводится по глаголу </text:span><text:span text:style-name="T544">be</text:span><text:span text:style-name="T371">, либо полностью выпадает при переводе.</text:span></text:p>
      <text:p text:style-name="P1147"><text:span text:style-name="T372">В Present Perfect, </text:span><text:span text:style-name="T545">be</text:span><text:span text:style-name="T372"> преобразуется в </text:span><text:span text:style-name="T545">have/has been</text:span><text:span text:style-name="T372">.</text:span></text:p>
      <text:p text:style-name="P533"/>
      <text:p text:style-name="P1019"><text:span text:style-name="T372">В вопросах </text:span><text:span text:style-name="T545">be</text:span><text:span text:style-name="T372"> </text:span><text:span text:style-name="T373">ставится</text:span><text:span text:style-name="T372"> перед </text:span><text:span text:style-name="T545">there</text:span><text:span text:style-name="T372">. Вопрос не обязательно </text:span><text:span text:style-name="T377">должен быть </text:span><text:span text:style-name="T372">общи</text:span><text:span text:style-name="T377">м</text:span><text:span text:style-name="T372">. </text:span></text:p>
      <text:p text:style-name="P530">Он может начинаться и с вопросительного слова. </text:p>
      <text:p text:style-name="P535"/>
      <text:p text:style-name="P112">What is there in the box? — Что находится в коробке? (Что есть в коробке?)</text:p>
      <text:p text:style-name="P535"/>
      <text:p text:style-name="P1019"><text:span text:style-name="T373">Отрицание образуется</text:span><text:span text:style-name="T372"> </text:span><text:span text:style-name="T373">с помощью частицы </text:span><text:span text:style-name="T546">not</text:span><text:span text:style-name="T373"> после </text:span><text:span text:style-name="T546">be</text:span><text:span text:style-name="T373">. Также </text:span><text:span text:style-name="T375">можно</text:span><text:span text:style-name="T373"> использовать отрицательное местоимение </text:span><text:span text:style-name="T546">no</text:span><text:span text:style-name="T373">, </text:span><text:span text:style-name="T1075">которое стоит перед существительным, как отдельное слово</text:span><text:span text:style-name="T373">.</text:span></text:p>
      <text:p text:style-name="P535"/>
      <text:p text:style-name="P84"><text:span text:style-name="T362">There aren`t any challenges in his life / T</text:span><text:span text:style-name="T374">here are no challenges in his life</text:span><text:span text:style-name="T362"> — </text:span></text:p>
      <text:p text:style-name="P112">В его жизни нет испытаний.</text:p>
      <text:p text:style-name="P535"/>
      <text:p text:style-name="P1022"><text:span text:style-name="T378">Подлежащее </text:span><text:span text:style-name="T547">it</text:span><text:span text:style-name="T378"> </text:span><text:span text:style-name="T387">обычно </text:span><text:span text:style-name="T378">используется, когда надо сообщить время или сказать о погоде.</text:span></text:p>
      <text:p text:style-name="P539"/>
      <text:p text:style-name="P1023"><text:soft-page-break/><text:span text:style-name="T381">После </text:span><text:span text:style-name="T548">it</text:span><text:span text:style-name="T381"> может идти не только существительное </text:span><text:span text:style-name="T383">(в отличие от </text:span><text:span text:style-name="T550">there</text:span><text:span text:style-name="T383">)</text:span><text:span text:style-name="T381">, но </text:span><text:span text:style-name="T383">также </text:span><text:span text:style-name="T381">прилагательное </text:span><text:span text:style-name="T383">или глагол</text:span><text:span text:style-name="T381"> </text:span><text:span text:style-name="T383">(обычно идет прилагательное).</text:span></text:p>
      <text:p text:style-name="P113"/>
      <text:p text:style-name="P538"><text:span text:style-name="T496">It</text:span><text:span text:style-name="T1074"> может идти в связке с любым глаголом, а не только с </text:span><text:span text:style-name="T496">be</text:span><text:span text:style-name="T1074">.</text:span></text:p>
      <text:p text:style-name="P539"/>
      <text:p text:style-name="P1161"><text:span text:style-name="T16">It</text:span><text:span text:style-name="T541"> </text:span><text:span text:style-name="T27">is</text:span><text:span text:style-name="T541"> 5 o`clock — Сейчас 5 часов.</text:span></text:p>
      <text:p text:style-name="P85"><text:span text:style-name="T17">It</text:span><text:span text:style-name="T362"> </text:span><text:span text:style-name="T36">is</text:span><text:span text:style-name="T362"> warm — Тепло.</text:span></text:p>
      <text:p text:style-name="P85"><text:span text:style-name="T17">It</text:span><text:span text:style-name="T362"> often </text:span><text:span text:style-name="T36">snows</text:span><text:span text:style-name="T362"> </text:span><text:span text:style-name="T379">in the winter — Зимой часто идет снег.</text:span></text:p>
      <text:p text:style-name="P540"/>
      <text:p text:style-name="P593"><text:span text:style-name="T379">Е</text:span><text:span text:style-name="T382">ще </text:span><text:span text:style-name="T549">it</text:span><text:span text:style-name="T382"> является подлежащим в таких конструкциях:</text:span></text:p>
      <text:list xml:id="list206868443" text:style-name="L60">
        <text:list-item>
          <text:p text:style-name="P1407"><text:span text:style-name="T541">It`s time</text:span><text:span text:style-name="T362"> — пора (после используется инфинитив для указания действия, </text:span></text:p>
          <text:p text:style-name="P1383">которое пришло время сделать);</text:p>
        </text:list-item>
        <text:list-item>
          <text:p text:style-name="P1408"><text:span text:style-name="T546">I</text:span><text:span text:style-name="T541">t</text:span><text:span text:style-name="T362"> + </text:span><text:span text:style-name="T541">be</text:span><text:span text:style-name="T362"> + прилагательное + инфинитив</text:span><text:span text:style-name="T380"> (отношение к делу);</text:span></text:p>
        </text:list-item>
        <text:list-item>
          <text:p text:style-name="P1409"><text:span text:style-name="T380">в </text:span><text:span text:style-name="T362">пассивном залоге, в оборотах </text:span><text:span text:style-name="T541">it is known</text:span><text:span text:style-name="T362"> (известно) и </text:span><text:span text:style-name="T541">it is said</text:span><text:span text:style-name="T362"> (говорят).</text:span></text:p>
        </text:list-item>
      </text:list>
      <text:p text:style-name="P536"/>
      <text:p text:style-name="P1034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36"/>
      <text:p text:style-name="P1160"><text:span text:style-name="T374">Т</text:span><text:span text:style-name="T36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37"/>
      <text:p text:style-name="P918"><text:span text:style-name="T369">They say this film is interesting / </text:span><text:span text:style-name="T368">This film is said to be interesting</text:span><text:span text:style-name="T369"> — </text:span></text:p>
      <text:p text:style-name="P919">Говорят, этот фильминтересный.</text:p>
      <text:p text:style-name="P1148"/>
      <text:p text:style-name="P1125"><text:span text:style-name="T1073">М</text:span>естоимение. Pronoun</text:p>
      <text:p text:style-name="P534"/>
      <text:p text:style-name="P1124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41"/>
      <text:p text:style-name="P542">Все местоимения можно разбить на несколько группы:</text:p>
      <text:list xml:id="list3717497376" text:style-name="L61">
        <text:list-item>
          <text:p text:style-name="P1384">личные местоимения (Personal Pronouns);</text:p>
        </text:list-item>
        <text:list-item>
          <text:p text:style-name="P1384">притяжательные местоимения (Possessive Pronouns);</text:p>
        </text:list-item>
        <text:list-item>
          <text:p text:style-name="P1384">возвратные местоимения (Reflexive Pronouns);</text:p>
        </text:list-item>
        <text:list-item>
          <text:p text:style-name="P1384">указательные местоимения (Demonstrative Pronouns);</text:p>
        </text:list-item>
        <text:list-item>
          <text:p text:style-name="P1384"><text:span text:style-name="T1105">неопределенные </text:span>местоимения <text:span text:style-name="T1109">(</text:span>some, any, no и их производные<text:span text:style-name="T1109">)</text:span>.</text:p>
        </text:list-item>
      </text:list>
      <text:p text:style-name="P529"/>
      <text:p text:style-name="P9">Личные местоимения</text:p>
      <text:p text:style-name="P543"/>
      <text:p text:style-name="P1039"><text:span text:style-name="T384">Имеют только 2 формы: </text:span>именительный паде<text:span text:style-name="T1110">ж и </text:span><text:span text:style-name="T384">объектные падеж.</text:span></text:p>
      <text:p text:style-name="P544">Объектный падеж соответсвует любому косвенному падежу русского языка.</text:p>
      <text:p text:style-name="P544">(косвенный падежы — это все падежы, кроме именительного)</text:p>
      <text:p text:style-name="P544"/>
      <text:p text:style-name="P594"><text:span text:style-name="T384">Личные местоимения в именительном падеже </text:span><text:span text:style-name="T397">заменяют</text:span><text:span text:style-name="T393"> подлежащее </text:span><text:span text:style-name="T401">(кто/</text:span><text:span text:style-name="T402">что</text:span><text:span text:style-name="T401">)</text:span><text:span text:style-name="T393">:</text:span></text:p>
      <table:table table:name="Table10" table:style-name="Table10">
        <table:table-column table:style-name="Table10.A" table:number-columns-repeated="3"/>
        <table:table-row table:style-name="TableLine94375605584800">
          <table:table-cell table:style-name="Table10.A1" office:value-type="string">
            <text:p text:style-name="P1204">Лицо</text:p>
          </table:table-cell>
          <table:table-cell table:style-name="Table10.A1" office:value-type="string">
            <text:p text:style-name="P1204">Единственное число</text:p>
          </table:table-cell>
          <table:table-cell table:style-name="Table10.C1" office:value-type="string">
            <text:p text:style-name="P1204">Множественное число</text:p>
          </table:table-cell>
        </table:table-row>
        <table:table-row table:style-name="TableLine94375603028448">
          <table:table-cell table:style-name="Table10.A2" office:value-type="string">
            <text:p text:style-name="P1243">1</text:p>
          </table:table-cell>
          <table:table-cell table:style-name="Table10.A2" office:value-type="string">
            <text:p text:style-name="P1243">I</text:p>
          </table:table-cell>
          <table:table-cell table:style-name="Table10.C2" office:value-type="string">
            <text:p text:style-name="P1244">we</text:p>
          </table:table-cell>
        </table:table-row>
        <table:table-row table:style-name="TableLine94375603045568">
          <table:table-cell table:style-name="Table10.A2" office:value-type="string">
            <text:p text:style-name="P1243">2</text:p>
          </table:table-cell>
          <table:table-cell table:style-name="Table10.A2" office:value-type="string">
            <text:p text:style-name="P1243">you</text:p>
          </table:table-cell>
          <table:table-cell table:style-name="Table10.C2" office:value-type="string">
            <text:p text:style-name="P1244">you</text:p>
          </table:table-cell>
        </table:table-row>
        <table:table-row table:style-name="TableLine94375603053856">
          <table:table-cell table:style-name="Table10.A2" office:value-type="string">
            <text:p text:style-name="P1243">3</text:p>
          </table:table-cell>
          <table:table-cell table:style-name="Table10.A2" office:value-type="string">
            <text:p text:style-name="P1243">he/she/<text:span text:style-name="T1076">it</text:span></text:p>
          </table:table-cell>
          <table:table-cell table:style-name="Table10.C2" office:value-type="string">
            <text:p text:style-name="P1244">they</text:p>
          </table:table-cell>
        </table:table-row>
      </table:table>
      <text:p text:style-name="P544"><text:soft-page-break/></text:p>
      <text:p text:style-name="P546">Местоимения <text:span text:style-name="T466">he</text:span> <text:span text:style-name="T1089">(он)</text:span> и <text:span text:style-name="T466">she</text:span> <text:span text:style-name="T1089">(она)</text:span> заменяют <text:span text:style-name="T1044">человека</text:span>.</text:p>
      <text:p text:style-name="P546">Они не могут заменить неодушевленный предмет или животное.</text:p>
      <text:p text:style-name="P545"/>
      <text:p text:style-name="P1028">Местоимение you заменяет 2 лицо <text:span text:style-name="T1099">(ты/</text:span>вы<text:span text:style-name="T1099">)</text:span>. По умолчанию you означает «вы» <text:span text:style-name="T385">и лишь </text:span></text:p>
      <text:p text:style-name="P1028"><text:span text:style-name="T385">по тону и </text:span><text:span text:style-name="T386">словам</text:span><text:span text:style-name="T385"> можно догадаться что вместо «вы», хотят сказать «ты».</text:span></text:p>
      <text:p text:style-name="P545"/>
      <text:p text:style-name="P114">Hey you, kid! Come to me — Эй ты, пацан, подойди сюда. (грубо)</text:p>
      <text:p text:style-name="P114">Would you like some tea? — Не хотите ли вы чаю? (вежливо)</text:p>
      <text:p text:style-name="P545"/>
      <text:p text:style-name="P549">Местоимение <text:span text:style-name="T466">it</text:span> <text:span text:style-name="T1077">переводится как «он/она/оно».</text:span> <text:span text:style-name="T1077">З</text:span>аменяет все неодушевленный </text:p>
      <text:p text:style-name="P550">предметы <text:span text:style-name="T1098">(</text:span>независимо от их рода<text:span text:style-name="T1098">)</text:span>, а также животных.</text:p>
      <text:p text:style-name="P547"/>
      <text:p text:style-name="P115">Where is the <text:span text:style-name="T873">book</text:span>? <text:span text:style-name="T873">It</text:span> is on the table — Где <text:span text:style-name="T873">книга</text:span>? <text:span text:style-name="T873">Она</text:span> на столе.</text:p>
      <text:p text:style-name="P115">My <text:span text:style-name="T873">cat</text:span> is funny. <text:span text:style-name="T873">It</text:span> plays all day long — Мой <text:span text:style-name="T873">кот</text:span> смешной. <text:span text:style-name="T873">Он</text:span> играет целый день.</text:p>
      <text:p text:style-name="P547"/>
      <text:p text:style-name="P549">Местоимение <text:span text:style-name="T466">they</text:span> переводится как «они». <text:span text:style-name="T1077">Может заменять как людей,</text:span> </text:p>
      <text:p text:style-name="P549"><text:span text:style-name="T1077">так и </text:span>неодушевленные предметы.</text:p>
      <text:p text:style-name="P548"/>
      <text:p text:style-name="P116">Where are the <text:span text:style-name="T873">keys</text:span>? <text:span text:style-name="T873">They</text:span> are on the table — Где <text:span text:style-name="T873">ключи</text:span>? <text:span text:style-name="T873">Они</text:span> на столе.</text:p>
      <text:p text:style-name="P549"/>
      <text:p text:style-name="P1024"><text:span text:style-name="T388">Местоимение </text:span><text:span text:style-name="T551">we</text:span><text:span text:style-name="T388"> переводится как «мы». </text:span><text:span text:style-name="T391">И </text:span><text:span text:style-name="T552">they</text:span><text:span text:style-name="T391">, и </text:span><text:span text:style-name="T552">we</text:span><text:span text:style-name="T388"> </text:span><text:span text:style-name="T391">могут </text:span><text:span text:style-name="T388">заменять связки из </text:span></text:p>
      <text:p text:style-name="P552">нескольких слов, которые используются как одно подлежащее.</text:p>
      <text:p text:style-name="P553"/>
      <text:p text:style-name="P46"><text:span text:style-name="T881">S</text:span><text:span text:style-name="T882">ue and I</text:span><text:span text:style-name="T389"> are good friends — </text:span><text:span text:style-name="T883">Мы со Сью</text:span><text:span text:style-name="T390"> хорошие друзья </text:span><text:span text:style-name="T392">(</text:span><text:span text:style-name="T394">я</text:span><text:span text:style-name="T392"> </text:span><text:span text:style-name="T394">+</text:span><text:span text:style-name="T392"> Сью = we)</text:span><text:span text:style-name="T389">.</text:span></text:p>
      <text:p text:style-name="P117"><text:span text:style-name="T362">Where are </text:span><text:span text:style-name="T873">Tom and Jerry</text:span><text:span text:style-name="T362">? </text:span><text:span text:style-name="T873">They</text:span><text:span text:style-name="T362"> are in the garden — Где </text:span><text:span text:style-name="T873">Том и Джерри</text:span><text:span text:style-name="T362">? </text:span><text:span text:style-name="T873">Они</text:span><text:span text:style-name="T362"> в саду.</text:span></text:p>
      <text:p text:style-name="P554"/>
      <text:p text:style-name="P1155"><text:span text:style-name="T386">It — </text:span><text:span text:style-name="T421">переводится как «</text:span><text:span text:style-name="T386">это»? </text:span><text:span text:style-name="T422">(</text:span><text:span text:style-name="T386">I</text:span><text:span text:style-name="T423">t</text:span><text:span text:style-name="T386"> is in the garden — Это в саду</text:span><text:span text:style-name="T422">)</text:span><text:span text:style-name="T386">.</text:span></text:p>
      <text:p text:style-name="P1156"><text:span text:style-name="T386">(</text:span><text:span text:style-name="T424">после it может стоять указание на место, где происходит ситуация, стр. 192</text:span><text:span text:style-name="T420">)</text:span></text:p>
      <text:p text:style-name="P555"/>
      <text:p text:style-name="P595"><text:span text:style-name="T395">Личные местоимения в объектном падеже </text:span><text:span text:style-name="T397">заменяют</text:span><text:span text:style-name="T395"> дополнени</text:span><text:span text:style-name="T396">е </text:span><text:span text:style-name="T401">(кого, кому, кем)</text:span><text:span text:style-name="T395">:</text:span></text:p>
      <text:list xml:id="list2017860021" text:style-name="L62">
        <text:list-item>
          <text:p text:style-name="P1429">me — меня, мне, мной;</text:p>
        </text:list-item>
        <text:list-item>
          <text:p text:style-name="P1429">you — тебя, тебе, тобой / вас, вам, вами;</text:p>
        </text:list-item>
        <text:list-item>
          <text:p text:style-name="P1430">him — его, ему, <text:span text:style-name="T1095">им;</text:span></text:p>
        </text:list-item>
        <text:list-item>
          <text:p text:style-name="P1430">her — ее, ей;</text:p>
        </text:list-item>
        <text:list-item>
          <text:p text:style-name="P1431"><text:span text:style-name="T962">it — </text:span><text:span text:style-name="T963">этого</text:span><text:span text:style-name="T962">, </text:span><text:span text:style-name="T963">этому, этим </text:span><text:span text:style-name="T965">(неодушевлен.)</text:span><text:span text:style-name="T964">;</text:span></text:p>
        </text:list-item>
        <text:list-item>
          <text:p text:style-name="P1430">us — нас, нам, нами;</text:p>
        </text:list-item>
        <text:list-item>
          <text:p text:style-name="P1430">them — их, им, ими.</text:p>
          <text:p text:style-name="P1432"/>
        </text:list-item>
      </text:list>
      <text:p text:style-name="P118"><text:span text:style-name="T13">I</text:span> <text:span text:style-name="T23">love</text:span> <text:span text:style-name="T1079">Jave</text:span> — Я люблю Джейн</text:p>
      <text:p text:style-name="P118"><text:span text:style-name="T13">Jane</text:span> <text:span text:style-name="T23">loves</text:span> <text:span text:style-name="T1079">me</text:span> — Джейн любит меня</text:p>
      <text:p text:style-name="P556"/>
      <text:p text:style-name="P10">Притяжательные местоимения</text:p>
      <text:p text:style-name="P557"/>
      <text:p text:style-name="P1026"><text:span text:style-name="T398">Овечают на вопрос «чей?». </text:span><text:span text:style-name="T399">И</text:span><text:span text:style-name="T409">х особенность </text:span><text:span text:style-name="T408">в</text:span><text:span text:style-name="T409"> то</text:span><text:span text:style-name="T408">м</text:span><text:span text:style-name="T409">, что они заменяют артикли.</text:span></text:p>
      <text:p text:style-name="P119">The dress is blue →<text:span text:style-name="T1101"> </text:span>Her dress is blue.</text:p>
      <text:p text:style-name="P558"/>
      <text:p text:style-name="P1153"><text:span text:style-name="T398">А</text:span><text:span text:style-name="T362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59"/>
      <text:p text:style-name="P1025"><text:span text:style-name="T404">П</text:span><text:span text:style-name="T400">ритяжательные местоимения первого типа — это местоимен</text:span><text:span text:style-name="T403">ия</text:span><text:span text:style-name="T400">, </text:span><text:span text:style-name="T403">которые </text:span><text:span text:style-name="T398">употребляются</text:span><text:span text:style-name="T403"> </text:span></text:p>
      <text:p text:style-name="P566"><text:soft-page-break/>в связке с существительным (существительное идет после, обязательно):</text:p>
      <text:list xml:id="list3005768222" text:style-name="L63">
        <text:list-item>
          <text:p text:style-name="P1385">my — <text:span text:style-name="T1090">мо</text:span><text:span text:style-name="T1091">й</text:span>; </text:p>
        </text:list-item>
        <text:list-item>
          <text:p text:style-name="P1385">your — <text:span text:style-name="T1090">твой/ваш</text:span>; </text:p>
        </text:list-item>
        <text:list-item>
          <text:p text:style-name="P1385">his — <text:span text:style-name="T1091">его</text:span>;</text:p>
        </text:list-item>
        <text:list-item>
          <text:p text:style-name="P1385">her — <text:span text:style-name="T1091">ее</text:span>;</text:p>
        </text:list-item>
        <text:list-item>
          <text:p text:style-name="P1396"><text:span text:style-name="T400">its — </text:span><text:span text:style-name="T413">этого</text:span><text:span text:style-name="T400">.</text:span></text:p>
        </text:list-item>
        <text:list-item>
          <text:p text:style-name="P1386">our — <text:span text:style-name="T1090">наш</text:span>; </text:p>
        </text:list-item>
        <text:list-item>
          <text:p text:style-name="P1385">their — <text:span text:style-name="T1091">их</text:span>; </text:p>
        </text:list-item>
      </text:list>
      <text:p text:style-name="P561"/>
      <text:p text:style-name="P47"><text:span text:style-name="T884">I</text:span><text:span text:style-name="T403"> like </text:span><text:span text:style-name="T884">my</text:span><text:span text:style-name="T403"> </text:span><text:span text:style-name="T416">work</text:span><text:span text:style-name="T403"> — Мне нравится моя </text:span><text:span text:style-name="T416">работа</text:span><text:span text:style-name="T403">.</text:span></text:p>
      <text:p text:style-name="P48"><text:span text:style-name="T884">He</text:span><text:span text:style-name="T403"> likes </text:span><text:span text:style-name="T884">his</text:span><text:span text:style-name="T403"> </text:span><text:span text:style-name="T416">work</text:span><text:span text:style-name="T403"> — Ему нравится его </text:span><text:span text:style-name="T416">работа</text:span><text:span text:style-name="T403">.</text:span></text:p>
      <text:p text:style-name="P568"/>
      <text:p text:style-name="P1029"><text:span text:style-name="T415">С</text:span><text:span text:style-name="T417">ледует обратить внимание, в каком контексте используется </text:span><text:span text:style-name="T553">its</text:span><text:span text:style-name="T417">.</text:span></text:p>
      <text:p text:style-name="P569"/>
      <text:p text:style-name="P86"><text:span text:style-name="T412">T</text:span><text:span text:style-name="T362">he </text:span><text:span text:style-name="T885">plant</text:span><text:span text:style-name="T414"> likes </text:span><text:span text:style-name="T885">its</text:span><text:span text:style-name="T414"> soil — Растению нравится его почва.</text:span></text:p>
      <text:p text:style-name="P1045"><text:span text:style-name="T567">The</text:span><text:span text:style-name="T605"> </text:span><text:span text:style-name="T606">dog</text:span><text:span text:style-name="T568"> likes </text:span><text:span text:style-name="T605">his</text:span><text:span text:style-name="T568"> food — </text:span><text:span text:style-name="T569">Собаке</text:span><text:span text:style-name="T568"> нратися е</text:span><text:span text:style-name="T569">е</text:span><text:span text:style-name="T568"> </text:span><text:span text:style-name="T570">корм </text:span><text:span text:style-name="T571">(так выдает google-переводчик)</text:span><text:span text:style-name="T568">.</text:span></text:p>
      <text:p text:style-name="P560"/>
      <text:p text:style-name="P1027"><text:span text:style-name="T401">Иногда </text:span><text:span text:style-name="T410">такие</text:span><text:span text:style-name="T403"> местоимения удобнее переводить словом «свой» </text:span><text:span text:style-name="T404">и его вариантами</text:span><text:span text:style-name="T403">.</text:span></text:p>
      <text:p text:style-name="P563"/>
      <text:p text:style-name="P120">I love <text:span text:style-name="T873">my</text:span> native town — Я люблю <text:span text:style-name="T873">свой</text:span> родной город.</text:p>
      <text:p text:style-name="P120">He loves <text:span text:style-name="T873">his</text:span> native town — Он любит <text:span text:style-name="T873">свой</text:span> родной город.</text:p>
      <text:p text:style-name="P562"/>
      <text:p text:style-name="P564">Бывают ситуации, когда после притяжательного местоимения существительного нет.</text:p>
      <text:p text:style-name="P565">В этом случае используются притяжательные местоимения второго типа. </text:p>
      <text:p text:style-name="P565"/>
      <text:p text:style-name="P570">Они употребляются самостоятельно, в конце предложения:</text:p>
      <text:list xml:id="list110597564" text:style-name="L64">
        <text:list-item>
          <text:p text:style-name="P1387"><text:span text:style-name="T1096">m</text:span>ine — <text:span text:style-name="T1096">мой</text:span>;</text:p>
        </text:list-item>
        <text:list-item>
          <text:p text:style-name="P1387">yours — <text:span text:style-name="T1096">твой/ваш</text:span>;</text:p>
        </text:list-item>
        <text:list-item>
          <text:p text:style-name="P1387">his — <text:span text:style-name="T1096">его</text:span>;</text:p>
        </text:list-item>
        <text:list-item>
          <text:p text:style-name="P1387">hers — <text:span text:style-name="T1096">ее</text:span>;</text:p>
        </text:list-item>
        <text:list-item>
          <text:p text:style-name="P1397"><text:span text:style-name="T405">its — </text:span><text:span text:style-name="T411">э</text:span><text:span text:style-name="T406">того</text:span><text:span text:style-name="T405">;</text:span></text:p>
        </text:list-item>
        <text:list-item>
          <text:p text:style-name="P1387">ours — <text:span text:style-name="T1096">наш</text:span>; </text:p>
        </text:list-item>
        <text:list-item>
          <text:p text:style-name="P1388">theirs — их.</text:p>
        </text:list-item>
      </text:list>
      <text:p text:style-name="P571"/>
      <text:p text:style-name="P49"><text:span text:style-name="T406">Don`t touch it. It`s </text:span><text:span text:style-name="T410">mine</text:span><text:span text:style-name="T406"> — </text:span><text:span text:style-name="T407">Не трогай это. Это </text:span><text:span text:style-name="T410">мое</text:span><text:span text:style-name="T407">.</text:span></text:p>
      <text:p text:style-name="P121">It`s my money (это мои деньги) → It`s mine (они мои).</text:p>
      <text:p text:style-name="P551"/>
      <text:p text:style-name="P11">Возвратные местоимения</text:p>
      <text:p text:style-name="P567"/>
      <text:p text:style-name="P1032"><text:span text:style-name="T418">Показывают, что человек совершает действие по отношению к самому себе. </text:span><text:span text:style-name="T752">С</text:span><text:span text:style-name="T754">остоят из </text:span></text:p>
      <text:p text:style-name="P1040"><text:span text:style-name="T754">2х частей: слова </text:span><text:span text:style-name="T554">my/your/him/her/it/our/them</text:span><text:span text:style-name="T754"> и хвостика </text:span><text:span text:style-name="T554">-self</text:span><text:span text:style-name="T754"> или </text:span><text:span text:style-name="T554">-selves</text:span><text:span text:style-name="T754"> </text:span><text:span text:style-name="T769">(</text:span><text:span text:style-name="T754">для множеств. числа</text:span><text:span text:style-name="T769">)</text:span><text:span text:style-name="T754">.</text:span><text:span text:style-name="T419"> </text:span></text:p>
      <text:p text:style-name="P395"/>
      <text:p text:style-name="P1040"><text:span text:style-name="T752">В</text:span><text:span text:style-name="T753">сегда </text:span><text:span text:style-name="T754">идут</text:span><text:span text:style-name="T753"> после глаголов. </text:span><text:span text:style-name="T740">На русский переводятся словами «себя, себе, собой», </text:span></text:p>
      <text:p text:style-name="P242">либо появляются у глаголов в виде окончания -сь, -ся.</text:p>
      <text:p text:style-name="P241"/>
      <text:p text:style-name="P87"><text:span text:style-name="T1111">I </text:span>looked at <text:span text:style-name="T873">myself</text:span> in the mirror — Я посмотрела на <text:span text:style-name="T873">себя</text:span> в зеркало.</text:p>
      <text:p text:style-name="P122">He had to explain <text:span text:style-name="T873">himself</text:span> — Ему пришлось объяснить<text:span text:style-name="T873">ся</text:span></text:p>
      <text:p text:style-name="P357"/>
      <text:p text:style-name="P572"><text:span text:style-name="T710">Местоимение, образованное от you имеет 2 варианта: </text:span><text:span text:style-name="T466">yourself</text:span><text:span text:style-name="T710"> и </text:span><text:span text:style-name="T466">yourselves</text:span><text:span text:style-name="T710">. Это практически единственный слу</text:span><text:span text:style-name="T741">ч</text:span><text:span text:style-name="T710">ай в английском, когда видны отличия между «ты» и «вы».</text:span></text:p>
      <text:p text:style-name="P357"/>
      <text:p text:style-name="P123"><text:soft-page-break/>You talk to yourself when you sleep — Ты говоришь с собой, когда спишь.</text:p>
      <text:p text:style-name="P123">You should belive in yourselves — Вы должны верить в себя. (во множественном)</text:p>
      <text:p text:style-name="P358"/>
      <text:p text:style-name="P358">Местоимение <text:span text:style-name="T46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58"/>
      <text:p text:style-name="P123">I hope crisis resolves itself — Я надеюсь, кризис разрешится сам собой.</text:p>
      <text:p text:style-name="P358"/>
      <text:p text:style-name="P360">Глаголы, после которых возвратные местоимения не используются:</text:p>
      <text:list xml:id="list4061455559" text:style-name="L65">
        <text:list-item>
          <text:p text:style-name="P1314">concentrate — сконцентрироваться;</text:p>
        </text:list-item>
        <text:list-item>
          <text:p text:style-name="P1314">relax — расслабиться;</text:p>
        </text:list-item>
        <text:list-item>
          <text:p text:style-name="P1314">feel — чувствовать (себя);</text:p>
        </text:list-item>
        <text:list-item>
          <text:p text:style-name="P1314">meet — встретиться.</text:p>
        </text:list-item>
      </text:list>
      <text:p text:style-name="P359"/>
      <text:p text:style-name="P124">I can`t concentrate — Я не могу сконцентрировать<text:span text:style-name="T873">ся</text:span>.</text:p>
      <text:p text:style-name="P124">I feel good — Я чувствую <text:span text:style-name="T873">себя</text:span> хорошо.</text:p>
      <text:p text:style-name="P125">You need to relax — Тебе нужно расслабить<text:span text:style-name="T873">ся</text:span>.</text:p>
      <text:p text:style-name="P361"/>
      <text:p text:style-name="P361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61"/>
      <text:p text:style-name="P88">I did it <text:span text:style-name="T873">myself</text:span> — Я <text:span text:style-name="T873">сам</text:span> это сделал.</text:p>
      <text:p text:style-name="P50"><text:span text:style-name="T1102">If you want to do it well, do it </text:span><text:span text:style-name="T886">yourself</text:span><text:span text:style-name="T1102"> — Хочешь сделать хорошо, делай это </text:span><text:span text:style-name="T886">сам</text:span><text:span text:style-name="T1102">.</text:span></text:p>
      <text:p text:style-name="P361"/>
      <text:p text:style-name="P1041"><text:span text:style-name="T776">Также, в этом случае перед местоимением можно поставить предлог </text:span><text:span text:style-name="T555">by</text:span><text:span text:style-name="T776">. </text:span><text:span text:style-name="T774">Он лишь указывает на то, кто же сделал это самостоятельно </text:span><text:span text:style-name="T775">(здесь </text:span><text:span text:style-name="T556">by</text:span><text:span text:style-name="T775"> — это отсылка к пассивному залогу)</text:span><text:span text:style-name="T774">.</text:span></text:p>
      <text:p text:style-name="P362"/>
      <text:p text:style-name="P126">I did it by myself — Я сам это сделал (обратите внимание на меня).</text:p>
      <text:p text:style-name="P362"/>
      <text:p text:style-name="P503">Указательные местоимения</text:p>
      <text:p text:style-name="P363"/>
      <text:p text:style-name="P597"><text:span text:style-name="T748">Нужны, чтобы указать на человека, предмет </text:span><text:span text:style-name="T755">или идею</text:span><text:span text:style-name="T760">.</text:span></text:p>
      <text:list xml:id="list1595589306" text:style-name="L66">
        <text:list-item>
          <text:p text:style-name="P1315">this — этот;</text:p>
        </text:list-item>
        <text:list-item>
          <text:p text:style-name="P1315">that — тот;</text:p>
        </text:list-item>
        <text:list-item>
          <text:p text:style-name="P1315">these — эти;</text:p>
        </text:list-item>
        <text:list-item>
          <text:p text:style-name="P1315">those — те.</text:p>
        </text:list-item>
      </text:list>
      <text:p text:style-name="P364"/>
      <text:p text:style-name="P365">Они связаны с расстоянием и показывают близко ли объект или далеко. Если объект близко, </text:p>
      <text:p text:style-name="P365">то используют <text:span text:style-name="T466">this</text:span> и <text:span text:style-name="T466">these</text:span>. Если объект далеко, и до него не дотянуться — то <text:span text:style-name="T466">that</text:span> и <text:span text:style-name="T466">thas</text:span>. </text:p>
      <text:p text:style-name="P365">После <text:span text:style-name="T466">these</text:span> и <text:span text:style-name="T466">those</text:span> нужно использовать глагол во множественном числе.</text:p>
      <text:p text:style-name="P365"/>
      <text:p text:style-name="P51"><text:span text:style-name="T427">T</text:span><text:span text:style-name="T428">his is my friend Joe — Это мой друг Джо (</text:span><text:span text:style-name="T429">досл. </text:span><text:span text:style-name="T430">Этот есть мой друг</text:span><text:span text:style-name="T428">).</text:span></text:p>
      <text:p text:style-name="P127">Those pictures on the wall are very beautiful — Те картины на стене очень красивые.</text:p>
      <text:p text:style-name="P365"/>
      <text:p text:style-name="P1042"><text:span text:style-name="T777">Данные</text:span><text:span text:style-name="T755"> местоимения могут использоватьс в связке с существительным или самостоятельно.</text:span></text:p>
      <text:p text:style-name="P366">Если используются самостоятельно, то могут быть как подлежащим, так и дополнением.</text:p>
      <text:p text:style-name="P366"/>
      <text:p text:style-name="P1033"><text:span text:style-name="T757">Очень часто </text:span><text:span text:style-name="T557">this</text:span><text:span text:style-name="T757"> и </text:span><text:span text:style-name="T557">that</text:span><text:span text:style-name="T757"> указывают именно на идею, </text:span><text:span text:style-name="T758">выступа</text:span><text:span text:style-name="T759">я</text:span><text:span text:style-name="T756"> формальн</text:span><text:span text:style-name="T758">ым</text:span><text:span text:style-name="T756"> подлежа</text:span><text:span text:style-name="T758">щим</text:span><text:span text:style-name="T757">. </text:span></text:p>
      <text:p text:style-name="P367">В этом случае <text:span text:style-name="T466">this</text:span> соответствует тому, что человек видит сейчас, а <text:span text:style-name="T466">that</text:span> — тому, что человек видел или слышал раньше. Также <text:span text:style-name="T466">that</text:span> может указывать на событие прошлого.</text:p>
      <text:p text:style-name="P368"/>
      <text:p text:style-name="P89"><text:soft-page-break/><text:span text:style-name="T431">T</text:span><text:span text:style-name="T362">hanks for help. That was really nice of you — Спасибо за помощь. Это было мило </text:span></text:p>
      <text:p text:style-name="P128">с вашей стороны (that указывает на ранее произошедшее событие).</text:p>
      <text:p text:style-name="P370"/>
      <text:p text:style-name="P128">I`ve got a new job! That`s good news — Я получил работу. Это хорошие новости </text:p>
      <text:p text:style-name="P128">(that указывает на озвученную ранее мысл).</text:p>
      <text:p text:style-name="P370"/>
      <text:p text:style-name="P129">That`s OK — Все в порядке (формальное подлежащее, </text:p>
      <text:p text:style-name="P52"><text:span text:style-name="T432">я </text:span><text:span text:style-name="T1046">вижу</text:span><text:span text:style-name="T432"> что все хорошо / </text:span><text:span text:style-name="T906">идея</text:span><text:span text:style-name="T432"> хороша</text:span><text:span text:style-name="T433">).</text:span></text:p>
      <text:p text:style-name="P371"/>
      <text:p text:style-name="P128">This is Kerry — Это Кэри (подлежащее).</text:p>
      <text:p text:style-name="P368"/>
      <text:p text:style-name="P369">Указательные местоимения можно заменить определенным артиклем <text:span text:style-name="T466">the</text:span>.</text:p>
      <text:p text:style-name="P130">This food is delicious → The food is delicious (Эта еда очень вкусная).</text:p>
      <text:p text:style-name="P372"/>
      <text:p text:style-name="P373">Когда необходимо указать на человека или предмет, то это можно сделать и через <text:span text:style-name="T466">it is</text:span>. Разницы между <text:span text:style-name="T466">this is</text:span> и <text:span text:style-name="T466">it is</text:span> в этом случае нет. Но обычно используют вариант с <text:span text:style-name="T466">it</text:span>, </text:p>
      <text:p text:style-name="P374">т. к. он короче и является более разговорным: </text:p>
      <text:p text:style-name="P374"/>
      <text:p text:style-name="P53"><text:span text:style-name="T434">T</text:span><text:span text:style-name="T422">his is my book / </text:span><text:span text:style-name="T434">I</text:span><text:span text:style-name="T422">t is my book — </text:span><text:span text:style-name="T434">Это моя книга</text:span><text:span text:style-name="T422">. </text:span></text:p>
      <text:p text:style-name="P373"/>
      <text:p text:style-name="P12"><text:span text:style-name="T742">Н</text:span><text:span text:style-name="T710">еопределенные местоимения</text:span></text:p>
      <text:p text:style-name="P375"/>
      <text:p text:style-name="P376">Местоимения <text:span text:style-name="T466">some</text:span> и <text:span text:style-name="T466">any</text:span> означают «какой-то», «какое-то количество», «некоторый». </text:p>
      <text:p text:style-name="P376">Они связаны с чем-то неопределенным и часто выпадают при переводе.</text:p>
      <text:p text:style-name="P1151"/>
      <text:p text:style-name="P1036"><text:span text:style-name="T767">Они стоят перед существительном во множественно числе или перед неисчисляемым существительным: </text:span><text:span text:style-name="T558">s</text:span><text:span text:style-name="T559">ome water</text:span><text:span text:style-name="T761">, </text:span><text:span text:style-name="T558">some</text:span><text:span text:style-name="T559"> friends</text:span><text:span text:style-name="T761"> </text:span><text:span text:style-name="T766">и т. д.</text:span></text:p>
      <text:p text:style-name="P377"/>
      <text:p text:style-name="P378">Разница между <text:span text:style-name="T466">some</text:span> и <text:span text:style-name="T466">any</text:span> в том, что <text:span text:style-name="T466">some</text:span> используется в утверждениях, а <text:span text:style-name="T466">any</text:span> — </text:p>
      <text:p text:style-name="P378">в отрицаниях (в связке с <text:span text:style-name="T466">not</text:span>). Связка <text:span text:style-name="T466">not + any</text:span> <text:span text:style-name="T1108">обычно </text:span>переводится двойным отрицанием.</text:p>
      <text:p text:style-name="P376"/>
      <text:p text:style-name="P131">I have some friends — У меня есть друзья. (какое-то количество)</text:p>
      <text:p text:style-name="P131">I haven`t got any friends — У меня нет (никаких) друзей.</text:p>
      <text:p text:style-name="P377"/>
      <text:p text:style-name="P379">В утвержениях <text:span text:style-name="T466">some</text:span> ставить не обязательно. Его часто не указывают.</text:p>
      <text:p text:style-name="P132">I have some friends / I have friends (одно и тоже).</text:p>
      <text:p text:style-name="P379"/>
      <text:p text:style-name="P379">В вопросах можно использовать оба местоимения, но смысл они будут передавать разный.</text:p>
      <text:p text:style-name="P381"/>
      <text:p text:style-name="P381"><text:span text:style-name="T466">Some</text:span> имеет позитивный оттенок <text:span text:style-name="T1104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81"/>
      <text:p text:style-name="P1043"><text:span text:style-name="T560">Would you like some </text:span><text:span text:style-name="T561">milk</text:span><text:span text:style-name="T560">? </text:span><text:span text:style-name="T559">—</text:span><text:span text:style-name="T560"> Вы хотите </text:span><text:span text:style-name="T561">молока</text:span><text:span text:style-name="T560">? (он</text:span><text:span text:style-name="T562">о</text:span><text:span text:style-name="T560"> у нас есть)</text:span></text:p>
      <text:p text:style-name="P54"><text:span text:style-name="T435">Could you give me some </text:span><text:span text:style-name="T436">milk</text:span><text:span text:style-name="T435">? </text:span><text:span text:style-name="T437">— </text:span><text:span text:style-name="T435">Я могу попросить </text:span><text:span text:style-name="T436">молока</text:span><text:span text:style-name="T435">? (поделитесь </text:span><text:span text:style-name="T438">пожалуйста</text:span><text:span text:style-name="T435">)</text:span></text:p>
      <text:p text:style-name="P382"/>
      <text:p text:style-name="P1035"><text:span text:style-name="T563">Any</text:span><text:span text:style-name="T762"> передает сомнение </text:span><text:span text:style-name="T763">в наличии объектов, о которых спрашивают, поэтому обычно используется в вопросах, </text:span><text:span text:style-name="T764">где нужно получить </text:span><text:span text:style-name="T777">дополнительную</text:span><text:span text:style-name="T764"> информаци</text:span><text:span text:style-name="T765">ю</text:span><text:span text:style-name="T763">.</text:span></text:p>
      <text:p text:style-name="P383"/>
      <text:p text:style-name="P90"><text:span text:style-name="T439">H</text:span><text:span text:style-name="T362">ave you </text:span><text:span text:style-name="T438">got any milk in the fridge? </text:span><text:span text:style-name="T440">—</text:span><text:span text:style-name="T438"> У тебя есть молоко в холодильнике?</text:span></text:p>
      <text:p text:style-name="P91"><text:span text:style-name="T438">H</text:span><text:span text:style-name="T362">ave you bought </text:span><text:span text:style-name="T873">any</text:span><text:span text:style-name="T362"> new closes? — Ты купила </text:span><text:span text:style-name="T873">какую-нибудь</text:span><text:span text:style-name="T362"> новую одежду?</text:span></text:p>
      <text:p text:style-name="P380"/>
      <text:p text:style-name="P1044"><text:span text:style-name="T764">Если зада</text:span><text:span text:style-name="T766">ется вопрос и ожидается положительный ответ, то используется </text:span><text:span text:style-name="T558">some</text:span><text:span text:style-name="T766">.</text:span></text:p>
      <text:p text:style-name="P1150"><text:soft-page-break/>Are you wainting for somebody? — Ты кого-то ждешь? (не так ли).<text:span text:style-name="T957"> <text:s/></text:span><text:span text:style-name="T976">(привести другой пример)</text:span></text:p>
      <text:p text:style-name="P1150"/>
      <text:p text:style-name="P1037"><text:span text:style-name="T768">Местоимение </text:span><text:span text:style-name="T564">no</text:span><text:span text:style-name="T768"> </text:span><text:span text:style-name="T773">также </text:span><text:span text:style-name="T768">используется в отрицаниях. Им можно заменить связку </text:span><text:span text:style-name="T564">not</text:span><text:span text:style-name="T768"> + </text:span><text:span text:style-name="T564">any</text:span><text:span text:style-name="T768">.</text:span></text:p>
      <text:p text:style-name="P384">В предложениях с <text:span text:style-name="T466">no</text:span> первая половина выглядит, как утверждение. </text:p>
      <text:p text:style-name="P384"/>
      <text:p text:style-name="P386">Местоимение <text:span text:style-name="T466">no</text:span> стоит перед существительным, а частица <text:span text:style-name="T466">not</text:span> идет вместе со вспомогательны<text:span text:style-name="T1106">м</text:span> глаголом. <text:span text:style-name="T1106">Они не могут использоваться вместе в одном предложении.</text:span></text:p>
      <text:p text:style-name="P387"/>
      <text:p text:style-name="P133">There are no shops here / There aren`t any shops here — Здесь нет<text:span text:style-name="T1107"> </text:span>магазинов.</text:p>
      <text:p text:style-name="P385"/>
      <text:p text:style-name="P1063"><text:span text:style-name="T769">Неопределенные местоимения, </text:span><text:span text:style-name="T771">как и</text:span><text:span text:style-name="T769"> возвратны</text:span><text:span text:style-name="T771">е</text:span><text:span text:style-name="T769">, могут объединяться с некоторыми словами. </text:span><text:span text:style-name="T770">Здесь п</text:span><text:span text:style-name="T769">ервой половинкой будет: </text:span><text:span text:style-name="T565">some</text:span><text:span text:style-name="T769">, </text:span><text:span text:style-name="T565">any</text:span><text:span text:style-name="T769">, </text:span><text:span text:style-name="T565">no</text:span><text:span text:style-name="T769">, а второй — </text:span><text:span text:style-name="T565">b</text:span><text:span text:style-name="T566">ody/one</text:span><text:span text:style-name="T770"> (если человек), </text:span></text:p>
      <text:p text:style-name="P1063"><text:span text:style-name="T566">thing</text:span><text:span text:style-name="T770"> (если предмет) или </text:span><text:span text:style-name="T566">where</text:span><text:span text:style-name="T770"> (если мест</text:span><text:span text:style-name="T803">о</text:span><text:span text:style-name="T770">).</text:span></text:p>
      <text:p text:style-name="P388"/>
      <text:p text:style-name="P389">Переводятся они как: «кто-то», «что-то», «где-то», «никто», «ничто», «нигде».</text:p>
      <text:p text:style-name="P390">Могут заменять как подлежащее, так и дополнение. <text:span text:style-name="T1113">И</text:span><text:span text:style-name="T1112">спользуются по тем же правилам.</text:span></text:p>
      <text:p text:style-name="P388"/>
      <text:p text:style-name="P92"><text:span text:style-name="T441">T</text:span><text:span text:style-name="T362">here is somebody in the street — Кто-то на улице.</text:span></text:p>
      <text:p text:style-name="P134">Is there anybody in the street? — Есть кто на улице?</text:p>
      <text:p text:style-name="P134">There is nobody in the street / There isn`t anybody in the street — Никого нет на улице.</text:p>
      <text:p text:style-name="P388"/>
      <text:p text:style-name="P388">Если в предложении стоит <text:span text:style-name="T466">nobody</text:span>/<text:span text:style-name="T466">nothing</text:span>/<text:span text:style-name="T466">nowthere</text:span>, то отрицательная частица <text:span text:style-name="T466">not</text:span> уже </text:p>
      <text:p text:style-name="P1038"><text:span text:style-name="T770">не нужна, подобно тому как она не используется </text:span><text:span text:style-name="T772">вместе с</text:span><text:span text:style-name="T770"> </text:span><text:span text:style-name="T566">no</text:span><text:span text:style-name="T770">.</text:span></text:p>
      <text:p text:style-name="P388"/>
      <text:p text:style-name="P1165"><text:span text:style-name="T770">М</text:span><text:span text:style-name="T748">естоимения с окончанием </text:span><text:span text:style-name="T541">-body</text:span><text:span text:style-name="T748"> и </text:span><text:span text:style-name="T541">-one</text:span><text:span text:style-name="T748"> взаимозаменяемы.</text:span></text:p>
      <text:p text:style-name="P391"/>
      <text:p text:style-name="P1179">Притяжательный падеж. Possessive Case</text:p>
      <text:p text:style-name="P396"/>
      <text:p text:style-name="P1050"><text:span text:style-name="T778">Сообщает информацию о том, </text:span><text:span text:style-name="T747">кому</text:span><text:span text:style-name="T778"> принадлежит </text:span><text:span text:style-name="T782">объект</text:span><text:span text:style-name="T778">, </text:span><text:span text:style-name="T779">т. е. указывает на владельца.</text:span></text:p>
      <text:p text:style-name="P398"/>
      <text:p text:style-name="P1167"><text:span text:style-name="T748">Существительно в притяжательном падеже, как и </text:span><text:span text:style-name="T779">притяжательное</text:span><text:span text:style-name="T748"> местоимение, </text:span></text:p>
      <text:p text:style-name="P1048"><text:span text:style-name="T778">отвечает </text:span><text:span text:style-name="T748">на вопрос «чей?». </text:span><text:span text:style-name="T779">Они взаимозаменяемы.</text:span></text:p>
      <text:p text:style-name="P399"/>
      <text:p text:style-name="P400"><text:span text:style-name="T779">Чтобы поставить существительное в этот падеж, нужно добавить к нему окончание </text:span><text:span text:style-name="T466">`s</text:span><text:span text:style-name="T779">.</text:span></text:p>
      <text:p text:style-name="P397"/>
      <text:p text:style-name="P55"><text:span text:style-name="T444">This is </text:span><text:span text:style-name="T887">Tom`s</text:span><text:span text:style-name="T445"> friend — </text:span><text:span text:style-name="T444">Это друг </text:span><text:span text:style-name="T888">Тома</text:span><text:span text:style-name="T444"> (существительное в притяжательном падеже)</text:span></text:p>
      <text:p text:style-name="P136">This is <text:span text:style-name="T873">his</text:span> friend — Это <text:span text:style-name="T873">его</text:span> друг (притяжательное местоимение)</text:p>
      <text:p text:style-name="P397"/>
      <text:p text:style-name="P398"><text:span text:style-name="T1114">Если существительное </text:span><text:span text:style-name="T1115">только </text:span><text:span text:style-name="T1114">подразумевается, то его можно не указывать.</text:span></text:p>
      <text:p text:style-name="P136">This isn`t my car. It`s my brothers`s — Это не моя машина. Она брата.</text:p>
      <text:p text:style-name="P399"/>
      <text:p text:style-name="P401">Если существительное идет в связке с прилагательным или местоимением, то <text:span text:style-name="T466">`s</text:span> </text:p>
      <text:p text:style-name="P401">ставиться в концей всей связки: <text:span text:style-name="T466">a </text:span><text:span text:style-name="T604">big dog`s</text:span><text:span text:style-name="T466"> owner</text:span>, <text:span text:style-name="T604">my friend`s</text:span><text:span text:style-name="T466"> house</text:span>.</text:p>
      <text:p text:style-name="P401"/>
      <text:p text:style-name="P401">Если владельцев несколько то <text:span text:style-name="T466">`s</text:span> ставится в конце словосочетания: </text:p>
      <text:p text:style-name="P137"><text:span text:style-name="T873">Rick and Kate`s</text:span> wedding — Свадьба Рика и Кейт.</text:p>
      <text:p text:style-name="P401"/>
      <text:p text:style-name="P401">Если существительное во множественном числе, то в конце пишется только апостроф, </text:p>
      <text:p text:style-name="P1049"><text:span text:style-name="T780">без </text:span><text:span text:style-name="T572">s</text:span><text:span text:style-name="T780">: </text:span><text:span text:style-name="T572">my </text:span><text:span text:style-name="T607">friends`</text:span><text:span text:style-name="T572"> school</text:span><text:span text:style-name="T780">. Но если во множественном числе слово-исключение, </text:span></text:p>
      <text:p text:style-name="P1049"><text:span text:style-name="T780">то применяются обычные правила: </text:span><text:span text:style-name="T607">men`s</text:span><text:span text:style-name="T572"> clothes</text:span><text:span text:style-name="T780"> (мужская одежда).</text:span></text:p>
      <text:p text:style-name="P401"/>
      <text:p text:style-name="P1168"><text:span text:style-name="T780">П</text:span><text:span text:style-name="T748">орядок слов следующий: сначала указывается владелец в притяжательном падеже, </text:span></text:p>
      <text:p text:style-name="P402"><text:soft-page-break/>а потом то, чем он владеет (в русском языке все наоборот).</text:p>
      <text:p text:style-name="P402"/>
      <text:p text:style-name="P1050"><text:span text:style-name="T781">Если </text:span><text:span text:style-name="T782">предмет</text:span><text:span text:style-name="T781"> является частью другого </text:span><text:span text:style-name="T782">предмета</text:span><text:span text:style-name="T781">, то вместо притяжательного падежа используется предлог </text:span><text:span text:style-name="T573">of</text:span><text:span text:style-name="T781">. Т. к. владельцем может быть кто-то живой.</text:span></text:p>
      <text:p text:style-name="P402"/>
      <text:p text:style-name="P93"><text:span text:style-name="T446">T</text:span><text:span text:style-name="T362">he wheel of the car — Колесо машины (Car`s wheel неправильно).</text:span></text:p>
      <text:p text:style-name="P56"><text:span text:style-name="T446">The door of the house — Двер дома </text:span><text:span text:style-name="T447">(предмет + of + больший предмет)</text:span><text:span text:style-name="T446">.</text:span></text:p>
      <text:p text:style-name="P403"/>
      <text:p text:style-name="P1170"><text:span text:style-name="T781">С</text:span><text:span text:style-name="T748">ловосочетания с предлогом </text:span><text:span text:style-name="T541">of</text:span><text:span text:style-name="T748">:</text:span></text:p>
      <text:list xml:id="list3687901147" text:style-name="L67">
        <text:list-item>
          <text:p text:style-name="P1316">the beginning/end of — начало/конец чего-то;</text:p>
        </text:list-item>
        <text:list-item>
          <text:p text:style-name="P1316">the top/middle/bottom of — вершина/середина/дно чего-то;</text:p>
        </text:list-item>
        <text:list-item>
          <text:p text:style-name="P1316">the side of — сторона чего-то.</text:p>
        </text:list-item>
      </text:list>
      <text:p text:style-name="P1169"/>
      <text:p text:style-name="P1178">Существительное. Noun</text:p>
      <text:p text:style-name="P1171"/>
      <text:p text:style-name="P1051"><text:span text:style-name="T1125">Ч</text:span>асть речи, обознача<text:span text:style-name="T1125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16">в предложении. </text:span></text:p>
      <text:p text:style-name="P1172"/>
      <text:p text:style-name="P1052"><text:span text:style-name="T1116">В русском языке существительное меняется по падежам. В английском </text:span><text:span text:style-name="T1120">все</text:span><text:span text:style-name="T1116"> по другому. </text:span></text:p>
      <text:p text:style-name="P1052"><text:span text:style-name="T1116">Там за падежи отвечают предлоги, а не окончания:</text:span><text:span text:style-name="T889"> </text:span><text:span text:style-name="T610">to</text:span><text:span text:style-name="T499"> the table </text:span><text:span text:style-name="T577">—</text:span><text:span text:style-name="T499"> </text:span><text:span text:style-name="T610">к</text:span><text:span text:style-name="T499"> стол</text:span><text:span text:style-name="T610">у</text:span><text:span text:style-name="T1116">.</text:span></text:p>
      <text:p text:style-name="P1052"/>
      <text:p text:style-name="P1157">(именительным и объектный падеж, используются только в местоимениях?)</text:p>
      <text:p text:style-name="P1172"/>
      <text:p text:style-name="P13">Множественное <text:span text:style-name="T1117">число. Plural</text:span></text:p>
      <text:p text:style-name="P1172"/>
      <text:p text:style-name="P1184">Распространяется только на существительные, и не касается прилагательных.</text:p>
      <text:p text:style-name="P1055"><text:span text:style-name="T1118">Образуется с помощью окончания </text:span><text:span text:style-name="T497">-s</text:span><text:span text:style-name="T1118"> или </text:span><text:span text:style-name="T497">-es.</text:span></text:p>
      <text:p text:style-name="P96"/>
      <text:p text:style-name="P1055"><text:span text:style-name="T498">a </text:span><text:span text:style-name="T497">blue ballon</text:span><text:span text:style-name="T609">s</text:span><text:span text:style-name="T497"> — </text:span><text:span text:style-name="T498">г</text:span><text:span text:style-name="T497">олуб</text:span><text:span text:style-name="T609">ые</text:span><text:span text:style-name="T497"> шарик</text:span><text:span text:style-name="T609">и</text:span><text:span text:style-name="T497">.</text:span></text:p>
      <text:p text:style-name="P1169"/>
      <text:p text:style-name="P404">Окончание <text:span text:style-name="T466">-es</text:span> ставится, когда:</text:p>
      <text:p text:style-name="P404"/>
      <text:list xml:id="list4243621202" text:style-name="L68">
        <text:list-item>
          <text:p text:style-name="P1317">слово заканчивается на <text:span text:style-name="T466">-s</text:span> или шипящий <text:span text:style-name="T466">-sh</text:span>, <text:span text:style-name="T466">-ch</text:span>, <text:span text:style-name="T466">-x</text:span>:</text:p>
          <text:p text:style-name="P1410">box/boxes, watch/watches, dish/dishes, bus/buses;</text:p>
          <text:p text:style-name="P1317"/>
        </text:list-item>
        <text:list-item>
          <text:p text:style-name="P1317">слово заканчивается на <text:span text:style-name="T466">-o</text:span> <text:span text:style-name="T1119">(</text:span>кроме исключений<text:span text:style-name="T1119">)</text:span>:</text:p>
          <text:p text:style-name="P1410">potato/potatoes, piano/pianos;</text:p>
          <text:p text:style-name="P1317"/>
        </text:list-item>
        <text:list-item>
          <text:p text:style-name="P1398"><text:span text:style-name="T783">слово заканчивается на </text:span><text:span text:style-name="T578">-f</text:span><text:span text:style-name="T783"> или </text:span><text:span text:style-name="T578">-fe</text:span><text:span text:style-name="T783">, </text:span><text:span text:style-name="T784">где</text:span><text:span text:style-name="T783"> </text:span><text:span text:style-name="T578">-f</text:span><text:span text:style-name="T783"> </text:span><text:span text:style-name="T784">также </text:span><text:span text:style-name="T783">заменяется на </text:span><text:span text:style-name="T578">-v</text:span><text:span text:style-name="T783"> </text:span><text:span text:style-name="T784">(кроме исключений)</text:span><text:span text:style-name="T783">:</text:span></text:p>
          <text:p text:style-name="P1417"><text:span text:style-name="T448">s</text:span><text:span text:style-name="T362">helf/shelves, wife/wives, proof/proofs.</text:span></text:p>
        </text:list-item>
      </text:list>
      <text:p text:style-name="P405"/>
      <text:p text:style-name="P406">Слова-исключения, которые меняются не по правилам:</text:p>
      <text:list xml:id="list3023852527" text:style-name="L69">
        <text:list-item>
          <text:p text:style-name="P1318">man/men — мужчина/мужчины;</text:p>
        </text:list-item>
        <text:list-item>
          <text:p text:style-name="P1318">child/children — ребенок/дети;</text:p>
        </text:list-item>
        <text:list-item>
          <text:p text:style-name="P1318">woman/women [вимен] — женщина/женщины;</text:p>
        </text:list-item>
        <text:list-item>
          <text:p text:style-name="P1318">foot/feet — нога/ноги;</text:p>
        </text:list-item>
        <text:list-item>
          <text:p text:style-name="P1318">mouse/mice — мышь/мыши;</text:p>
        </text:list-item>
        <text:list-item>
          <text:p text:style-name="P1318">sheep/sheep — овца/овцы;</text:p>
        </text:list-item>
        <text:list-item>
          <text:p text:style-name="P1419"><text:span text:style-name="T748">tooth/teeth — </text:span><text:span text:style-name="T785">зуб/</text:span><text:span text:style-name="T748">зубы;</text:span></text:p>
        </text:list-item>
        <text:list-item>
          <text:p text:style-name="P1319">fish/fish — рыба/рыбы;</text:p>
        </text:list-item>
        <text:list-item>
          <text:p text:style-name="P1419"><text:span text:style-name="T785">goose/geese — гусь/гуси.</text:span><text:span text:style-name="T748"> </text:span></text:p>
        </text:list-item>
      </text:list>
      <text:p text:style-name="P14"><text:soft-page-break/><text:span text:style-name="T743">И</text:span><text:span text:style-name="T710">счисляемые и неисчисляемые существительные</text:span></text:p>
      <text:p text:style-name="P407"/>
      <text:p text:style-name="P408">Исчисляемые существительные можно пересчитать. У них есть форма единственного </text:p>
      <text:p text:style-name="P1054"><text:span text:style-name="T786">и множественного числа. Количество можно указать числом, наречием </text:span><text:span text:style-name="T788">или артиклем </text:span><text:span text:style-name="T575">a</text:span><text:span text:style-name="T788"> (one).</text:span></text:p>
      <text:p text:style-name="P409"/>
      <text:p text:style-name="P138"><text:span text:style-name="T873">3</text:span> apples — 3 яблока;</text:p>
      <text:p text:style-name="P138"><text:span text:style-name="T873">many</text:span> books — много книг;</text:p>
      <text:p text:style-name="P1053"><text:span text:style-name="T574">I want </text:span><text:span text:style-name="T608">a</text:span><text:span text:style-name="T574"> banana — </text:span><text:span text:style-name="T576">я</text:span><text:span text:style-name="T574"> хочу банан.</text:span></text:p>
      <text:p text:style-name="P409"/>
      <text:p text:style-name="P1173"><text:span text:style-name="T748">Неисчисляемые существительные невозможно посчитать. К ним относятся вещества, жидкости, явления, ощущуне</text:span><text:span text:style-name="T788">н</text:span><text:span text:style-name="T748">ия, </text:span><text:span text:style-name="T789">абстрактные </text:span><text:span text:style-name="T748">понятия. </text:span><text:span text:style-name="T791">Они и</text:span><text:span text:style-name="T748">меют только одну форму единственного числа и заменяются местоимнием </text:span><text:span text:style-name="T541">it</text:span><text:span text:style-name="T748">.</text:span></text:p>
      <text:p text:style-name="P409"/>
      <text:p text:style-name="P409">Чтобы выразить количество, используется дополнительная мерка: </text:p>
      <text:p text:style-name="P409"/>
      <text:list xml:id="list3411733186" text:style-name="L70">
        <text:list-item>
          <text:p text:style-name="P1320">для жидкостей:</text:p>
          <text:list>
            <text:list-item>
              <text:p text:style-name="P1322"><text:span text:style-name="T1127">a </text:span>glass of — стакан;</text:p>
            </text:list-item>
            <text:list-item>
              <text:p text:style-name="P1322"><text:span text:style-name="T1127">a </text:span>cup of — чашка;</text:p>
            </text:list-item>
            <text:list-item>
              <text:p text:style-name="P1322"><text:span text:style-name="T1127">a</text:span> jar of — банка;</text:p>
            </text:list-item>
            <text:list-item>
              <text:p text:style-name="P1322"><text:span text:style-name="T1127">a </text:span>jug of — кувшин;</text:p>
            </text:list-item>
            <text:list-item>
              <text:p text:style-name="P1322"><text:span text:style-name="T1127">a </text:span>bottle of — бутылка;</text:p>
            </text:list-item>
          </text:list>
          <text:p text:style-name="P1321"/>
        </text:list-item>
        <text:list-item>
          <text:p text:style-name="P1320">для сыпучих веществ:</text:p>
          <text:list>
            <text:list-item>
              <text:p text:style-name="P1322"><text:span text:style-name="T1127">a </text:span>packet of — упаковка;</text:p>
            </text:list-item>
            <text:list-item>
              <text:p text:style-name="P1322"><text:span text:style-name="T1127">a </text:span>bowl of — миска;</text:p>
            </text:list-item>
            <text:list-item>
              <text:p text:style-name="P1322"><text:span text:style-name="T1127">a </text:span>bag of — мешок;</text:p>
            </text:list-item>
            <text:list-item>
              <text:p text:style-name="P1322"><text:span text:style-name="T1127">a </text:span>kilo of — килограм;</text:p>
            </text:list-item>
          </text:list>
          <text:p text:style-name="P1325"/>
        </text:list-item>
        <text:list-item>
          <text:p text:style-name="P1324">для продуктов, которые режут:</text:p>
          <text:list>
            <text:list-item>
              <text:p text:style-name="P1420"><text:span text:style-name="T793">a </text:span><text:span text:style-name="T748">piece/</text:span><text:span text:style-name="T787">slice</text:span><text:span text:style-name="T748"> of — кусо</text:span><text:span text:style-name="T787">чек</text:span><text:span text:style-name="T748">;</text:span></text:p>
            </text:list-item>
            <text:list-item>
              <text:p text:style-name="P1322"><text:span text:style-name="T1127">a </text:span>loaf of — буханка;</text:p>
            </text:list-item>
          </text:list>
        </text:list-item>
      </text:list>
      <text:p text:style-name="P410"/>
      <text:p text:style-name="P57"><text:span text:style-name="T449">2 loafs of bread — </text:span><text:span text:style-name="T450">д</text:span><text:span text:style-name="T449">ве буханки хлеба.</text:span></text:p>
      <text:p text:style-name="P97"><text:span text:style-name="T452">a </text:span><text:span text:style-name="T449">c</text:span><text:span text:style-name="T362">up of tea — (одна) чашка чая</text:span></text:p>
      <text:p text:style-name="P410"/>
      <text:p text:style-name="P411">Существительные, которые всегда неислисляемые:</text:p>
      <text:list xml:id="list1418731503" text:style-name="L71">
        <text:list-item>
          <text:p text:style-name="P1323">news — новости;</text:p>
        </text:list-item>
        <text:list-item>
          <text:p text:style-name="P1323">money — деньги;</text:p>
        </text:list-item>
        <text:list-item>
          <text:p text:style-name="P1323">bad luck — неудача;</text:p>
        </text:list-item>
        <text:list-item>
          <text:p text:style-name="P1323">traffic — транспорт на дороге;</text:p>
        </text:list-item>
        <text:list-item>
          <text:p text:style-name="P1323">f<text:span text:style-name="T1126">u</text:span>rniture — мебель;</text:p>
        </text:list-item>
        <text:list-item>
          <text:p text:style-name="P1323">progress — прогресс;</text:p>
        </text:list-item>
        <text:list-item>
          <text:p text:style-name="P1323">information — информация;</text:p>
        </text:list-item>
        <text:list-item>
          <text:p text:style-name="P1323">advice — совет;</text:p>
        </text:list-item>
        <text:list-item>
          <text:p text:style-name="P1323">hair — волосы;</text:p>
        </text:list-item>
        <text:list-item>
          <text:p text:style-name="P1323">paper — бумага;</text:p>
        </text:list-item>
        <text:list-item>
          <text:p text:style-name="P1323">food — еда;</text:p>
        </text:list-item>
      </text:list>
      <text:p text:style-name="P410"/>
      <text:p text:style-name="P94"><text:span text:style-name="T362">It is good news — Это хорошие новости </text:span><text:span text:style-name="T451">(без артикля)</text:span><text:span text:style-name="T362">.</text:span></text:p>
      <text:p text:style-name="P95"><text:span text:style-name="T362">I need good advice — Мне нужен хороший совет </text:span><text:span text:style-name="T451">(без артикля)</text:span><text:span text:style-name="T362">.</text:span></text:p>
      <text:p text:style-name="P15"><text:soft-page-break/><text:span text:style-name="T710">Два </text:span><text:span text:style-name="T744">(и более) </text:span><text:span text:style-name="T710">существительный рядом</text:span></text:p>
      <text:p text:style-name="P412"/>
      <text:p text:style-name="P1058"><text:span text:style-name="T790">Такая цепочка обозначает один предмет, идею </text:span><text:span text:style-name="T792">или </text:span><text:span text:style-name="T79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94">ь</text:span><text:span text:style-name="T790">ся прилагательным </text:span><text:span text:style-name="T792">или</text:span><text:span text:style-name="T790"> существительным с предлогом).</text:span></text:p>
      <text:p text:style-name="P413"/>
      <text:p text:style-name="P139">a tennis ball — теннисный мяч / мяч для тенниса;</text:p>
      <text:p text:style-name="P139">a income tax — подоходный налог / налог на прибыль;</text:p>
      <text:p text:style-name="P414"/>
      <text:p text:style-name="P416">Первое существительное всегда стоит в единственном числе.</text:p>
      <text:p text:style-name="P416"/>
      <text:p text:style-name="P140">tennis balls — теннисные мячи;</text:p>
      <text:p text:style-name="P141">two part question (question of two parts) — <text:span text:style-name="T1128">вопрос из 2х частей;</text:span></text:p>
      <text:p text:style-name="P414"/>
      <text:p text:style-name="P1174"><text:span text:style-name="T790">И</text:span><text:span text:style-name="T748">ногда первое существительное имеет окончание </text:span><text:span text:style-name="T541">-ing</text:span><text:span text:style-name="T748">.</text:span></text:p>
      <text:p text:style-name="P415"/>
      <text:p text:style-name="P139">a swimming pool — плавательный бассейн;</text:p>
      <text:p text:style-name="P141">working hours — рабочие часы;</text:p>
      <text:p text:style-name="P415"/>
      <text:p text:style-name="P1180">Артикли. Articles</text:p>
      <text:p text:style-name="P417"/>
      <text:p text:style-name="P418">Это маленькие слова перед существительными, которые передают оттенки смысла.</text:p>
      <text:p text:style-name="P418">Есть 2 вида артикля: неопределенный <text:span text:style-name="T1131">(</text:span><text:span text:style-name="T466">a/an</text:span><text:span text:style-name="T1131">)</text:span> и определенный <text:span text:style-name="T1131">(</text:span><text:span text:style-name="T466">the</text:span><text:span text:style-name="T1131">)</text:span>.</text:p>
      <text:p text:style-name="P418"/>
      <text:p text:style-name="P505">Неопределенный артикль</text:p>
      <text:p text:style-name="P418"/>
      <text:p text:style-name="P1059"><text:span text:style-name="T795">Артикль </text:span><text:span text:style-name="T579">a</text:span><text:span text:style-name="T795"> </text:span><text:span text:style-name="T804">указывает на</text:span><text:span text:style-name="T795"> </text:span><text:span text:style-name="T796">один </text:span><text:span text:style-name="T795">предмет. Причем не конкретный предмет, а</text:span><text:span text:style-name="T796"> </text:span><text:span text:style-name="T795">неопределенный. </text:span><text:span text:style-name="T796">К</text:span><text:span text:style-name="T795">аждый </text:span><text:span text:style-name="T796">человек </text:span><text:span text:style-name="T795">может представлять </text:span><text:span text:style-name="T796">такой предмет </text:span><text:span text:style-name="T795">по своему.</text:span></text:p>
      <text:p text:style-name="P419"/>
      <text:p text:style-name="P142">a house — дом (один представит большой особняк, другой — маленький домик).</text:p>
      <text:p text:style-name="P419"/>
      <text:p text:style-name="P1062"><text:span text:style-name="T796">Его можно условно заменить на числительное </text:span><text:span text:style-name="T585">one </text:span><text:span text:style-name="T802">(какой-то один)</text:span><text:span text:style-name="T796">. </text:span><text:span text:style-name="T650">Поэтому о</text:span><text:span text:style-name="T651">н ставится перед исчисляемыми существительными в единственном числе.</text:span></text:p>
      <text:p text:style-name="P420"/>
      <text:p text:style-name="P1065"><text:span text:style-name="T580">I have </text:span><text:span text:style-name="T611">a</text:span><text:span text:style-name="T580"> cat / I have </text:span><text:span text:style-name="T611">one</text:span><text:span text:style-name="T580"> cat — У меня есть </text:span><text:span text:style-name="T587">(одна такая </text:span><text:span text:style-name="T593">прикольная</text:span><text:span text:style-name="T587">) </text:span><text:span text:style-name="T580">кошка.</text:span></text:p>
      <text:p text:style-name="P425"/>
      <text:p text:style-name="P421"><text:span text:style-name="T466">A</text:span> ставится перед согласными, а <text:span text:style-name="T466">an</text:span> — перед гласными. Оба означают одно и тоже.</text:p>
      <text:p text:style-name="P421"/>
      <text:p text:style-name="P573"><text:span text:style-name="T745">Если гласная читается как двойной звук с первым [</text:span>йи<text:span text:style-name="T745">], то ставится </text:span><text:span text:style-name="T501">a</text:span><text:span text:style-name="T745">: </text:span><text:span text:style-name="T501">a union</text:span><text:span text:style-name="T745">, </text:span><text:span text:style-name="T501">a European</text:span><text:span text:style-name="T745">.</text:span></text:p>
      <text:p text:style-name="P421"/>
      <text:p text:style-name="P1060"><text:span text:style-name="T798">Если первая согласная (после которой гласная) не произносится, то ставится </text:span><text:span text:style-name="T583">an</text:span><text:span text:style-name="T798">: </text:span></text:p>
      <text:p text:style-name="P1060"><text:span text:style-name="T583">an hour </text:span><text:span text:style-name="T798">(аувер), </text:span><text:span text:style-name="T583">an honesty </text:span><text:span text:style-name="T798">(анэсти).</text:span></text:p>
      <text:p text:style-name="P421"/>
      <text:p text:style-name="P598"><text:span text:style-name="T798">Т</text:span><text:span text:style-name="T799">акже артикль </text:span><text:span text:style-name="T584">a</text:span><text:span text:style-name="T799"> </text:span><text:span text:style-name="T801">ставится</text:span><text:span text:style-name="T799">, когда:</text:span></text:p>
      <text:list xml:id="list51181474" text:style-name="L72">
        <text:list-item>
          <text:p text:style-name="P1421"><text:span text:style-name="T748">говорят о профессии (</text:span><text:span text:style-name="T541">I`m a doctor)</text:span><text:span text:style-name="T748">;</text:span></text:p>
        </text:list-item>
        <text:list-item>
          <text:p text:style-name="P1422"><text:span text:style-name="T748">впервые упоминяют человека или предмет в разговоре </text:span><text:span text:style-name="T800">(</text:span><text:span text:style-name="T580">I have a cat</text:span><text:span text:style-name="T800">);</text:span></text:p>
        </text:list-item>
        <text:list-item>
          <text:p text:style-name="P1399"><text:span text:style-name="T800">дается определение предмету (</text:span><text:span text:style-name="T581">He is a good man «</text:span><text:span text:style-name="T582">О</text:span><text:span text:style-name="T581">н относится к хорошим людям»</text:span><text:span text:style-name="T800">)</text:span></text:p>
        </text:list-item>
      </text:list>
      <text:p text:style-name="P426"/>
      <text:p text:style-name="P1061">Если перед существительным сто<text:span text:style-name="T1130">и</text:span>т прилагательн<text:span text:style-name="T1130">ое</text:span>, то артикль <text:span text:style-name="T500">a</text:span><text:span text:style-name="T1134"> </text:span>ставится перед ним.</text:p>
      <text:p text:style-name="P424"/>
      <text:p text:style-name="P1061">a big old house — большой старый дом.</text:p>
      <text:p text:style-name="P143">a black and white cat — черно-белый кот.</text:p>
      <text:p text:style-name="P420"><text:soft-page-break/></text:p>
      <text:p text:style-name="P422">При этом перед прилагательным без существительного артикль <text:span text:style-name="T500">a</text:span><text:span text:style-name="T1134"> </text:span>не ставится.</text:p>
      <text:p text:style-name="P422"/>
      <text:p text:style-name="P144">This book is a good (неправильно).</text:p>
      <text:p text:style-name="P144">Th<text:span text:style-name="T1129">i</text:span>s book is good (правильно).</text:p>
      <text:p text:style-name="P420"/>
      <text:p text:style-name="P506">Определенный артикль</text:p>
      <text:p text:style-name="P423"/>
      <text:p text:style-name="P428">Артикль <text:span text:style-name="T466">the</text:span> указывает на конкретный предмет или понятие.</text:p>
      <text:p text:style-name="P428">Т. е. на то, что выделяется из общей массы.</text:p>
      <text:p text:style-name="P429"/>
      <text:p text:style-name="P430">Его можно заменить указательным местоимением (<text:span text:style-name="T466">this, that, these, those</text:span>) </text:p>
      <text:p text:style-name="P1069"><text:span text:style-name="T805">и</text:span><text:span text:style-name="T804"> часто удобнее </text:span><text:span text:style-name="T807">им же </text:span><text:span text:style-name="T816">и </text:span><text:span text:style-name="T804">переводить.</text:span></text:p>
      <text:p text:style-name="P429"/>
      <text:p text:style-name="P429">Он может стоять как перед единственным числом, так и перед множественным; </text:p>
      <text:p text:style-name="P429">как перед исчисляемыми, так и неисчисляемыми существительными.</text:p>
      <text:p text:style-name="P431"/>
      <text:p text:style-name="P1064"><text:span text:style-name="T805">Е</text:span><text:span text:style-name="T797">сли предмет или человек упоминаются в </text:span><text:span text:style-name="T808">речи </text:span><text:span text:style-name="T797">впервые, то обычно о них ничего не известно, поэтому </text:span><text:span text:style-name="T806">сначала</text:span><text:span text:style-name="T797"> использ</text:span><text:span text:style-name="T806">уется</text:span><text:span text:style-name="T797"> неопределенный артикль </text:span><text:span text:style-name="T586">a/an</text:span><text:span text:style-name="T797"> </text:span><text:span text:style-name="T805">(при условии, что он нужен</text:span><text:span text:style-name="T797">).</text:span></text:p>
      <text:p text:style-name="P1187"><text:span text:style-name="T797">Н</text:span><text:span text:style-name="T748">о если </text:span><text:span text:style-name="T817">этот </text:span><text:span text:style-name="T748">предмет или человек упоминаются в речи повторно, то уже используется определенный артикль </text:span><text:span text:style-name="T541">the</text:span><text:span text:style-name="T748">.</text:span></text:p>
      <text:p text:style-name="P427"/>
      <text:p text:style-name="P98"><text:span text:style-name="T455">I </text:span><text:span text:style-name="T362">have got </text:span><text:span text:style-name="T873">a</text:span><text:span text:style-name="T362"> puppy. </text:span><text:span text:style-name="T873">The</text:span><text:span text:style-name="T362"> puppy is white — У меня есть щенок. (Этот) щенок белый.</text:span></text:p>
      <text:p text:style-name="P432"/>
      <text:p text:style-name="P432">Определенный артикль может стоять не только перед существительным, но и перед прилагательным. <text:span text:style-name="T1135">В этом случае прилагательное становится существительным.</text:span></text:p>
      <text:p text:style-name="P432"/>
      <text:p text:style-name="P147">rich people — богатые люди.</text:p>
      <text:p text:style-name="P98"><text:span text:style-name="T456">t</text:span><text:span text:style-name="T362">he rich — богачи.</text:span></text:p>
      <text:p text:style-name="P432"/>
      <text:p text:style-name="P433">Также артикль <text:span text:style-name="T466">the</text:span> ставится, когда:</text:p>
      <text:p text:style-name="P433"/>
      <text:list xml:id="list3908006384" text:style-name="L73">
        <text:list-item>
          <text:p text:style-name="P1326">говорят о части помещения:</text:p>
          <text:list>
            <text:list-item>
              <text:p text:style-name="P1330">in the room — в комнате;</text:p>
            </text:list-item>
            <text:list-item>
              <text:p text:style-name="P1330">on the floor — на полу;</text:p>
            </text:list-item>
          </text:list>
          <text:p text:style-name="P1328"/>
        </text:list-item>
        <text:list-item>
          <text:p text:style-name="P1327">говорят, на каком музыкальном инструменте играют:</text:p>
          <text:list>
            <text:list-item>
              <text:p text:style-name="P1331">play the piano — играть на фортепиано;</text:p>
            </text:list-item>
          </text:list>
          <text:p text:style-name="P1328"/>
        </text:list-item>
        <text:list-item>
          <text:p text:style-name="P1326">человек напрявляется в конкретное место:</text:p>
          <text:list>
            <text:list-item>
              <text:p text:style-name="P1330">go to the bank — идти в банк;</text:p>
            </text:list-item>
            <text:list-item>
              <text:p text:style-name="P1330">drive to the shop — поехать на машине в магазин;</text:p>
            </text:list-item>
          </text:list>
          <text:p text:style-name="P1328"/>
        </text:list-item>
        <text:list-item>
          <text:p text:style-name="P1335">объект, о котором идет речь, уникальный (другого такого нет):</text:p>
          <text:list>
            <text:list-item>
              <text:p text:style-name="P1334">природные объекты или явления:</text:p>
              <text:list>
                <text:list-item>
                  <text:p text:style-name="P1331">the equator — экватор;</text:p>
                </text:list-item>
                <text:list-item>
                  <text:p text:style-name="P1331">the sky — небо;</text:p>
                </text:list-item>
                <text:list-item>
                  <text:p text:style-name="P1334">the moon — луна;</text:p>
                </text:list-item>
              </text:list>
            </text:list-item>
            <text:list-item>
              <text:p text:style-name="P1334">объекты созданные человеком</text:p>
              <text:list>
                <text:list-item>
                  <text:p text:style-name="P1331"><text:soft-page-break/>the Bible (the Book) — Библия;</text:p>
                </text:list-item>
                <text:list-item>
                  <text:p text:style-name="P1331">the Internet — Интернет;</text:p>
                </text:list-item>
                <text:list-item>
                  <text:p text:style-name="P1334">the radio — радио;</text:p>
                </text:list-item>
              </text:list>
            </text:list-item>
            <text:list-item>
              <text:p text:style-name="P1334"><text:span text:style-name="T1136">с </text:span>превосходн<text:span text:style-name="T1136">ой</text:span> степень<text:span text:style-name="T1136">ю</text:span> прилагательных:</text:p>
              <text:list>
                <text:list-item>
                  <text:p text:style-name="P1331">the longest — самый длинный;</text:p>
                </text:list-item>
                <text:list-item>
                  <text:p text:style-name="P1334">the hottest — самый жаркий;</text:p>
                </text:list-item>
              </text:list>
            </text:list-item>
            <text:list-item>
              <text:p text:style-name="P1332"><text:span text:style-name="T1137">со </text:span>словосочетани<text:span text:style-name="T1137">ем</text:span><text:span text:style-name="T466"> the same</text:span> (такой же, одинаковый):</text:p>
              <text:p text:style-name="P1411">These two photos are the same — Эти 2 фото одинаковые;</text:p>
            </text:list-item>
          </text:list>
          <text:p text:style-name="P1333"/>
        </text:list-item>
        <text:list-item>
          <text:p text:style-name="P1326">перед порядковым числительным:</text:p>
          <text:list>
            <text:list-item>
              <text:p text:style-name="P1336">the first — первый;</text:p>
            </text:list-item>
            <text:list-item>
              <text:p text:style-name="P1336">the second — второй;</text:p>
            </text:list-item>
          </text:list>
          <text:p text:style-name="P1328"/>
        </text:list-item>
        <text:list-item>
          <text:p text:style-name="P1329">перед фамилией (чтобы показать что люди принадлежат одной семье):</text:p>
          <text:p text:style-name="P1418"><text:span text:style-name="T453">The Jachsons </text:span><text:span text:style-name="T454">are very nice people — Джексоны очень милые люди;</text:span></text:p>
          <text:p text:style-name="P1328"/>
        </text:list-item>
        <text:list-item>
          <text:p text:style-name="P1337">в словосочетаниях, касающихся сторон:</text:p>
          <text:list>
            <text:list-item>
              <text:p text:style-name="P1338">the top of — верхушка (чего-то);</text:p>
            </text:list-item>
            <text:list-item>
              <text:p text:style-name="P1338">on the left — слева.</text:p>
            </text:list-item>
          </text:list>
        </text:list-item>
      </text:list>
      <text:p text:style-name="P434"/>
      <text:p text:style-name="P509">Случаи, когда артикли не используются</text:p>
      <text:p text:style-name="P434"/>
      <text:p text:style-name="P435">Такие ситуации зачастую не имеют логического объяснения и их нужно просто запомнить.</text:p>
      <text:p text:style-name="P435"/>
      <text:list xml:id="list4027178156" text:style-name="L74">
        <text:list-item>
          <text:p text:style-name="P1339">в выражениях со словами <text:span text:style-name="T466">breakfast</text:span>, <text:span text:style-name="T466">lunch</text:span>, <text:span text:style-name="T466">dinner</text:span>:</text:p>
          <text:p text:style-name="P1412">When do you usually have breakfast? — Когда ты обычно завтракаешь?</text:p>
          <text:p text:style-name="P1340"/>
        </text:list-item>
        <text:list-item>
          <text:p text:style-name="P1341">когда говорят о направлении или местонахождении словами:</text:p>
          <text:list>
            <text:list-item>
              <text:p text:style-name="P1340">work <text:span text:style-name="T1147">(</text:span><text:span text:style-name="T466">go to work, start work</text:span><text:span text:style-name="T1147">)</text:span>;</text:p>
            </text:list-item>
            <text:list-item>
              <text:p text:style-name="P1340">school, university, college <text:span text:style-name="T1147">(</text:span><text:span text:style-name="T466">go to school, start school</text:span>);</text:p>
            </text:list-item>
            <text:list-item>
              <text:p text:style-name="P1340">church, hospital, prison <text:span text:style-name="T1147">(</text:span><text:span text:style-name="T466">go to church, be at hospital</text:span><text:span text:style-name="T1147">)</text:span>;</text:p>
            </text:list-item>
            <text:list-item>
              <text:p text:style-name="P1340">home, bed <text:span text:style-name="T1147">(</text:span><text:span text:style-name="T466">go home, go to bed</text:span><text:span text:style-name="T1147">)</text:span>;</text:p>
            </text:list-item>
          </text:list>
          <text:p text:style-name="P1340"/>
        </text:list-item>
        <text:list-item>
          <text:p text:style-name="P1339">в словосочетаниях <text:span text:style-name="T466">play</text:span> + вид спорта или игры:</text:p>
          <text:p text:style-name="P1412">I play football — Я играю в футбол;</text:p>
          <text:p text:style-name="P1340"/>
        </text:list-item>
        <text:list-item>
          <text:p text:style-name="P1339">перед названием языков или учебных дисциплин (котор. всегда с большой буквы):</text:p>
          <text:p text:style-name="P1412">I want to speak <text:span text:style-name="T1132">English well — Я хочу хорошо говорить по-английски;</text:span></text:p>
          <text:p text:style-name="P1340"/>
        </text:list-item>
        <text:list-item>
          <text:p text:style-name="P1342">перед именами людей и фамилями:</text:p>
          <text:p text:style-name="P1413">My name is Bond, James Bond — Меня зовут Бонд, Джеймс Бонд.</text:p>
        </text:list-item>
      </text:list>
      <text:p text:style-name="P436"/>
      <text:p text:style-name="P507">Артикли в географических названиях</text:p>
      <text:p text:style-name="P437"/>
      <text:p text:style-name="P1066"><text:span text:style-name="T809">Артикли не </text:span><text:span text:style-name="T811">ставятся</text:span><text:span text:style-name="T809"> </text:span><text:span text:style-name="T811">с</text:span><text:span text:style-name="T809"> названиями континентов:</text:span></text:p>
      <text:p text:style-name="P145">I live in Western Europe — Я живу в западной Европе.</text:p>
      <text:p text:style-name="P438"/>
      <text:p text:style-name="P438">Артикли не ставятся с названиям<text:span text:style-name="T1133">и</text:span> стран из 1 слова и с названиями городов:</text:p>
      <text:p text:style-name="P145">Washington is the capital of America — Вашингтон — столица Америки.</text:p>
      <text:p text:style-name="P145"><text:soft-page-break/></text:p>
      <text:p text:style-name="P146"><text:span text:style-name="T710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38"/>
      <text:p text:style-name="P1066"><text:span text:style-name="T809">Артикли не нужны в названиях горных вершин, а также там, где присутсв</text:span><text:span text:style-name="T810">ует</text:span><text:span text:style-name="T809"> слово Mount: </text:span></text:p>
      <text:p text:style-name="P1066"><text:span text:style-name="T588">Everest / Mount Everest, Makalu</text:span><text:span text:style-name="T809">. Но </text:span><text:span text:style-name="T810">в</text:span><text:span text:style-name="T809"> названия</text:span><text:span text:style-name="T810">х</text:span><text:span text:style-name="T809"> горных цепей ставится </text:span><text:span text:style-name="T588">the</text:span><text:span text:style-name="T809">: </text:span><text:span text:style-name="T588">the Himalayas</text:span><text:span text:style-name="T809">.</text:span></text:p>
      <text:p text:style-name="P438"/>
      <text:p text:style-name="P1185"><text:span text:style-name="T748">Артикль </text:span><text:span text:style-name="T541">the</text:span><text:span text:style-name="T748"> не нужен с прилагательными, образованными от частей света или когда часть света указана вместе с названием страны: </text:span><text:span text:style-name="T541">North America, Eastern Europe.</text:span></text:p>
      <text:p text:style-name="P441"/>
      <text:p text:style-name="P1185"><text:span text:style-name="T748">Артикль </text:span><text:span text:style-name="T541">the</text:span><text:span text:style-name="T748"> не нужен в названиях улиц, дорог, скверов, парков:</text:span></text:p>
      <text:p text:style-name="P149">Fifth Avenue (5я Авеню), Broadway, Times Square.</text:p>
      <text:p text:style-name="P438"/>
      <text:p text:style-name="P1066"><text:span text:style-name="T809">А</text:span><text:span text:style-name="T812">ртикль </text:span><text:span text:style-name="T590">the</text:span><text:span text:style-name="T812"> нужен в названиях водных объектов (океан, море, река, канал): </text:span><text:span text:style-name="T590">the Thames River, the Amazon (Амазонка), the Pacific (Тихий океан), the Baltic Sea. </text:span><text:span text:style-name="T811">Но с названиями озер он </text:span></text:p>
      <text:p text:style-name="P1066"><text:span text:style-name="T811">не используется: </text:span><text:span text:style-name="T589">Lake Superior (Верхнее озеро).</text:span></text:p>
      <text:p text:style-name="P443"/>
      <text:p text:style-name="P439">Также <text:span text:style-name="T466">the</text:span> нужен в названиях частей света: <text:span text:style-name="T466">the north, the south, the east, the west</text:span>.</text:p>
      <text:p text:style-name="P146">We should go to the north — Нам нужно идти на север.</text:p>
      <text:p text:style-name="P440"/>
      <text:p text:style-name="P1066"><text:span text:style-name="T818">Следует</text:span><text:span text:style-name="T819"> </text:span><text:span text:style-name="T818">знать</text:span><text:span text:style-name="T819">, что на картах не печатают артикль </text:span><text:span text:style-name="T594">the</text:span><text:span text:style-name="T819">, даже когда он нужен.</text:span></text:p>
      <text:p text:style-name="P440"/>
      <text:p text:style-name="P508">Артикли в других названиях</text:p>
      <text:p text:style-name="P440"/>
      <text:p text:style-name="P442">Артикль не ставится в названиях административных зданий или комплексов из 2х слов.</text:p>
      <text:p text:style-name="P148"/>
      <text:p text:style-name="P148">Cambridge University, JFK Airport, Buckingham Palace.</text:p>
      <text:p text:style-name="P148">(порядок слов: сначала уникальное название, а затем категория <text:s/>объекта).</text:p>
      <text:p text:style-name="P442"/>
      <text:p text:style-name="P1067"><text:span text:style-name="T813">Артикль </text:span><text:span text:style-name="T591">the</text:span><text:span text:style-name="T813"> ставится в названиях отелей, театров, галерей, а также в названиях всемирно известных зданий:</text:span><text:span text:style-name="T591"> the Hilton Hotel, the Red Lion (бар), the White House.</text:span></text:p>
      <text:p text:style-name="P442"/>
      <text:p text:style-name="P1186"><text:span text:style-name="T748">В названиях, где присутствует предлог </text:span><text:span text:style-name="T541">of</text:span><text:span text:style-name="T748">, артикль </text:span><text:span text:style-name="T541">the</text:span><text:span text:style-name="T748"> ставится всегда: </text:span></text:p>
      <text:p text:style-name="P148">the Bank of England, the Great Wall of China, the Tower of London.</text:p>
      <text:p text:style-name="P442"/>
      <text:p text:style-name="P510">Какой артикль выбрать</text:p>
      <text:p text:style-name="P444"/>
      <text:p text:style-name="P1068"><text:span text:style-name="T814">Мысленно предсавить перед существительным слово «один», «один такой (</text:span><text:span text:style-name="T815">прикольный</text:span><text:span text:style-name="T814">)», </text:span></text:p>
      <text:p text:style-name="P1068"><text:span text:style-name="T814">«один из» и т. д. Если логика предложения не нарушена, то скорее всего нужен </text:span><text:span text:style-name="T592">a/an</text:span><text:span text:style-name="T814">.</text:span></text:p>
      <text:p text:style-name="P444"/>
      <text:p text:style-name="P150">I`ve got a window in my room — У меня в комнате есть окно. (обычное окно, каких много)</text:p>
      <text:p text:style-name="P444"/>
      <text:p text:style-name="P1068"><text:span text:style-name="T814">Мысленно представить перед существительным слова: </text:span><text:span text:style-name="T592">this, that, these, those</text:span><text:span text:style-name="T814"> или «тот самый», «именно тот», «конкретное этот» и т. д. Если смысл предложения в целом не изменился, </text:span></text:p>
      <text:p text:style-name="P1068"><text:span text:style-name="T814">то можно ставить </text:span><text:span text:style-name="T592">the</text:span><text:span text:style-name="T814">.</text:span></text:p>
      <text:p text:style-name="P444"/>
      <text:p text:style-name="P150">Look at the window. It`s broken — Посмотри на окно. Оно разбито. (посмотри на это конкретное окно, именно оно разбито).</text:p>
      <text:p text:style-name="P444"/>
      <text:p text:style-name="P445"/>
      <text:p text:style-name="P1265">Прилагательное. Adjective</text:p>
      <text:p text:style-name="P445"/>
      <text:p text:style-name="P1070"><text:span text:style-name="T821">Ч</text:span><text:span text:style-name="T820">асть речи, которая описывает качества и свойства объектов, и отвечает на вопрос «какой?».</text:span></text:p>
      <text:p text:style-name="P446"/>
      <text:p text:style-name="P1071"><text:span text:style-name="T820">П</text:span><text:span text:style-name="T821">рилагательное стоит перед существительным, но может появиться и без него если используется после глагола </text:span><text:span text:style-name="T595">be</text:span><text:span text:style-name="T821">. В этом случае </text:span><text:span text:style-name="T829">оно</text:span><text:span text:style-name="T821"> </text:span><text:span text:style-name="T829">обычно</text:span><text:span text:style-name="T821"> переводиться глаголом.</text:span></text:p>
      <text:p text:style-name="P447"/>
      <text:p text:style-name="P1071"><text:span text:style-name="T821">Если перед прилагательным стоит артикль </text:span><text:span text:style-name="T595">the</text:span><text:span text:style-name="T821">, то оно </text:span><text:span text:style-name="T822">становится</text:span><text:span text:style-name="T821"> существительным.</text:span></text:p>
      <text:p text:style-name="P1072"><text:span text:style-name="T821">Прилагательн</text:span><text:span text:style-name="T823">ые</text:span><text:span text:style-name="T821"> не меняется по родам, числам и падежам.</text:span></text:p>
      <text:p text:style-name="P447"/>
      <text:p text:style-name="P1188"><text:span text:style-name="T821">П</text:span><text:span text:style-name="T748">рилагательные делятся на 2 группы:</text:span></text:p>
      <text:p text:style-name="P449"/>
      <text:list xml:id="list20957921" text:style-name="L75">
        <text:list-item>
          <text:p text:style-name="P1343">оценочные прилагательные; они выражают личное мнение человека о предмете:</text:p>
          <text:p text:style-name="P1414">a funny cat — смешной кот (мнение, с которым можно не соглашаться)</text:p>
          <text:p text:style-name="P1343"/>
        </text:list-item>
        <text:list-item>
          <text:p text:style-name="P1343">фактовые прилагательные; они указывают на визуальную информацию, либо факты, </text:p>
          <text:p text:style-name="P1343">которые известны об объекте: размер, возраст, цвет, происхождение, состав и пр.:</text:p>
          <text:p text:style-name="P1414">a gray cat — серый кот (характеристика, которая не зависит от мнения)</text:p>
        </text:list-item>
      </text:list>
      <text:p text:style-name="P449"/>
      <text:p text:style-name="P449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49"/>
      <text:p text:style-name="P151">a gray funny cat (неправильно)</text:p>
      <text:p text:style-name="P151">a funny gray cat (правильно)</text:p>
      <text:p text:style-name="P449"/>
      <text:p text:style-name="P599"><text:span text:style-name="T825">Глаголы, после которых </text:span><text:span text:style-name="T841">всегда</text:span><text:span text:style-name="T825"> </text:span><text:span text:style-name="T841">идут</text:span><text:span text:style-name="T825"> прилагательн</text:span><text:span text:style-name="T824">ые</text:span><text:span text:style-name="T825">:</text:span></text:p>
      <text:list xml:id="list2322048081" text:style-name="L76">
        <text:list-item>
          <text:p text:style-name="P1344">be — быть;</text:p>
        </text:list-item>
        <text:list-item>
          <text:p text:style-name="P1344">get — становиться;</text:p>
        </text:list-item>
        <text:list-item>
          <text:p text:style-name="P1344">become — становиться;</text:p>
        </text:list-item>
        <text:list-item>
          <text:p text:style-name="P1344">seem — казаться;</text:p>
        </text:list-item>
        <text:list-item>
          <text:p text:style-name="P1344">look — выглядеть;</text:p>
        </text:list-item>
        <text:list-item>
          <text:p text:style-name="P1344">feel — чувствовать (себя);</text:p>
        </text:list-item>
        <text:list-item>
          <text:p text:style-name="P1344">sound — звучать;</text:p>
        </text:list-item>
        <text:list-item>
          <text:p text:style-name="P1423"><text:span text:style-name="T748">taste — </text:span><text:span text:style-name="T824">иметь вкус</text:span><text:span text:style-name="T748">;</text:span></text:p>
        </text:list-item>
        <text:list-item>
          <text:p text:style-name="P1423"><text:span text:style-name="T748">smell — </text:span><text:span text:style-name="T824">иметь запах</text:span><text:span text:style-name="T748">;</text:span></text:p>
        </text:list-item>
      </text:list>
      <text:p text:style-name="P449"/>
      <text:p text:style-name="P1074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804"/>
      <text:p text:style-name="P813"><text:span text:style-name="T362">You look nice! </text:span><text:span text:style-name="T457">— </text:span><text:span text:style-name="T362">Ты прекрасно выглядишь!</text:span></text:p>
      <text:p text:style-name="P864">I feel bad — Я плохо себя чувствую.</text:p>
      <text:p text:style-name="P448"/>
      <text:p text:style-name="P1159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59"/>
      <text:p text:style-name="P1158"><text:span text:style-name="T362">He </text:span><text:span text:style-name="T873">looked at</text:span><text:span text:style-name="T362"> me angrily — Он посмотрел на меня злобно</text:span></text:p>
      <text:p text:style-name="P448"/>
      <text:p text:style-name="P511">Степени сравнения прилагательных</text:p>
      <text:p text:style-name="P452"/>
      <text:p text:style-name="P453">Их всего 2: сравнительная и превосходная.</text:p>
      <text:p text:style-name="P450"/>
      <text:p text:style-name="P1073">Сравнительная степень нужна, когда сравниваются 2 альтернативы. Вторая альтернатива </text:p>
      <text:p text:style-name="P451"><text:soft-page-break/>не обязательно должна указываться напрямую. Она может подразумеваться.</text:p>
      <text:p text:style-name="P451"/>
      <text:p text:style-name="P454">Сравнительная степень образуется с помощью суффикса <text:span text:style-name="T466">-er</text:span> или слова <text:span text:style-name="T466">more</text:span>.</text:p>
      <text:p text:style-name="P455">Суффикс <text:span text:style-name="T466">-er</text:span> ставится, когда слово состоит из 1 слога, или 2х, но заканчивается на <text:span text:style-name="T466">-y</text:span>:</text:p>
      <text:p text:style-name="P1126">small → smaller (маленький → еще меньше); </text:p>
      <text:p text:style-name="P1126">funny → funnier (смешной → смешнее);</text:p>
      <text:p text:style-name="P1126"/>
      <text:p text:style-name="P602"><text:span text:style-name="T967">Если сло</text:span><text:span text:style-name="T968">г</text:span><text:span text:style-name="T967"> с 1 гласной, после которой </text:span><text:span text:style-name="T968">1 </text:span><text:span text:style-name="T967">согласная, то эта согласная удваивается:</text:span></text:p>
      <text:p text:style-name="P1131">big → bigger (большой → больше);</text:p>
      <text:p text:style-name="P1131">hot → hotter (горячий → горячее);</text:p>
      <text:p text:style-name="P454"/>
      <text:p text:style-name="P1074"><text:span text:style-name="T830">С</text:span><text:span text:style-name="T827">лово </text:span><text:span text:style-name="T597">more</text:span><text:span text:style-name="T827"> </text:span><text:span text:style-name="T830">(более) ставится</text:span><text:span text:style-name="T827">, когда сло</text:span><text:span text:style-name="T828">в</text:span><text:span text:style-name="T827">о </text:span><text:span text:style-name="T829">состоит </text:span><text:span text:style-name="T827">из 2х и более слогов. </text:span></text:p>
      <text:p text:style-name="P602"><text:span text:style-name="T849">Здесь с</text:span><text:span text:style-name="T827">уффикс </text:span><text:span text:style-name="T597">-er</text:span><text:span text:style-name="T827"> уже не </text:span><text:span text:style-name="T830">используется</text:span><text:span text:style-name="T836">:</text:span></text:p>
      <text:p text:style-name="P1129">useful → more useful (полезный → более полезный)</text:p>
      <text:p text:style-name="P1130"><text:span text:style-name="T1138">i</text:span>nteresting → more interesting (интересный → более интересный)</text:p>
      <text:p text:style-name="P454"/>
      <text:p text:style-name="P457">Есть прилагательные, для которых сравнительная степень образовывается и так и эдак:</text:p>
      <text:p text:style-name="P1119">quiet (тихий), clever (умный), narrow (узкий), simple (простой).</text:p>
      <text:p text:style-name="P1152"/>
      <text:p text:style-name="P1119">Be quiet<text:span text:style-name="T873">er</text:span>, please / Be <text:span text:style-name="T873">more</text:span> quiet, please — Веди себя <text:span text:style-name="T873">тише</text:span>, пожалуйста.</text:p>
      <text:p text:style-name="P454"/>
      <text:p text:style-name="P456"><text:span text:style-name="T977">П</text:span><text:span text:style-name="T949">ри сравнении двух прилагательных часто используется слово </text:span><text:span text:style-name="T955">than</text:span><text:span text:style-name="T949"> (чем).</text:span></text:p>
      <text:p text:style-name="P1127"/>
      <text:p text:style-name="P1122"><text:span text:style-name="T362">New York is </text:span><text:span text:style-name="T873">bigger than</text:span><text:span text:style-name="T362"> Manchester — Нью Йорк </text:span><text:span text:style-name="T873">больше, чем</text:span><text:span text:style-name="T362"> Манчестер.</text:span></text:p>
      <text:p text:style-name="P1075"><text:span text:style-name="T952">Apples are </text:span><text:span text:style-name="T954">testier than</text:span><text:span text:style-name="T952"> cherries — Яблоки </text:span><text:span text:style-name="T954">слаще</text:span><text:span text:style-name="T952"> вишен.</text:span></text:p>
      <text:p text:style-name="P1120"/>
      <text:p text:style-name="P1132"><text:span text:style-name="T826">Иногда после </text:span><text:span text:style-name="T596">than</text:span><text:span text:style-name="T826"> может идти местоимение в объектной форме (</text:span><text:span text:style-name="T596">me, you, him, her</text:span><text:span text:style-name="T826"> и т. д.).</text:span></text:p>
      <text:p text:style-name="P1075"><text:span text:style-name="T974">Сложность этой ситуации в том, </text:span><text:span text:style-name="T975">что при переводе</text:span><text:span text:style-name="T974"> местоимен. </text:span><text:span text:style-name="T969">будет </text:span><text:span text:style-name="T974">в именительном падеже.</text:span></text:p>
      <text:p text:style-name="P1127"/>
      <text:p text:style-name="P1122"><text:span text:style-name="T362">I`m more attentive </text:span><text:span text:style-name="T873">than him</text:span><text:span text:style-name="T362"> — Я внимательней, </text:span><text:span text:style-name="T873">чем он</text:span><text:span text:style-name="T362">.</text:span></text:p>
      <text:p text:style-name="P1119"/>
      <text:p text:style-name="P1075"><text:span text:style-name="T969">В качестве альтернативы</text:span><text:span text:style-name="T970"> </text:span><text:span text:style-name="T969">м</text:span><text:span text:style-name="T970">ожно поставить местоимение в начальной форме, а после </text:span></text:p>
      <text:p text:style-name="P1128">него вспомогательный или модальный глагол из первой части предложения.</text:p>
      <text:p text:style-name="P1121"/>
      <text:p text:style-name="P1123"><text:span text:style-name="T362">I am more attentive </text:span><text:span text:style-name="T873">than he is</text:span><text:span text:style-name="T362"> — Я внимательне, </text:span><text:span text:style-name="T873">чем он</text:span><text:span text:style-name="T362">.</text:span></text:p>
      <text:p text:style-name="P1121">I can jump higher <text:span text:style-name="T873">than he can</text:span> — Я прыгаю выше, <text:span text:style-name="T873">чем он</text:span>.</text:p>
      <text:p text:style-name="P454"/>
      <text:p text:style-name="P1076"><text:span text:style-name="T831">Прилагательн</text:span><text:span text:style-name="T832">ые</text:span><text:span text:style-name="T831"> в сравнительной степени </text:span><text:span text:style-name="T832">могут</text:span><text:span text:style-name="T831"> переводиться одинаково, будь он</text:span><text:span text:style-name="T832">и</text:span><text:span text:style-name="T831"> </text:span><text:span text:style-name="T971">с суффиксом </text:span><text:span text:style-name="T953">-er</text:span><text:span text:style-name="T971"> или с</text:span><text:span text:style-name="T972">о</text:span><text:span text:style-name="T971"> словом </text:span><text:span text:style-name="T953">more</text:span><text:span text:style-name="T971">. Тоже самое касается и </text:span><text:span text:style-name="T953">than</text:span><text:span text:style-name="T971"> </text:span><text:span text:style-name="T973">(см. внимательно примеры)</text:span><text:span text:style-name="T971">.</text:span></text:p>
      <text:p text:style-name="P152"/>
      <text:p text:style-name="P243"><text:span text:style-name="T362">Превосходная степень </text:span><text:span text:style-name="T458">обозначает наивысшую степень качества, которая в русском соответствует усилительн</text:span><text:span text:style-name="T461">о</text:span><text:span text:style-name="T458">м</text:span><text:span text:style-name="T461">у</text:span><text:span text:style-name="T458"> суффикс</text:span><text:span text:style-name="T461">у</text:span><text:span text:style-name="T458"> </text:span><text:span text:style-name="T459">-ший</text:span><text:span text:style-name="T458"> или слову «самый».</text:span></text:p>
      <text:p text:style-name="P458"/>
      <text:p text:style-name="P244"><text:span text:style-name="T362">Она используется, когда сравнивают 3 и более объектов. Общее количество может подразумеваться или выражаться местоимением </text:span><text:span text:style-name="T541">all</text:span><text:span text:style-name="T362"> или </text:span><text:span text:style-name="T541">every</text:span><text:span text:style-name="T362">.</text:span></text:p>
      <text:p text:style-name="P459"/>
      <text:p text:style-name="P461">Превосходная степень образуется по тем же правилам, что и сравнительная, только вместо</text:p>
      <text:p text:style-name="P246"><text:span text:style-name="T362">суффикса </text:span><text:span text:style-name="T541">-er</text:span><text:span text:style-name="T362"> используется </text:span><text:span text:style-name="T541">-est</text:span><text:span text:style-name="T362">, а вместо слова more используется </text:span><text:span text:style-name="T541">-most</text:span><text:span text:style-name="T362"> (самый).</text:span></text:p>
      <text:p text:style-name="P153">strong → the strongest (сильный → сильнейший / самый сильный);</text:p>
      <text:p text:style-name="P153">reasonable → the most reasonable (разумный → разумнейший / самый разумный);</text:p>
      <text:p text:style-name="P460"><text:soft-page-break/></text:p>
      <text:p text:style-name="P1077"><text:span text:style-name="T833">П</text:span><text:span text:style-name="T834">еред прилогательным </text:span><text:span text:style-name="T833">в превосходной степени</text:span><text:span text:style-name="T835"> </text:span><text:span text:style-name="T834">почти всегда </text:span><text:span text:style-name="T833">стоит</text:span><text:span text:style-name="T834"> артикль </text:span><text:span text:style-name="T598">the</text:span><text:span text:style-name="T834"> </text:span><text:span text:style-name="T833">(т. к. эта степень подчеркивает уникальность). А после прилагательного — 2 предлога: </text:span><text:span text:style-name="T599">in</text:span><text:span text:style-name="T833"> и </text:span><text:span text:style-name="T599">of</text:span><text:span text:style-name="T833">.</text:span></text:p>
      <text:p text:style-name="P462"/>
      <text:p text:style-name="P1189"><text:span text:style-name="T748">Предлог </text:span><text:span text:style-name="T541">in</text:span><text:span text:style-name="T748"> указывает на место, или группу людей, в которых выделяется объект.</text:span></text:p>
      <text:p text:style-name="P1077"><text:span text:style-name="T833">А предлог </text:span><text:span text:style-name="T599">of</text:span><text:span text:style-name="T833"> — на период времени, в котором выделяется объект.</text:span></text:p>
      <text:p text:style-name="P462"/>
      <text:p text:style-name="P99"><text:span text:style-name="T460">W</text:span><text:span text:style-name="T362">hat is the longest river in the world? — Какая самая длинная река в мире?</text:span></text:p>
      <text:p text:style-name="P1078"><text:span text:style-name="T600">It</text:span><text:span text:style-name="T601"> was the happiest day of </text:span><text:span text:style-name="T600">my</text:span><text:span text:style-name="T601"> life — </text:span><text:span text:style-name="T600">Это</text:span><text:span text:style-name="T601"> был самый счастливый день </text:span><text:span text:style-name="T600">в моей</text:span><text:span text:style-name="T601"> жизни.</text:span></text:p>
      <text:p text:style-name="P460"/>
      <text:p text:style-name="P245"><text:span text:style-name="T362">Слова-исключения </text:span><text:span text:style-name="T462">с особой сравнительной и превосходной степен</text:span><text:span text:style-name="T463">ью</text:span><text:span text:style-name="T462">:</text:span></text:p>
      <text:p text:style-name="P463">good → better → the best (хороший → лучше → самый лучший);</text:p>
      <text:p text:style-name="P463">bad → worse → the worst (плохой → хуже → самый плохой);</text:p>
      <text:p text:style-name="P463">far → farther → the farthest (далекий → дальше → самый далекий);</text:p>
      <text:p text:style-name="P154"/>
      <text:p text:style-name="P1181">Наречие. Adverb</text:p>
      <text:p text:style-name="P463"/>
      <text:p text:style-name="P465">Часть речи, которая отвечает на вопросы «как?», «каким образом?». </text:p>
      <text:p text:style-name="P1080"><text:span text:style-name="T841">Оно п</text:span><text:span text:style-name="T840">омогает описать действие и дает его более точную характеристику.</text:span></text:p>
      <text:p text:style-name="P464"/>
      <text:p text:style-name="P1079"><text:span text:style-name="T1140">Е</text:span>сли наречие относится к глаголу, то оно ст<text:span text:style-name="T1143">ои</text:span>т после него <text:span text:style-name="T1139">(</text:span><text:span text:style-name="T978">обычно </text:span><text:span text:style-name="T949">в </text:span><text:span text:style-name="T979">самом</text:span><text:span text:style-name="T949"> </text:span><text:span text:style-name="T978">конце</text:span><text:span text:style-name="T1139">)</text:span>. </text:p>
      <text:p text:style-name="P1079"><text:span text:style-name="T1141">Е</text:span><text:span text:style-name="T837">сли наречие относится к прилагательному, то оно сто</text:span><text:span text:style-name="T846">и</text:span><text:span text:style-name="T837">т перед ним.</text:span></text:p>
      <text:p text:style-name="P466"/>
      <text:p text:style-name="P155">I kwon him <text:span text:style-name="T873">well</text:span> — Я <text:span text:style-name="T873">хорошо</text:span> его знаю.</text:p>
      <text:p text:style-name="P155">He is <text:span text:style-name="T873">very</text:span> serious — Он <text:span text:style-name="T873">очень</text:span> серьезный.</text:p>
      <text:p text:style-name="P155"/>
      <text:p text:style-name="P468">В английском, начерия делятся на 2 группы: </text:p>
      <text:list xml:id="list1512317700" text:style-name="L77">
        <text:list-item>
          <text:p text:style-name="P1345">наречия, образованые от прилагательных;</text:p>
        </text:list-item>
        <text:list-item>
          <text:p text:style-name="P1345">самобытне наречия, которые существуют с давних времен.</text:p>
        </text:list-item>
      </text:list>
      <text:p text:style-name="P467"/>
      <text:p text:style-name="P512">Наречия, образованные от прилагательных</text:p>
      <text:p text:style-name="P467"/>
      <text:p text:style-name="P469"><text:span text:style-name="T1142">О</text:span>ни <text:span text:style-name="T1142">о</text:span>бразуются при помощи суффикса <text:span text:style-name="T466">-ly</text:span>:</text:p>
      <text:p text:style-name="P470">quick → quickly (быстрый → быстро);</text:p>
      <text:p text:style-name="P470">serious → seriously (серьезный → серьезно);</text:p>
      <text:p text:style-name="P470"/>
      <text:p text:style-name="P600"><text:span text:style-name="T844">Н</text:span><text:span text:style-name="T838">аречи</text:span><text:span text:style-name="T839">я</text:span><text:span text:style-name="T838">, которые </text:span><text:span text:style-name="T843">пишутся</text:span><text:span text:style-name="T838"> также, как </text:span><text:span text:style-name="T842">и </text:span><text:span text:style-name="T838">прилагательные</text:span><text:span text:style-name="T842">:</text:span></text:p>
      <text:list xml:id="list274750817" text:style-name="L78">
        <text:list-item>
          <text:p text:style-name="P1424"><text:span text:style-name="T748">fast — </text:span><text:span text:style-name="T839">быстрый, быстро</text:span><text:span text:style-name="T748">;</text:span></text:p>
        </text:list-item>
        <text:list-item>
          <text:p text:style-name="P1424"><text:span text:style-name="T748">late — </text:span><text:span text:style-name="T839">поздний, поздно</text:span><text:span text:style-name="T748">;</text:span></text:p>
        </text:list-item>
        <text:list-item>
          <text:p text:style-name="P1424"><text:span text:style-name="T748">hard — </text:span><text:span text:style-name="T839">тяжелый, тяжело</text:span><text:span text:style-name="T748">.</text:span></text:p>
        </text:list-item>
      </text:list>
      <text:p text:style-name="P474"/>
      <text:p text:style-name="P100"><text:span text:style-name="T362">Jack is a very </text:span><text:span text:style-name="T873">fast runner</text:span><text:span text:style-name="T362"> — Джек очень быстрый бегут. (fast — это прилагательное, </text:span></text:p>
      <text:p text:style-name="P157">т. к. стоит перед существительным; см. раздел «Прилагательное»)</text:p>
      <text:p text:style-name="P157"/>
      <text:p text:style-name="P100"><text:span text:style-name="T362">Jack can </text:span><text:span text:style-name="T873">run fast</text:span><text:span text:style-name="T362"> — Джек быстро бегает. (fast — это наречие, т. к. стоит после глагола)</text:span></text:p>
      <text:p text:style-name="P157"/>
      <text:p text:style-name="P475"/>
      <text:p text:style-name="P1259"><text:span text:style-name="T845">Наречие </text:span><text:span text:style-name="T602">well</text:span><text:span text:style-name="T845"> (хорошо) можно использовать как прилагательное, если оно </text:span><text:span text:style-name="T853">идет в связке </text:span></text:p>
      <text:p text:style-name="P1082"><text:span text:style-name="T845">с глаголом </text:span><text:span text:style-name="T602">be</text:span><text:span text:style-name="T845"> или </text:span><text:span text:style-name="T602">get </text:span><text:span text:style-name="T845">(в разговор</text:span><text:span text:style-name="T856">ах</text:span><text:span text:style-name="T845"> о здоровь</text:span><text:span text:style-name="T855">и</text:span><text:span text:style-name="T845"> и самочувствии).</text:span></text:p>
      <text:p text:style-name="P158"/>
      <text:p text:style-name="P101"><text:span text:style-name="T464">H</text:span><text:span text:style-name="T362">ow are you? I`m </text:span><text:span text:style-name="T873">well</text:span><text:span text:style-name="T362"> — Как ты? Я в </text:span><text:span text:style-name="T873">порядке</text:span><text:span text:style-name="T362">.</text:span></text:p>
      <text:p text:style-name="P101"><text:span text:style-name="T362">He got </text:span><text:span text:style-name="T873">well</text:span><text:span text:style-name="T362"> after the accident — Он </text:span><text:span text:style-name="T873">поправился</text:span><text:span text:style-name="T362"> после аварии.</text:span></text:p>
      <text:p text:style-name="P475"/>
      <text:p text:style-name="P513">Самобытные наречия</text:p>
      <text:p text:style-name="P476"/>
      <text:p text:style-name="P1190"><text:span text:style-name="T841">О</text:span><text:span text:style-name="T748">ни имеют собственную форму и используются по особым правилам или в особых случаях.</text:span></text:p>
      <text:p text:style-name="P477">Ниже приведены списки самых распространенных самобытных наречий.</text:p>
      <text:p text:style-name="P472"/>
      <text:p text:style-name="P473">Наречия, указывающие на степень чего-либо:</text:p>
      <text:list xml:id="list2742513637" text:style-name="L79">
        <text:list-item>
          <text:p text:style-name="P1425"><text:span text:style-name="T748">enough — </text:span><text:span text:style-name="T847">достаточно</text:span><text:span text:style-name="T748">;</text:span></text:p>
        </text:list-item>
        <text:list-item>
          <text:p text:style-name="P1425"><text:span text:style-name="T748">a lot, much, many - </text:span><text:span text:style-name="T847">много</text:span><text:span text:style-name="T748">;</text:span></text:p>
        </text:list-item>
        <text:list-item>
          <text:p text:style-name="P1425"><text:span text:style-name="T748">almost — </text:span><text:span text:style-name="T847">почти</text:span><text:span text:style-name="T748">;</text:span></text:p>
        </text:list-item>
        <text:list-item>
          <text:p text:style-name="P1346">pretty, very — довольно (очень);</text:p>
        </text:list-item>
        <text:list-item>
          <text:p text:style-name="P1346">too — слишком;</text:p>
        </text:list-item>
      </text:list>
      <text:p text:style-name="P478"/>
      <text:p text:style-name="P479">Наречия, помогающие акцентироваться на чем-либо:</text:p>
      <text:list xml:id="list3074836104" text:style-name="L80">
        <text:list-item>
          <text:p text:style-name="P1347">just — всего лишь;</text:p>
        </text:list-item>
        <text:list-item>
          <text:p text:style-name="P1347">only — только;</text:p>
        </text:list-item>
        <text:list-item>
          <text:p text:style-name="P1347">simply — просто;</text:p>
        </text:list-item>
        <text:list-item>
          <text:p text:style-name="P1347">especially — особенно.</text:p>
        </text:list-item>
      </text:list>
      <text:p text:style-name="P464"/>
      <text:p text:style-name="P601"><text:span text:style-name="T847">Другие</text:span><text:span text:style-name="T848"> распространенные наречи</text:span><text:span text:style-name="T847">я</text:span><text:span text:style-name="T848">:</text:span></text:p>
      <text:list xml:id="list1302761895" text:style-name="L81">
        <text:list-item>
          <text:p text:style-name="P1426"><text:span text:style-name="T748">quite - </text:span><text:span text:style-name="T847">совсем</text:span><text:span text:style-name="T748">;</text:span></text:p>
        </text:list-item>
        <text:list-item>
          <text:p text:style-name="P1426"><text:span text:style-name="T748">so - </text:span><text:span text:style-name="T847">такой</text:span><text:span text:style-name="T748">;</text:span></text:p>
        </text:list-item>
        <text:list-item>
          <text:p text:style-name="P1348">soon - <text:span text:style-name="T1144">скоро</text:span>;</text:p>
        </text:list-item>
      </text:list>
      <text:p text:style-name="P471"/>
      <text:p text:style-name="P58">Marry is pretty smart — Мэри очень умная;</text:p>
      <text:p text:style-name="P156">I almost finished my work yesterday — Я почти закончил вчера работу.</text:p>
      <text:p text:style-name="P156">We just want to ask you a question — Мы всего лишь хотим задать вам вопрос.</text:p>
      <text:p text:style-name="P102"><text:span text:style-name="T465">W</text:span><text:span text:style-name="T362">hy are you so sad? — Почему ты такой грусный?</text:span></text:p>
      <text:p text:style-name="P159">See you soon — Скоро увидимся.</text:p>
      <text:p text:style-name="P480"/>
      <text:p text:style-name="P514">Наречия <text:span text:style-name="T466">much</text:span>, <text:span text:style-name="T466">many</text:span>, <text:span text:style-name="T466">a lot</text:span>, <text:span text:style-name="T466">little</text:span>, <text:span text:style-name="T466">few</text:span></text:p>
      <text:p text:style-name="P477"/>
      <text:p text:style-name="P481">Наречия <text:span text:style-name="T466">much</text:span> и <text:span text:style-name="T466">many</text:span> стоят перед существительными. <text:span text:style-name="T466">Much</text:span> — перед неисчисляемыми, </text:p>
      <text:p text:style-name="P481">а <text:span text:style-name="T466">many</text:span> — перед исчисляемыми: <text:span text:style-name="T466">much work, many books</text:span>.</text:p>
      <text:p text:style-name="P481"/>
      <text:p text:style-name="P481">Связка <text:span text:style-name="T466">a lot of</text:span> (или <text:span text:style-name="T466">lots of</text:span>) может стоять как перед исчисляемыми, так и неисчисляемыми существительными: <text:span text:style-name="T466">a lot of coffee, a lot of cars</text:span>.</text:p>
      <text:p text:style-name="P481"/>
      <text:p text:style-name="P482">Англоговорящие избегают использовать <text:span text:style-name="T466">much</text:span> в утвердительных предложениях. </text:p>
      <text:p text:style-name="P482">Они заменяют его на <text:span text:style-name="T466">a lof of</text:span> <text:span text:style-name="T1145">в этих случаях</text:span>.</text:p>
      <text:p text:style-name="P482"/>
      <text:p text:style-name="P160">There is a lot of juice in the jug — В кувшине много сока.</text:p>
      <text:p text:style-name="P160">There isn`t much coffee in the cup — В чашке не много кофе.</text:p>
      <text:p text:style-name="P481"/>
      <text:p text:style-name="P483"/>
      <text:p text:style-name="P1254">Слова <text:span text:style-name="T466">little</text:span> и <text:span text:style-name="T466">few</text:span> переводятся как «мало». <text:span text:style-name="T466">Little</text:span> — это антоним <text:span text:style-name="T466">much</text:span>, </text:p>
      <text:p text:style-name="P483">а <text:span text:style-name="T466">few</text:span> — антоним <text:span text:style-name="T466">many</text:span>: <text:span text:style-name="T466">little work, few books</text:span>.</text:p>
      <text:p text:style-name="P483"/>
      <text:p text:style-name="P515">Наречия частности</text:p>
      <text:p text:style-name="P484"/>
      <text:p text:style-name="P1081"><text:span text:style-name="T850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54">я</text:span><text:span text:style-name="T850">ть правильное время)</text:span></text:p>
      <text:p text:style-name="P485"/>
      <text:p text:style-name="P1083"><text:span text:style-name="T851">Они могут стоять почти в любой позиции в предложении, </text:span><text:span text:style-name="T852">но </text:span><text:span text:style-name="T857">чаще всего стоят </text:span></text:p>
      <text:p text:style-name="P490">между подлежащим и сказуемым <text:span text:style-name="T1147">(после вспомогательного глагола)</text:span>.</text:p>
      <text:p text:style-name="P487"/>
      <text:p text:style-name="P161"><text:span text:style-name="T13">I</text:span> <text:span text:style-name="T3">don`t</text:span> <text:span text:style-name="T873">usually</text:span> <text:span text:style-name="T23">drive</text:span> to work — Обычно, я не еду (на машине) на работу.</text:p>
      <text:p text:style-name="P162"><text:span text:style-name="T13">You</text:span> <text:span text:style-name="T3">can</text:span> <text:span text:style-name="T873">always</text:span> <text:span text:style-name="T23">call</text:span> me — Ты всегда можешь позвонить мне.</text:p>
      <text:p text:style-name="P486"/>
      <text:p text:style-name="P499">Если в предложении есть глагол <text:span text:style-name="T466">be</text:span>, то наречие частности будет стоять после него.</text:p>
      <text:p text:style-name="P165">He <text:span text:style-name="T23">was</text:span> <text:span text:style-name="T873">sometimes</text:span> very lazy — Иногда он был очень ленивым.</text:p>
      <text:p text:style-name="P488"/>
      <text:p text:style-name="P498">Если наречие частотности стоит в связке с другим словом, то вся связка </text:p>
      <text:p text:style-name="P498">должна быть в конце предложения.</text:p>
      <text:p text:style-name="P498"/>
      <text:p text:style-name="P166">I <text:span text:style-name="T873">often</text:span> buy coffee on my way to work — Я часто покупаю кофе по дороге на работу.</text:p>
      <text:p text:style-name="P166">I buy coffee on my way to work <text:span text:style-name="T873">very often</text:span> — Я очень часто покупаю кофе по дороге на работу.</text:p>
      <text:p text:style-name="P488"/>
      <text:p text:style-name="P1182">Порядок слов в предложении</text:p>
      <text:p text:style-name="P489"/>
      <text:p text:style-name="P491">Любое английское предложение <text:span text:style-name="T1146">обязано</text:span> иметь подлежащее и сказуемое.</text:p>
      <text:p text:style-name="P491">Если подлежащее отсутсвует, то на его место ставят формальное подлежащее.</text:p>
      <text:p text:style-name="P491"/>
      <text:p text:style-name="P491">Сказуемое всегда передает время. В вопросах и отрицаниях оно разделяется </text:p>
      <text:p text:style-name="P491">на вспомогательный и смысловой глаголы.</text:p>
      <text:p text:style-name="P491"/>
      <text:p text:style-name="P1084"><text:span text:style-name="T858">Если в предло</text:span><text:span text:style-name="T859">жении несколько смысловых глаголов, то </text:span><text:span text:style-name="T860">лишь </text:span><text:span text:style-name="T859">первый будет сказуемым, </text:span></text:p>
      <text:p text:style-name="P492">а остальные, в форме инфинитива или герундия, будут дополнять его.</text:p>
      <text:p text:style-name="P486"/>
      <text:p text:style-name="P1085"><text:span text:style-name="T862">Наречие</text:span><text:span text:style-name="T861"> обычно стоит после смыслового глагола, в конце предложения. </text:span></text:p>
      <text:p text:style-name="P493"/>
      <text:p text:style-name="P1085"><text:span text:style-name="T861">Т</text:span><text:span text:style-name="T862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495"/>
      <text:p text:style-name="P495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495"/>
      <text:p text:style-name="P516">В разговоре о месте и времени</text:p>
      <text:p text:style-name="P496"/>
      <text:p text:style-name="P497">Если после глагола указан человек, то сначала указывают человека, а потом говорят </text:p>
      <text:p text:style-name="P497">о месте, где все происходит.</text:p>
      <text:p text:style-name="P497"/>
      <text:p text:style-name="P497">Обстоятельство времени обычно идет в конце, после слов, связанных с местом.</text:p>
      <text:p text:style-name="P497">Но если оно состоит из нескольких слов, то может переехать в самое начало предложения.</text:p>
      <text:p text:style-name="P497"/>
      <text:p text:style-name="P163">Tom walks to work <text:span text:style-name="T10">every morning</text:span> / <text:span text:style-name="T10">Every morning</text:span> Tom walks to work — </text:p>
      <text:p text:style-name="P163">Том ходит на работу каждое утро.</text:p>
      <text:p text:style-name="P497"><text:soft-page-break/></text:p>
      <text:p text:style-name="P164">I`m going to Paris <text:span text:style-name="T10">on Monday</text:span> / <text:span text:style-name="T10">On Monday</text:span> I`m going to Paris — </text:p>
      <text:p text:style-name="P164">В понедельник я поеду в Париж.</text:p>
      <text:p text:style-name="P167"/>
      <text:p text:style-name="P517">Глаголы, которые требуют 2х дополнений</text:p>
      <text:p text:style-name="P500"/>
      <text:p text:style-name="P603"><text:span text:style-name="T863">Эт</text:span><text:span text:style-name="T864">и</text:span><text:span text:style-name="T863"> глаголы могут направлять действие и на человека, и на предмет одновременно:</text:span></text:p>
      <text:list xml:id="list785156793" text:style-name="L82">
        <text:list-item>
          <text:p text:style-name="P1349">give — давать, дарить;</text:p>
        </text:list-item>
        <text:list-item>
          <text:p text:style-name="P1349">lend — одалживать;</text:p>
        </text:list-item>
        <text:list-item>
          <text:p text:style-name="P1349">pass — передавать;</text:p>
        </text:list-item>
        <text:list-item>
          <text:p text:style-name="P1349">send — посылать;</text:p>
        </text:list-item>
        <text:list-item>
          <text:p text:style-name="P1349">show — показывать.</text:p>
        </text:list-item>
      </text:list>
      <text:p text:style-name="P500"/>
      <text:p text:style-name="P500">Дополнения могут указ<text:span text:style-name="T1149">ываться</text:span> двумя способами:</text:p>
      <text:p text:style-name="P500"/>
      <text:list xml:id="list1326194102" text:style-name="L83">
        <text:list-item>
          <text:p text:style-name="P1350"><text:span text:style-name="T1148">п</text:span>осле глагола указать человека, а затем предмет; без предлогов:</text:p>
          <text:p text:style-name="P1415">I lent <text:span text:style-name="T1079">Mike</text:span> some <text:span text:style-name="T1079">money </text:span><text:span text:style-name="T41">— Я одолжил</text:span><text:span text:style-name="T1079"> Майку деньги</text:span><text:span text:style-name="T41">.</text:span></text:p>
          <text:p text:style-name="P1416"><text:span text:style-name="T41">You lent </text:span><text:span text:style-name="T1079">me</text:span><text:span text:style-name="T41"> some </text:span><text:span text:style-name="T1079">money</text:span><text:span text:style-name="T41"> — Ты </text:span><text:span text:style-name="T361">одолжил </text:span><text:span text:style-name="T1087">мне деньги</text:span><text:span text:style-name="T361">.</text:span></text:p>
          <text:p text:style-name="P1284"/>
        </text:list-item>
        <text:list-item>
          <text:p text:style-name="P1400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427"><text:span text:style-name="T142">I </text:span><text:span text:style-name="T102">lent some </text:span><text:span text:style-name="T1081">money </text:span><text:span text:style-name="T102">to</text:span><text:span text:style-name="T1081"> Mike</text:span><text:span text:style-name="T102"> — Я одолжил </text:span><text:span text:style-name="T1081">деньги Майку</text:span><text:span text:style-name="T102">.</text:span></text:p>
        </text:list-item>
      </text:list>
      <text:p text:style-name="P500"/>
      <text:p text:style-name="P1428">Предлог. Preposition</text:p>
      <text:p text:style-name="P1351"/>
      <text:p text:style-name="P1352"/>
      <text:p text:style-name="P494"/>
      <text:p text:style-name="P494"/>
      <text:p text:style-name="P206"/>
      <text:p text:style-name="P125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75605915520">
          <table:table-cell table:style-name="Table7.A1" office:value-type="string">
            <text:p text:style-name="P1207"/>
          </table:table-cell>
          <table:table-cell table:style-name="Table7.A1" office:value-type="string">
            <text:p text:style-name="P1191">Past</text:p>
          </table:table-cell>
          <table:table-cell table:style-name="Table7.A1" office:value-type="string">
            <text:p text:style-name="P1191">Present</text:p>
          </table:table-cell>
          <table:table-cell table:style-name="Table7.D1" office:value-type="string">
            <text:p text:style-name="P1191">Future</text:p>
          </table:table-cell>
        </table:table-row>
        <table:table-row table:style-name="TableLine94375603392160">
          <table:table-cell table:style-name="Table7.A2" office:value-type="string">
            <text:p text:style-name="P1198">+</text:p>
          </table:table-cell>
          <table:table-cell table:style-name="Table7.A2" office:value-type="string">
            <text:p text:style-name="P1229">I/y<text:span text:style-name="T987">ou</text:span>/w<text:span text:style-name="T987">e</text:span>/t<text:span text:style-name="T987">hey</text:span>/he/she/it started</text:p>
          </table:table-cell>
          <table:table-cell table:style-name="Table7.A2" office:value-type="string">
            <text:p text:style-name="P1220">I/you/we/they start</text:p>
            <text:p text:style-name="P1220">He/she/it starts</text:p>
          </table:table-cell>
          <table:table-cell table:style-name="Table7.D2" office:value-type="string">
            <text:p text:style-name="P1232">I/y<text:span text:style-name="T987">ou</text:span>/w<text:span text:style-name="T987">e</text:span>/t<text:span text:style-name="T987">hey</text:span>/he/she/it </text:p>
            <text:p text:style-name="P1232">will start</text:p>
          </table:table-cell>
        </table:table-row>
        <table:table-row table:style-name="TableLine94375603484832">
          <table:table-cell table:style-name="Table7.A2" office:value-type="string">
            <text:p text:style-name="P1192">-</text:p>
          </table:table-cell>
          <table:table-cell table:style-name="Table7.A2" office:value-type="string">
            <text:p text:style-name="P1229">I/y<text:span text:style-name="T987">ou</text:span>/w<text:span text:style-name="T987">e</text:span>/t<text:span text:style-name="T987">hey</text:span>/he/she/it</text:p>
            <text:p text:style-name="P1229">didn`t start</text:p>
          </table:table-cell>
          <table:table-cell table:style-name="Table7.A2" office:value-type="string">
            <text:p text:style-name="P1220">I/you/we/they don`t start</text:p>
            <text:p text:style-name="P1220">He/she/it doesn`t start</text:p>
          </table:table-cell>
          <table:table-cell table:style-name="Table7.D2" office:value-type="string">
            <text:p text:style-name="P1232">I/y<text:span text:style-name="T987">ou</text:span>/w<text:span text:style-name="T987">e</text:span>/t<text:span text:style-name="T987">hey</text:span>/he/she/it</text:p>
            <text:p text:style-name="P1232">won`t start</text:p>
          </table:table-cell>
        </table:table-row>
        <table:table-row table:style-name="TableLine94375603480928">
          <table:table-cell table:style-name="Table7.A2" office:value-type="string">
            <text:p text:style-name="P1192">?</text:p>
          </table:table-cell>
          <table:table-cell table:style-name="Table7.A2" office:value-type="string">
            <text:p text:style-name="P1230">Did I/y<text:span text:style-name="T987">ou</text:span>/w<text:span text:style-name="T987">e</text:span>/t<text:span text:style-name="T987">hey</text:span>/he</text:p>
            <text:p text:style-name="P1230">/she/it start?</text:p>
          </table:table-cell>
          <table:table-cell table:style-name="Table7.A2" office:value-type="string">
            <text:p text:style-name="P1220">Do I/you/we/they start?</text:p>
            <text:p text:style-name="P1220">Does he/she/it start?</text:p>
          </table:table-cell>
          <table:table-cell table:style-name="Table7.D2" office:value-type="string">
            <text:p text:style-name="P1233">Will I/y<text:span text:style-name="T987">ou</text:span>/w<text:span text:style-name="T987">e</text:span>/t<text:span text:style-name="T987">hey</text:span>/he</text:p>
            <text:p text:style-name="P1233">/she/it start?</text:p>
          </table:table-cell>
        </table:table-row>
      </table:table>
      <text:p text:style-name="P206"/>
      <text:p text:style-name="P584"><text:span text:style-name="T716">Таблица времен группы Continu</text:span><text:span text:style-name="T717">ou</text:span><text:span text:style-name="T71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75603586240">
          <table:table-cell table:style-name="Table8.A1" office:value-type="string">
            <text:p text:style-name="P1219"/>
          </table:table-cell>
          <table:table-cell table:style-name="Table8.A1" office:value-type="string">
            <text:p text:style-name="P1191">Past</text:p>
          </table:table-cell>
          <table:table-cell table:style-name="Table8.A1" office:value-type="string">
            <text:p text:style-name="P1191">Present</text:p>
          </table:table-cell>
          <table:table-cell table:style-name="Table8.D1" office:value-type="string">
            <text:p text:style-name="P1191">Future</text:p>
          </table:table-cell>
        </table:table-row>
        <table:table-row table:style-name="TableLine94375603960336">
          <table:table-cell table:style-name="Table8.A2" office:value-type="string">
            <text:p text:style-name="P1192">+</text:p>
          </table:table-cell>
          <table:table-cell table:style-name="Table8.A2" office:value-type="string">
            <text:p text:style-name="P1231">I/<text:span text:style-name="T986">he/she/it</text:span> <text:span text:style-name="T986">was starting</text:span></text:p>
            <text:p text:style-name="P1231"><text:span text:style-name="T986">Y</text:span><text:span text:style-name="T987">ou</text:span><text:span text:style-name="T986">/w</text:span><text:span text:style-name="T987">e</text:span><text:span text:style-name="T986">/t</text:span><text:span text:style-name="T987">hey</text:span><text:span text:style-name="T986"> were starting</text:span></text:p>
          </table:table-cell>
          <table:table-cell table:style-name="Table8.A2" office:value-type="string">
            <text:p text:style-name="P1222">I am starting</text:p>
            <text:p text:style-name="P1223">He/she/it is starting</text:p>
            <text:p text:style-name="P1222">You/we/they are starting</text:p>
          </table:table-cell>
          <table:table-cell table:style-name="Table8.D2" office:value-type="string">
            <text:p text:style-name="P1207"/>
          </table:table-cell>
        </table:table-row>
        <table:table-row table:style-name="TableLine94375604004880">
          <table:table-cell table:style-name="Table8.A2" office:value-type="string">
            <text:p text:style-name="P1192">-</text:p>
          </table:table-cell>
          <table:table-cell table:style-name="Table8.A2" office:value-type="string">
            <text:p text:style-name="P1232">I/he/she/it wasn`t starting</text:p>
            <text:p text:style-name="P1232">Y<text:span text:style-name="T987">ou</text:span>/w<text:span text:style-name="T987">e</text:span>/t<text:span text:style-name="T987">hey</text:span> weren`t starting</text:p>
          </table:table-cell>
          <table:table-cell table:style-name="Table8.A2" office:value-type="string">
            <text:p text:style-name="P1222">I`m not starting</text:p>
            <text:p text:style-name="P1223">He/she/it isn`t starting</text:p>
            <text:p text:style-name="P1222">You/we/they aren`t starting</text:p>
          </table:table-cell>
          <table:table-cell table:style-name="Table8.D2" office:value-type="string">
            <text:p text:style-name="P1207"/>
          </table:table-cell>
        </table:table-row>
        <table:table-row table:style-name="TableLine94375604027488">
          <table:table-cell table:style-name="Table8.A2" office:value-type="string">
            <text:p text:style-name="P1192">?</text:p>
          </table:table-cell>
          <table:table-cell table:style-name="Table8.A2" office:value-type="string">
            <text:p text:style-name="P1232">Was I/he/she/it starting?</text:p>
            <text:p text:style-name="P1232">Were y<text:span text:style-name="T987">ou</text:span>/w<text:span text:style-name="T987">e</text:span>/t<text:span text:style-name="T987">hey</text:span> starting?</text:p>
          </table:table-cell>
          <table:table-cell table:style-name="Table8.A2" office:value-type="string">
            <text:p text:style-name="P1222">Am I starting?</text:p>
            <text:p text:style-name="P1223">Is he/she/it starting?</text:p>
            <text:p text:style-name="P1222">Are you/we/they starting?</text:p>
          </table:table-cell>
          <table:table-cell table:style-name="Table8.D2" office:value-type="string">
            <text:p text:style-name="P1207"/>
          </table:table-cell>
        </table:table-row>
      </table:table>
      <text:p text:style-name="P206"/>
      <text:p text:style-name="P208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75604014064">
          <table:table-cell table:style-name="Table9.A1" office:value-type="string">
            <text:p text:style-name="P1219"/>
          </table:table-cell>
          <table:table-cell table:style-name="Table9.A1" office:value-type="string">
            <text:p text:style-name="P1191">Past</text:p>
          </table:table-cell>
          <table:table-cell table:style-name="Table9.A1" office:value-type="string">
            <text:p text:style-name="P1191">Present</text:p>
          </table:table-cell>
          <table:table-cell table:style-name="Table9.D1" office:value-type="string">
            <text:p text:style-name="P1191">Future</text:p>
          </table:table-cell>
        </table:table-row>
        <table:table-row table:style-name="TableLine94375604265248">
          <table:table-cell table:style-name="Table9.A2" office:value-type="string">
            <text:p text:style-name="P1192">+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I/you/we/they have started</text:p>
            <text:p text:style-name="P1222">He/she/it has started</text:p>
          </table:table-cell>
          <table:table-cell table:style-name="Table9.D2" office:value-type="string">
            <text:p text:style-name="P1207"/>
          </table:table-cell>
        </table:table-row>
        <table:table-row table:style-name="TableLine94375604307840">
          <table:table-cell table:style-name="Table9.A2" office:value-type="string">
            <text:p text:style-name="P1192">-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I/y<text:span text:style-name="T936">ou</text:span>/w<text:span text:style-name="T936">e</text:span>/t<text:span text:style-name="T936">hey</text:span> haven`t started</text:p>
            <text:p text:style-name="P1222">He/she/it hasn`t started</text:p>
          </table:table-cell>
          <table:table-cell table:style-name="Table9.D2" office:value-type="string">
            <text:p text:style-name="P1207"/>
          </table:table-cell>
        </table:table-row>
        <table:table-row table:style-name="TableLine94375604301200">
          <table:table-cell table:style-name="Table9.A2" office:value-type="string">
            <text:p text:style-name="P1192">?</text:p>
          </table:table-cell>
          <table:table-cell table:style-name="Table9.A2" office:value-type="string">
            <text:p text:style-name="P1207"/>
          </table:table-cell>
          <table:table-cell table:style-name="Table9.A2" office:value-type="string">
            <text:p text:style-name="P1222">Have I/y<text:span text:style-name="T937">ou</text:span>/w<text:span text:style-name="T937">e</text:span>/t<text:span text:style-name="T937">hey</text:span> started?</text:p>
            <text:p text:style-name="P1222">Has he/she/it started?</text:p>
          </table:table-cell>
          <table:table-cell table:style-name="Table9.D2" office:value-type="string">
            <text:p text:style-name="P1207"/>
          </table:table-cell>
        </table:table-row>
      </table:table>
      <text:p text:style-name="P208"/>
      <text:p text:style-name="P209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75604328160">
          <table:table-cell table:style-name="Table1.A1" office:value-type="string">
            <text:p text:style-name="P1221"/>
          </table:table-cell>
          <table:table-cell table:style-name="Table1.A1" office:value-type="string">
            <text:p text:style-name="P1193">Past</text:p>
          </table:table-cell>
          <table:table-cell table:style-name="Table1.A1" office:value-type="string">
            <text:p text:style-name="P1193">Present</text:p>
          </table:table-cell>
          <table:table-cell table:style-name="Table1.D1" office:value-type="string">
            <text:p text:style-name="P1193">Future</text:p>
          </table:table-cell>
        </table:table-row>
        <table:table-row table:style-name="TableLine94375604451488">
          <table:table-cell table:style-name="Table1.A2" office:value-type="string">
            <text:p text:style-name="P1193">+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I/y<text:span text:style-name="T987">ou</text:span>/w<text:span text:style-name="T987">e</text:span>/t<text:span text:style-name="T987">hey</text:span> have been starting</text:p>
            <text:p text:style-name="P1228">He/she/it has been starting</text:p>
          </table:table-cell>
          <table:table-cell table:style-name="Table1.D2" office:value-type="string">
            <text:p text:style-name="P1208"/>
          </table:table-cell>
        </table:table-row>
        <table:table-row table:style-name="TableLine94375604492048">
          <table:table-cell table:style-name="Table1.A2" office:value-type="string">
            <text:p text:style-name="P1193">-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I/y<text:span text:style-name="T987">ou</text:span>/w<text:span text:style-name="T987">e</text:span>/t<text:span text:style-name="T987">hey</text:span> haven`t been starting</text:p>
            <text:p text:style-name="P1228">He/she/it hasn`t been starting</text:p>
          </table:table-cell>
          <table:table-cell table:style-name="Table1.D2" office:value-type="string">
            <text:p text:style-name="P1208"/>
          </table:table-cell>
        </table:table-row>
        <table:table-row table:style-name="TableLine94375604506608">
          <table:table-cell table:style-name="Table1.A2" office:value-type="string">
            <text:p text:style-name="P1193">?</text:p>
          </table:table-cell>
          <table:table-cell table:style-name="Table1.A2" office:value-type="string">
            <text:p text:style-name="P1208"/>
          </table:table-cell>
          <table:table-cell table:style-name="Table1.A2" office:value-type="string">
            <text:p text:style-name="P1228">Have I/y<text:span text:style-name="T987">ou</text:span>/w<text:span text:style-name="T987">e</text:span>/t<text:span text:style-name="T987">hey</text:span> been starting?</text:p>
            <text:p text:style-name="P1228">Has he/she/it been starting?</text:p>
          </table:table-cell>
          <table:table-cell table:style-name="Table1.D2" office:value-type="string">
            <text:p text:style-name="P1208"/>
          </table:table-cell>
        </table:table-row>
      </table:table>
      <text:p text:style-name="P1256"><text:span text:style-name="T633">Таблица </text:span><text:span text:style-name="T645">форм </text:span><text:span text:style-name="T633">пассивно</text:span><text:span text:style-name="T646">го</text:span><text:span text:style-name="T633"> залог</text:span><text:span text:style-name="T646">а</text:span><text:span text:style-name="T633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375604559808">
          <table:table-cell table:style-name="Table4.A1" office:value-type="string">
            <text:p text:style-name="P1210"/>
          </table:table-cell>
          <table:table-cell table:style-name="Table4.A1" office:value-type="string">
            <text:p text:style-name="P1202">Past</text:p>
          </table:table-cell>
          <table:table-cell table:style-name="Table4.A1" office:value-type="string">
            <text:p text:style-name="P1202">Present</text:p>
          </table:table-cell>
          <table:table-cell table:style-name="Table4.D1" office:value-type="string">
            <text:p text:style-name="P1202">Future</text:p>
          </table:table-cell>
        </table:table-row>
        <table:table-row table:style-name="TableLine94375605033680">
          <table:table-cell table:style-name="Table4.A2" office:value-type="string">
            <text:p text:style-name="P1203">Simple</text:p>
          </table:table-cell>
          <table:table-cell table:style-name="Table4.A2" office:value-type="string">
            <text:p text:style-name="P1210"><text:span text:style-name="T1015">I/</text:span><text:span text:style-name="T1016">he/she/it</text:span><text:span text:style-name="T1015"> </text:span><text:span text:style-name="T1016">was</text:span><text:span text:style-name="T1015"> </text:span><text:span text:style-name="T212">taught</text:span></text:p>
            <text:p text:style-name="P1240">You/we/they were <text:span text:style-name="T212">taught</text:span></text:p>
          </table:table-cell>
          <table:table-cell table:style-name="Table4.A2" office:value-type="string">
            <text:p text:style-name="P1241">I am <text:span text:style-name="T212">taught</text:span></text:p>
            <text:p text:style-name="P1240">He/she/it is <text:span text:style-name="T212">taught</text:span></text:p>
            <text:p text:style-name="P1240">You/we/the<text:span text:style-name="T1017">y</text:span> are <text:span text:style-name="T212">taught</text:span></text:p>
          </table:table-cell>
          <table:table-cell table:style-name="Table4.D2" office:value-type="string">
            <text:p text:style-name="P1239">I/you/we/they/he/she/it</text:p>
            <text:p text:style-name="P1239">will be <text:span text:style-name="T212">taught</text:span></text:p>
          </table:table-cell>
        </table:table-row>
        <table:table-row table:style-name="TableLine94375605077152">
          <table:table-cell table:style-name="Table4.A2" office:value-type="string">
            <text:p text:style-name="P1203">Contin.</text:p>
          </table:table-cell>
          <table:table-cell table:style-name="Table4.A2" office:value-type="string">
            <text:p text:style-name="P1210"><text:span text:style-name="T1017">I/he/she/it was being </text:span><text:span text:style-name="T212">taught</text:span></text:p>
            <text:p text:style-name="P1210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239">I am being <text:span text:style-name="T212">taught</text:span></text:p>
            <text:p text:style-name="P1239"><text:span text:style-name="T212">H</text:span><text:span text:style-name="T151">e/she/it is being taught</text:span></text:p>
            <text:p text:style-name="P1240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239">— </text:p>
          </table:table-cell>
        </table:table-row>
        <table:table-row table:style-name="TableLine94375605143072">
          <table:table-cell table:style-name="Table4.A2" office:value-type="string">
            <text:p text:style-name="P1203">Perfect</text:p>
          </table:table-cell>
          <table:table-cell table:style-name="Table4.A2" office:value-type="string">
            <text:p text:style-name="P1210"><text:span text:style-name="T1018">I/you/we/they/</text:span><text:span text:style-name="T215">he/she/it</text:span><text:span text:style-name="T1018"> </text:span></text:p>
            <text:p text:style-name="P1210"><text:span text:style-name="T1018">had been </text:span><text:span text:style-name="T212">taught</text:span></text:p>
          </table:table-cell>
          <table:table-cell table:style-name="Table4.A2" office:value-type="string">
            <text:p text:style-name="P1242">I/you/we/they have been <text:span text:style-name="T212">taught</text:span></text:p>
            <text:p text:style-name="P1242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210"><text:span text:style-name="T1018">I/you/we/they/</text:span><text:span text:style-name="T215">he/she/it</text:span><text:span text:style-name="T1018"> </text:span></text:p>
            <text:p text:style-name="P1210"><text:span text:style-name="T1018">will have been </text:span><text:span text:style-name="T212">taught</text:span></text:p>
          </table:table-cell>
        </table:table-row>
      </table:table>
      <text:p text:style-name="P272"/>
      <text:p text:style-name="P589"><text:span text:style-name="T633">Таблица </text:span><text:span text:style-name="T634">форм</text:span><text:span text:style-name="T633"> глагола </text:span><text:span text:style-name="T643">b</text:span><text:span text:style-name="T633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75605212640">
          <table:table-cell table:style-name="Table5.A1" office:value-type="string">
            <text:p text:style-name="P1197">Подлежащее</text:p>
          </table:table-cell>
          <table:table-cell table:style-name="Table5.A1" office:value-type="string">
            <text:p text:style-name="P1194">Past</text:p>
          </table:table-cell>
          <table:table-cell table:style-name="Table5.A1" office:value-type="string">
            <text:p text:style-name="P1194">Present</text:p>
          </table:table-cell>
          <table:table-cell table:style-name="Table5.D1" office:value-type="string">
            <text:p text:style-name="P1194">Future</text:p>
          </table:table-cell>
        </table:table-row>
        <table:table-row table:style-name="TableLine94375605387888">
          <table:table-cell table:style-name="Table5.A2" office:value-type="string">
            <text:p text:style-name="P1227">I</text:p>
          </table:table-cell>
          <table:table-cell table:style-name="Table5.A2" office:value-type="string">
            <text:p text:style-name="P1228">was</text:p>
          </table:table-cell>
          <table:table-cell table:style-name="Table5.A2" office:value-type="string">
            <text:p text:style-name="P1224">am</text:p>
          </table:table-cell>
          <table:table-cell table:style-name="Table5.D2" office:value-type="string">
            <text:p text:style-name="P1234">will be</text:p>
          </table:table-cell>
        </table:table-row>
        <table:table-row table:style-name="TableLine94375605491888">
          <table:table-cell table:style-name="Table5.A2" office:value-type="string">
            <text:p text:style-name="P1226">he/she/<text:span text:style-name="T944">it</text:span></text:p>
          </table:table-cell>
          <table:table-cell table:style-name="Table5.A2" office:value-type="string">
            <text:p text:style-name="P1228">was</text:p>
          </table:table-cell>
          <table:table-cell table:style-name="Table5.A2" office:value-type="string">
            <text:p text:style-name="P1225">is</text:p>
          </table:table-cell>
          <table:table-cell table:style-name="Table5.D2" office:value-type="string">
            <text:p text:style-name="P1234">will be</text:p>
          </table:table-cell>
        </table:table-row>
        <table:table-row table:style-name="TableLine94375605472464">
          <table:table-cell table:style-name="Table5.A2" office:value-type="string">
            <text:p text:style-name="P1226">you/we/they</text:p>
          </table:table-cell>
          <table:table-cell table:style-name="Table5.A2" office:value-type="string">
            <text:p text:style-name="P1228">were</text:p>
          </table:table-cell>
          <table:table-cell table:style-name="Table5.A2" office:value-type="string">
            <text:p text:style-name="P1225">are</text:p>
          </table:table-cell>
          <table:table-cell table:style-name="Table5.D2" office:value-type="string">
            <text:p text:style-name="P1234">will be</text:p>
          </table:table-cell>
        </table:table-row>
      </table:table>
      <text:p text:style-name="P269"/>
      <text:p text:style-name="P269">Таблица модальных глаголов:</text:p>
      <table:table table:name="Table2" table:style-name="Table2">
        <table:table-column table:style-name="Table2.A" table:number-columns-repeated="3"/>
        <table:table-row table:style-name="TableLine94375605503136">
          <table:table-cell table:style-name="Table2.A1" office:value-type="string">
            <text:p text:style-name="P1200">Глагол</text:p>
          </table:table-cell>
          <table:table-cell table:style-name="Table2.A1" office:value-type="string">
            <text:p text:style-name="P1209"><text:span text:style-name="T876">З</text:span><text:span text:style-name="T877">начение</text:span></text:p>
          </table:table-cell>
          <table:table-cell table:style-name="Table2.C1" office:value-type="string">
            <text:p text:style-name="P1209"><text:span text:style-name="T876">В</text:span><text:span text:style-name="T877">рем</text:span><text:span text:style-name="T876">я</text:span></text:p>
          </table:table-cell>
        </table:table-row>
        <table:table-row table:style-name="TableLine94375605308640">
          <table:table-cell table:style-name="Table2.A2" office:value-type="string">
            <text:p text:style-name="P1235">can</text:p>
          </table:table-cell>
          <table:table-cell table:style-name="Table2.A2" office:value-type="string">
            <text:p text:style-name="P1235">могу, умею, смогу;</text:p>
            <text:p text:style-name="P1235">(часто используется в просьбах и предложениях)</text:p>
          </table:table-cell>
          <table:table-cell table:style-name="Table2.C2" office:value-type="string">
            <text:p text:style-name="P1235">настоящее и будущее</text:p>
          </table:table-cell>
        </table:table-row>
        <table:table-row table:style-name="TableLine94375605927136">
          <table:table-cell table:style-name="Table2.A2" office:value-type="string">
            <text:p text:style-name="P1235">could</text:p>
          </table:table-cell>
          <table:table-cell table:style-name="Table2.A2" office:value-type="string">
            <text:p text:style-name="P1235">мог, умел</text:p>
          </table:table-cell>
          <table:table-cell table:style-name="Table2.C2" office:value-type="string">
            <text:p text:style-name="P1235">прошедшее</text:p>
          </table:table-cell>
        </table:table-row>
        <table:table-row table:style-name="TableLine94375605929600">
          <table:table-cell table:style-name="Table2.A2" office:value-type="string">
            <text:p text:style-name="P1235">might, may</text:p>
          </table:table-cell>
          <table:table-cell table:style-name="Table2.A2" office:value-type="string">
            <text:p text:style-name="P1235">может быть, мог бы, возможно, наверное</text:p>
          </table:table-cell>
          <table:table-cell table:style-name="Table2.C2" office:value-type="string">
            <text:p text:style-name="P1235">настоящее и будущие</text:p>
          </table:table-cell>
        </table:table-row>
        <table:table-row table:style-name="TableLine94375605932160">
          <table:table-cell table:style-name="Table2.A2" office:value-type="string">
            <text:p text:style-name="P1235">must</text:p>
          </table:table-cell>
          <table:table-cell table:style-name="Table2.A2" office:value-type="string">
            <text:p text:style-name="P1235">должен, обязан, нужно, запрет, нельзя</text:p>
          </table:table-cell>
          <table:table-cell table:style-name="Table2.C2" office:value-type="string">
            <text:p text:style-name="P1235">настоящее</text:p>
          </table:table-cell>
        </table:table-row>
        <table:table-row table:style-name="TableLine94375605955344">
          <table:table-cell table:style-name="Table2.A2" office:value-type="string">
            <text:p text:style-name="P1235">should</text:p>
          </table:table-cell>
          <table:table-cell table:style-name="Table2.A2" office:value-type="string">
            <text:p text:style-name="P1235">следует сделать, следовало бы сделать; (совет)</text:p>
          </table:table-cell>
          <table:table-cell table:style-name="Table2.C2" office:value-type="string">
            <text:p text:style-name="P1235">настоящее и будущие</text:p>
          </table:table-cell>
        </table:table-row>
        <table:table-row table:style-name="TableLine94375605962352">
          <table:table-cell table:style-name="Table2.A2" office:value-type="string">
            <text:p text:style-name="P1235">would</text:p>
          </table:table-cell>
          <table:table-cell table:style-name="Table2.A2" office:value-type="string">
            <text:p text:style-name="P1235">частица «бы», предложение услуги, привычка прошлого</text:p>
          </table:table-cell>
          <table:table-cell table:style-name="Table2.C2" office:value-type="string">
            <text:p text:style-name="P1235">настоящее, прошедшее, будущие</text:p>
          </table:table-cell>
        </table:table-row>
      </table:table>
      <text:p text:style-name="P270"/>
      <text:p text:style-name="P27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75605976544">
          <table:table-cell table:style-name="Table3.A1" office:value-type="string">
            <text:p text:style-name="P1201">Конструкция</text:p>
          </table:table-cell>
          <table:table-cell table:style-name="Table3.A1" office:value-type="string">
            <text:p text:style-name="P1201">Значение</text:p>
          </table:table-cell>
          <table:table-cell table:style-name="Table3.C1" office:value-type="string">
            <text:p text:style-name="P1201">Время</text:p>
          </table:table-cell>
        </table:table-row>
        <table:table-row table:style-name="TableLine94375606013072">
          <table:table-cell table:style-name="Table3.A2" office:value-type="string">
            <text:p text:style-name="P1236">be able to</text:p>
          </table:table-cell>
          <table:table-cell table:style-name="Table3.A2" office:value-type="string">
            <text:p text:style-name="P1236">могу (близко к can)</text:p>
          </table:table-cell>
          <table:table-cell table:style-name="Table3.C2" office:value-type="string">
            <text:p text:style-name="P1236">be меняется по временам</text:p>
          </table:table-cell>
        </table:table-row>
        <table:table-row table:style-name="TableLine94375606031088">
          <table:table-cell table:style-name="Table3.A2" office:value-type="string">
            <text:p text:style-name="P1236">have to</text:p>
          </table:table-cell>
          <table:table-cell table:style-name="Table3.A2" office:value-type="string">
            <text:p text:style-name="P1236">должен (близко к must)</text:p>
          </table:table-cell>
          <table:table-cell table:style-name="Table3.C2" office:value-type="string">
            <text:p text:style-name="P1236">have меняется по временам</text:p>
          </table:table-cell>
        </table:table-row>
        <table:table-row table:style-name="TableLine94375606050160">
          <table:table-cell table:style-name="Table3.A2" office:value-type="string">
            <text:p text:style-name="P1236">used to</text:p>
          </table:table-cell>
          <table:table-cell table:style-name="Table3.A2" office:value-type="string">
            <text:p text:style-name="P1236">делал раньше, имел привычку делать (близко к would)</text:p>
          </table:table-cell>
          <table:table-cell table:style-name="Table3.C2" office:value-type="string">
            <text:p text:style-name="P1236">всегда стоит в прошедшем;</text:p>
            <text:p text:style-name="P1236">меняется как Past Simple</text:p>
          </table:table-cell>
        </table:table-row>
      </table:table>
      <text:p text:style-name="P271"/>
      <text:p text:style-name="P278"/>
      <text:p text:style-name="P1257"><text:span text:style-name="T408">Таблица </text:span><text:span text:style-name="T425">личны</text:span><text:span text:style-name="T426">х</text:span><text:span text:style-name="T425"> и притяжательных </text:span><text:span text:style-name="T40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75606078992">
          <table:table-cell table:style-name="Table11.A1" table:number-columns-spanned="2" office:value-type="string">
            <text:p text:style-name="P1205">Личные местоимения</text:p>
          </table:table-cell>
          <table:covered-table-cell/>
          <table:table-cell table:style-name="Table11.C1" table:number-columns-spanned="2" office:value-type="string">
            <text:p text:style-name="P1205">Притяжательные местоимения</text:p>
          </table:table-cell>
          <table:covered-table-cell/>
        </table:table-row>
        <table:table-row table:style-name="TableLine94375604753888">
          <table:table-cell table:style-name="Table11.A2" office:value-type="string">
            <text:p text:style-name="P1211"><text:span text:style-name="T1103">и</text:span><text:span text:style-name="T1097">менительный падеж</text:span></text:p>
            <text:p text:style-name="P1246"><text:span text:style-name="T1100">(</text:span>кто/что<text:span text:style-name="T1100">)</text:span></text:p>
          </table:table-cell>
          <table:table-cell table:style-name="Table11.A2" office:value-type="string">
            <text:p text:style-name="P1211"><text:span text:style-name="T1103">о</text:span><text:span text:style-name="T1097">бъектный падеж</text:span></text:p>
            <text:p text:style-name="P1246"><text:span text:style-name="T1100">(</text:span>кого, <text:span text:style-name="T1100">к</text:span>ому, кем<text:span text:style-name="T1100">)</text:span></text:p>
          </table:table-cell>
          <table:table-cell table:style-name="Table11.A2" office:value-type="string">
            <text:p text:style-name="P1245"><text:span text:style-name="T1100">с</text:span> существительным</text:p>
            <text:p text:style-name="P1247">(чей)</text:p>
          </table:table-cell>
          <table:table-cell table:style-name="Table11.D2" office:value-type="string">
            <text:p text:style-name="P1211"><text:span text:style-name="T1100">о</text:span><text:span text:style-name="T1097">тдельно</text:span></text:p>
            <text:p text:style-name="P1247">(чей)</text:p>
          </table:table-cell>
        </table:table-row>
        <table:table-row table:style-name="TableLine94375606182736">
          <table:table-cell table:style-name="Table11.A2" office:value-type="string">
            <text:p text:style-name="P1250">I</text:p>
          </table:table-cell>
          <table:table-cell table:style-name="Table11.A2" office:value-type="string">
            <text:p text:style-name="P1250">me</text:p>
          </table:table-cell>
          <table:table-cell table:style-name="Table11.A2" office:value-type="string">
            <text:p text:style-name="P1248">my</text:p>
          </table:table-cell>
          <table:table-cell table:style-name="Table11.D2" office:value-type="string">
            <text:p text:style-name="P1248">mine</text:p>
          </table:table-cell>
        </table:table-row>
        <table:table-row table:style-name="TableLine94375606185600">
          <table:table-cell table:style-name="Table11.A2" office:value-type="string">
            <text:p text:style-name="P1250">you</text:p>
          </table:table-cell>
          <table:table-cell table:style-name="Table11.A2" office:value-type="string">
            <text:p text:style-name="P1250">you</text:p>
          </table:table-cell>
          <table:table-cell table:style-name="Table11.A2" office:value-type="string">
            <text:p text:style-name="P1248">your</text:p>
          </table:table-cell>
          <table:table-cell table:style-name="Table11.D2" office:value-type="string">
            <text:p text:style-name="P1248">yours</text:p>
          </table:table-cell>
        </table:table-row>
        <table:table-row table:style-name="TableLine94375606197376">
          <table:table-cell table:style-name="Table11.A2" office:value-type="string">
            <text:p text:style-name="P1250">he</text:p>
          </table:table-cell>
          <table:table-cell table:style-name="Table11.A2" office:value-type="string">
            <text:p text:style-name="P1250">him</text:p>
          </table:table-cell>
          <table:table-cell table:style-name="Table11.A2" office:value-type="string">
            <text:p text:style-name="P1248">his</text:p>
          </table:table-cell>
          <table:table-cell table:style-name="Table11.D2" office:value-type="string">
            <text:p text:style-name="P1249">his</text:p>
          </table:table-cell>
        </table:table-row>
        <table:table-row table:style-name="TableLine94375606214128">
          <table:table-cell table:style-name="Table11.A2" office:value-type="string">
            <text:p text:style-name="P1250">she</text:p>
          </table:table-cell>
          <table:table-cell table:style-name="Table11.A2" office:value-type="string">
            <text:p text:style-name="P1248">her</text:p>
          </table:table-cell>
          <table:table-cell table:style-name="Table11.A2" office:value-type="string">
            <text:p text:style-name="P1248">her</text:p>
          </table:table-cell>
          <table:table-cell table:style-name="Table11.D2" office:value-type="string">
            <text:p text:style-name="P1248">hers</text:p>
          </table:table-cell>
        </table:table-row>
        <table:table-row table:style-name="TableLine94375606222400">
          <table:table-cell table:style-name="Table11.A2" office:value-type="string">
            <text:p text:style-name="P1250">it</text:p>
          </table:table-cell>
          <table:table-cell table:style-name="Table11.A2" office:value-type="string">
            <text:p text:style-name="P1248">it</text:p>
          </table:table-cell>
          <table:table-cell table:style-name="Table11.A2" office:value-type="string">
            <text:p text:style-name="P1248">its</text:p>
          </table:table-cell>
          <table:table-cell table:style-name="Table11.D2" office:value-type="string">
            <text:p text:style-name="P1249">its</text:p>
          </table:table-cell>
        </table:table-row>
        <table:table-row table:style-name="TableLine94375606225872">
          <table:table-cell table:style-name="Table11.A2" office:value-type="string">
            <text:p text:style-name="P1250">we</text:p>
          </table:table-cell>
          <table:table-cell table:style-name="Table11.A2" office:value-type="string">
            <text:p text:style-name="P1248">us</text:p>
          </table:table-cell>
          <table:table-cell table:style-name="Table11.A2" office:value-type="string">
            <text:p text:style-name="P1248">our</text:p>
          </table:table-cell>
          <table:table-cell table:style-name="Table11.D2" office:value-type="string">
            <text:p text:style-name="P1248">ours</text:p>
          </table:table-cell>
        </table:table-row>
        <table:table-row table:style-name="TableLine94375606229152">
          <table:table-cell table:style-name="Table11.A2" office:value-type="string">
            <text:p text:style-name="P1250">they</text:p>
          </table:table-cell>
          <table:table-cell table:style-name="Table11.A2" office:value-type="string">
            <text:p text:style-name="P1248">them</text:p>
          </table:table-cell>
          <table:table-cell table:style-name="Table11.A2" office:value-type="string">
            <text:p text:style-name="P1248">their</text:p>
          </table:table-cell>
          <table:table-cell table:style-name="Table11.D2" office:value-type="string">
            <text:p text:style-name="P1248">theirs</text:p>
          </table:table-cell>
        </table:table-row>
      </table:table>
      <text:p text:style-name="P279"/>
      <text:p text:style-name="P392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75606232128">
          <table:table-cell table:style-name="Table12.A1" office:value-type="string">
            <text:p text:style-name="P1199"/>
          </table:table-cell>
          <table:table-cell table:style-name="Table12.A1" office:value-type="string">
            <text:p text:style-name="P1206">body/one</text:p>
          </table:table-cell>
          <table:table-cell table:style-name="Table12.A1" office:value-type="string">
            <text:p text:style-name="P1206">thing</text:p>
          </table:table-cell>
          <table:table-cell table:style-name="Table12.D1" office:value-type="string">
            <text:p text:style-name="P1206">where</text:p>
          </table:table-cell>
        </table:table-row>
        <table:table-row table:style-name="TableLine94375606257040">
          <table:table-cell table:style-name="Table12.A2" office:value-type="string">
            <text:p text:style-name="P1206">some </text:p>
          </table:table-cell>
          <table:table-cell table:style-name="Table12.A2" office:value-type="string">
            <text:p text:style-name="P1251">somebody/someone (кто-то)</text:p>
          </table:table-cell>
          <table:table-cell table:style-name="Table12.A2" office:value-type="string">
            <text:p text:style-name="P1251">something </text:p>
            <text:p text:style-name="P1251">(что-то)</text:p>
          </table:table-cell>
          <table:table-cell table:style-name="Table12.D2" office:value-type="string">
            <text:p text:style-name="P1251">somewhere </text:p>
            <text:p text:style-name="P1251">(где-то)</text:p>
          </table:table-cell>
        </table:table-row>
        <table:table-row table:style-name="TableLine94375606226272">
          <table:table-cell table:style-name="Table12.A2" office:value-type="string">
            <text:p text:style-name="P1206">any</text:p>
          </table:table-cell>
          <table:table-cell table:style-name="Table12.A2" office:value-type="string">
            <text:p text:style-name="P1251">anybody/anyone </text:p>
            <text:p text:style-name="P1251">(кто-то)</text:p>
          </table:table-cell>
          <table:table-cell table:style-name="Table12.A2" office:value-type="string">
            <text:p text:style-name="P1251">anything </text:p>
            <text:p text:style-name="P1251">(что-то)</text:p>
          </table:table-cell>
          <table:table-cell table:style-name="Table12.D2" office:value-type="string">
            <text:p text:style-name="P1251">anywhere </text:p>
            <text:p text:style-name="P1251">(где-то)</text:p>
          </table:table-cell>
        </table:table-row>
        <table:table-row table:style-name="TableLine94375606262800">
          <table:table-cell table:style-name="Table12.A2" office:value-type="string">
            <text:p text:style-name="P1206">no</text:p>
          </table:table-cell>
          <table:table-cell table:style-name="Table12.A2" office:value-type="string">
            <text:p text:style-name="P1251">nobody/noone </text:p>
            <text:p text:style-name="P1251">(никто)</text:p>
          </table:table-cell>
          <table:table-cell table:style-name="Table12.A2" office:value-type="string">
            <text:p text:style-name="P1251">nothing </text:p>
            <text:p text:style-name="P1251">(ничто)</text:p>
          </table:table-cell>
          <table:table-cell table:style-name="Table12.D2" office:value-type="string">
            <text:p text:style-name="P1251">nowhere </text:p>
            <text:p text:style-name="P1251">(нигде)</text:p>
          </table:table-cell>
        </table:table-row>
      </table:table>
      <text:p text:style-name="P280"/>
      <text:p text:style-name="P125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75606265520">
          <table:table-cell table:style-name="Table6.A1" office:value-type="string">
            <text:p text:style-name="P1196">Перевод</text:p>
          </table:table-cell>
          <table:table-cell table:style-name="Table6.A1" office:value-type="string">
            <text:p text:style-name="P1195">Начальная форма</text:p>
          </table:table-cell>
          <table:table-cell table:style-name="Table6.A1" office:value-type="string">
            <text:p text:style-name="P1195">2я форма</text:p>
          </table:table-cell>
          <table:table-cell table:style-name="Table6.D1" office:value-type="string">
            <text:p text:style-name="P1196">3я форма</text:p>
          </table:table-cell>
        </table:table-row>
        <table:table-row table:style-name="TableLine94375606577952">
          <table:table-cell table:style-name="Table6.A2" office:value-type="string">
            <text:p text:style-name="P1212">начинать</text:p>
          </table:table-cell>
          <table:table-cell table:style-name="Table6.A2" office:value-type="string">
            <text:p text:style-name="P1213">begin</text:p>
          </table:table-cell>
          <table:table-cell table:style-name="Table6.A2" office:value-type="string">
            <text:p text:style-name="P1213">began</text:p>
          </table:table-cell>
          <table:table-cell table:style-name="Table6.D2" office:value-type="string">
            <text:p text:style-name="P1212">begun</text:p>
          </table:table-cell>
        </table:table-row>
        <table:table-row table:style-name="TableLine94375605194464">
          <table:table-cell table:style-name="Table6.A2" office:value-type="string">
            <text:p text:style-name="P1212">ломать</text:p>
          </table:table-cell>
          <table:table-cell table:style-name="Table6.A2" office:value-type="string">
            <text:p text:style-name="P1213">break</text:p>
          </table:table-cell>
          <table:table-cell table:style-name="Table6.A2" office:value-type="string">
            <text:p text:style-name="P1213">broke</text:p>
          </table:table-cell>
          <table:table-cell table:style-name="Table6.D2" office:value-type="string">
            <text:p text:style-name="P1212">broken</text:p>
          </table:table-cell>
        </table:table-row>
        <table:table-row table:style-name="TableLine94375605184624">
          <table:table-cell table:style-name="Table6.A2" office:value-type="string">
            <text:p text:style-name="P1212">приносить</text:p>
          </table:table-cell>
          <table:table-cell table:style-name="Table6.A2" office:value-type="string">
            <text:p text:style-name="P1213">bring</text:p>
          </table:table-cell>
          <table:table-cell table:style-name="Table6.A2" office:value-type="string">
            <text:p text:style-name="P1213">brought</text:p>
          </table:table-cell>
          <table:table-cell table:style-name="Table6.D2" office:value-type="string">
            <text:p text:style-name="P1212">brought</text:p>
          </table:table-cell>
        </table:table-row>
        <table:table-row table:style-name="TableLine94375606287744">
          <table:table-cell table:style-name="Table6.A2" office:value-type="string">
            <text:p text:style-name="P1212">покупать</text:p>
          </table:table-cell>
          <table:table-cell table:style-name="Table6.A2" office:value-type="string">
            <text:p text:style-name="P1213">buy</text:p>
          </table:table-cell>
          <table:table-cell table:style-name="Table6.A2" office:value-type="string">
            <text:p text:style-name="P1213">bought</text:p>
          </table:table-cell>
          <table:table-cell table:style-name="Table6.D2" office:value-type="string">
            <text:p text:style-name="P1212">bought</text:p>
          </table:table-cell>
        </table:table-row>
        <table:table-row table:style-name="TableLine94375606568208">
          <table:table-cell table:style-name="Table6.A2" office:value-type="string">
            <text:p text:style-name="P1212">приходить</text:p>
          </table:table-cell>
          <table:table-cell table:style-name="Table6.A2" office:value-type="string">
            <text:p text:style-name="P1213">come</text:p>
          </table:table-cell>
          <table:table-cell table:style-name="Table6.A2" office:value-type="string">
            <text:p text:style-name="P1213">came</text:p>
          </table:table-cell>
          <table:table-cell table:style-name="Table6.D2" office:value-type="string">
            <text:p text:style-name="P1212">come</text:p>
          </table:table-cell>
        </table:table-row>
        <table:table-row table:style-name="TableLine94375606719616">
          <table:table-cell table:style-name="Table6.A2" office:value-type="string">
            <text:p text:style-name="P1212">делать</text:p>
          </table:table-cell>
          <table:table-cell table:style-name="Table6.A2" office:value-type="string">
            <text:p text:style-name="P1213">do</text:p>
          </table:table-cell>
          <table:table-cell table:style-name="Table6.A2" office:value-type="string">
            <text:p text:style-name="P1213">did</text:p>
          </table:table-cell>
          <table:table-cell table:style-name="Table6.D2" office:value-type="string">
            <text:p text:style-name="P1212">done</text:p>
          </table:table-cell>
        </table:table-row>
        <table:table-row table:style-name="TableLine94375606720688">
          <table:table-cell table:style-name="Table6.A2" office:value-type="string">
            <text:p text:style-name="P1212">пить</text:p>
          </table:table-cell>
          <table:table-cell table:style-name="Table6.A2" office:value-type="string">
            <text:p text:style-name="P1213">drink</text:p>
          </table:table-cell>
          <table:table-cell table:style-name="Table6.A2" office:value-type="string">
            <text:p text:style-name="P1213">drank</text:p>
          </table:table-cell>
          <table:table-cell table:style-name="Table6.D2" office:value-type="string">
            <text:p text:style-name="P1212">drunk</text:p>
          </table:table-cell>
        </table:table-row>
        <table:table-row table:style-name="TableLine94375606721760">
          <table:table-cell table:style-name="Table6.A2" office:value-type="string">
            <text:p text:style-name="P1212">есть</text:p>
          </table:table-cell>
          <table:table-cell table:style-name="Table6.A2" office:value-type="string">
            <text:p text:style-name="P1213">eat</text:p>
          </table:table-cell>
          <table:table-cell table:style-name="Table6.A2" office:value-type="string">
            <text:p text:style-name="P1213">ate</text:p>
          </table:table-cell>
          <table:table-cell table:style-name="Table6.D2" office:value-type="string">
            <text:p text:style-name="P1212">eaten</text:p>
          </table:table-cell>
        </table:table-row>
        <table:table-row table:style-name="TableLine94375606722752">
          <table:table-cell table:style-name="Table6.A2" office:value-type="string">
            <text:p text:style-name="P1212">падать</text:p>
          </table:table-cell>
          <table:table-cell table:style-name="Table6.A2" office:value-type="string">
            <text:p text:style-name="P1214">fall</text:p>
          </table:table-cell>
          <table:table-cell table:style-name="Table6.A2" office:value-type="string">
            <text:p text:style-name="P1214">fell</text:p>
          </table:table-cell>
          <table:table-cell table:style-name="Table6.D2" office:value-type="string">
            <text:p text:style-name="P1212">fallen</text:p>
          </table:table-cell>
        </table:table-row>
        <table:table-row table:style-name="TableLine94375606723824">
          <table:table-cell table:style-name="Table6.A2" office:value-type="string">
            <text:p text:style-name="P1212">летать</text:p>
          </table:table-cell>
          <table:table-cell table:style-name="Table6.A2" office:value-type="string">
            <text:p text:style-name="P1214">fly</text:p>
          </table:table-cell>
          <table:table-cell table:style-name="Table6.A2" office:value-type="string">
            <text:p text:style-name="P1214">flew</text:p>
          </table:table-cell>
          <table:table-cell table:style-name="Table6.D2" office:value-type="string">
            <text:p text:style-name="P1212">flown</text:p>
          </table:table-cell>
        </table:table-row>
        <table:table-row table:style-name="TableLine94375606724896">
          <table:table-cell table:style-name="Table6.A2" office:value-type="string">
            <text:p text:style-name="P1212">забывать</text:p>
          </table:table-cell>
          <table:table-cell table:style-name="Table6.A2" office:value-type="string">
            <text:p text:style-name="P1214">forget</text:p>
          </table:table-cell>
          <table:table-cell table:style-name="Table6.A2" office:value-type="string">
            <text:p text:style-name="P1214">forgot</text:p>
          </table:table-cell>
          <table:table-cell table:style-name="Table6.D2" office:value-type="string">
            <text:p text:style-name="P1212">forgotten</text:p>
          </table:table-cell>
        </table:table-row>
        <table:table-row table:style-name="TableLine94375606725968">
          <table:table-cell table:style-name="Table6.A2" office:value-type="string">
            <text:p text:style-name="P1212">получать</text:p>
          </table:table-cell>
          <table:table-cell table:style-name="Table6.A2" office:value-type="string">
            <text:p text:style-name="P1214">get</text:p>
          </table:table-cell>
          <table:table-cell table:style-name="Table6.A2" office:value-type="string">
            <text:p text:style-name="P1214">got</text:p>
          </table:table-cell>
          <table:table-cell table:style-name="Table6.D2" office:value-type="string">
            <text:p text:style-name="P1212">got</text:p>
          </table:table-cell>
        </table:table-row>
        <table:table-row table:style-name="TableLine94375606727040">
          <table:table-cell table:style-name="Table6.A2" office:value-type="string">
            <text:p text:style-name="P1215">давать</text:p>
          </table:table-cell>
          <table:table-cell table:style-name="Table6.A2" office:value-type="string">
            <text:p text:style-name="P1216">give</text:p>
          </table:table-cell>
          <table:table-cell table:style-name="Table6.A2" office:value-type="string">
            <text:p text:style-name="P1216">gave</text:p>
          </table:table-cell>
          <table:table-cell table:style-name="Table6.D2" office:value-type="string">
            <text:p text:style-name="P1215">given</text:p>
          </table:table-cell>
        </table:table-row>
        <table:table-row table:style-name="TableLine94375606728112">
          <table:table-cell table:style-name="Table6.A2" office:value-type="string">
            <text:p text:style-name="P1215">идти</text:p>
          </table:table-cell>
          <table:table-cell table:style-name="Table6.A2" office:value-type="string">
            <text:p text:style-name="P1216">go</text:p>
          </table:table-cell>
          <table:table-cell table:style-name="Table6.A2" office:value-type="string">
            <text:p text:style-name="P1216">went</text:p>
          </table:table-cell>
          <table:table-cell table:style-name="Table6.D2" office:value-type="string">
            <text:p text:style-name="P1215">gone</text:p>
          </table:table-cell>
        </table:table-row>
        <table:table-row table:style-name="TableLine94375606729184">
          <table:table-cell table:style-name="Table6.A2" office:value-type="string">
            <text:p text:style-name="P1217">иметь </text:p>
          </table:table-cell>
          <table:table-cell table:style-name="Table6.A2" office:value-type="string">
            <text:p text:style-name="P1218">have</text:p>
          </table:table-cell>
          <table:table-cell table:style-name="Table6.A2" office:value-type="string">
            <text:p text:style-name="P1218">had</text:p>
          </table:table-cell>
          <table:table-cell table:style-name="Table6.D2" office:value-type="string">
            <text:p text:style-name="P1217">had</text:p>
          </table:table-cell>
        </table:table-row>
        <table:table-row table:style-name="TableLine94375606730256">
          <table:table-cell table:style-name="Table6.A2" office:value-type="string">
            <text:p text:style-name="P1217">слышать</text:p>
          </table:table-cell>
          <table:table-cell table:style-name="Table6.A2" office:value-type="string">
            <text:p text:style-name="P1218">hear</text:p>
          </table:table-cell>
          <table:table-cell table:style-name="Table6.A2" office:value-type="string">
            <text:p text:style-name="P1218">heard</text:p>
          </table:table-cell>
          <table:table-cell table:style-name="Table6.D2" office:value-type="string">
            <text:p text:style-name="P1217">heard</text:p>
          </table:table-cell>
        </table:table-row>
        <table:table-row table:style-name="TableLine94375606732016">
          <table:table-cell table:style-name="Table6.A2" office:value-type="string">
            <text:p text:style-name="P1217">знать</text:p>
          </table:table-cell>
          <table:table-cell table:style-name="Table6.A2" office:value-type="string">
            <text:p text:style-name="P1218">know</text:p>
          </table:table-cell>
          <table:table-cell table:style-name="Table6.A2" office:value-type="string">
            <text:p text:style-name="P1218">knew</text:p>
          </table:table-cell>
          <table:table-cell table:style-name="Table6.D2" office:value-type="string">
            <text:p text:style-name="P1217">known</text:p>
          </table:table-cell>
        </table:table-row>
        <table:table-row table:style-name="TableLine94375606732832">
          <table:table-cell table:style-name="Table6.A2" office:value-type="string">
            <text:p text:style-name="P1217">терять</text:p>
          </table:table-cell>
          <table:table-cell table:style-name="Table6.A2" office:value-type="string">
            <text:p text:style-name="P1218">lose</text:p>
          </table:table-cell>
          <table:table-cell table:style-name="Table6.A2" office:value-type="string">
            <text:p text:style-name="P1218">lost</text:p>
          </table:table-cell>
          <table:table-cell table:style-name="Table6.D2" office:value-type="string">
            <text:p text:style-name="P1217">lost</text:p>
          </table:table-cell>
        </table:table-row>
        <table:table-row table:style-name="TableLine94375606733648">
          <table:table-cell table:style-name="Table6.A2" office:value-type="string">
            <text:p text:style-name="P1217">делать</text:p>
          </table:table-cell>
          <table:table-cell table:style-name="Table6.A2" office:value-type="string">
            <text:p text:style-name="P1218">make</text:p>
          </table:table-cell>
          <table:table-cell table:style-name="Table6.A2" office:value-type="string">
            <text:p text:style-name="P1218">made</text:p>
          </table:table-cell>
          <table:table-cell table:style-name="Table6.D2" office:value-type="string">
            <text:p text:style-name="P1217">made</text:p>
          </table:table-cell>
        </table:table-row>
        <table:table-row table:style-name="TableLine94375606734464">
          <table:table-cell table:style-name="Table6.A2" office:value-type="string">
            <text:p text:style-name="P1217">платить</text:p>
          </table:table-cell>
          <table:table-cell table:style-name="Table6.A2" office:value-type="string">
            <text:p text:style-name="P1218">pay</text:p>
          </table:table-cell>
          <table:table-cell table:style-name="Table6.A2" office:value-type="string">
            <text:p text:style-name="P1218">paid</text:p>
          </table:table-cell>
          <table:table-cell table:style-name="Table6.D2" office:value-type="string">
            <text:p text:style-name="P1217">paid</text:p>
          </table:table-cell>
        </table:table-row>
        <table:table-row table:style-name="TableLine94375606735280">
          <table:table-cell table:style-name="Table6.A2" office:value-type="string">
            <text:p text:style-name="P1217">класть</text:p>
          </table:table-cell>
          <table:table-cell table:style-name="Table6.A2" office:value-type="string">
            <text:p text:style-name="P1218">put</text:p>
          </table:table-cell>
          <table:table-cell table:style-name="Table6.A2" office:value-type="string">
            <text:p text:style-name="P1218">put</text:p>
          </table:table-cell>
          <table:table-cell table:style-name="Table6.D2" office:value-type="string">
            <text:p text:style-name="P1217">put</text:p>
          </table:table-cell>
        </table:table-row>
        <table:table-row table:style-name="TableLine94375606736224">
          <table:table-cell table:style-name="Table6.A2" office:value-type="string">
            <text:p text:style-name="P1217">читать</text:p>
          </table:table-cell>
          <table:table-cell table:style-name="Table6.A2" office:value-type="string">
            <text:p text:style-name="P1218">read</text:p>
          </table:table-cell>
          <table:table-cell table:style-name="Table6.A2" office:value-type="string">
            <text:p text:style-name="P1218">read</text:p>
          </table:table-cell>
          <table:table-cell table:style-name="Table6.D2" office:value-type="string">
            <text:p text:style-name="P1218">read</text:p>
          </table:table-cell>
        </table:table-row>
        <table:table-row table:style-name="TableLine94375606737296">
          <table:table-cell table:style-name="Table6.A2" office:value-type="string">
            <text:p text:style-name="P1217">сказать</text:p>
          </table:table-cell>
          <table:table-cell table:style-name="Table6.A2" office:value-type="string">
            <text:p text:style-name="P1218">say</text:p>
          </table:table-cell>
          <table:table-cell table:style-name="Table6.A2" office:value-type="string">
            <text:p text:style-name="P1218">said</text:p>
          </table:table-cell>
          <table:table-cell table:style-name="Table6.D2" office:value-type="string">
            <text:p text:style-name="P1218">said</text:p>
          </table:table-cell>
        </table:table-row>
        <table:table-row table:style-name="TableLine94375606738368">
          <table:table-cell table:style-name="Table6.A2" office:value-type="string">
            <text:p text:style-name="P1217">говорить</text:p>
          </table:table-cell>
          <table:table-cell table:style-name="Table6.A2" office:value-type="string">
            <text:p text:style-name="P1218">speak</text:p>
          </table:table-cell>
          <table:table-cell table:style-name="Table6.A2" office:value-type="string">
            <text:p text:style-name="P1218">spoke</text:p>
          </table:table-cell>
          <table:table-cell table:style-name="Table6.D2" office:value-type="string">
            <text:p text:style-name="P1217">spoken</text:p>
          </table:table-cell>
        </table:table-row>
        <table:table-row table:style-name="TableLine94375606739440">
          <table:table-cell table:style-name="Table6.A2" office:value-type="string">
            <text:p text:style-name="P1217">видеть</text:p>
          </table:table-cell>
          <table:table-cell table:style-name="Table6.A2" office:value-type="string">
            <text:p text:style-name="P1218">see</text:p>
          </table:table-cell>
          <table:table-cell table:style-name="Table6.A2" office:value-type="string">
            <text:p text:style-name="P1218">saw</text:p>
          </table:table-cell>
          <table:table-cell table:style-name="Table6.D2" office:value-type="string">
            <text:p text:style-name="P1217">seen</text:p>
          </table:table-cell>
        </table:table-row>
        <table:table-row table:style-name="TableLine94375606740512">
          <table:table-cell table:style-name="Table6.A2" office:value-type="string">
            <text:p text:style-name="P1217">сидеть</text:p>
          </table:table-cell>
          <table:table-cell table:style-name="Table6.A2" office:value-type="string">
            <text:p text:style-name="P1218">sit</text:p>
          </table:table-cell>
          <table:table-cell table:style-name="Table6.A2" office:value-type="string">
            <text:p text:style-name="P1218">sat</text:p>
          </table:table-cell>
          <table:table-cell table:style-name="Table6.D2" office:value-type="string">
            <text:p text:style-name="P1217">sat</text:p>
          </table:table-cell>
        </table:table-row>
        <table:table-row table:style-name="TableLine94375606741584">
          <table:table-cell table:style-name="Table6.A2" office:value-type="string">
            <text:p text:style-name="P1217">брать</text:p>
          </table:table-cell>
          <table:table-cell table:style-name="Table6.A2" office:value-type="string">
            <text:p text:style-name="P1218">take</text:p>
          </table:table-cell>
          <table:table-cell table:style-name="Table6.A2" office:value-type="string">
            <text:p text:style-name="P1218">took</text:p>
          </table:table-cell>
          <table:table-cell table:style-name="Table6.D2" office:value-type="string">
            <text:p text:style-name="P1217">taken</text:p>
          </table:table-cell>
        </table:table-row>
        <table:table-row table:style-name="TableLine94375606742656">
          <table:table-cell table:style-name="Table6.A2" office:value-type="string">
            <text:p text:style-name="P1237">обучать</text:p>
          </table:table-cell>
          <table:table-cell table:style-name="Table6.A2" office:value-type="string">
            <text:p text:style-name="P1237">teach</text:p>
          </table:table-cell>
          <table:table-cell table:style-name="Table6.A2" office:value-type="string">
            <text:p text:style-name="P1238">taught</text:p>
          </table:table-cell>
          <table:table-cell table:style-name="Table6.D2" office:value-type="string">
            <text:p text:style-name="P1237">taught</text:p>
          </table:table-cell>
        </table:table-row>
        <table:table-row table:style-name="TableLine94375606743728">
          <table:table-cell table:style-name="Table6.A2" office:value-type="string">
            <text:p text:style-name="P1217">рассказывать</text:p>
          </table:table-cell>
          <table:table-cell table:style-name="Table6.A2" office:value-type="string">
            <text:p text:style-name="P1218">tell</text:p>
          </table:table-cell>
          <table:table-cell table:style-name="Table6.A2" office:value-type="string">
            <text:p text:style-name="P1218">told</text:p>
          </table:table-cell>
          <table:table-cell table:style-name="Table6.D2" office:value-type="string">
            <text:p text:style-name="P1217">told</text:p>
          </table:table-cell>
        </table:table-row>
        <table:table-row table:style-name="TableLine94375606744800">
          <table:table-cell table:style-name="Table6.A2" office:value-type="string">
            <text:p text:style-name="P1217">думать</text:p>
          </table:table-cell>
          <table:table-cell table:style-name="Table6.A2" office:value-type="string">
            <text:p text:style-name="P1218">think</text:p>
          </table:table-cell>
          <table:table-cell table:style-name="Table6.A2" office:value-type="string">
            <text:p text:style-name="P1218">thought</text:p>
          </table:table-cell>
          <table:table-cell table:style-name="Table6.D2" office:value-type="string">
            <text:p text:style-name="P1217">thought</text:p>
          </table:table-cell>
        </table:table-row>
        <table:table-row table:style-name="TableLine94375606745872">
          <table:table-cell table:style-name="Table6.A2" office:value-type="string">
            <text:p text:style-name="P1217">побеждать</text:p>
          </table:table-cell>
          <table:table-cell table:style-name="Table6.A2" office:value-type="string">
            <text:p text:style-name="P1218">win</text:p>
          </table:table-cell>
          <table:table-cell table:style-name="Table6.A2" office:value-type="string">
            <text:p text:style-name="P1218">won</text:p>
          </table:table-cell>
          <table:table-cell table:style-name="Table6.D2" office:value-type="string">
            <text:p text:style-name="P1217">won</text:p>
          </table:table-cell>
        </table:table-row>
        <table:table-row table:style-name="TableLine94375606746944">
          <table:table-cell table:style-name="Table6.A2" office:value-type="string">
            <text:p text:style-name="P1217">писать</text:p>
          </table:table-cell>
          <table:table-cell table:style-name="Table6.A2" office:value-type="string">
            <text:p text:style-name="P1218">write</text:p>
          </table:table-cell>
          <table:table-cell table:style-name="Table6.A2" office:value-type="string">
            <text:p text:style-name="P1218">wrote</text:p>
          </table:table-cell>
          <table:table-cell table:style-name="Table6.D2" office:value-type="string">
            <text:p text:style-name="P1217">written</text:p>
          </table:table-cell>
        </table:table-row>
      </table:table>
      <text:p text:style-name="P275"/>
      <text:p text:style-name="P276">Таблица сокращений:</text:p>
      <text:p text:style-name="P277">Попробовать написать упрощенный конспект, без тонких подробностей, <text:span text:style-name="T1088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8T16:43:52.717912723</dc:date>
    <meta:editing-duration>P2DT11H43M17S</meta:editing-duration>
    <meta:editing-cycles>1069</meta:editing-cycles>
    <meta:generator>LibreOffice/6.4.7.2$Linux_X86_64 LibreOffice_project/40$Build-2</meta:generator>
    <meta:document-statistic meta:table-count="12" meta:image-count="0" meta:object-count="0" meta:page-count="53" meta:paragraph-count="1956" meta:word-count="15473" meta:character-count="98358" meta:non-whitespace-character-count="84286"/>
  </office:meta>
</office:document-meta>
</file>